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2.39cm"/>
    </style:style>
    <style:style style:name="co3" style:family="table-column">
      <style:table-column-properties fo:break-before="auto" style:column-width="2.318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485cm"/>
    </style:style>
    <style:style style:name="co6" style:family="table-column">
      <style:table-column-properties fo:break-before="auto" style:column-width="1.889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651cm"/>
    </style:style>
    <style:style style:name="co9" style:family="table-column">
      <style:table-column-properties fo:break-before="auto" style:column-width="3.671cm"/>
    </style:style>
    <style:style style:name="co10" style:family="table-column">
      <style:table-column-properties fo:break-before="auto" style:column-width="4.207cm"/>
    </style:style>
    <style:style style:name="co11" style:family="table-column">
      <style:table-column-properties fo:break-before="auto" style:column-width="3.8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302cm"/>
    </style:style>
    <style:style style:name="co14" style:family="table-column">
      <style:table-column-properties fo:break-before="auto" style:column-width="3.8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2"/>
    <style:style style:name="ce4" style:family="table-cell" style:parent-style-name="Default" style:data-style-name="N11"/>
    <style:style style:name="ce5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3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villesparmotsc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Villes</text:p>
          </table:table-cell>
          <table:table-cell office:value-type="string" calcext:value-type="string">
            <text:p>type mot-clés</text:p>
          </table:table-cell>
          <table:table-cell office:value-type="string" calcext:value-type="string">
            <text:p>hors Québec</text:p>
          </table:table-cell>
          <table:table-cell office:value-type="string" calcext:value-type="string">
            <text:p>local/regional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non media</text:p>
          </table:table-cell>
          <table:table-cell office:value-type="string" calcext:value-type="string">
            <text:p>Rapport local/national</text:p>
          </table:table-cell>
          <table:table-cell office:value-type="string" calcext:value-type="string">
            <text:p>Rapport national/local</text:p>
          </table:table-cell>
          <table:table-cell office:value-type="string" calcext:value-type="string">
            <text:p>pourcentage local/total</text:p>
          </table:table-cell>
          <table:table-cell office:value-type="string" calcext:value-type="string">
            <text:p>pourcentage national/total</text:p>
          </table:table-cell>
          <table:table-cell office:value-type="string" calcext:value-type="string">
            <text:p>pourcentage hors/total</text:p>
          </table:table-cell>
          <table:table-cell office:value-type="string" calcext:value-type="string">
            <text:p>pourcentage non/total</text:p>
          </table:table-cell>
          <table:table-cell office:value-type="string" calcext:value-type="string">
            <text:p>Plus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5" calcext:value-type="float">
            <text:p>45</text:p>
          </table:table-cell>
          <table:table-cell table:formula="of:=[.D2]/[.E2]" office:value-type="float" office:value="1.052" calcext:value-type="float">
            <text:p>1,05</text:p>
          </table:table-cell>
          <table:table-cell table:formula="of:=[.E2]/[.D2]" office:value-type="float" office:value="0.950570342205323" calcext:value-type="float">
            <text:p>0,95</text:p>
          </table:table-cell>
          <table:table-cell table:style-name="ce4" table:formula="of:=[.D2]/([.E2]+[.F2]+[.C2]+[.D2])" office:value-type="percentage" office:value="0.45979020979021" calcext:value-type="percentage">
            <text:p>45,98 %</text:p>
          </table:table-cell>
          <table:table-cell table:style-name="ce4" table:formula="of:=[.E2]/([.E2]+[.F2]+[.C2]+[.D2])" office:value-type="percentage" office:value="0.437062937062937" calcext:value-type="percentage">
            <text:p>43,71 %</text:p>
          </table:table-cell>
          <table:table-cell table:style-name="ce4" table:formula="of:=[.C2]/([.F2]+[.C2]+[.D2]+[.E2])" office:value-type="percentage" office:value="0.0638111888111888" calcext:value-type="percentage">
            <text:p>6,38 %</text:p>
          </table:table-cell>
          <table:table-cell table:style-name="ce4" table:formula="of:=[.F2]/([.F2]+[.C2]+[.D2]+[.E2])" office:value-type="percentage" office:value="0.0393356643356643" calcext:value-type="percentage">
            <text:p>3,93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44" calcext:value-type="float">
            <text:p>44</text:p>
          </table:table-cell>
          <table:table-cell table:formula="of:=[.D3]/[.E3]" office:value-type="float" office:value="1.40184757505774" calcext:value-type="float">
            <text:p>1,40</text:p>
          </table:table-cell>
          <table:table-cell table:formula="of:=[.E3]/[.D3]" office:value-type="float" office:value="0.71334431630972" calcext:value-type="float">
            <text:p>0,71</text:p>
          </table:table-cell>
          <table:table-cell table:style-name="ce4" table:formula="of:=[.D3]/([.E3]+[.F3]+[.C3]+[.D3])" office:value-type="percentage" office:value="0.474589523064894" calcext:value-type="percentage">
            <text:p>47,46 %</text:p>
          </table:table-cell>
          <table:table-cell table:style-name="ce4" table:formula="of:=[.E3]/([.E3]+[.F3]+[.C3]+[.D3])" office:value-type="percentage" office:value="0.338545738858483" calcext:value-type="percentage">
            <text:p>33,85 %</text:p>
          </table:table-cell>
          <table:table-cell table:style-name="ce4" table:formula="of:=[.C3]/([.F3]+[.C3]+[.D3]+[.E3])" office:value-type="percentage" office:value="0.152462861610633" calcext:value-type="percentage">
            <text:p>15,25 %</text:p>
          </table:table-cell>
          <table:table-cell table:style-name="ce4" table:formula="of:=[.F3]/([.F3]+[.C3]+[.D3]+[.E3])" office:value-type="percentage" office:value="0.034401876465989" calcext:value-type="percentage">
            <text:p>3,4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53" calcext:value-type="float">
            <text:p>953</text:p>
          </table:table-cell>
          <table:table-cell table:style-name="ce1" office:value-type="float" office:value="951" calcext:value-type="float">
            <text:p>951</text:p>
          </table:table-cell>
          <table:table-cell table:style-name="ce1" office:value-type="float" office:value="421" calcext:value-type="float">
            <text:p>421</text:p>
          </table:table-cell>
          <table:table-cell table:formula="of:=[.D4]/[.E4]" office:value-type="float" office:value="1.00210304942166" calcext:value-type="float">
            <text:p>1,00</text:p>
          </table:table-cell>
          <table:table-cell table:formula="of:=[.E4]/[.D4]" office:value-type="float" office:value="0.997901364113326" calcext:value-type="float">
            <text:p>1,00</text:p>
          </table:table-cell>
          <table:table-cell table:style-name="ce4" table:formula="of:=[.D4]/([.E4]+[.F4]+[.C4]+[.D4])" office:value-type="percentage" office:value="0.409716251074807" calcext:value-type="percentage">
            <text:p>40,97 %</text:p>
          </table:table-cell>
          <table:table-cell table:style-name="ce4" table:formula="of:=[.E4]/([.E4]+[.F4]+[.C4]+[.D4])" office:value-type="percentage" office:value="0.408856405846948" calcext:value-type="percentage">
            <text:p>40,89 %</text:p>
          </table:table-cell>
          <table:table-cell table:style-name="ce4" table:formula="of:=[.C4]/([.F4]+[.C4]+[.D4]+[.E4])" office:value-type="percentage" office:value="0.000429922613929493" calcext:value-type="percentage">
            <text:p>0,04 %</text:p>
          </table:table-cell>
          <table:table-cell table:style-name="ce4" table:formula="of:=[.F4]/([.F4]+[.C4]+[.D4]+[.E4])" office:value-type="percentage" office:value="0.180997420464316" calcext:value-type="percentage">
            <text:p>18,10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70" calcext:value-type="float">
            <text:p>270</text:p>
          </table:table-cell>
          <table:table-cell table:formula="of:=[.D5]/[.E5]" office:value-type="float" office:value="1.26098901098901" calcext:value-type="float">
            <text:p>1,26</text:p>
          </table:table-cell>
          <table:table-cell table:formula="of:=[.E5]/[.D5]" office:value-type="float" office:value="0.793028322440087" calcext:value-type="float">
            <text:p>0,79</text:p>
          </table:table-cell>
          <table:table-cell table:style-name="ce4" table:formula="of:=[.D5]/([.E5]+[.F5]+[.C5]+[.D5])" office:value-type="percentage" office:value="0.419945105215005" calcext:value-type="percentage">
            <text:p>41,99 %</text:p>
          </table:table-cell>
          <table:table-cell table:style-name="ce4" table:formula="of:=[.E5]/([.E5]+[.F5]+[.C5]+[.D5])" office:value-type="percentage" office:value="0.333028362305581" calcext:value-type="percentage">
            <text:p>33,30 %</text:p>
          </table:table-cell>
          <table:table-cell table:style-name="ce4" table:formula="of:=[.C5]/([.F5]+[.C5]+[.D5]+[.E5])" office:value-type="percentage" office:value="0" calcext:value-type="percentage">
            <text:p>0,00 %</text:p>
          </table:table-cell>
          <table:table-cell table:style-name="ce4" table:formula="of:=[.F5]/([.F5]+[.C5]+[.D5]+[.E5])" office:value-type="percentage" office:value="0.247026532479414" calcext:value-type="percentage">
            <text:p>24,70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977" calcext:value-type="float">
            <text:p>977</text:p>
          </table:table-cell>
          <table:table-cell table:style-name="ce1" office:value-type="float" office:value="165" calcext:value-type="float">
            <text:p>165</text:p>
          </table:table-cell>
          <table:table-cell table:formula="of:=[.D6]/[.E6]" office:value-type="float" office:value="1.17911975435005" calcext:value-type="float">
            <text:p>1,18</text:p>
          </table:table-cell>
          <table:table-cell table:formula="of:=[.E6]/[.D6]" office:value-type="float" office:value="0.848090277777778" calcext:value-type="float">
            <text:p>0,85</text:p>
          </table:table-cell>
          <table:table-cell table:style-name="ce4" table:formula="of:=[.D6]/([.E6]+[.F6]+[.C6]+[.D6])" office:value-type="percentage" office:value="0.482816429170159" calcext:value-type="percentage">
            <text:p>48,28 %</text:p>
          </table:table-cell>
          <table:table-cell table:style-name="ce4" table:formula="of:=[.E6]/([.E6]+[.F6]+[.C6]+[.D6])" office:value-type="percentage" office:value="0.409471919530595" calcext:value-type="percentage">
            <text:p>40,95 %</text:p>
          </table:table-cell>
          <table:table-cell table:style-name="ce4" table:formula="of:=[.C6]/([.F6]+[.C6]+[.D6]+[.E6])" office:value-type="percentage" office:value="0.038558256496228" calcext:value-type="percentage">
            <text:p>3,86 %</text:p>
          </table:table-cell>
          <table:table-cell table:style-name="ce4" table:formula="of:=[.F6]/([.F6]+[.C6]+[.D6]+[.E6])" office:value-type="percentage" office:value="0.0691533948030176" calcext:value-type="percentage">
            <text:p>6,92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24" calcext:value-type="float">
            <text:p>22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28" calcext:value-type="float">
            <text:p>28</text:p>
          </table:table-cell>
          <table:table-cell table:formula="of:=[.D7]/[.E7]" office:value-type="float" office:value="0.583173996175908" calcext:value-type="float">
            <text:p>0,58</text:p>
          </table:table-cell>
          <table:table-cell table:formula="of:=[.E7]/[.D7]" office:value-type="float" office:value="1.71475409836066" calcext:value-type="float">
            <text:p>1,71</text:p>
          </table:table-cell>
          <table:table-cell table:style-name="ce4" table:formula="of:=[.D7]/([.E7]+[.F7]+[.C7]+[.D7])" office:value-type="percentage" office:value="0.282407407407407" calcext:value-type="percentage">
            <text:p>28,24 %</text:p>
          </table:table-cell>
          <table:table-cell table:style-name="ce4" table:formula="of:=[.E7]/([.E7]+[.F7]+[.C7]+[.D7])" office:value-type="percentage" office:value="0.484259259259259" calcext:value-type="percentage">
            <text:p>48,43 %</text:p>
          </table:table-cell>
          <table:table-cell table:style-name="ce4" table:formula="of:=[.C7]/([.F7]+[.C7]+[.D7]+[.E7])" office:value-type="percentage" office:value="0.207407407407407" calcext:value-type="percentage">
            <text:p>20,74 %</text:p>
          </table:table-cell>
          <table:table-cell table:style-name="ce4" table:formula="of:=[.F7]/([.F7]+[.C7]+[.D7]+[.E7])" office:value-type="percentage" office:value="0.0259259259259259" calcext:value-type="percentage">
            <text:p>2,59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113" calcext:value-type="float">
            <text:p>113</text:p>
          </table:table-cell>
          <table:table-cell table:formula="of:=[.D8]/[.E8]" office:value-type="float" office:value="1.1985559566787" calcext:value-type="float">
            <text:p>1,20</text:p>
          </table:table-cell>
          <table:table-cell table:formula="of:=[.E8]/[.D8]" office:value-type="float" office:value="0.83433734939759" calcext:value-type="float">
            <text:p>0,83</text:p>
          </table:table-cell>
          <table:table-cell table:style-name="ce4" table:formula="of:=[.D8]/([.E8]+[.F8]+[.C8]+[.D8])" office:value-type="percentage" office:value="0.497751124437781" calcext:value-type="percentage">
            <text:p>49,78 %</text:p>
          </table:table-cell>
          <table:table-cell table:style-name="ce4" table:formula="of:=[.E8]/([.E8]+[.F8]+[.C8]+[.D8])" office:value-type="percentage" office:value="0.415292353823088" calcext:value-type="percentage">
            <text:p>41,53 %</text:p>
          </table:table-cell>
          <table:table-cell table:style-name="ce4" table:formula="of:=[.C8]/([.F8]+[.C8]+[.D8]+[.E8])" office:value-type="percentage" office:value="0.00224887556221889" calcext:value-type="percentage">
            <text:p>0,22 %</text:p>
          </table:table-cell>
          <table:table-cell table:style-name="ce4" table:formula="of:=[.F8]/([.F8]+[.C8]+[.D8]+[.E8])" office:value-type="percentage" office:value="0.0847076461769115" calcext:value-type="percentage">
            <text:p>8,47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44" calcext:value-type="float">
            <text:p>1144</text:p>
          </table:table-cell>
          <table:table-cell table:style-name="ce1" office:value-type="float" office:value="1066" calcext:value-type="float">
            <text:p>1066</text:p>
          </table:table-cell>
          <table:table-cell table:style-name="ce1" office:value-type="float" office:value="260" calcext:value-type="float">
            <text:p>260</text:p>
          </table:table-cell>
          <table:table-cell table:formula="of:=[.D9]/[.E9]" office:value-type="float" office:value="1.07317073170732" calcext:value-type="float">
            <text:p>1,07</text:p>
          </table:table-cell>
          <table:table-cell table:formula="of:=[.E9]/[.D9]" office:value-type="float" office:value="0.931818181818182" calcext:value-type="float">
            <text:p>0,93</text:p>
          </table:table-cell>
          <table:table-cell table:style-name="ce4" table:formula="of:=[.D9]/([.E9]+[.F9]+[.C9]+[.D9])" office:value-type="percentage" office:value="0.457966373098479" calcext:value-type="percentage">
            <text:p>45,80 %</text:p>
          </table:table-cell>
          <table:table-cell table:style-name="ce4" table:formula="of:=[.E9]/([.E9]+[.F9]+[.C9]+[.D9])" office:value-type="percentage" office:value="0.426741393114492" calcext:value-type="percentage">
            <text:p>42,67 %</text:p>
          </table:table-cell>
          <table:table-cell table:style-name="ce4" table:formula="of:=[.C9]/([.F9]+[.C9]+[.D9]+[.E9])" office:value-type="percentage" office:value="0.011208967173739" calcext:value-type="percentage">
            <text:p>1,12 %</text:p>
          </table:table-cell>
          <table:table-cell table:style-name="ce4" table:formula="of:=[.F9]/([.F9]+[.C9]+[.D9]+[.E9])" office:value-type="percentage" office:value="0.104083266613291" calcext:value-type="percentage">
            <text:p>10,41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10" calcext:value-type="float">
            <text:p>10</text:p>
          </table:table-cell>
          <table:table-cell table:formula="of:=[.D10]/[.E10]" office:value-type="float" office:value="0.360377358490566" calcext:value-type="float">
            <text:p>0,36</text:p>
          </table:table-cell>
          <table:table-cell table:formula="of:=[.E10]/[.D10]" office:value-type="float" office:value="2.77486910994764" calcext:value-type="float">
            <text:p>2,77</text:p>
          </table:table-cell>
          <table:table-cell table:style-name="ce4" table:formula="of:=[.D10]/([.E10]+[.F10]+[.C10]+[.D10])" office:value-type="percentage" office:value="0.176361957525392" calcext:value-type="percentage">
            <text:p>17,64 %</text:p>
          </table:table-cell>
          <table:table-cell table:style-name="ce4" table:formula="of:=[.E10]/([.E10]+[.F10]+[.C10]+[.D10])" office:value-type="percentage" office:value="0.48938134810711" calcext:value-type="percentage">
            <text:p>48,94 %</text:p>
          </table:table-cell>
          <table:table-cell table:style-name="ce4" table:formula="of:=[.C10]/([.F10]+[.C10]+[.D10]+[.E10])" office:value-type="percentage" office:value="0.325023084025854" calcext:value-type="percentage">
            <text:p>32,50 %</text:p>
          </table:table-cell>
          <table:table-cell table:style-name="ce4" table:formula="of:=[.F10]/([.F10]+[.C10]+[.D10]+[.E10])" office:value-type="percentage" office:value="0.00923361034164358" calcext:value-type="percentage">
            <text:p>0,9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178" calcext:value-type="float">
            <text:p>178</text:p>
          </table:table-cell>
          <table:table-cell table:formula="of:=[.D11]/[.E11]" office:value-type="float" office:value="0.61864406779661" calcext:value-type="float">
            <text:p>0,62</text:p>
          </table:table-cell>
          <table:table-cell table:formula="of:=[.E11]/[.D11]" office:value-type="float" office:value="1.61643835616438" calcext:value-type="float">
            <text:p>1,62</text:p>
          </table:table-cell>
          <table:table-cell table:style-name="ce4" table:formula="of:=[.D11]/([.E11]+[.F11]+[.C11]+[.D11])" office:value-type="percentage" office:value="0.277449324324324" calcext:value-type="percentage">
            <text:p>27,74 %</text:p>
          </table:table-cell>
          <table:table-cell table:style-name="ce4" table:formula="of:=[.E11]/([.E11]+[.F11]+[.C11]+[.D11])" office:value-type="percentage" office:value="0.44847972972973" calcext:value-type="percentage">
            <text:p>44,85 %</text:p>
          </table:table-cell>
          <table:table-cell table:style-name="ce4" table:formula="of:=[.C11]/([.F11]+[.C11]+[.D11]+[.E11])" office:value-type="percentage" office:value="0.198902027027027" calcext:value-type="percentage">
            <text:p>19,89 %</text:p>
          </table:table-cell>
          <table:table-cell table:style-name="ce4" table:formula="of:=[.F11]/([.F11]+[.C11]+[.D11]+[.E11])" office:value-type="percentage" office:value="0.0751689189189189" calcext:value-type="percentage">
            <text:p>7,5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12" calcext:value-type="float">
            <text:p>12</text:p>
          </table:table-cell>
          <table:table-cell table:formula="of:=[.D12]/[.E12]" office:value-type="float" office:value="0.918727915194346" calcext:value-type="float">
            <text:p>0,92</text:p>
          </table:table-cell>
          <table:table-cell table:formula="of:=[.E12]/[.D12]" office:value-type="float" office:value="1.08846153846154" calcext:value-type="float">
            <text:p>1,09</text:p>
          </table:table-cell>
          <table:table-cell table:style-name="ce4" table:formula="of:=[.D12]/([.E12]+[.F12]+[.C12]+[.D12])" office:value-type="percentage" office:value="0.451781059947871" calcext:value-type="percentage">
            <text:p>45,18 %</text:p>
          </table:table-cell>
          <table:table-cell table:style-name="ce4" table:formula="of:=[.E12]/([.E12]+[.F12]+[.C12]+[.D12])" office:value-type="percentage" office:value="0.491746307558645" calcext:value-type="percentage">
            <text:p>49,17 %</text:p>
          </table:table-cell>
          <table:table-cell table:style-name="ce4" table:formula="of:=[.C12]/([.F12]+[.C12]+[.D12]+[.E12])" office:value-type="percentage" office:value="0.0460469157254561" calcext:value-type="percentage">
            <text:p>4,60 %</text:p>
          </table:table-cell>
          <table:table-cell table:style-name="ce4" table:formula="of:=[.F12]/([.F12]+[.C12]+[.D12]+[.E12])" office:value-type="percentage" office:value="0.0104257167680278" calcext:value-type="percentage">
            <text:p>1,04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64" calcext:value-type="float">
            <text:p>1164</text:p>
          </table:table-cell>
          <table:table-cell table:style-name="ce1" office:value-type="float" office:value="1027" calcext:value-type="float">
            <text:p>1027</text:p>
          </table:table-cell>
          <table:table-cell table:style-name="ce1" office:value-type="float" office:value="132" calcext:value-type="float">
            <text:p>132</text:p>
          </table:table-cell>
          <table:table-cell table:formula="of:=[.D13]/[.E13]" office:value-type="float" office:value="1.1333982473223" calcext:value-type="float">
            <text:p>1,13</text:p>
          </table:table-cell>
          <table:table-cell table:formula="of:=[.E13]/[.D13]" office:value-type="float" office:value="0.882302405498282" calcext:value-type="float">
            <text:p>0,88</text:p>
          </table:table-cell>
          <table:table-cell table:style-name="ce4" table:formula="of:=[.D13]/([.E13]+[.F13]+[.C13]+[.D13])" office:value-type="percentage" office:value="0.498501070663812" calcext:value-type="percentage">
            <text:p>49,85 %</text:p>
          </table:table-cell>
          <table:table-cell table:style-name="ce4" table:formula="of:=[.E13]/([.E13]+[.F13]+[.C13]+[.D13])" office:value-type="percentage" office:value="0.43982869379015" calcext:value-type="percentage">
            <text:p>43,98 %</text:p>
          </table:table-cell>
          <table:table-cell table:style-name="ce4" table:formula="of:=[.C13]/([.F13]+[.C13]+[.D13]+[.E13])" office:value-type="percentage" office:value="0.00513918629550321" calcext:value-type="percentage">
            <text:p>0,51 %</text:p>
          </table:table-cell>
          <table:table-cell table:style-name="ce4" table:formula="of:=[.F13]/([.F13]+[.C13]+[.D13]+[.E13])" office:value-type="percentage" office:value="0.0565310492505353" calcext:value-type="percentage">
            <text:p>5,65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21" calcext:value-type="float">
            <text:p>21</text:p>
          </table:table-cell>
          <table:table-cell table:formula="of:=[.D14]/[.E14]" office:value-type="float" office:value="1.00711743772242" calcext:value-type="float">
            <text:p>1,01</text:p>
          </table:table-cell>
          <table:table-cell table:formula="of:=[.E14]/[.D14]" office:value-type="float" office:value="0.992932862190813" calcext:value-type="float">
            <text:p>0,99</text:p>
          </table:table-cell>
          <table:table-cell table:style-name="ce4" table:formula="of:=[.D14]/([.E14]+[.F14]+[.C14]+[.D14])" office:value-type="percentage" office:value="0.49260226283725" calcext:value-type="percentage">
            <text:p>49,26 %</text:p>
          </table:table-cell>
          <table:table-cell table:style-name="ce4" table:formula="of:=[.E14]/([.E14]+[.F14]+[.C14]+[.D14])" office:value-type="percentage" office:value="0.489120974760662" calcext:value-type="percentage">
            <text:p>48,91 %</text:p>
          </table:table-cell>
          <table:table-cell table:style-name="ce4" table:formula="of:=[.C14]/([.F14]+[.C14]+[.D14]+[.E14])" office:value-type="percentage" office:value="0" calcext:value-type="percentage">
            <text:p>0,00 %</text:p>
          </table:table-cell>
          <table:table-cell table:style-name="ce4" table:formula="of:=[.F14]/([.F14]+[.C14]+[.D14]+[.E14])" office:value-type="percentage" office:value="0.0182767624020888" calcext:value-type="percentage">
            <text:p>1,83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38" calcext:value-type="float">
            <text:p>38</text:p>
          </table:table-cell>
          <table:table-cell table:formula="of:=[.D15]/[.E15]" office:value-type="float" office:value="0.296983758700696" calcext:value-type="float">
            <text:p>0,30</text:p>
          </table:table-cell>
          <table:table-cell table:formula="of:=[.E15]/[.D15]" office:value-type="float" office:value="3.3671875" calcext:value-type="float">
            <text:p>3,37</text:p>
          </table:table-cell>
          <table:table-cell table:style-name="ce4" table:formula="of:=[.D15]/([.E15]+[.F15]+[.C15]+[.D15])" office:value-type="percentage" office:value="0.125367286973555" calcext:value-type="percentage">
            <text:p>12,54 %</text:p>
          </table:table-cell>
          <table:table-cell table:style-name="ce4" table:formula="of:=[.E15]/([.E15]+[.F15]+[.C15]+[.D15])" office:value-type="percentage" office:value="0.422135161606268" calcext:value-type="percentage">
            <text:p>42,21 %</text:p>
          </table:table-cell>
          <table:table-cell table:style-name="ce4" table:formula="of:=[.C15]/([.F15]+[.C15]+[.D15]+[.E15])" office:value-type="percentage" office:value="0.415279138099902" calcext:value-type="percentage">
            <text:p>41,53 %</text:p>
          </table:table-cell>
          <table:table-cell table:style-name="ce4" table:formula="of:=[.F15]/([.F15]+[.C15]+[.D15]+[.E15])" office:value-type="percentage" office:value="0.0372184133202742" calcext:value-type="percentage">
            <text:p>3,7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1134" calcext:value-type="float">
            <text:p>1134</text:p>
          </table:table-cell>
          <table:table-cell table:style-name="ce1" office:value-type="float" office:value="324" calcext:value-type="float">
            <text:p>324</text:p>
          </table:table-cell>
          <table:table-cell table:formula="of:=[.D16]/[.E16]" office:value-type="float" office:value="0.365079365079365" calcext:value-type="float">
            <text:p>0,37</text:p>
          </table:table-cell>
          <table:table-cell table:formula="of:=[.E16]/[.D16]" office:value-type="float" office:value="2.73913043478261" calcext:value-type="float">
            <text:p>2,74</text:p>
          </table:table-cell>
          <table:table-cell table:style-name="ce4" table:formula="of:=[.D16]/([.E16]+[.F16]+[.C16]+[.D16])" office:value-type="percentage" office:value="0.174315789473684" calcext:value-type="percentage">
            <text:p>17,43 %</text:p>
          </table:table-cell>
          <table:table-cell table:style-name="ce4" table:formula="of:=[.E16]/([.E16]+[.F16]+[.C16]+[.D16])" office:value-type="percentage" office:value="0.477473684210526" calcext:value-type="percentage">
            <text:p>47,75 %</text:p>
          </table:table-cell>
          <table:table-cell table:style-name="ce4" table:formula="of:=[.C16]/([.F16]+[.C16]+[.D16]+[.E16])" office:value-type="percentage" office:value="0.211789473684211" calcext:value-type="percentage">
            <text:p>21,18 %</text:p>
          </table:table-cell>
          <table:table-cell table:style-name="ce4" table:formula="of:=[.F16]/([.F16]+[.C16]+[.D16]+[.E16])" office:value-type="percentage" office:value="0.136421052631579" calcext:value-type="percentage">
            <text:p>13,64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107" calcext:value-type="float">
            <text:p>107</text:p>
          </table:table-cell>
          <table:table-cell table:formula="of:=[.D17]/[.E17]" office:value-type="float" office:value="1.04637096774194" calcext:value-type="float">
            <text:p>1,05</text:p>
          </table:table-cell>
          <table:table-cell table:formula="of:=[.E17]/[.D17]" office:value-type="float" office:value="0.955684007707129" calcext:value-type="float">
            <text:p>0,96</text:p>
          </table:table-cell>
          <table:table-cell table:style-name="ce4" table:formula="of:=[.D17]/([.E17]+[.F17]+[.C17]+[.D17])" office:value-type="percentage" office:value="0.462566844919786" calcext:value-type="percentage">
            <text:p>46,26 %</text:p>
          </table:table-cell>
          <table:table-cell table:style-name="ce4" table:formula="of:=[.E17]/([.E17]+[.F17]+[.C17]+[.D17])" office:value-type="percentage" office:value="0.442067736185383" calcext:value-type="percentage">
            <text:p>44,21 %</text:p>
          </table:table-cell>
          <table:table-cell table:style-name="ce4" table:formula="of:=[.C17]/([.F17]+[.C17]+[.D17]+[.E17])" office:value-type="percentage" office:value="0" calcext:value-type="percentage">
            <text:p>0,00 %</text:p>
          </table:table-cell>
          <table:table-cell table:style-name="ce4" table:formula="of:=[.F17]/([.F17]+[.C17]+[.D17]+[.E17])" office:value-type="percentage" office:value="0.0953654188948307" calcext:value-type="percentage">
            <text:p>9,5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36" calcext:value-type="float">
            <text:p>36</text:p>
          </table:table-cell>
          <table:table-cell table:formula="of:=[.D18]/[.E18]" office:value-type="float" office:value="0.342657342657343" calcext:value-type="float">
            <text:p>0,34</text:p>
          </table:table-cell>
          <table:table-cell table:formula="of:=[.E18]/[.D18]" office:value-type="float" office:value="2.91836734693878" calcext:value-type="float">
            <text:p>2,92</text:p>
          </table:table-cell>
          <table:table-cell table:style-name="ce4" table:formula="of:=[.D18]/([.E18]+[.F18]+[.C18]+[.D18])" office:value-type="percentage" office:value="0.124576271186441" calcext:value-type="percentage">
            <text:p>12,46 %</text:p>
          </table:table-cell>
          <table:table-cell table:style-name="ce4" table:formula="of:=[.E18]/([.E18]+[.F18]+[.C18]+[.D18])" office:value-type="percentage" office:value="0.363559322033898" calcext:value-type="percentage">
            <text:p>36,36 %</text:p>
          </table:table-cell>
          <table:table-cell table:style-name="ce4" table:formula="of:=[.C18]/([.F18]+[.C18]+[.D18]+[.E18])" office:value-type="percentage" office:value="0.48135593220339" calcext:value-type="percentage">
            <text:p>48,14 %</text:p>
          </table:table-cell>
          <table:table-cell table:style-name="ce4" table:formula="of:=[.F18]/([.F18]+[.C18]+[.D18]+[.E18])" office:value-type="percentage" office:value="0.0305084745762712" calcext:value-type="percentage">
            <text:p>3,05 %</text:p>
          </table:table-cell>
          <table:table-cell office:value-type="string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79" calcext:value-type="float">
            <text:p>79</text:p>
          </table:table-cell>
          <table:table-cell table:formula="of:=[.D19]/[.E19]" office:value-type="float" office:value="0.725974025974026" calcext:value-type="float">
            <text:p>0,73</text:p>
          </table:table-cell>
          <table:table-cell table:formula="of:=[.E19]/[.D19]" office:value-type="float" office:value="1.37745974955277" calcext:value-type="float">
            <text:p>1,38</text:p>
          </table:table-cell>
          <table:table-cell table:style-name="ce4" table:formula="of:=[.D19]/([.E19]+[.F19]+[.C19]+[.D19])" office:value-type="percentage" office:value="0.229851973684211" calcext:value-type="percentage">
            <text:p>22,99 %</text:p>
          </table:table-cell>
          <table:table-cell table:style-name="ce4" table:formula="of:=[.E19]/([.E19]+[.F19]+[.C19]+[.D19])" office:value-type="percentage" office:value="0.316611842105263" calcext:value-type="percentage">
            <text:p>31,66 %</text:p>
          </table:table-cell>
          <table:table-cell table:style-name="ce4" table:formula="of:=[.C19]/([.F19]+[.C19]+[.D19]+[.E19])" office:value-type="percentage" office:value="0.421052631578947" calcext:value-type="percentage">
            <text:p>42,11 %</text:p>
          </table:table-cell>
          <table:table-cell table:style-name="ce4" table:formula="of:=[.F19]/([.F19]+[.C19]+[.D19]+[.E19])" office:value-type="percentage" office:value="0.0324835526315789" calcext:value-type="percentage">
            <text:p>3,25 %</text:p>
          </table:table-cell>
          <table:table-cell office:value-type="string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1234" calcext:value-type="float">
            <text:p>1234</text:p>
          </table:table-cell>
          <table:table-cell table:style-name="ce1" office:value-type="float" office:value="83" calcext:value-type="float">
            <text:p>83</text:p>
          </table:table-cell>
          <table:table-cell table:formula="of:=[.D20]/[.E20]" office:value-type="float" office:value="0.684764991896272" calcext:value-type="float">
            <text:p>0,68</text:p>
          </table:table-cell>
          <table:table-cell table:formula="of:=[.E20]/[.D20]" office:value-type="float" office:value="1.4603550295858" calcext:value-type="float">
            <text:p>1,46</text:p>
          </table:table-cell>
          <table:table-cell table:style-name="ce4" table:formula="of:=[.D20]/([.E20]+[.F20]+[.C20]+[.D20])" office:value-type="percentage" office:value="0.329178028827425" calcext:value-type="percentage">
            <text:p>32,92 %</text:p>
          </table:table-cell>
          <table:table-cell table:style-name="ce4" table:formula="of:=[.E20]/([.E20]+[.F20]+[.C20]+[.D20])" office:value-type="percentage" office:value="0.480716790027269" calcext:value-type="percentage">
            <text:p>48,07 %</text:p>
          </table:table-cell>
          <table:table-cell table:style-name="ce4" table:formula="of:=[.C20]/([.F20]+[.C20]+[.D20]+[.E20])" office:value-type="percentage" office:value="0.157771717958707" calcext:value-type="percentage">
            <text:p>15,78 %</text:p>
          </table:table-cell>
          <table:table-cell table:style-name="ce4" table:formula="of:=[.F20]/([.F20]+[.C20]+[.D20]+[.E20])" office:value-type="percentage" office:value="0.0323334631865991" calcext:value-type="percentage">
            <text:p>3,23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84" calcext:value-type="float">
            <text:p>84</text:p>
          </table:table-cell>
          <table:table-cell table:formula="of:=[.D21]/[.E21]" office:value-type="float" office:value="0.946666666666667" calcext:value-type="float">
            <text:p>0,95</text:p>
          </table:table-cell>
          <table:table-cell table:formula="of:=[.E21]/[.D21]" office:value-type="float" office:value="1.05633802816901" calcext:value-type="float">
            <text:p>1,06</text:p>
          </table:table-cell>
          <table:table-cell table:style-name="ce4" table:formula="of:=[.D21]/([.E21]+[.F21]+[.C21]+[.D21])" office:value-type="percentage" office:value="0.448961156278229" calcext:value-type="percentage">
            <text:p>44,90 %</text:p>
          </table:table-cell>
          <table:table-cell table:style-name="ce4" table:formula="of:=[.E21]/([.E21]+[.F21]+[.C21]+[.D21])" office:value-type="percentage" office:value="0.474254742547426" calcext:value-type="percentage">
            <text:p>47,43 %</text:p>
          </table:table-cell>
          <table:table-cell table:style-name="ce4" table:formula="of:=[.C21]/([.F21]+[.C21]+[.D21]+[.E21])" office:value-type="percentage" office:value="0.000903342366757001" calcext:value-type="percentage">
            <text:p>0,09 %</text:p>
          </table:table-cell>
          <table:table-cell table:style-name="ce4" table:formula="of:=[.F21]/([.F21]+[.C21]+[.D21]+[.E21])" office:value-type="percentage" office:value="0.0758807588075881" calcext:value-type="percentage">
            <text:p>7,59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national</text:p>
          </table:table-cell>
          <table:table-cell table:style-name="ce2" office:value-type="float" office:value="357" calcext:value-type="float">
            <text:p>3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94" calcext:value-type="float">
            <text:p>94</text:p>
          </table:table-cell>
          <table:table-cell table:formula="of:=[.D22]/[.E22]" office:value-type="float" office:value="0.248091603053435" calcext:value-type="float">
            <text:p>0,25</text:p>
          </table:table-cell>
          <table:table-cell table:formula="of:=[.E22]/[.D22]" office:value-type="float" office:value="4.03076923076923" calcext:value-type="float">
            <text:p>4,03</text:p>
          </table:table-cell>
          <table:table-cell table:style-name="ce4" table:formula="of:=[.D22]/([.E22]+[.F22]+[.C22]+[.D22])" office:value-type="percentage" office:value="0.083547557840617" calcext:value-type="percentage">
            <text:p>8,35 %</text:p>
          </table:table-cell>
          <table:table-cell table:style-name="ce4" table:formula="of:=[.E22]/([.E22]+[.F22]+[.C22]+[.D22])" office:value-type="percentage" office:value="0.336760925449871" calcext:value-type="percentage">
            <text:p>33,68 %</text:p>
          </table:table-cell>
          <table:table-cell table:style-name="ce4" table:formula="of:=[.C22]/([.F22]+[.C22]+[.D22]+[.E22])" office:value-type="percentage" office:value="0.458868894601542" calcext:value-type="percentage">
            <text:p>45,89 %</text:p>
          </table:table-cell>
          <table:table-cell table:style-name="ce4" table:formula="of:=[.F22]/([.F22]+[.C22]+[.D22]+[.E22])" office:value-type="percentage" office:value="0.120822622107969" calcext:value-type="percentage">
            <text:p>12,08 %</text:p>
          </table:table-cell>
          <table:table-cell office:value-type="string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153" calcext:value-type="float">
            <text:p>153</text:p>
          </table:table-cell>
          <table:table-cell table:formula="of:=[.D23]/[.E23]" office:value-type="float" office:value="0.31578947368421" calcext:value-type="float">
            <text:p>0,32</text:p>
          </table:table-cell>
          <table:table-cell table:formula="of:=[.E23]/[.D23]" office:value-type="float" office:value="3.16666666666667" calcext:value-type="float">
            <text:p>3,17</text:p>
          </table:table-cell>
          <table:table-cell table:style-name="ce4" table:formula="of:=[.D23]/([.E23]+[.F23]+[.C23]+[.D23])" office:value-type="percentage" office:value="0.152416356877323" calcext:value-type="percentage">
            <text:p>15,24 %</text:p>
          </table:table-cell>
          <table:table-cell table:style-name="ce4" table:formula="of:=[.E23]/([.E23]+[.F23]+[.C23]+[.D23])" office:value-type="percentage" office:value="0.482651796778191" calcext:value-type="percentage">
            <text:p>48,27 %</text:p>
          </table:table-cell>
          <table:table-cell table:style-name="ce4" table:formula="of:=[.C23]/([.F23]+[.C23]+[.D23]+[.E23])" office:value-type="percentage" office:value="0.270136307311028" calcext:value-type="percentage">
            <text:p>27,01 %</text:p>
          </table:table-cell>
          <table:table-cell table:style-name="ce4" table:formula="of:=[.F23]/([.F23]+[.C23]+[.D23]+[.E23])" office:value-type="percentage" office:value="0.0947955390334572" calcext:value-type="percentage">
            <text:p>9,48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55" calcext:value-type="float">
            <text:p>1255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266" calcext:value-type="float">
            <text:p>266</text:p>
          </table:table-cell>
          <table:table-cell table:formula="of:=[.D24]/[.E24]" office:value-type="float" office:value="1.22918707149853" calcext:value-type="float">
            <text:p>1,23</text:p>
          </table:table-cell>
          <table:table-cell table:formula="of:=[.E24]/[.D24]" office:value-type="float" office:value="0.813545816733068" calcext:value-type="float">
            <text:p>0,81</text:p>
          </table:table-cell>
          <table:table-cell table:style-name="ce4" table:formula="of:=[.D24]/([.E24]+[.F24]+[.C24]+[.D24])" office:value-type="percentage" office:value="0.493317610062893" calcext:value-type="percentage">
            <text:p>49,33 %</text:p>
          </table:table-cell>
          <table:table-cell table:style-name="ce4" table:formula="of:=[.E24]/([.E24]+[.F24]+[.C24]+[.D24])" office:value-type="percentage" office:value="0.401336477987421" calcext:value-type="percentage">
            <text:p>40,13 %</text:p>
          </table:table-cell>
          <table:table-cell table:style-name="ce4" table:formula="of:=[.C24]/([.F24]+[.C24]+[.D24]+[.E24])" office:value-type="percentage" office:value="0.000786163522012579" calcext:value-type="percentage">
            <text:p>0,08 %</text:p>
          </table:table-cell>
          <table:table-cell table:style-name="ce4" table:formula="of:=[.F24]/([.F24]+[.C24]+[.D24]+[.E24])" office:value-type="percentage" office:value="0.104559748427673" calcext:value-type="percentage">
            <text:p>10,46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85" calcext:value-type="float">
            <text:p>1185</text:p>
          </table:table-cell>
          <table:table-cell table:style-name="ce1" office:value-type="float" office:value="991" calcext:value-type="float">
            <text:p>991</text:p>
          </table:table-cell>
          <table:table-cell table:style-name="ce1" office:value-type="float" office:value="229" calcext:value-type="float">
            <text:p>229</text:p>
          </table:table-cell>
          <table:table-cell table:formula="of:=[.D25]/[.E25]" office:value-type="float" office:value="1.19576185671039" calcext:value-type="float">
            <text:p>1,20</text:p>
          </table:table-cell>
          <table:table-cell table:formula="of:=[.E25]/[.D25]" office:value-type="float" office:value="0.836286919831224" calcext:value-type="float">
            <text:p>0,84</text:p>
          </table:table-cell>
          <table:table-cell table:style-name="ce4" table:formula="of:=[.D25]/([.E25]+[.F25]+[.C25]+[.D25])" office:value-type="percentage" office:value="0.473053892215569" calcext:value-type="percentage">
            <text:p>47,31 %</text:p>
          </table:table-cell>
          <table:table-cell table:style-name="ce4" table:formula="of:=[.E25]/([.E25]+[.F25]+[.C25]+[.D25])" office:value-type="percentage" office:value="0.39560878243513" calcext:value-type="percentage">
            <text:p>39,56 %</text:p>
          </table:table-cell>
          <table:table-cell table:style-name="ce4" table:formula="of:=[.C25]/([.F25]+[.C25]+[.D25]+[.E25])" office:value-type="percentage" office:value="0.0399201596806387" calcext:value-type="percentage">
            <text:p>3,99 %</text:p>
          </table:table-cell>
          <table:table-cell table:style-name="ce4" table:formula="of:=[.F25]/([.F25]+[.C25]+[.D25]+[.E25])" office:value-type="percentage" office:value="0.0914171656686627" calcext:value-type="percentage">
            <text:p>9,1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189" calcext:value-type="float">
            <text:p>189</text:p>
          </table:table-cell>
          <table:table-cell table:formula="of:=[.D26]/[.E26]" office:value-type="float" office:value="0.872093023255814" calcext:value-type="float">
            <text:p>0,87</text:p>
          </table:table-cell>
          <table:table-cell table:formula="of:=[.E26]/[.D26]" office:value-type="float" office:value="1.14666666666667" calcext:value-type="float">
            <text:p>1,15</text:p>
          </table:table-cell>
          <table:table-cell table:style-name="ce4" table:formula="of:=[.D26]/([.E26]+[.F26]+[.C26]+[.D26])" office:value-type="percentage" office:value="0.406419341392247" calcext:value-type="percentage">
            <text:p>40,64 %</text:p>
          </table:table-cell>
          <table:table-cell table:style-name="ce4" table:formula="of:=[.E26]/([.E26]+[.F26]+[.C26]+[.D26])" office:value-type="percentage" office:value="0.46602751146311" calcext:value-type="percentage">
            <text:p>46,60 %</text:p>
          </table:table-cell>
          <table:table-cell table:style-name="ce4" table:formula="of:=[.C26]/([.F26]+[.C26]+[.D26]+[.E26])" office:value-type="percentage" office:value="0.0487703209670696" calcext:value-type="percentage">
            <text:p>4,88 %</text:p>
          </table:table-cell>
          <table:table-cell table:style-name="ce4" table:formula="of:=[.F26]/([.F26]+[.C26]+[.D26]+[.E26])" office:value-type="percentage" office:value="0.078782826177574" calcext:value-type="percentage">
            <text:p>7,88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75" calcext:value-type="float">
            <text:p>575</text:p>
          </table:table-cell>
          <table:table-cell table:style-name="ce1" office:value-type="float" office:value="31" calcext:value-type="float">
            <text:p>31</text:p>
          </table:table-cell>
          <table:table-cell table:formula="of:=[.D27]/[.E27]" office:value-type="float" office:value="1.0104347826087" calcext:value-type="float">
            <text:p>1,01</text:p>
          </table:table-cell>
          <table:table-cell table:formula="of:=[.E27]/[.D27]" office:value-type="float" office:value="0.989672977624785" calcext:value-type="float">
            <text:p>0,99</text:p>
          </table:table-cell>
          <table:table-cell table:style-name="ce4" table:formula="of:=[.D27]/([.E27]+[.F27]+[.C27]+[.D27])" office:value-type="percentage" office:value="0.487007544006706" calcext:value-type="percentage">
            <text:p>48,70 %</text:p>
          </table:table-cell>
          <table:table-cell table:style-name="ce4" table:formula="of:=[.E27]/([.E27]+[.F27]+[.C27]+[.D27])" office:value-type="percentage" office:value="0.48197820620285" calcext:value-type="percentage">
            <text:p>48,20 %</text:p>
          </table:table-cell>
          <table:table-cell table:style-name="ce4" table:formula="of:=[.C27]/([.F27]+[.C27]+[.D27]+[.E27])" office:value-type="percentage" office:value="0.00502933780385583" calcext:value-type="percentage">
            <text:p>0,50 %</text:p>
          </table:table-cell>
          <table:table-cell table:style-name="ce4" table:formula="of:=[.F27]/([.F27]+[.C27]+[.D27]+[.E27])" office:value-type="percentage" office:value="0.0259849119865884" calcext:value-type="percentage">
            <text:p>2,60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1096" calcext:value-type="float">
            <text:p>1096</text:p>
          </table:table-cell>
          <table:table-cell table:style-name="ce1" office:value-type="float" office:value="332" calcext:value-type="float">
            <text:p>332</text:p>
          </table:table-cell>
          <table:table-cell table:formula="of:=[.D28]/[.E28]" office:value-type="float" office:value="1.04835766423358" calcext:value-type="float">
            <text:p>1,05</text:p>
          </table:table-cell>
          <table:table-cell table:formula="of:=[.E28]/[.D28]" office:value-type="float" office:value="0.953872932985204" calcext:value-type="float">
            <text:p>0,95</text:p>
          </table:table-cell>
          <table:table-cell table:style-name="ce4" table:formula="of:=[.D28]/([.E28]+[.F28]+[.C28]+[.D28])" office:value-type="percentage" office:value="0.44552151996898" calcext:value-type="percentage">
            <text:p>44,55 %</text:p>
          </table:table-cell>
          <table:table-cell table:style-name="ce4" table:formula="of:=[.E28]/([.E28]+[.F28]+[.C28]+[.D28])" office:value-type="percentage" office:value="0.424970918960838" calcext:value-type="percentage">
            <text:p>42,50 %</text:p>
          </table:table-cell>
          <table:table-cell table:style-name="ce4" table:formula="of:=[.C28]/([.F28]+[.C28]+[.D28]+[.E28])" office:value-type="percentage" office:value="0.000775494377665762" calcext:value-type="percentage">
            <text:p>0,08 %</text:p>
          </table:table-cell>
          <table:table-cell table:style-name="ce4" table:formula="of:=[.F28]/([.F28]+[.C28]+[.D28]+[.E28])" office:value-type="percentage" office:value="0.128732066692516" calcext:value-type="percentage">
            <text:p>12,87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97" calcext:value-type="float">
            <text:p>97</text:p>
          </table:table-cell>
          <table:table-cell table:formula="of:=[.D29]/[.E29]" office:value-type="float" office:value="1.04452690166976" calcext:value-type="float">
            <text:p>1,04</text:p>
          </table:table-cell>
          <table:table-cell table:formula="of:=[.E29]/[.D29]" office:value-type="float" office:value="0.957371225577265" calcext:value-type="float">
            <text:p>0,96</text:p>
          </table:table-cell>
          <table:table-cell table:style-name="ce4" table:formula="of:=[.D29]/([.E29]+[.F29]+[.C29]+[.D29])" office:value-type="percentage" office:value="0.469166666666667" calcext:value-type="percentage">
            <text:p>46,92 %</text:p>
          </table:table-cell>
          <table:table-cell table:style-name="ce4" table:formula="of:=[.E29]/([.E29]+[.F29]+[.C29]+[.D29])" office:value-type="percentage" office:value="0.449166666666667" calcext:value-type="percentage">
            <text:p>44,92 %</text:p>
          </table:table-cell>
          <table:table-cell table:style-name="ce4" table:formula="of:=[.C29]/([.F29]+[.C29]+[.D29]+[.E29])" office:value-type="percentage" office:value="0.000833333333333333" calcext:value-type="percentage">
            <text:p>0,08 %</text:p>
          </table:table-cell>
          <table:table-cell table:style-name="ce4" table:formula="of:=[.F29]/([.F29]+[.C29]+[.D29]+[.E29])" office:value-type="percentage" office:value="0.0808333333333333" calcext:value-type="percentage">
            <text:p>8,08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5" calcext:value-type="float">
            <text:p>5</text:p>
          </table:table-cell>
          <table:table-cell table:formula="of:=[.D30]/[.E30]" office:value-type="float" office:value="1.18360655737705" calcext:value-type="float">
            <text:p>1,18</text:p>
          </table:table-cell>
          <table:table-cell table:formula="of:=[.E30]/[.D30]" office:value-type="float" office:value="0.844875346260388" calcext:value-type="float">
            <text:p>0,84</text:p>
          </table:table-cell>
          <table:table-cell table:style-name="ce4" table:formula="of:=[.D30]/([.E30]+[.F30]+[.C30]+[.D30])" office:value-type="percentage" office:value="0.321174377224199" calcext:value-type="percentage">
            <text:p>32,12 %</text:p>
          </table:table-cell>
          <table:table-cell table:style-name="ce4" table:formula="of:=[.E30]/([.E30]+[.F30]+[.C30]+[.D30])" office:value-type="percentage" office:value="0.27135231316726" calcext:value-type="percentage">
            <text:p>27,14 %</text:p>
          </table:table-cell>
          <table:table-cell table:style-name="ce4" table:formula="of:=[.C30]/([.F30]+[.C30]+[.D30]+[.E30])" office:value-type="percentage" office:value="0.403024911032029" calcext:value-type="percentage">
            <text:p>40,30 %</text:p>
          </table:table-cell>
          <table:table-cell table:style-name="ce4" table:formula="of:=[.F30]/([.F30]+[.C30]+[.D30]+[.E30])" office:value-type="percentage" office:value="0.00444839857651246" calcext:value-type="percentage">
            <text:p>0,44 %</text:p>
          </table:table-cell>
          <table:table-cell office:value-type="string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903" calcext:value-type="float">
            <text:p>903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50" calcext:value-type="float">
            <text:p>50</text:p>
          </table:table-cell>
          <table:table-cell table:formula="of:=[.D31]/[.E31]" office:value-type="float" office:value="1.21045576407507" calcext:value-type="float">
            <text:p>1,21</text:p>
          </table:table-cell>
          <table:table-cell table:formula="of:=[.E31]/[.D31]" office:value-type="float" office:value="0.826135105204873" calcext:value-type="float">
            <text:p>0,83</text:p>
          </table:table-cell>
          <table:table-cell table:style-name="ce4" table:formula="of:=[.D31]/([.E31]+[.F31]+[.C31]+[.D31])" office:value-type="percentage" office:value="0.390570934256055" calcext:value-type="percentage">
            <text:p>39,06 %</text:p>
          </table:table-cell>
          <table:table-cell table:style-name="ce4" table:formula="of:=[.E31]/([.E31]+[.F31]+[.C31]+[.D31])" office:value-type="percentage" office:value="0.322664359861592" calcext:value-type="percentage">
            <text:p>32,27 %</text:p>
          </table:table-cell>
          <table:table-cell table:style-name="ce4" table:formula="of:=[.C31]/([.F31]+[.C31]+[.D31]+[.E31])" office:value-type="percentage" office:value="0.265138408304498" calcext:value-type="percentage">
            <text:p>26,51 %</text:p>
          </table:table-cell>
          <table:table-cell table:style-name="ce4" table:formula="of:=[.F31]/([.F31]+[.C31]+[.D31]+[.E31])" office:value-type="percentage" office:value="0.0216262975778547" calcext:value-type="percentage">
            <text:p>2,16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12" calcext:value-type="float">
            <text:p>12</text:p>
          </table:table-cell>
          <table:table-cell table:formula="of:=[.D32]/[.E32]" office:value-type="float" office:value="0.767025089605735" calcext:value-type="float">
            <text:p>0,77</text:p>
          </table:table-cell>
          <table:table-cell table:formula="of:=[.E32]/[.D32]" office:value-type="float" office:value="1.30373831775701" calcext:value-type="float">
            <text:p>1,30</text:p>
          </table:table-cell>
          <table:table-cell table:style-name="ce4" table:formula="of:=[.D32]/([.E32]+[.F32]+[.C32]+[.D32])" office:value-type="percentage" office:value="0.332556332556333" calcext:value-type="percentage">
            <text:p>33,26 %</text:p>
          </table:table-cell>
          <table:table-cell table:style-name="ce4" table:formula="of:=[.E32]/([.E32]+[.F32]+[.C32]+[.D32])" office:value-type="percentage" office:value="0.433566433566434" calcext:value-type="percentage">
            <text:p>43,36 %</text:p>
          </table:table-cell>
          <table:table-cell table:style-name="ce4" table:formula="of:=[.C32]/([.F32]+[.C32]+[.D32]+[.E32])" office:value-type="percentage" office:value="0.224553224553225" calcext:value-type="percentage">
            <text:p>22,46 %</text:p>
          </table:table-cell>
          <table:table-cell table:style-name="ce4" table:formula="of:=[.F32]/([.F32]+[.C32]+[.D32]+[.E32])" office:value-type="percentage" office:value="0.00932400932400932" calcext:value-type="percentage">
            <text:p>0,93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549" calcext:value-type="float">
            <text:p>549</text:p>
          </table:table-cell>
          <table:table-cell table:style-name="ce1" office:value-type="float" office:value="62" calcext:value-type="float">
            <text:p>62</text:p>
          </table:table-cell>
          <table:table-cell table:formula="of:=[.D33]/[.E33]" office:value-type="float" office:value="0.790528233151184" calcext:value-type="float">
            <text:p>0,79</text:p>
          </table:table-cell>
          <table:table-cell table:formula="of:=[.E33]/[.D33]" office:value-type="float" office:value="1.26497695852535" calcext:value-type="float">
            <text:p>1,26</text:p>
          </table:table-cell>
          <table:table-cell table:style-name="ce4" table:formula="of:=[.D33]/([.E33]+[.F33]+[.C33]+[.D33])" office:value-type="percentage" office:value="0.368108566581849" calcext:value-type="percentage">
            <text:p>36,81 %</text:p>
          </table:table-cell>
          <table:table-cell table:style-name="ce4" table:formula="of:=[.E33]/([.E33]+[.F33]+[.C33]+[.D33])" office:value-type="percentage" office:value="0.465648854961832" calcext:value-type="percentage">
            <text:p>46,56 %</text:p>
          </table:table-cell>
          <table:table-cell table:style-name="ce4" table:formula="of:=[.C33]/([.F33]+[.C33]+[.D33]+[.E33])" office:value-type="percentage" office:value="0.113655640373198" calcext:value-type="percentage">
            <text:p>11,37 %</text:p>
          </table:table-cell>
          <table:table-cell table:style-name="ce4" table:formula="of:=[.F33]/([.F33]+[.C33]+[.D33]+[.E33])" office:value-type="percentage" office:value="0.0525869380831213" calcext:value-type="percentage">
            <text:p>5,26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1080" calcext:value-type="float">
            <text:p>1080</text:p>
          </table:table-cell>
          <table:table-cell table:style-name="ce1" office:value-type="float" office:value="946" calcext:value-type="float">
            <text:p>946</text:p>
          </table:table-cell>
          <table:table-cell table:style-name="ce1" office:value-type="float" office:value="205" calcext:value-type="float">
            <text:p>205</text:p>
          </table:table-cell>
          <table:table-cell table:formula="of:=[.D34]/[.E34]" office:value-type="float" office:value="1.14164904862579" calcext:value-type="float">
            <text:p>1,14</text:p>
          </table:table-cell>
          <table:table-cell table:formula="of:=[.E34]/[.D34]" office:value-type="float" office:value="0.875925925925926" calcext:value-type="float">
            <text:p>0,88</text:p>
          </table:table-cell>
          <table:table-cell table:style-name="ce4" table:formula="of:=[.D34]/([.E34]+[.F34]+[.C34]+[.D34])" office:value-type="percentage" office:value="0.425029515938607" calcext:value-type="percentage">
            <text:p>42,50 %</text:p>
          </table:table-cell>
          <table:table-cell table:style-name="ce4" table:formula="of:=[.E34]/([.E34]+[.F34]+[.C34]+[.D34])" office:value-type="percentage" office:value="0.372294372294372" calcext:value-type="percentage">
            <text:p>37,23 %</text:p>
          </table:table-cell>
          <table:table-cell table:style-name="ce4" table:formula="of:=[.C34]/([.F34]+[.C34]+[.D34]+[.E34])" office:value-type="percentage" office:value="0.121999212908304" calcext:value-type="percentage">
            <text:p>12,20 %</text:p>
          </table:table-cell>
          <table:table-cell table:style-name="ce4" table:formula="of:=[.F34]/([.F34]+[.C34]+[.D34]+[.E34])" office:value-type="percentage" office:value="0.080676898858717" calcext:value-type="percentage">
            <text:p>8,07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37" calcext:value-type="float">
            <text:p>37</text:p>
          </table:table-cell>
          <table:table-cell table:formula="of:=[.D35]/[.E35]" office:value-type="float" office:value="1.05827505827506" calcext:value-type="float">
            <text:p>1,06</text:p>
          </table:table-cell>
          <table:table-cell table:formula="of:=[.E35]/[.D35]" office:value-type="float" office:value="0.944933920704846" calcext:value-type="float">
            <text:p>0,94</text:p>
          </table:table-cell>
          <table:table-cell table:style-name="ce4" table:formula="of:=[.D35]/([.E35]+[.F35]+[.C35]+[.D35])" office:value-type="percentage" office:value="0.372742200328407" calcext:value-type="percentage">
            <text:p>37,27 %</text:p>
          </table:table-cell>
          <table:table-cell table:style-name="ce4" table:formula="of:=[.E35]/([.E35]+[.F35]+[.C35]+[.D35])" office:value-type="percentage" office:value="0.352216748768473" calcext:value-type="percentage">
            <text:p>35,22 %</text:p>
          </table:table-cell>
          <table:table-cell table:style-name="ce4" table:formula="of:=[.C35]/([.F35]+[.C35]+[.D35]+[.E35])" office:value-type="percentage" office:value="0.244663382594417" calcext:value-type="percentage">
            <text:p>24,47 %</text:p>
          </table:table-cell>
          <table:table-cell table:style-name="ce4" table:formula="of:=[.F35]/([.F35]+[.C35]+[.D35]+[.E35])" office:value-type="percentage" office:value="0.0303776683087028" calcext:value-type="percentage">
            <text:p>3,0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628" calcext:value-type="float">
            <text:p>628</text:p>
          </table:table-cell>
          <table:table-cell table:style-name="ce1" office:value-type="float" office:value="1190" calcext:value-type="float">
            <text:p>1190</text:p>
          </table:table-cell>
          <table:table-cell table:style-name="ce1" office:value-type="float" office:value="630" calcext:value-type="float">
            <text:p>630</text:p>
          </table:table-cell>
          <table:table-cell table:formula="of:=[.D36]/[.E36]" office:value-type="float" office:value="0.527731092436975" calcext:value-type="float">
            <text:p>0,53</text:p>
          </table:table-cell>
          <table:table-cell table:formula="of:=[.E36]/[.D36]" office:value-type="float" office:value="1.89490445859873" calcext:value-type="float">
            <text:p>1,89</text:p>
          </table:table-cell>
          <table:table-cell table:style-name="ce4" table:formula="of:=[.D36]/([.E36]+[.F36]+[.C36]+[.D36])" office:value-type="percentage" office:value="0.24910749702499" calcext:value-type="percentage">
            <text:p>24,91 %</text:p>
          </table:table-cell>
          <table:table-cell table:style-name="ce4" table:formula="of:=[.E36]/([.E36]+[.F36]+[.C36]+[.D36])" office:value-type="percentage" office:value="0.472034906783023" calcext:value-type="percentage">
            <text:p>47,20 %</text:p>
          </table:table-cell>
          <table:table-cell table:style-name="ce4" table:formula="of:=[.C36]/([.F36]+[.C36]+[.D36]+[.E36])" office:value-type="percentage" office:value="0.0289567631892106" calcext:value-type="percentage">
            <text:p>2,90 %</text:p>
          </table:table-cell>
          <table:table-cell table:style-name="ce4" table:formula="of:=[.F36]/([.F36]+[.C36]+[.D36]+[.E36])" office:value-type="percentage" office:value="0.249900833002777" calcext:value-type="percentage">
            <text:p>24,99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354" calcext:value-type="float">
            <text:p>354</text:p>
          </table:table-cell>
          <table:table-cell table:formula="of:=[.D37]/[.E37]" office:value-type="float" office:value="0.574626865671642" calcext:value-type="float">
            <text:p>0,57</text:p>
          </table:table-cell>
          <table:table-cell table:formula="of:=[.E37]/[.D37]" office:value-type="float" office:value="1.74025974025974" calcext:value-type="float">
            <text:p>1,74</text:p>
          </table:table-cell>
          <table:table-cell table:style-name="ce4" table:formula="of:=[.D37]/([.E37]+[.F37]+[.C37]+[.D37])" office:value-type="percentage" office:value="0.256666666666667" calcext:value-type="percentage">
            <text:p>25,67 %</text:p>
          </table:table-cell>
          <table:table-cell table:style-name="ce4" table:formula="of:=[.E37]/([.E37]+[.F37]+[.C37]+[.D37])" office:value-type="percentage" office:value="0.446666666666667" calcext:value-type="percentage">
            <text:p>44,67 %</text:p>
          </table:table-cell>
          <table:table-cell table:style-name="ce4" table:formula="of:=[.C37]/([.F37]+[.C37]+[.D37]+[.E37])" office:value-type="percentage" office:value="0.00166666666666667" calcext:value-type="percentage">
            <text:p>0,17 %</text:p>
          </table:table-cell>
          <table:table-cell table:style-name="ce4" table:formula="of:=[.F37]/([.F37]+[.C37]+[.D37]+[.E37])" office:value-type="percentage" office:value="0.295" calcext:value-type="percentage">
            <text:p>29,50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117" calcext:value-type="float">
            <text:p>117</text:p>
          </table:table-cell>
          <table:table-cell table:formula="of:=[.D38]/[.E38]" office:value-type="float" office:value="0.956591639871383" calcext:value-type="float">
            <text:p>0,96</text:p>
          </table:table-cell>
          <table:table-cell table:formula="of:=[.E38]/[.D38]" office:value-type="float" office:value="1.0453781512605" calcext:value-type="float">
            <text:p>1,05</text:p>
          </table:table-cell>
          <table:table-cell table:style-name="ce4" table:formula="of:=[.D38]/([.E38]+[.F38]+[.C38]+[.D38])" office:value-type="percentage" office:value="0.443368107302534" calcext:value-type="percentage">
            <text:p>44,34 %</text:p>
          </table:table-cell>
          <table:table-cell table:style-name="ce4" table:formula="of:=[.E38]/([.E38]+[.F38]+[.C38]+[.D38])" office:value-type="percentage" office:value="0.463487332339791" calcext:value-type="percentage">
            <text:p>46,35 %</text:p>
          </table:table-cell>
          <table:table-cell table:style-name="ce4" table:formula="of:=[.C38]/([.F38]+[.C38]+[.D38]+[.E38])" office:value-type="percentage" office:value="0.00596125186289121" calcext:value-type="percentage">
            <text:p>0,60 %</text:p>
          </table:table-cell>
          <table:table-cell table:style-name="ce4" table:formula="of:=[.F38]/([.F38]+[.C38]+[.D38]+[.E38])" office:value-type="percentage" office:value="0.0871833084947839" calcext:value-type="percentage">
            <text:p>8,7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81" calcext:value-type="float">
            <text:p>81</text:p>
          </table:table-cell>
          <table:table-cell table:formula="of:=[.D39]/[.E39]" office:value-type="float" office:value="0.861830742659758" calcext:value-type="float">
            <text:p>0,86</text:p>
          </table:table-cell>
          <table:table-cell table:formula="of:=[.E39]/[.D39]" office:value-type="float" office:value="1.16032064128257" calcext:value-type="float">
            <text:p>1,16</text:p>
          </table:table-cell>
          <table:table-cell table:style-name="ce4" table:formula="of:=[.D39]/([.E39]+[.F39]+[.C39]+[.D39])" office:value-type="percentage" office:value="0.415833333333333" calcext:value-type="percentage">
            <text:p>41,58 %</text:p>
          </table:table-cell>
          <table:table-cell table:style-name="ce4" table:formula="of:=[.E39]/([.E39]+[.F39]+[.C39]+[.D39])" office:value-type="percentage" office:value="0.4825" calcext:value-type="percentage">
            <text:p>48,25 %</text:p>
          </table:table-cell>
          <table:table-cell table:style-name="ce4" table:formula="of:=[.C39]/([.F39]+[.C39]+[.D39]+[.E39])" office:value-type="percentage" office:value="0.0341666666666667" calcext:value-type="percentage">
            <text:p>3,42 %</text:p>
          </table:table-cell>
          <table:table-cell table:style-name="ce4" table:formula="of:=[.F39]/([.F39]+[.C39]+[.D39]+[.E39])" office:value-type="percentage" office:value="0.0675" calcext:value-type="percentage">
            <text:p>6,75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235" calcext:value-type="float">
            <text:p>235</text:p>
          </table:table-cell>
          <table:table-cell table:formula="of:=[.D40]/[.E40]" office:value-type="float" office:value="1.18031088082902" calcext:value-type="float">
            <text:p>1,18</text:p>
          </table:table-cell>
          <table:table-cell table:formula="of:=[.E40]/[.D40]" office:value-type="float" office:value="0.847234416154521" calcext:value-type="float">
            <text:p>0,85</text:p>
          </table:table-cell>
          <table:table-cell table:style-name="ce4" table:formula="of:=[.D40]/([.E40]+[.F40]+[.C40]+[.D40])" office:value-type="percentage" office:value="0.446316614420063" calcext:value-type="percentage">
            <text:p>44,63 %</text:p>
          </table:table-cell>
          <table:table-cell table:style-name="ce4" table:formula="of:=[.E40]/([.E40]+[.F40]+[.C40]+[.D40])" office:value-type="percentage" office:value="0.378134796238244" calcext:value-type="percentage">
            <text:p>37,81 %</text:p>
          </table:table-cell>
          <table:table-cell table:style-name="ce4" table:formula="of:=[.C40]/([.F40]+[.C40]+[.D40]+[.E40])" office:value-type="percentage" office:value="0.0834639498432602" calcext:value-type="percentage">
            <text:p>8,35 %</text:p>
          </table:table-cell>
          <table:table-cell table:style-name="ce4" table:formula="of:=[.F40]/([.F40]+[.C40]+[.D40]+[.E40])" office:value-type="percentage" office:value="0.0920846394984326" calcext:value-type="percentage">
            <text:p>9,21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26" calcext:value-type="float">
            <text:p>26</text:p>
          </table:table-cell>
          <table:table-cell table:formula="of:=[.D41]/[.E41]" office:value-type="float" office:value="0.740899357601713" calcext:value-type="float">
            <text:p>0,74</text:p>
          </table:table-cell>
          <table:table-cell table:formula="of:=[.E41]/[.D41]" office:value-type="float" office:value="1.34971098265896" calcext:value-type="float">
            <text:p>1,35</text:p>
          </table:table-cell>
          <table:table-cell table:style-name="ce4" table:formula="of:=[.D41]/([.E41]+[.F41]+[.C41]+[.D41])" office:value-type="percentage" office:value="0.29776247848537" calcext:value-type="percentage">
            <text:p>29,78 %</text:p>
          </table:table-cell>
          <table:table-cell table:style-name="ce4" table:formula="of:=[.E41]/([.E41]+[.F41]+[.C41]+[.D41])" office:value-type="percentage" office:value="0.401893287435456" calcext:value-type="percentage">
            <text:p>40,19 %</text:p>
          </table:table-cell>
          <table:table-cell table:style-name="ce4" table:formula="of:=[.C41]/([.F41]+[.C41]+[.D41]+[.E41])" office:value-type="percentage" office:value="0.277969018932874" calcext:value-type="percentage">
            <text:p>27,80 %</text:p>
          </table:table-cell>
          <table:table-cell table:style-name="ce4" table:formula="of:=[.F41]/([.F41]+[.C41]+[.D41]+[.E41])" office:value-type="percentage" office:value="0.0223752151462995" calcext:value-type="percentage">
            <text:p>2,24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212" calcext:value-type="float">
            <text:p>212</text:p>
          </table:table-cell>
          <table:table-cell table:formula="of:=[.D42]/[.E42]" office:value-type="float" office:value="2.35695538057743" calcext:value-type="float">
            <text:p>2,36</text:p>
          </table:table-cell>
          <table:table-cell table:formula="of:=[.E42]/[.D42]" office:value-type="float" office:value="0.424276169265033" calcext:value-type="float">
            <text:p>0,42</text:p>
          </table:table-cell>
          <table:table-cell table:style-name="ce4" table:formula="of:=[.D42]/([.E42]+[.F42]+[.C42]+[.D42])" office:value-type="percentage" office:value="0.407811080835604" calcext:value-type="percentage">
            <text:p>40,78 %</text:p>
          </table:table-cell>
          <table:table-cell table:style-name="ce4" table:formula="of:=[.E42]/([.E42]+[.F42]+[.C42]+[.D42])" office:value-type="percentage" office:value="0.173024523160763" calcext:value-type="percentage">
            <text:p>17,30 %</text:p>
          </table:table-cell>
          <table:table-cell table:style-name="ce4" table:formula="of:=[.C42]/([.F42]+[.C42]+[.D42]+[.E42])" office:value-type="percentage" office:value="0.322888283378747" calcext:value-type="percentage">
            <text:p>32,29 %</text:p>
          </table:table-cell>
          <table:table-cell table:style-name="ce4" table:formula="of:=[.F42]/([.F42]+[.C42]+[.D42]+[.E42])" office:value-type="percentage" office:value="0.0962761126248865" calcext:value-type="percentage">
            <text:p>9,63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Rém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50" calcext:value-type="float">
            <text:p>50</text:p>
          </table:table-cell>
          <table:table-cell table:formula="of:=[.D43]/[.E43]" office:value-type="float" office:value="2.39655172413793" calcext:value-type="float">
            <text:p>2,40</text:p>
          </table:table-cell>
          <table:table-cell table:formula="of:=[.E43]/[.D43]" office:value-type="float" office:value="0.41726618705036" calcext:value-type="float">
            <text:p>0,42</text:p>
          </table:table-cell>
          <table:table-cell table:style-name="ce4" table:formula="of:=[.D43]/([.E43]+[.F43]+[.C43]+[.D43])" office:value-type="percentage" office:value="0.482220294882914" calcext:value-type="percentage">
            <text:p>48,22 %</text:p>
          </table:table-cell>
          <table:table-cell table:style-name="ce4" table:formula="of:=[.E43]/([.E43]+[.F43]+[.C43]+[.D43])" office:value-type="percentage" office:value="0.201214223764094" calcext:value-type="percentage">
            <text:p>20,12 %</text:p>
          </table:table-cell>
          <table:table-cell table:style-name="ce4" table:formula="of:=[.C43]/([.F43]+[.C43]+[.D43]+[.E43])" office:value-type="percentage" office:value="0.273200346921075" calcext:value-type="percentage">
            <text:p>27,32 %</text:p>
          </table:table-cell>
          <table:table-cell table:style-name="ce4" table:formula="of:=[.F43]/([.F43]+[.C43]+[.D43]+[.E43])" office:value-type="percentage" office:value="0.0433651344319167" calcext:value-type="percentage">
            <text:p>4,3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46" calcext:value-type="float">
            <text:p>1046</text:p>
          </table:table-cell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70" calcext:value-type="float">
            <text:p>70</text:p>
          </table:table-cell>
          <table:table-cell table:formula="of:=[.D44]/[.E44]" office:value-type="float" office:value="0.987724268177526" calcext:value-type="float">
            <text:p>0,99</text:p>
          </table:table-cell>
          <table:table-cell table:formula="of:=[.E44]/[.D44]" office:value-type="float" office:value="1.01242829827916" calcext:value-type="float">
            <text:p>1,01</text:p>
          </table:table-cell>
          <table:table-cell table:style-name="ce4" table:formula="of:=[.D44]/([.E44]+[.F44]+[.C44]+[.D44])" office:value-type="percentage" office:value="0.468008948545861" calcext:value-type="percentage">
            <text:p>46,80 %</text:p>
          </table:table-cell>
          <table:table-cell table:style-name="ce4" table:formula="of:=[.E44]/([.E44]+[.F44]+[.C44]+[.D44])" office:value-type="percentage" office:value="0.473825503355705" calcext:value-type="percentage">
            <text:p>47,38 %</text:p>
          </table:table-cell>
          <table:table-cell table:style-name="ce4" table:formula="of:=[.C44]/([.F44]+[.C44]+[.D44]+[.E44])" office:value-type="percentage" office:value="0.0268456375838926" calcext:value-type="percentage">
            <text:p>2,68 %</text:p>
          </table:table-cell>
          <table:table-cell table:style-name="ce4" table:formula="of:=[.F44]/([.F44]+[.C44]+[.D44]+[.E44])" office:value-type="percentage" office:value="0.0313199105145414" calcext:value-type="percentage">
            <text:p>3,13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042" calcext:value-type="float">
            <text:p>1042</text:p>
          </table:table-cell>
          <table:table-cell table:style-name="ce1" office:value-type="float" office:value="737" calcext:value-type="float">
            <text:p>737</text:p>
          </table:table-cell>
          <table:table-cell table:style-name="ce1" office:value-type="float" office:value="197" calcext:value-type="float">
            <text:p>197</text:p>
          </table:table-cell>
          <table:table-cell table:formula="of:=[.D45]/[.E45]" office:value-type="float" office:value="1.41383989145183" calcext:value-type="float">
            <text:p>1,41</text:p>
          </table:table-cell>
          <table:table-cell table:formula="of:=[.E45]/[.D45]" office:value-type="float" office:value="0.707293666026871" calcext:value-type="float">
            <text:p>0,71</text:p>
          </table:table-cell>
          <table:table-cell table:style-name="ce4" table:formula="of:=[.D45]/([.E45]+[.F45]+[.C45]+[.D45])" office:value-type="percentage" office:value="0.406713505074161" calcext:value-type="percentage">
            <text:p>40,67 %</text:p>
          </table:table-cell>
          <table:table-cell table:style-name="ce4" table:formula="of:=[.E45]/([.E45]+[.F45]+[.C45]+[.D45])" office:value-type="percentage" office:value="0.287665886026542" calcext:value-type="percentage">
            <text:p>28,77 %</text:p>
          </table:table-cell>
          <table:table-cell table:style-name="ce4" table:formula="of:=[.C45]/([.F45]+[.C45]+[.D45]+[.E45])" office:value-type="percentage" office:value="0.228727556596409" calcext:value-type="percentage">
            <text:p>22,87 %</text:p>
          </table:table-cell>
          <table:table-cell table:style-name="ce4" table:formula="of:=[.F45]/([.F45]+[.C45]+[.D45]+[.E45])" office:value-type="percentage" office:value="0.0768930523028884" calcext:value-type="percentage">
            <text:p>7,69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8" calcext:value-type="float">
            <text:p>68</text:p>
          </table:table-cell>
          <table:table-cell table:formula="of:=[.D46]/[.E46]" office:value-type="float" office:value="1.10699588477366" calcext:value-type="float">
            <text:p>1,11</text:p>
          </table:table-cell>
          <table:table-cell table:formula="of:=[.E46]/[.D46]" office:value-type="float" office:value="0.903345724907063" calcext:value-type="float">
            <text:p>0,90</text:p>
          </table:table-cell>
          <table:table-cell table:style-name="ce4" table:formula="of:=[.D46]/([.E46]+[.F46]+[.C46]+[.D46])" office:value-type="percentage" office:value="0.454008438818565" calcext:value-type="percentage">
            <text:p>45,40 %</text:p>
          </table:table-cell>
          <table:table-cell table:style-name="ce4" table:formula="of:=[.E46]/([.E46]+[.F46]+[.C46]+[.D46])" office:value-type="percentage" office:value="0.410126582278481" calcext:value-type="percentage">
            <text:p>41,01 %</text:p>
          </table:table-cell>
          <table:table-cell table:style-name="ce4" table:formula="of:=[.C46]/([.F46]+[.C46]+[.D46]+[.E46])" office:value-type="percentage" office:value="0.0784810126582279" calcext:value-type="percentage">
            <text:p>7,85 %</text:p>
          </table:table-cell>
          <table:table-cell table:style-name="ce4" table:formula="of:=[.F46]/([.F46]+[.C46]+[.D46]+[.E46])" office:value-type="percentage" office:value="0.0573839662447257" calcext:value-type="percentage">
            <text:p>5,74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30" calcext:value-type="float">
            <text:p>30</text:p>
          </table:table-cell>
          <table:table-cell table:formula="of:=[.D47]/[.E47]" office:value-type="float" office:value="1.03287197231834" calcext:value-type="float">
            <text:p>1,03</text:p>
          </table:table-cell>
          <table:table-cell table:formula="of:=[.E47]/[.D47]" office:value-type="float" office:value="0.968174204355109" calcext:value-type="float">
            <text:p>0,97</text:p>
          </table:table-cell>
          <table:table-cell table:style-name="ce4" table:formula="of:=[.D47]/([.E47]+[.F47]+[.C47]+[.D47])" office:value-type="percentage" office:value="0.492168178070899" calcext:value-type="percentage">
            <text:p>49,22 %</text:p>
          </table:table-cell>
          <table:table-cell table:style-name="ce4" table:formula="of:=[.E47]/([.E47]+[.F47]+[.C47]+[.D47])" office:value-type="percentage" office:value="0.476504534212696" calcext:value-type="percentage">
            <text:p>47,65 %</text:p>
          </table:table-cell>
          <table:table-cell table:style-name="ce4" table:formula="of:=[.C47]/([.F47]+[.C47]+[.D47]+[.E47])" office:value-type="percentage" office:value="0.00659521846661171" calcext:value-type="percentage">
            <text:p>0,66 %</text:p>
          </table:table-cell>
          <table:table-cell table:style-name="ce4" table:formula="of:=[.F47]/([.F47]+[.C47]+[.D47]+[.E47])" office:value-type="percentage" office:value="0.0247320692497939" calcext:value-type="percentage">
            <text:p>2,47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26" calcext:value-type="float">
            <text:p>26</text:p>
          </table:table-cell>
          <table:table-cell table:formula="of:=[.D48]/[.E48]" office:value-type="float" office:value="1.04585537918871" calcext:value-type="float">
            <text:p>1,05</text:p>
          </table:table-cell>
          <table:table-cell table:formula="of:=[.E48]/[.D48]" office:value-type="float" office:value="0.956155143338954" calcext:value-type="float">
            <text:p>0,96</text:p>
          </table:table-cell>
          <table:table-cell table:style-name="ce4" table:formula="of:=[.D48]/([.E48]+[.F48]+[.C48]+[.D48])" office:value-type="percentage" office:value="0.496649916247906" calcext:value-type="percentage">
            <text:p>49,66 %</text:p>
          </table:table-cell>
          <table:table-cell table:style-name="ce4" table:formula="of:=[.E48]/([.E48]+[.F48]+[.C48]+[.D48])" office:value-type="percentage" office:value="0.474874371859297" calcext:value-type="percentage">
            <text:p>47,49 %</text:p>
          </table:table-cell>
          <table:table-cell table:style-name="ce4" table:formula="of:=[.C48]/([.F48]+[.C48]+[.D48]+[.E48])" office:value-type="percentage" office:value="0.00670016750418761" calcext:value-type="percentage">
            <text:p>0,67 %</text:p>
          </table:table-cell>
          <table:table-cell table:style-name="ce4" table:formula="of:=[.F48]/([.F48]+[.C48]+[.D48]+[.E48])" office:value-type="percentage" office:value="0.0217755443886097" calcext:value-type="percentage">
            <text:p>2,18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21" calcext:value-type="float">
            <text:p>21</text:p>
          </table:table-cell>
          <table:table-cell table:formula="of:=[.D49]/[.E49]" office:value-type="float" office:value="1.10284810126582" calcext:value-type="float">
            <text:p>1,10</text:p>
          </table:table-cell>
          <table:table-cell table:formula="of:=[.E49]/[.D49]" office:value-type="float" office:value="0.90674318507891" calcext:value-type="float">
            <text:p>0,91</text:p>
          </table:table-cell>
          <table:table-cell table:style-name="ce4" table:formula="of:=[.D49]/([.E49]+[.F49]+[.C49]+[.D49])" office:value-type="percentage" office:value="0.497857142857143" calcext:value-type="percentage">
            <text:p>49,79 %</text:p>
          </table:table-cell>
          <table:table-cell table:style-name="ce4" table:formula="of:=[.E49]/([.E49]+[.F49]+[.C49]+[.D49])" office:value-type="percentage" office:value="0.451428571428571" calcext:value-type="percentage">
            <text:p>45,14 %</text:p>
          </table:table-cell>
          <table:table-cell table:style-name="ce4" table:formula="of:=[.C49]/([.F49]+[.C49]+[.D49]+[.E49])" office:value-type="percentage" office:value="0.0357142857142857" calcext:value-type="percentage">
            <text:p>3,57 %</text:p>
          </table:table-cell>
          <table:table-cell table:style-name="ce4" table:formula="of:=[.F49]/([.F49]+[.C49]+[.D49]+[.E49])" office:value-type="percentage" office:value="0.015" calcext:value-type="percentage">
            <text:p>1,50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970" calcext:value-type="float">
            <text:p>970</text:p>
          </table:table-cell>
          <table:table-cell table:style-name="ce1" office:value-type="float" office:value="139" calcext:value-type="float">
            <text:p>139</text:p>
          </table:table-cell>
          <table:table-cell table:formula="of:=[.D50]/[.E50]" office:value-type="float" office:value="1.1659793814433" calcext:value-type="float">
            <text:p>1,17</text:p>
          </table:table-cell>
          <table:table-cell table:formula="of:=[.E50]/[.D50]" office:value-type="float" office:value="0.857648099027409" calcext:value-type="float">
            <text:p>0,86</text:p>
          </table:table-cell>
          <table:table-cell table:style-name="ce4" table:formula="of:=[.D50]/([.E50]+[.F50]+[.C50]+[.D50])" office:value-type="percentage" office:value="0.455130784708249" calcext:value-type="percentage">
            <text:p>45,51 %</text:p>
          </table:table-cell>
          <table:table-cell table:style-name="ce4" table:formula="of:=[.E50]/([.E50]+[.F50]+[.C50]+[.D50])" office:value-type="percentage" office:value="0.390342052313883" calcext:value-type="percentage">
            <text:p>39,03 %</text:p>
          </table:table-cell>
          <table:table-cell table:style-name="ce4" table:formula="of:=[.C50]/([.F50]+[.C50]+[.D50]+[.E50])" office:value-type="percentage" office:value="0.0985915492957746" calcext:value-type="percentage">
            <text:p>9,86 %</text:p>
          </table:table-cell>
          <table:table-cell table:style-name="ce4" table:formula="of:=[.F50]/([.F50]+[.C50]+[.D50]+[.E50])" office:value-type="percentage" office:value="0.0559356136820926" calcext:value-type="percentage">
            <text:p>5,59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1223" calcext:value-type="float">
            <text:p>1223</text:p>
          </table:table-cell>
          <table:table-cell table:style-name="ce1" office:value-type="float" office:value="129" calcext:value-type="float">
            <text:p>129</text:p>
          </table:table-cell>
          <table:table-cell table:formula="of:=[.D51]/[.E51]" office:value-type="float" office:value="0.91414554374489" calcext:value-type="float">
            <text:p>0,91</text:p>
          </table:table-cell>
          <table:table-cell table:formula="of:=[.E51]/[.D51]" office:value-type="float" office:value="1.09391771019678" calcext:value-type="float">
            <text:p>1,09</text:p>
          </table:table-cell>
          <table:table-cell table:style-name="ce4" table:formula="of:=[.D51]/([.E51]+[.F51]+[.C51]+[.D51])" office:value-type="percentage" office:value="0.4524484014569" calcext:value-type="percentage">
            <text:p>45,24 %</text:p>
          </table:table-cell>
          <table:table-cell table:style-name="ce4" table:formula="of:=[.E51]/([.E51]+[.F51]+[.C51]+[.D51])" office:value-type="percentage" office:value="0.494941319303926" calcext:value-type="percentage">
            <text:p>49,49 %</text:p>
          </table:table-cell>
          <table:table-cell table:style-name="ce4" table:formula="of:=[.C51]/([.F51]+[.C51]+[.D51]+[.E51])" office:value-type="percentage" office:value="0.000404694455685957" calcext:value-type="percentage">
            <text:p>0,04 %</text:p>
          </table:table-cell>
          <table:table-cell table:style-name="ce4" table:formula="of:=[.F51]/([.F51]+[.C51]+[.D51]+[.E51])" office:value-type="percentage" office:value="0.0522055847834885" calcext:value-type="percentage">
            <text:p>5,22 %</text:p>
          </table:table-cell>
          <table:table-cell office:value-type="string" calcext:value-type="string">
            <text:p>National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126" calcext:value-type="float">
            <text:p>1126</text:p>
          </table:table-cell>
          <table:table-cell table:style-name="ce1" office:value-type="float" office:value="879" calcext:value-type="float">
            <text:p>879</text:p>
          </table:table-cell>
          <table:table-cell table:style-name="ce1" office:value-type="float" office:value="191" calcext:value-type="float">
            <text:p>191</text:p>
          </table:table-cell>
          <table:table-cell table:formula="of:=[.D52]/[.E52]" office:value-type="float" office:value="1.28100113765643" calcext:value-type="float">
            <text:p>1,28</text:p>
          </table:table-cell>
          <table:table-cell table:formula="of:=[.E52]/[.D52]" office:value-type="float" office:value="0.780639431616341" calcext:value-type="float">
            <text:p>0,78</text:p>
          </table:table-cell>
          <table:table-cell table:style-name="ce4" table:formula="of:=[.D52]/([.E52]+[.F52]+[.C52]+[.D52])" office:value-type="percentage" office:value="0.482847341337907" calcext:value-type="percentage">
            <text:p>48,28 %</text:p>
          </table:table-cell>
          <table:table-cell table:style-name="ce4" table:formula="of:=[.E52]/([.E52]+[.F52]+[.C52]+[.D52])" office:value-type="percentage" office:value="0.376929674099485" calcext:value-type="percentage">
            <text:p>37,69 %</text:p>
          </table:table-cell>
          <table:table-cell table:style-name="ce4" table:formula="of:=[.C52]/([.F52]+[.C52]+[.D52]+[.E52])" office:value-type="percentage" office:value="0.0583190394511149" calcext:value-type="percentage">
            <text:p>5,83 %</text:p>
          </table:table-cell>
          <table:table-cell table:style-name="ce4" table:formula="of:=[.F52]/([.F52]+[.C52]+[.D52]+[.E52])" office:value-type="percentage" office:value="0.0819039451114923" calcext:value-type="percentage">
            <text:p>8,19 %</text:p>
          </table:table-cell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Lachute</text:p>
          </table:table-cell>
          <table:table-cell office:value-type="string" calcext:value-type="string">
            <text:p>national</text:p>
          </table:table-cell>
          <table:table-cell table:style-name="ce2" office:value-type="float" office:value="752" calcext:value-type="float">
            <text:p>752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9" calcext:value-type="float">
            <text:p>49</text:p>
          </table:table-cell>
          <table:table-cell table:formula="of:=[.D53]/[.E53]" office:value-type="float" office:value="0.182978723404255" calcext:value-type="float">
            <text:p>0,18</text:p>
          </table:table-cell>
          <table:table-cell table:formula="of:=[.E53]/[.D53]" office:value-type="float" office:value="5.46511627906977" calcext:value-type="float">
            <text:p>5,47</text:p>
          </table:table-cell>
          <table:table-cell table:style-name="ce4" table:formula="of:=[.D53]/([.E53]+[.F53]+[.C53]+[.D53])" office:value-type="percentage" office:value="0.0633750921149595" calcext:value-type="percentage">
            <text:p>6,34 %</text:p>
          </table:table-cell>
          <table:table-cell table:style-name="ce4" table:formula="of:=[.E53]/([.E53]+[.F53]+[.C53]+[.D53])" office:value-type="percentage" office:value="0.346352247605011" calcext:value-type="percentage">
            <text:p>34,64 %</text:p>
          </table:table-cell>
          <table:table-cell table:style-name="ce4" table:formula="of:=[.C53]/([.F53]+[.C53]+[.D53]+[.E53])" office:value-type="percentage" office:value="0.554163596168018" calcext:value-type="percentage">
            <text:p>55,42 %</text:p>
          </table:table-cell>
          <table:table-cell table:style-name="ce4" table:formula="of:=[.F53]/([.F53]+[.C53]+[.D53]+[.E53])" office:value-type="percentage" office:value="0.0361090641120118" calcext:value-type="percentage">
            <text:p>3,61 %</text:p>
          </table:table-cell>
          <table:table-cell table:formula="of:=IF([.I53]&gt;50%;&quot;Local&quot;;IF([.J53]&gt;50%;&quot;national&quot;;IF([.K53]&gt;50%;&quot;hors-québec&quot;;IF([.L53]&gt;50%;&quot;non-média&quot;))))" office:value-type="string" office:string-value="hors-québec" calcext:value-type="string">
            <text:p>hors-québec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62" calcext:value-type="float">
            <text:p>1662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188" calcext:value-type="float">
            <text:p>188</text:p>
          </table:table-cell>
          <table:table-cell table:formula="of:=[.D54]/[.E54]" office:value-type="float" office:value="4.59116022099448" calcext:value-type="float">
            <text:p>4,59</text:p>
          </table:table-cell>
          <table:table-cell table:formula="of:=[.E54]/[.D54]" office:value-type="float" office:value="0.217809867629362" calcext:value-type="float">
            <text:p>0,22</text:p>
          </table:table-cell>
          <table:table-cell table:style-name="ce4" table:formula="of:=[.D54]/([.E54]+[.F54]+[.C54]+[.D54])" office:value-type="percentage" office:value="0.748986029743128" calcext:value-type="percentage">
            <text:p>74,90 %</text:p>
          </table:table-cell>
          <table:table-cell table:style-name="ce4" table:formula="of:=[.E54]/([.E54]+[.F54]+[.C54]+[.D54])" office:value-type="percentage" office:value="0.163136547994592" calcext:value-type="percentage">
            <text:p>16,31 %</text:p>
          </table:table-cell>
          <table:table-cell table:style-name="ce4" table:formula="of:=[.C54]/([.F54]+[.C54]+[.D54]+[.E54])" office:value-type="percentage" office:value="0.00315457413249211" calcext:value-type="percentage">
            <text:p>0,32 %</text:p>
          </table:table-cell>
          <table:table-cell table:style-name="ce4" table:formula="of:=[.F54]/([.F54]+[.C54]+[.D54]+[.E54])" office:value-type="percentage" office:value="0.0847228481297882" calcext:value-type="percentage">
            <text:p>8,47 %</text:p>
          </table:table-cell>
          <table:table-cell table:formula="of:=IF([.I54]&gt;50%;&quot;Local&quot;;IF([.J54]&gt;50%;&quot;national&quot;;IF([.K54]&gt;50%;&quot;hors-québec&quot;;IF([.L5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9" calcext:value-type="float">
            <text:p>869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27" calcext:value-type="float">
            <text:p>27</text:p>
          </table:table-cell>
          <table:table-cell table:formula="of:=[.D55]/[.E55]" office:value-type="float" office:value="4.43367346938776" calcext:value-type="float">
            <text:p>4,43</text:p>
          </table:table-cell>
          <table:table-cell table:formula="of:=[.E55]/[.D55]" office:value-type="float" office:value="0.225546605293441" calcext:value-type="float">
            <text:p>0,23</text:p>
          </table:table-cell>
          <table:table-cell table:style-name="ce4" table:formula="of:=[.D55]/([.E55]+[.F55]+[.C55]+[.D55])" office:value-type="percentage" office:value="0.795787545787546" calcext:value-type="percentage">
            <text:p>79,58 %</text:p>
          </table:table-cell>
          <table:table-cell table:style-name="ce4" table:formula="of:=[.E55]/([.E55]+[.F55]+[.C55]+[.D55])" office:value-type="percentage" office:value="0.179487179487179" calcext:value-type="percentage">
            <text:p>17,95 %</text:p>
          </table:table-cell>
          <table:table-cell table:style-name="ce4" table:formula="of:=[.C55]/([.F55]+[.C55]+[.D55]+[.E55])" office:value-type="percentage" office:value="0" calcext:value-type="percentage">
            <text:p>0,00 %</text:p>
          </table:table-cell>
          <table:table-cell table:style-name="ce4" table:formula="of:=[.F55]/([.F55]+[.C55]+[.D55]+[.E55])" office:value-type="percentage" office:value="0.0247252747252747" calcext:value-type="percentage">
            <text:p>2,47 %</text:p>
          </table:table-cell>
          <table:table-cell table:formula="of:=IF([.I55]&gt;50%;&quot;Local&quot;;IF([.J55]&gt;50%;&quot;national&quot;;IF([.K55]&gt;50%;&quot;hors-québec&quot;;IF([.L5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Acton Va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928" calcext:value-type="float">
            <text:p>928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0" calcext:value-type="float">
            <text:p>10</text:p>
          </table:table-cell>
          <table:table-cell table:formula="of:=[.D56]/[.E56]" office:value-type="float" office:value="5.7283950617284" calcext:value-type="float">
            <text:p>5,73</text:p>
          </table:table-cell>
          <table:table-cell table:formula="of:=[.E56]/[.D56]" office:value-type="float" office:value="0.174568965517241" calcext:value-type="float">
            <text:p>0,17</text:p>
          </table:table-cell>
          <table:table-cell table:style-name="ce4" table:formula="of:=[.D56]/([.E56]+[.F56]+[.C56]+[.D56])" office:value-type="percentage" office:value="0.839059674502713" calcext:value-type="percentage">
            <text:p>83,91 %</text:p>
          </table:table-cell>
          <table:table-cell table:style-name="ce4" table:formula="of:=[.E56]/([.E56]+[.F56]+[.C56]+[.D56])" office:value-type="percentage" office:value="0.146473779385172" calcext:value-type="percentage">
            <text:p>14,65 %</text:p>
          </table:table-cell>
          <table:table-cell table:style-name="ce4" table:formula="of:=[.C56]/([.F56]+[.C56]+[.D56]+[.E56])" office:value-type="percentage" office:value="0.0054249547920434" calcext:value-type="percentage">
            <text:p>0,54 %</text:p>
          </table:table-cell>
          <table:table-cell table:style-name="ce4" table:formula="of:=[.F56]/([.F56]+[.C56]+[.D56]+[.E56])" office:value-type="percentage" office:value="0.00904159132007233" calcext:value-type="percentage">
            <text:p>0,90 %</text:p>
          </table:table-cell>
          <table:table-cell table:formula="of:=IF([.I56]&gt;50%;&quot;Local&quot;;IF([.J56]&gt;50%;&quot;national&quot;;IF([.K56]&gt;50%;&quot;hors-québec&quot;;IF([.L5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46" calcext:value-type="float">
            <text:p>1446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6" calcext:value-type="float">
            <text:p>86</text:p>
          </table:table-cell>
          <table:table-cell table:formula="of:=[.D57]/[.E57]" office:value-type="float" office:value="1.72142857142857" calcext:value-type="float">
            <text:p>1,72</text:p>
          </table:table-cell>
          <table:table-cell table:formula="of:=[.E57]/[.D57]" office:value-type="float" office:value="0.580912863070539" calcext:value-type="float">
            <text:p>0,58</text:p>
          </table:table-cell>
          <table:table-cell table:style-name="ce4" table:formula="of:=[.D57]/([.E57]+[.F57]+[.C57]+[.D57])" office:value-type="percentage" office:value="0.578631452581032" calcext:value-type="percentage">
            <text:p>57,86 %</text:p>
          </table:table-cell>
          <table:table-cell table:style-name="ce4" table:formula="of:=[.E57]/([.E57]+[.F57]+[.C57]+[.D57])" office:value-type="percentage" office:value="0.336134453781513" calcext:value-type="percentage">
            <text:p>33,61 %</text:p>
          </table:table-cell>
          <table:table-cell table:style-name="ce4" table:formula="of:=[.C57]/([.F57]+[.C57]+[.D57]+[.E57])" office:value-type="percentage" office:value="0.0508203281312525" calcext:value-type="percentage">
            <text:p>5,08 %</text:p>
          </table:table-cell>
          <table:table-cell table:style-name="ce4" table:formula="of:=[.F57]/([.F57]+[.C57]+[.D57]+[.E57])" office:value-type="percentage" office:value="0.0344137655062025" calcext:value-type="percentage">
            <text:p>3,44 %</text:p>
          </table:table-cell>
          <table:table-cell table:formula="of:=IF([.I57]&gt;50%;&quot;Local&quot;;IF([.J57]&gt;50%;&quot;national&quot;;IF([.K57]&gt;50%;&quot;hors-québec&quot;;IF([.L5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12" calcext:value-type="float">
            <text:p>12</text:p>
          </table:table-cell>
          <table:table-cell table:formula="of:=[.D58]/[.E58]" office:value-type="float" office:value="1.15111940298507" calcext:value-type="float">
            <text:p>1,15</text:p>
          </table:table-cell>
          <table:table-cell table:formula="of:=[.E58]/[.D58]" office:value-type="float" office:value="0.86871961102107" calcext:value-type="float">
            <text:p>0,87</text:p>
          </table:table-cell>
          <table:table-cell table:style-name="ce4" table:formula="of:=[.D58]/([.E58]+[.F58]+[.C58]+[.D58])" office:value-type="percentage" office:value="0.528706083976007" calcext:value-type="percentage">
            <text:p>52,87 %</text:p>
          </table:table-cell>
          <table:table-cell table:style-name="ce4" table:formula="of:=[.E58]/([.E58]+[.F58]+[.C58]+[.D58])" office:value-type="percentage" office:value="0.45929734361611" calcext:value-type="percentage">
            <text:p>45,93 %</text:p>
          </table:table-cell>
          <table:table-cell table:style-name="ce4" table:formula="of:=[.C58]/([.F58]+[.C58]+[.D58]+[.E58])" office:value-type="percentage" office:value="0.00171379605826907" calcext:value-type="percentage">
            <text:p>0,17 %</text:p>
          </table:table-cell>
          <table:table-cell table:style-name="ce4" table:formula="of:=[.F58]/([.F58]+[.C58]+[.D58]+[.E58])" office:value-type="percentage" office:value="0.0102827763496144" calcext:value-type="percentage">
            <text:p>1,03 %</text:p>
          </table:table-cell>
          <table:table-cell table:formula="of:=IF([.I58]&gt;50%;&quot;Local&quot;;IF([.J58]&gt;50%;&quot;national&quot;;IF([.K58]&gt;50%;&quot;hors-québec&quot;;IF([.L5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419" calcext:value-type="float">
            <text:p>1419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167" calcext:value-type="float">
            <text:p>167</text:p>
          </table:table-cell>
          <table:table-cell table:formula="of:=[.D59]/[.E59]" office:value-type="float" office:value="1.48586387434555" calcext:value-type="float">
            <text:p>1,49</text:p>
          </table:table-cell>
          <table:table-cell table:formula="of:=[.E59]/[.D59]" office:value-type="float" office:value="0.673009161381254" calcext:value-type="float">
            <text:p>0,67</text:p>
          </table:table-cell>
          <table:table-cell table:style-name="ce4" table:formula="of:=[.D59]/([.E59]+[.F59]+[.C59]+[.D59])" office:value-type="percentage" office:value="0.557344854673998" calcext:value-type="percentage">
            <text:p>55,73 %</text:p>
          </table:table-cell>
          <table:table-cell table:style-name="ce4" table:formula="of:=[.E59]/([.E59]+[.F59]+[.C59]+[.D59])" office:value-type="percentage" office:value="0.375098193244305" calcext:value-type="percentage">
            <text:p>37,51 %</text:p>
          </table:table-cell>
          <table:table-cell table:style-name="ce4" table:formula="of:=[.C59]/([.F59]+[.C59]+[.D59]+[.E59])" office:value-type="percentage" office:value="0.00196386488609584" calcext:value-type="percentage">
            <text:p>0,20 %</text:p>
          </table:table-cell>
          <table:table-cell table:style-name="ce4" table:formula="of:=[.F59]/([.F59]+[.C59]+[.D59]+[.E59])" office:value-type="percentage" office:value="0.065593087195601" calcext:value-type="percentage">
            <text:p>6,56 %</text:p>
          </table:table-cell>
          <table:table-cell table:formula="of:=IF([.I59]&gt;50%;&quot;Local&quot;;IF([.J59]&gt;50%;&quot;national&quot;;IF([.K59]&gt;50%;&quot;hors-québec&quot;;IF([.L5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9" calcext:value-type="float">
            <text:p>9</text:p>
          </table:table-cell>
          <table:table-cell table:formula="of:=[.D60]/[.E60]" office:value-type="float" office:value="1.44976076555024" calcext:value-type="float">
            <text:p>1,45</text:p>
          </table:table-cell>
          <table:table-cell table:formula="of:=[.E60]/[.D60]" office:value-type="float" office:value="0.68976897689769" calcext:value-type="float">
            <text:p>0,69</text:p>
          </table:table-cell>
          <table:table-cell table:style-name="ce4" table:formula="of:=[.D60]/([.E60]+[.F60]+[.C60]+[.D60])" office:value-type="percentage" office:value="0.583815028901734" calcext:value-type="percentage">
            <text:p>58,38 %</text:p>
          </table:table-cell>
          <table:table-cell table:style-name="ce4" table:formula="of:=[.E60]/([.E60]+[.F60]+[.C60]+[.D60])" office:value-type="percentage" office:value="0.402697495183044" calcext:value-type="percentage">
            <text:p>40,27 %</text:p>
          </table:table-cell>
          <table:table-cell table:style-name="ce4" table:formula="of:=[.C60]/([.F60]+[.C60]+[.D60]+[.E60])" office:value-type="percentage" office:value="0.00481695568400771" calcext:value-type="percentage">
            <text:p>0,48 %</text:p>
          </table:table-cell>
          <table:table-cell table:style-name="ce4" table:formula="of:=[.F60]/([.F60]+[.C60]+[.D60]+[.E60])" office:value-type="percentage" office:value="0.00867052023121387" calcext:value-type="percentage">
            <text:p>0,87 %</text:p>
          </table:table-cell>
          <table:table-cell table:formula="of:=IF([.I60]&gt;50%;&quot;Local&quot;;IF([.J60]&gt;50%;&quot;national&quot;;IF([.K60]&gt;50%;&quot;hors-québec&quot;;IF([.L6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68" calcext:value-type="float">
            <text:p>868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2" calcext:value-type="float">
            <text:p>2</text:p>
          </table:table-cell>
          <table:table-cell table:formula="of:=[.D61]/[.E61]" office:value-type="float" office:value="2.66257668711656" calcext:value-type="float">
            <text:p>2,66</text:p>
          </table:table-cell>
          <table:table-cell table:formula="of:=[.E61]/[.D61]" office:value-type="float" office:value="0.375576036866359" calcext:value-type="float">
            <text:p>0,38</text:p>
          </table:table-cell>
          <table:table-cell table:style-name="ce4" table:formula="of:=[.D61]/([.E61]+[.F61]+[.C61]+[.D61])" office:value-type="percentage" office:value="0.723333333333333" calcext:value-type="percentage">
            <text:p>72,33 %</text:p>
          </table:table-cell>
          <table:table-cell table:style-name="ce4" table:formula="of:=[.E61]/([.E61]+[.F61]+[.C61]+[.D61])" office:value-type="percentage" office:value="0.271666666666667" calcext:value-type="percentage">
            <text:p>27,17 %</text:p>
          </table:table-cell>
          <table:table-cell table:style-name="ce4" table:formula="of:=[.C61]/([.F61]+[.C61]+[.D61]+[.E61])" office:value-type="percentage" office:value="0.00333333333333333" calcext:value-type="percentage">
            <text:p>0,33 %</text:p>
          </table:table-cell>
          <table:table-cell table:style-name="ce4" table:formula="of:=[.F61]/([.F61]+[.C61]+[.D61]+[.E61])" office:value-type="percentage" office:value="0.00166666666666667" calcext:value-type="percentage">
            <text:p>0,17 %</text:p>
          </table:table-cell>
          <table:table-cell table:formula="of:=IF([.I61]&gt;50%;&quot;Local&quot;;IF([.J61]&gt;50%;&quot;national&quot;;IF([.K61]&gt;50%;&quot;hors-québec&quot;;IF([.L6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eauce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08" calcext:value-type="float">
            <text:p>1808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5" calcext:value-type="float">
            <text:p>65</text:p>
          </table:table-cell>
          <table:table-cell table:formula="of:=[.D62]/[.E62]" office:value-type="float" office:value="2.95424836601307" calcext:value-type="float">
            <text:p>2,95</text:p>
          </table:table-cell>
          <table:table-cell table:formula="of:=[.E62]/[.D62]" office:value-type="float" office:value="0.338495575221239" calcext:value-type="float">
            <text:p>0,34</text:p>
          </table:table-cell>
          <table:table-cell table:style-name="ce4" table:formula="of:=[.D62]/([.E62]+[.F62]+[.C62]+[.D62])" office:value-type="percentage" office:value="0.726688102893891" calcext:value-type="percentage">
            <text:p>72,67 %</text:p>
          </table:table-cell>
          <table:table-cell table:style-name="ce4" table:formula="of:=[.E62]/([.E62]+[.F62]+[.C62]+[.D62])" office:value-type="percentage" office:value="0.245980707395498" calcext:value-type="percentage">
            <text:p>24,60 %</text:p>
          </table:table-cell>
          <table:table-cell table:style-name="ce4" table:formula="of:=[.C62]/([.F62]+[.C62]+[.D62]+[.E62])" office:value-type="percentage" office:value="0.00120578778135048" calcext:value-type="percentage">
            <text:p>0,12 %</text:p>
          </table:table-cell>
          <table:table-cell table:style-name="ce4" table:formula="of:=[.F62]/([.F62]+[.C62]+[.D62]+[.E62])" office:value-type="percentage" office:value="0.0261254019292604" calcext:value-type="percentage">
            <text:p>2,61 %</text:p>
          </table:table-cell>
          <table:table-cell table:formula="of:=IF([.I62]&gt;50%;&quot;Local&quot;;IF([.J62]&gt;50%;&quot;national&quot;;IF([.K62]&gt;50%;&quot;hors-québec&quot;;IF([.L6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5" calcext:value-type="float">
            <text:p>745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39" calcext:value-type="float">
            <text:p>39</text:p>
          </table:table-cell>
          <table:table-cell table:formula="of:=[.D63]/[.E63]" office:value-type="float" office:value="1.97089947089947" calcext:value-type="float">
            <text:p>1,97</text:p>
          </table:table-cell>
          <table:table-cell table:formula="of:=[.E63]/[.D63]" office:value-type="float" office:value="0.50738255033557" calcext:value-type="float">
            <text:p>0,51</text:p>
          </table:table-cell>
          <table:table-cell table:style-name="ce4" table:formula="of:=[.D63]/([.E63]+[.F63]+[.C63]+[.D63])" office:value-type="percentage" office:value="0.641135972461274" calcext:value-type="percentage">
            <text:p>64,11 %</text:p>
          </table:table-cell>
          <table:table-cell table:style-name="ce4" table:formula="of:=[.E63]/([.E63]+[.F63]+[.C63]+[.D63])" office:value-type="percentage" office:value="0.325301204819277" calcext:value-type="percentage">
            <text:p>32,53 %</text:p>
          </table:table-cell>
          <table:table-cell table:style-name="ce4" table:formula="of:=[.C63]/([.F63]+[.C63]+[.D63]+[.E63])" office:value-type="percentage" office:value="0" calcext:value-type="percentage">
            <text:p>0,00 %</text:p>
          </table:table-cell>
          <table:table-cell table:style-name="ce4" table:formula="of:=[.F63]/([.F63]+[.C63]+[.D63]+[.E63])" office:value-type="percentage" office:value="0.0335628227194492" calcext:value-type="percentage">
            <text:p>3,36 %</text:p>
          </table:table-cell>
          <table:table-cell table:formula="of:=IF([.I63]&gt;50%;&quot;Local&quot;;IF([.J63]&gt;50%;&quot;national&quot;;IF([.K63]&gt;50%;&quot;hors-québec&quot;;IF([.L6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86" calcext:value-type="float">
            <text:p>158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26" calcext:value-type="float">
            <text:p>126</text:p>
          </table:table-cell>
          <table:table-cell table:formula="of:=[.D64]/[.E64]" office:value-type="float" office:value="2.1231593038822" calcext:value-type="float">
            <text:p>2,12</text:p>
          </table:table-cell>
          <table:table-cell table:formula="of:=[.E64]/[.D64]" office:value-type="float" office:value="0.470996216897856" calcext:value-type="float">
            <text:p>0,47</text:p>
          </table:table-cell>
          <table:table-cell table:style-name="ce4" table:formula="of:=[.D64]/([.E64]+[.F64]+[.C64]+[.D64])" office:value-type="percentage" office:value="0.644715447154472" calcext:value-type="percentage">
            <text:p>64,47 %</text:p>
          </table:table-cell>
          <table:table-cell table:style-name="ce4" table:formula="of:=[.E64]/([.E64]+[.F64]+[.C64]+[.D64])" office:value-type="percentage" office:value="0.303658536585366" calcext:value-type="percentage">
            <text:p>30,37 %</text:p>
          </table:table-cell>
          <table:table-cell table:style-name="ce4" table:formula="of:=[.C64]/([.F64]+[.C64]+[.D64]+[.E64])" office:value-type="percentage" office:value="0.00040650406504065" calcext:value-type="percentage">
            <text:p>0,04 %</text:p>
          </table:table-cell>
          <table:table-cell table:style-name="ce4" table:formula="of:=[.F64]/([.F64]+[.C64]+[.D64]+[.E64])" office:value-type="percentage" office:value="0.0512195121951219" calcext:value-type="percentage">
            <text:p>5,12 %</text:p>
          </table:table-cell>
          <table:table-cell table:formula="of:=IF([.I64]&gt;50%;&quot;Local&quot;;IF([.J64]&gt;50%;&quot;national&quot;;IF([.K64]&gt;50%;&quot;hors-québec&quot;;IF([.L6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écancou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" calcext:value-type="float">
            <text:p>4</text:p>
          </table:table-cell>
          <table:table-cell table:formula="of:=[.D65]/[.E65]" office:value-type="float" office:value="1.99767981438515" calcext:value-type="float">
            <text:p>2,00</text:p>
          </table:table-cell>
          <table:table-cell table:formula="of:=[.E65]/[.D65]" office:value-type="float" office:value="0.500580720092915" calcext:value-type="float">
            <text:p>0,50</text:p>
          </table:table-cell>
          <table:table-cell table:style-name="ce4" table:formula="of:=[.D65]/([.E65]+[.F65]+[.C65]+[.D65])" office:value-type="percentage" office:value="0.663328197226502" calcext:value-type="percentage">
            <text:p>66,33 %</text:p>
          </table:table-cell>
          <table:table-cell table:style-name="ce4" table:formula="of:=[.E65]/([.E65]+[.F65]+[.C65]+[.D65])" office:value-type="percentage" office:value="0.332049306625578" calcext:value-type="percentage">
            <text:p>33,20 %</text:p>
          </table:table-cell>
          <table:table-cell table:style-name="ce4" table:formula="of:=[.C65]/([.F65]+[.C65]+[.D65]+[.E65])" office:value-type="percentage" office:value="0.00154083204930663" calcext:value-type="percentage">
            <text:p>0,15 %</text:p>
          </table:table-cell>
          <table:table-cell table:style-name="ce4" table:formula="of:=[.F65]/([.F65]+[.C65]+[.D65]+[.E65])" office:value-type="percentage" office:value="0.00308166409861325" calcext:value-type="percentage">
            <text:p>0,31 %</text:p>
          </table:table-cell>
          <table:table-cell table:formula="of:=IF([.I65]&gt;50%;&quot;Local&quot;;IF([.J65]&gt;50%;&quot;national&quot;;IF([.K65]&gt;50%;&quot;hors-québec&quot;;IF([.L6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1269" calcext:value-type="float">
            <text:p>1269</text:p>
          </table:table-cell>
          <table:table-cell table:style-name="ce1" office:value-type="float" office:value="753" calcext:value-type="float">
            <text:p>753</text:p>
          </table:table-cell>
          <table:table-cell table:style-name="ce1" office:value-type="float" office:value="121" calcext:value-type="float">
            <text:p>121</text:p>
          </table:table-cell>
          <table:table-cell table:formula="of:=[.D66]/[.E66]" office:value-type="float" office:value="1.68525896414343" calcext:value-type="float">
            <text:p>1,69</text:p>
          </table:table-cell>
          <table:table-cell table:formula="of:=[.E66]/[.D66]" office:value-type="float" office:value="0.59338061465721" calcext:value-type="float">
            <text:p>0,59</text:p>
          </table:table-cell>
          <table:table-cell table:style-name="ce4" table:formula="of:=[.D66]/([.E66]+[.F66]+[.C66]+[.D66])" office:value-type="percentage" office:value="0.524813895781638" calcext:value-type="percentage">
            <text:p>52,48 %</text:p>
          </table:table-cell>
          <table:table-cell table:style-name="ce4" table:formula="of:=[.E66]/([.E66]+[.F66]+[.C66]+[.D66])" office:value-type="percentage" office:value="0.311414392059553" calcext:value-type="percentage">
            <text:p>31,14 %</text:p>
          </table:table-cell>
          <table:table-cell table:style-name="ce4" table:formula="of:=[.C66]/([.F66]+[.C66]+[.D66]+[.E66])" office:value-type="percentage" office:value="0.11373035566584" calcext:value-type="percentage">
            <text:p>11,37 %</text:p>
          </table:table-cell>
          <table:table-cell table:style-name="ce4" table:formula="of:=[.F66]/([.F66]+[.C66]+[.D66]+[.E66])" office:value-type="percentage" office:value="0.0500413564929694" calcext:value-type="percentage">
            <text:p>5,00 %</text:p>
          </table:table-cell>
          <table:table-cell table:formula="of:=IF([.I66]&gt;50%;&quot;Local&quot;;IF([.J66]&gt;50%;&quot;national&quot;;IF([.K66]&gt;50%;&quot;hors-québec&quot;;IF([.L6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3" calcext:value-type="float">
            <text:p>663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43" calcext:value-type="float">
            <text:p>43</text:p>
          </table:table-cell>
          <table:table-cell table:formula="of:=[.D67]/[.E67]" office:value-type="float" office:value="1.69132653061225" calcext:value-type="float">
            <text:p>1,69</text:p>
          </table:table-cell>
          <table:table-cell table:formula="of:=[.E67]/[.D67]" office:value-type="float" office:value="0.591251885369532" calcext:value-type="float">
            <text:p>0,59</text:p>
          </table:table-cell>
          <table:table-cell table:style-name="ce4" table:formula="of:=[.D67]/([.E67]+[.F67]+[.C67]+[.D67])" office:value-type="percentage" office:value="0.569098712446352" calcext:value-type="percentage">
            <text:p>56,91 %</text:p>
          </table:table-cell>
          <table:table-cell table:style-name="ce4" table:formula="of:=[.E67]/([.E67]+[.F67]+[.C67]+[.D67])" office:value-type="percentage" office:value="0.336480686695279" calcext:value-type="percentage">
            <text:p>33,65 %</text:p>
          </table:table-cell>
          <table:table-cell table:style-name="ce4" table:formula="of:=[.C67]/([.F67]+[.C67]+[.D67]+[.E67])" office:value-type="percentage" office:value="0.0575107296137339" calcext:value-type="percentage">
            <text:p>5,75 %</text:p>
          </table:table-cell>
          <table:table-cell table:style-name="ce4" table:formula="of:=[.F67]/([.F67]+[.C67]+[.D67]+[.E67])" office:value-type="percentage" office:value="0.0369098712446352" calcext:value-type="percentage">
            <text:p>3,69 %</text:p>
          </table:table-cell>
          <table:table-cell table:formula="of:=IF([.I67]&gt;50%;&quot;Local&quot;;IF([.J67]&gt;50%;&quot;national&quot;;IF([.K67]&gt;50%;&quot;hors-québec&quot;;IF([.L6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" calcext:value-type="float">
            <text:p>6</text:p>
          </table:table-cell>
          <table:table-cell table:formula="of:=[.D68]/[.E68]" office:value-type="float" office:value="4.13333333333333" calcext:value-type="float">
            <text:p>4,13</text:p>
          </table:table-cell>
          <table:table-cell table:formula="of:=[.E68]/[.D68]" office:value-type="float" office:value="0.241935483870968" calcext:value-type="float">
            <text:p>0,24</text:p>
          </table:table-cell>
          <table:table-cell table:style-name="ce4" table:formula="of:=[.D68]/([.E68]+[.F68]+[.C68]+[.D68])" office:value-type="percentage" office:value="0.517529215358932" calcext:value-type="percentage">
            <text:p>51,75 %</text:p>
          </table:table-cell>
          <table:table-cell table:style-name="ce4" table:formula="of:=[.E68]/([.E68]+[.F68]+[.C68]+[.D68])" office:value-type="percentage" office:value="0.125208681135225" calcext:value-type="percentage">
            <text:p>12,52 %</text:p>
          </table:table-cell>
          <table:table-cell table:style-name="ce4" table:formula="of:=[.C68]/([.F68]+[.C68]+[.D68]+[.E68])" office:value-type="percentage" office:value="0.352253756260434" calcext:value-type="percentage">
            <text:p>35,23 %</text:p>
          </table:table-cell>
          <table:table-cell table:style-name="ce4" table:formula="of:=[.F68]/([.F68]+[.C68]+[.D68]+[.E68])" office:value-type="percentage" office:value="0.00500834724540901" calcext:value-type="percentage">
            <text:p>0,50 %</text:p>
          </table:table-cell>
          <table:table-cell table:formula="of:=IF([.I68]&gt;50%;&quot;Local&quot;;IF([.J68]&gt;50%;&quot;national&quot;;IF([.K68]&gt;50%;&quot;hors-québec&quot;;IF([.L6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1751" calcext:value-type="float">
            <text:p>1751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84" calcext:value-type="float">
            <text:p>184</text:p>
          </table:table-cell>
          <table:table-cell table:formula="of:=[.D69]/[.E69]" office:value-type="float" office:value="7.004" calcext:value-type="float">
            <text:p>7,00</text:p>
          </table:table-cell>
          <table:table-cell table:formula="of:=[.E69]/[.D69]" office:value-type="float" office:value="0.142775556824672" calcext:value-type="float">
            <text:p>0,14</text:p>
          </table:table-cell>
          <table:table-cell table:style-name="ce4" table:formula="of:=[.D69]/([.E69]+[.F69]+[.C69]+[.D69])" office:value-type="percentage" office:value="0.698723064644852" calcext:value-type="percentage">
            <text:p>69,87 %</text:p>
          </table:table-cell>
          <table:table-cell table:style-name="ce4" table:formula="of:=[.E69]/([.E69]+[.F69]+[.C69]+[.D69])" office:value-type="percentage" office:value="0.0997605746209098" calcext:value-type="percentage">
            <text:p>9,98 %</text:p>
          </table:table-cell>
          <table:table-cell table:style-name="ce4" table:formula="of:=[.C69]/([.F69]+[.C69]+[.D69]+[.E69])" office:value-type="percentage" office:value="0.128092577813248" calcext:value-type="percentage">
            <text:p>12,81 %</text:p>
          </table:table-cell>
          <table:table-cell table:style-name="ce4" table:formula="of:=[.F69]/([.F69]+[.C69]+[.D69]+[.E69])" office:value-type="percentage" office:value="0.0734237829209896" calcext:value-type="percentage">
            <text:p>7,34 %</text:p>
          </table:table-cell>
          <table:table-cell table:formula="of:=IF([.I69]&gt;50%;&quot;Local&quot;;IF([.J69]&gt;50%;&quot;national&quot;;IF([.K69]&gt;50%;&quot;hors-québec&quot;;IF([.L6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ambl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34" calcext:value-type="float">
            <text:p>34</text:p>
          </table:table-cell>
          <table:table-cell table:formula="of:=[.D70]/[.E70]" office:value-type="float" office:value="7.76923076923077" calcext:value-type="float">
            <text:p>7,77</text:p>
          </table:table-cell>
          <table:table-cell table:formula="of:=[.E70]/[.D70]" office:value-type="float" office:value="0.128712871287129" calcext:value-type="float">
            <text:p>0,13</text:p>
          </table:table-cell>
          <table:table-cell table:style-name="ce4" table:formula="of:=[.D70]/([.E70]+[.F70]+[.C70]+[.D70])" office:value-type="percentage" office:value="0.793886462882096" calcext:value-type="percentage">
            <text:p>79,39 %</text:p>
          </table:table-cell>
          <table:table-cell table:style-name="ce4" table:formula="of:=[.E70]/([.E70]+[.F70]+[.C70]+[.D70])" office:value-type="percentage" office:value="0.102183406113537" calcext:value-type="percentage">
            <text:p>10,22 %</text:p>
          </table:table-cell>
          <table:table-cell table:style-name="ce4" table:formula="of:=[.C70]/([.F70]+[.C70]+[.D70]+[.E70])" office:value-type="percentage" office:value="0.074235807860262" calcext:value-type="percentage">
            <text:p>7,42 %</text:p>
          </table:table-cell>
          <table:table-cell table:style-name="ce4" table:formula="of:=[.F70]/([.F70]+[.C70]+[.D70]+[.E70])" office:value-type="percentage" office:value="0.0296943231441048" calcext:value-type="percentage">
            <text:p>2,97 %</text:p>
          </table:table-cell>
          <table:table-cell table:formula="of:=IF([.I70]&gt;50%;&quot;Local&quot;;IF([.J70]&gt;50%;&quot;national&quot;;IF([.K70]&gt;50%;&quot;hors-québec&quot;;IF([.L7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734" calcext:value-type="float">
            <text:p>1734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165" calcext:value-type="float">
            <text:p>165</text:p>
          </table:table-cell>
          <table:table-cell table:formula="of:=[.D71]/[.E71]" office:value-type="float" office:value="3.41338582677165" calcext:value-type="float">
            <text:p>3,41</text:p>
          </table:table-cell>
          <table:table-cell table:formula="of:=[.E71]/[.D71]" office:value-type="float" office:value="0.292964244521338" calcext:value-type="float">
            <text:p>0,29</text:p>
          </table:table-cell>
          <table:table-cell table:style-name="ce4" table:formula="of:=[.D71]/([.E71]+[.F71]+[.C71]+[.D71])" office:value-type="percentage" office:value="0.719502074688797" calcext:value-type="percentage">
            <text:p>71,95 %</text:p>
          </table:table-cell>
          <table:table-cell table:style-name="ce4" table:formula="of:=[.E71]/([.E71]+[.F71]+[.C71]+[.D71])" office:value-type="percentage" office:value="0.210788381742739" calcext:value-type="percentage">
            <text:p>21,08 %</text:p>
          </table:table-cell>
          <table:table-cell table:style-name="ce4" table:formula="of:=[.C71]/([.F71]+[.C71]+[.D71]+[.E71])" office:value-type="percentage" office:value="0.0012448132780083" calcext:value-type="percentage">
            <text:p>0,12 %</text:p>
          </table:table-cell>
          <table:table-cell table:style-name="ce4" table:formula="of:=[.F71]/([.F71]+[.C71]+[.D71]+[.E71])" office:value-type="percentage" office:value="0.0684647302904564" calcext:value-type="percentage">
            <text:p>6,85 %</text:p>
          </table:table-cell>
          <table:table-cell table:formula="of:=IF([.I71]&gt;50%;&quot;Local&quot;;IF([.J71]&gt;50%;&quot;national&quot;;IF([.K71]&gt;50%;&quot;hors-québec&quot;;IF([.L7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17" calcext:value-type="float">
            <text:p>17</text:p>
          </table:table-cell>
          <table:table-cell table:formula="of:=[.D72]/[.E72]" office:value-type="float" office:value="2.99649122807018" calcext:value-type="float">
            <text:p>3,00</text:p>
          </table:table-cell>
          <table:table-cell table:formula="of:=[.E72]/[.D72]" office:value-type="float" office:value="0.333723653395784" calcext:value-type="float">
            <text:p>0,33</text:p>
          </table:table-cell>
          <table:table-cell table:style-name="ce4" table:formula="of:=[.D72]/([.E72]+[.F72]+[.C72]+[.D72])" office:value-type="percentage" office:value="0.738754325259516" calcext:value-type="percentage">
            <text:p>73,88 %</text:p>
          </table:table-cell>
          <table:table-cell table:style-name="ce4" table:formula="of:=[.E72]/([.E72]+[.F72]+[.C72]+[.D72])" office:value-type="percentage" office:value="0.246539792387543" calcext:value-type="percentage">
            <text:p>24,65 %</text:p>
          </table:table-cell>
          <table:table-cell table:style-name="ce4" table:formula="of:=[.C72]/([.F72]+[.C72]+[.D72]+[.E72])" office:value-type="percentage" office:value="0" calcext:value-type="percentage">
            <text:p>0,00 %</text:p>
          </table:table-cell>
          <table:table-cell table:style-name="ce4" table:formula="of:=[.F72]/([.F72]+[.C72]+[.D72]+[.E72])" office:value-type="percentage" office:value="0.0147058823529412" calcext:value-type="percentage">
            <text:p>1,47 %</text:p>
          </table:table-cell>
          <table:table-cell table:formula="of:=IF([.I72]&gt;50%;&quot;Local&quot;;IF([.J72]&gt;50%;&quot;national&quot;;IF([.K72]&gt;50%;&quot;hors-québec&quot;;IF([.L7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2" calcext:value-type="float">
            <text:p>882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5" calcext:value-type="float">
            <text:p>5</text:p>
          </table:table-cell>
          <table:table-cell table:formula="of:=[.D73]/[.E73]" office:value-type="float" office:value="3.05190311418685" calcext:value-type="float">
            <text:p>3,05</text:p>
          </table:table-cell>
          <table:table-cell table:formula="of:=[.E73]/[.D73]" office:value-type="float" office:value="0.32766439909297" calcext:value-type="float">
            <text:p>0,33</text:p>
          </table:table-cell>
          <table:table-cell table:style-name="ce4" table:formula="of:=[.D73]/([.E73]+[.F73]+[.C73]+[.D73])" office:value-type="percentage" office:value="0.75" calcext:value-type="percentage">
            <text:p>75,00 %</text:p>
          </table:table-cell>
          <table:table-cell table:style-name="ce4" table:formula="of:=[.E73]/([.E73]+[.F73]+[.C73]+[.D73])" office:value-type="percentage" office:value="0.245748299319728" calcext:value-type="percentage">
            <text:p>24,57 %</text:p>
          </table:table-cell>
          <table:table-cell table:style-name="ce4" table:formula="of:=[.C73]/([.F73]+[.C73]+[.D73]+[.E73])" office:value-type="percentage" office:value="0" calcext:value-type="percentage">
            <text:p>0,00 %</text:p>
          </table:table-cell>
          <table:table-cell table:style-name="ce4" table:formula="of:=[.F73]/([.F73]+[.C73]+[.D73]+[.E73])" office:value-type="percentage" office:value="0.00425170068027211" calcext:value-type="percentage">
            <text:p>0,43 %</text:p>
          </table:table-cell>
          <table:table-cell table:formula="of:=IF([.I73]&gt;50%;&quot;Local&quot;;IF([.J73]&gt;50%;&quot;national&quot;;IF([.K73]&gt;50%;&quot;hors-québec&quot;;IF([.L7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6" calcext:value-type="float">
            <text:p>1986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1" calcext:value-type="float">
            <text:p>41</text:p>
          </table:table-cell>
          <table:table-cell table:formula="of:=[.D74]/[.E74]" office:value-type="float" office:value="5.92835820895522" calcext:value-type="float">
            <text:p>5,93</text:p>
          </table:table-cell>
          <table:table-cell table:formula="of:=[.E74]/[.D74]" office:value-type="float" office:value="0.168680765357503" calcext:value-type="float">
            <text:p>0,17</text:p>
          </table:table-cell>
          <table:table-cell table:style-name="ce4" table:formula="of:=[.D74]/([.E74]+[.F74]+[.C74]+[.D74])" office:value-type="percentage" office:value="0.840812870448772" calcext:value-type="percentage">
            <text:p>84,08 %</text:p>
          </table:table-cell>
          <table:table-cell table:style-name="ce4" table:formula="of:=[.E74]/([.E74]+[.F74]+[.C74]+[.D74])" office:value-type="percentage" office:value="0.141828958509738" calcext:value-type="percentage">
            <text:p>14,18 %</text:p>
          </table:table-cell>
          <table:table-cell table:style-name="ce4" table:formula="of:=[.C74]/([.F74]+[.C74]+[.D74]+[.E74])" office:value-type="percentage" office:value="0" calcext:value-type="percentage">
            <text:p>0,00 %</text:p>
          </table:table-cell>
          <table:table-cell table:style-name="ce4" table:formula="of:=[.F74]/([.F74]+[.C74]+[.D74]+[.E74])" office:value-type="percentage" office:value="0.0173581710414903" calcext:value-type="percentage">
            <text:p>1,74 %</text:p>
          </table:table-cell>
          <table:table-cell table:formula="of:=IF([.I74]&gt;50%;&quot;Local&quot;;IF([.J74]&gt;50%;&quot;national&quot;;IF([.K74]&gt;50%;&quot;hors-québec&quot;;IF([.L7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aticook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5" calcext:value-type="float">
            <text:p>15</text:p>
          </table:table-cell>
          <table:table-cell table:formula="of:=[.D75]/[.E75]" office:value-type="float" office:value="5.8695652173913" calcext:value-type="float">
            <text:p>5,87</text:p>
          </table:table-cell>
          <table:table-cell table:formula="of:=[.E75]/[.D75]" office:value-type="float" office:value="0.17037037037037" calcext:value-type="float">
            <text:p>0,17</text:p>
          </table:table-cell>
          <table:table-cell table:style-name="ce4" table:formula="of:=[.D75]/([.E75]+[.F75]+[.C75]+[.D75])" office:value-type="percentage" office:value="0.84299732381802" calcext:value-type="percentage">
            <text:p>84,30 %</text:p>
          </table:table-cell>
          <table:table-cell table:style-name="ce4" table:formula="of:=[.E75]/([.E75]+[.F75]+[.C75]+[.D75])" office:value-type="percentage" office:value="0.143621766280107" calcext:value-type="percentage">
            <text:p>14,36 %</text:p>
          </table:table-cell>
          <table:table-cell table:style-name="ce4" table:formula="of:=[.C75]/([.F75]+[.C75]+[.D75]+[.E75])" office:value-type="percentage" office:value="0" calcext:value-type="percentage">
            <text:p>0,00 %</text:p>
          </table:table-cell>
          <table:table-cell table:style-name="ce4" table:formula="of:=[.F75]/([.F75]+[.C75]+[.D75]+[.E75])" office:value-type="percentage" office:value="0.0133809099018733" calcext:value-type="percentage">
            <text:p>1,34 %</text:p>
          </table:table-cell>
          <table:table-cell table:formula="of:=IF([.I75]&gt;50%;&quot;Local&quot;;IF([.J75]&gt;50%;&quot;national&quot;;IF([.K75]&gt;50%;&quot;hors-québec&quot;;IF([.L7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9" calcext:value-type="float">
            <text:p>709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6" calcext:value-type="float">
            <text:p>16</text:p>
          </table:table-cell>
          <table:table-cell table:formula="of:=[.D76]/[.E76]" office:value-type="float" office:value="2.60661764705882" calcext:value-type="float">
            <text:p>2,61</text:p>
          </table:table-cell>
          <table:table-cell table:formula="of:=[.E76]/[.D76]" office:value-type="float" office:value="0.383638928067701" calcext:value-type="float">
            <text:p>0,38</text:p>
          </table:table-cell>
          <table:table-cell table:style-name="ce4" table:formula="of:=[.D76]/([.E76]+[.F76]+[.C76]+[.D76])" office:value-type="percentage" office:value="0.70970970970971" calcext:value-type="percentage">
            <text:p>70,97 %</text:p>
          </table:table-cell>
          <table:table-cell table:style-name="ce4" table:formula="of:=[.E76]/([.E76]+[.F76]+[.C76]+[.D76])" office:value-type="percentage" office:value="0.272272272272272" calcext:value-type="percentage">
            <text:p>27,23 %</text:p>
          </table:table-cell>
          <table:table-cell table:style-name="ce4" table:formula="of:=[.C76]/([.F76]+[.C76]+[.D76]+[.E76])" office:value-type="percentage" office:value="0.002002002002002" calcext:value-type="percentage">
            <text:p>0,20 %</text:p>
          </table:table-cell>
          <table:table-cell table:style-name="ce4" table:formula="of:=[.F76]/([.F76]+[.C76]+[.D76]+[.E76])" office:value-type="percentage" office:value="0.016016016016016" calcext:value-type="percentage">
            <text:p>1,60 %</text:p>
          </table:table-cell>
          <table:table-cell table:formula="of:=IF([.I76]&gt;50%;&quot;Local&quot;;IF([.J76]&gt;50%;&quot;national&quot;;IF([.K76]&gt;50%;&quot;hors-québec&quot;;IF([.L7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3" calcext:value-type="float">
            <text:p>3</text:p>
          </table:table-cell>
          <table:table-cell table:formula="of:=[.D77]/[.E77]" office:value-type="float" office:value="2.57299270072993" calcext:value-type="float">
            <text:p>2,57</text:p>
          </table:table-cell>
          <table:table-cell table:formula="of:=[.E77]/[.D77]" office:value-type="float" office:value="0.388652482269504" calcext:value-type="float">
            <text:p>0,39</text:p>
          </table:table-cell>
          <table:table-cell table:style-name="ce4" table:formula="of:=[.D77]/([.E77]+[.F77]+[.C77]+[.D77])" office:value-type="percentage" office:value="0.716463414634146" calcext:value-type="percentage">
            <text:p>71,65 %</text:p>
          </table:table-cell>
          <table:table-cell table:style-name="ce4" table:formula="of:=[.E77]/([.E77]+[.F77]+[.C77]+[.D77])" office:value-type="percentage" office:value="0.278455284552845" calcext:value-type="percentage">
            <text:p>27,85 %</text:p>
          </table:table-cell>
          <table:table-cell table:style-name="ce4" table:formula="of:=[.C77]/([.F77]+[.C77]+[.D77]+[.E77])" office:value-type="percentage" office:value="0.00203252032520325" calcext:value-type="percentage">
            <text:p>0,20 %</text:p>
          </table:table-cell>
          <table:table-cell table:style-name="ce4" table:formula="of:=[.F77]/([.F77]+[.C77]+[.D77]+[.E77])" office:value-type="percentage" office:value="0.00304878048780488" calcext:value-type="percentage">
            <text:p>0,30 %</text:p>
          </table:table-cell>
          <table:table-cell table:formula="of:=IF([.I77]&gt;50%;&quot;Local&quot;;IF([.J77]&gt;50%;&quot;national&quot;;IF([.K77]&gt;50%;&quot;hors-québec&quot;;IF([.L7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okshire-Eato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6" calcext:value-type="float">
            <text:p>1516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52" calcext:value-type="float">
            <text:p>52</text:p>
          </table:table-cell>
          <table:table-cell table:formula="of:=[.D78]/[.E78]" office:value-type="float" office:value="3.22553191489362" calcext:value-type="float">
            <text:p>3,23</text:p>
          </table:table-cell>
          <table:table-cell table:formula="of:=[.E78]/[.D78]" office:value-type="float" office:value="0.310026385224274" calcext:value-type="float">
            <text:p>0,31</text:p>
          </table:table-cell>
          <table:table-cell table:style-name="ce4" table:formula="of:=[.D78]/([.E78]+[.F78]+[.C78]+[.D78])" office:value-type="percentage" office:value="0.743866535819431" calcext:value-type="percentage">
            <text:p>74,39 %</text:p>
          </table:table-cell>
          <table:table-cell table:style-name="ce4" table:formula="of:=[.E78]/([.E78]+[.F78]+[.C78]+[.D78])" office:value-type="percentage" office:value="0.230618253189401" calcext:value-type="percentage">
            <text:p>23,06 %</text:p>
          </table:table-cell>
          <table:table-cell table:style-name="ce4" table:formula="of:=[.C78]/([.F78]+[.C78]+[.D78]+[.E78])" office:value-type="percentage" office:value="0" calcext:value-type="percentage">
            <text:p>0,00 %</text:p>
          </table:table-cell>
          <table:table-cell table:style-name="ce4" table:formula="of:=[.F78]/([.F78]+[.C78]+[.D78]+[.E78])" office:value-type="percentage" office:value="0.0255152109911678" calcext:value-type="percentage">
            <text:p>2,55 %</text:p>
          </table:table-cell>
          <table:table-cell table:formula="of:=IF([.I78]&gt;50%;&quot;Local&quot;;IF([.J78]&gt;50%;&quot;national&quot;;IF([.K78]&gt;50%;&quot;hors-québec&quot;;IF([.L7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3" calcext:value-type="float">
            <text:p>2033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91" calcext:value-type="float">
            <text:p>191</text:p>
          </table:table-cell>
          <table:table-cell table:formula="of:=[.D79]/[.E79]" office:value-type="float" office:value="10.1144278606965" calcext:value-type="float">
            <text:p>10,11</text:p>
          </table:table-cell>
          <table:table-cell table:formula="of:=[.E79]/[.D79]" office:value-type="float" office:value="0.0988686669945893" calcext:value-type="float">
            <text:p>0,10</text:p>
          </table:table-cell>
          <table:table-cell table:style-name="ce4" table:formula="of:=[.D79]/([.E79]+[.F79]+[.C79]+[.D79])" office:value-type="percentage" office:value="0.838350515463917" calcext:value-type="percentage">
            <text:p>83,84 %</text:p>
          </table:table-cell>
          <table:table-cell table:style-name="ce4" table:formula="of:=[.E79]/([.E79]+[.F79]+[.C79]+[.D79])" office:value-type="percentage" office:value="0.0828865979381443" calcext:value-type="percentage">
            <text:p>8,29 %</text:p>
          </table:table-cell>
          <table:table-cell table:style-name="ce4" table:formula="of:=[.C79]/([.F79]+[.C79]+[.D79]+[.E79])" office:value-type="percentage" office:value="0" calcext:value-type="percentage">
            <text:p>0,00 %</text:p>
          </table:table-cell>
          <table:table-cell table:style-name="ce4" table:formula="of:=[.F79]/([.F79]+[.C79]+[.D79]+[.E79])" office:value-type="percentage" office:value="0.0787628865979382" calcext:value-type="percentage">
            <text:p>7,88 %</text:p>
          </table:table-cell>
          <table:table-cell table:formula="of:=IF([.I79]&gt;50%;&quot;Local&quot;;IF([.J79]&gt;50%;&quot;national&quot;;IF([.K79]&gt;50%;&quot;hors-québec&quot;;IF([.L7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5" calcext:value-type="float">
            <text:p>975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" calcext:value-type="float">
            <text:p>1</text:p>
          </table:table-cell>
          <table:table-cell table:formula="of:=[.D80]/[.E80]" office:value-type="float" office:value="6.05590062111801" calcext:value-type="float">
            <text:p>6,06</text:p>
          </table:table-cell>
          <table:table-cell table:formula="of:=[.E80]/[.D80]" office:value-type="float" office:value="0.165128205128205" calcext:value-type="float">
            <text:p>0,17</text:p>
          </table:table-cell>
          <table:table-cell table:style-name="ce4" table:formula="of:=[.D80]/([.E80]+[.F80]+[.C80]+[.D80])" office:value-type="percentage" office:value="0.857519788918206" calcext:value-type="percentage">
            <text:p>85,75 %</text:p>
          </table:table-cell>
          <table:table-cell table:style-name="ce4" table:formula="of:=[.E80]/([.E80]+[.F80]+[.C80]+[.D80])" office:value-type="percentage" office:value="0.141600703605981" calcext:value-type="percentage">
            <text:p>14,16 %</text:p>
          </table:table-cell>
          <table:table-cell table:style-name="ce4" table:formula="of:=[.C80]/([.F80]+[.C80]+[.D80]+[.E80])" office:value-type="percentage" office:value="0" calcext:value-type="percentage">
            <text:p>0,00 %</text:p>
          </table:table-cell>
          <table:table-cell table:style-name="ce4" table:formula="of:=[.F80]/([.F80]+[.C80]+[.D80]+[.E80])" office:value-type="percentage" office:value="0.000879507475813544" calcext:value-type="percentage">
            <text:p>0,09 %</text:p>
          </table:table-cell>
          <table:table-cell table:formula="of:=IF([.I80]&gt;50%;&quot;Local&quot;;IF([.J80]&gt;50%;&quot;national&quot;;IF([.K80]&gt;50%;&quot;hors-québec&quot;;IF([.L8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Cowans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58" calcext:value-type="float">
            <text:p>1058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9" calcext:value-type="float">
            <text:p>9</text:p>
          </table:table-cell>
          <table:table-cell table:formula="of:=[.D81]/[.E81]" office:value-type="float" office:value="13.5641025641026" calcext:value-type="float">
            <text:p>13,56</text:p>
          </table:table-cell>
          <table:table-cell table:formula="of:=[.E81]/[.D81]" office:value-type="float" office:value="0.0737240075614367" calcext:value-type="float">
            <text:p>0,07</text:p>
          </table:table-cell>
          <table:table-cell table:style-name="ce4" table:formula="of:=[.D81]/([.E81]+[.F81]+[.C81]+[.D81])" office:value-type="percentage" office:value="0.922406277244987" calcext:value-type="percentage">
            <text:p>92,24 %</text:p>
          </table:table-cell>
          <table:table-cell table:style-name="ce4" table:formula="of:=[.E81]/([.E81]+[.F81]+[.C81]+[.D81])" office:value-type="percentage" office:value="0.0680034873583261" calcext:value-type="percentage">
            <text:p>6,80 %</text:p>
          </table:table-cell>
          <table:table-cell table:style-name="ce4" table:formula="of:=[.C81]/([.F81]+[.C81]+[.D81]+[.E81])" office:value-type="percentage" office:value="0.001743679163034" calcext:value-type="percentage">
            <text:p>0,17 %</text:p>
          </table:table-cell>
          <table:table-cell table:style-name="ce4" table:formula="of:=[.F81]/([.F81]+[.C81]+[.D81]+[.E81])" office:value-type="percentage" office:value="0.00784655623365301" calcext:value-type="percentage">
            <text:p>0,78 %</text:p>
          </table:table-cell>
          <table:table-cell table:formula="of:=IF([.I81]&gt;50%;&quot;Local&quot;;IF([.J81]&gt;50%;&quot;national&quot;;IF([.K81]&gt;50%;&quot;hors-québec&quot;;IF([.L8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6" calcext:value-type="float">
            <text:p>46</text:p>
          </table:table-cell>
          <table:table-cell table:formula="of:=[.D82]/[.E82]" office:value-type="float" office:value="1.46744186046512" calcext:value-type="float">
            <text:p>1,47</text:p>
          </table:table-cell>
          <table:table-cell table:formula="of:=[.E82]/[.D82]" office:value-type="float" office:value="0.681458003169572" calcext:value-type="float">
            <text:p>0,68</text:p>
          </table:table-cell>
          <table:table-cell table:style-name="ce4" table:formula="of:=[.D82]/([.E82]+[.F82]+[.C82]+[.D82])" office:value-type="percentage" office:value="0.570009033423668" calcext:value-type="percentage">
            <text:p>57,00 %</text:p>
          </table:table-cell>
          <table:table-cell table:style-name="ce4" table:formula="of:=[.E82]/([.E82]+[.F82]+[.C82]+[.D82])" office:value-type="percentage" office:value="0.38843721770551" calcext:value-type="percentage">
            <text:p>38,84 %</text:p>
          </table:table-cell>
          <table:table-cell table:style-name="ce4" table:formula="of:=[.C82]/([.F82]+[.C82]+[.D82]+[.E82])" office:value-type="percentage" office:value="0" calcext:value-type="percentage">
            <text:p>0,00 %</text:p>
          </table:table-cell>
          <table:table-cell table:style-name="ce4" table:formula="of:=[.F82]/([.F82]+[.C82]+[.D82]+[.E82])" office:value-type="percentage" office:value="0.041553748870822" calcext:value-type="percentage">
            <text:p>4,16 %</text:p>
          </table:table-cell>
          <table:table-cell table:formula="of:=IF([.I82]&gt;50%;&quot;Local&quot;;IF([.J82]&gt;50%;&quot;national&quot;;IF([.K82]&gt;50%;&quot;hors-québec&quot;;IF([.L8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6" calcext:value-type="float">
            <text:p>1526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258" calcext:value-type="float">
            <text:p>258</text:p>
          </table:table-cell>
          <table:table-cell table:formula="of:=[.D83]/[.E83]" office:value-type="float" office:value="2.38810641627543" calcext:value-type="float">
            <text:p>2,39</text:p>
          </table:table-cell>
          <table:table-cell table:formula="of:=[.E83]/[.D83]" office:value-type="float" office:value="0.418741808650066" calcext:value-type="float">
            <text:p>0,42</text:p>
          </table:table-cell>
          <table:table-cell table:style-name="ce4" table:formula="of:=[.D83]/([.E83]+[.F83]+[.C83]+[.D83])" office:value-type="percentage" office:value="0.629797771357821" calcext:value-type="percentage">
            <text:p>62,98 %</text:p>
          </table:table-cell>
          <table:table-cell table:style-name="ce4" table:formula="of:=[.E83]/([.E83]+[.F83]+[.C83]+[.D83])" office:value-type="percentage" office:value="0.263722657862154" calcext:value-type="percentage">
            <text:p>26,37 %</text:p>
          </table:table-cell>
          <table:table-cell table:style-name="ce4" table:formula="of:=[.C83]/([.F83]+[.C83]+[.D83]+[.E83])" office:value-type="percentage" office:value="0" calcext:value-type="percentage">
            <text:p>0,00 %</text:p>
          </table:table-cell>
          <table:table-cell table:style-name="ce4" table:formula="of:=[.F83]/([.F83]+[.C83]+[.D83]+[.E83])" office:value-type="percentage" office:value="0.106479570780025" calcext:value-type="percentage">
            <text:p>10,65 %</text:p>
          </table:table-cell>
          <table:table-cell table:formula="of:=IF([.I83]&gt;50%;&quot;Local&quot;;IF([.J83]&gt;50%;&quot;national&quot;;IF([.K83]&gt;50%;&quot;hors-québec&quot;;IF([.L8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olbeau-Mistassin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12" calcext:value-type="float">
            <text:p>12</text:p>
          </table:table-cell>
          <table:table-cell table:formula="of:=[.D84]/[.E84]" office:value-type="float" office:value="1.76349614395887" calcext:value-type="float">
            <text:p>1,76</text:p>
          </table:table-cell>
          <table:table-cell table:formula="of:=[.E84]/[.D84]" office:value-type="float" office:value="0.567055393586006" calcext:value-type="float">
            <text:p>0,57</text:p>
          </table:table-cell>
          <table:table-cell table:style-name="ce4" table:formula="of:=[.D84]/([.E84]+[.F84]+[.C84]+[.D84])" office:value-type="percentage" office:value="0.630514705882353" calcext:value-type="percentage">
            <text:p>63,05 %</text:p>
          </table:table-cell>
          <table:table-cell table:style-name="ce4" table:formula="of:=[.E84]/([.E84]+[.F84]+[.C84]+[.D84])" office:value-type="percentage" office:value="0.357536764705882" calcext:value-type="percentage">
            <text:p>35,75 %</text:p>
          </table:table-cell>
          <table:table-cell table:style-name="ce4" table:formula="of:=[.C84]/([.F84]+[.C84]+[.D84]+[.E84])" office:value-type="percentage" office:value="0.000919117647058824" calcext:value-type="percentage">
            <text:p>0,09 %</text:p>
          </table:table-cell>
          <table:table-cell table:style-name="ce4" table:formula="of:=[.F84]/([.F84]+[.C84]+[.D84]+[.E84])" office:value-type="percentage" office:value="0.0110294117647059" calcext:value-type="percentage">
            <text:p>1,10 %</text:p>
          </table:table-cell>
          <table:table-cell table:formula="of:=IF([.I84]&gt;50%;&quot;Local&quot;;IF([.J84]&gt;50%;&quot;national&quot;;IF([.K84]&gt;50%;&quot;hors-québec&quot;;IF([.L8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88" calcext:value-type="float">
            <text:p>1688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449" calcext:value-type="float">
            <text:p>449</text:p>
          </table:table-cell>
          <table:table-cell table:formula="of:=[.D85]/[.E85]" office:value-type="float" office:value="4.38441558441558" calcext:value-type="float">
            <text:p>4,38</text:p>
          </table:table-cell>
          <table:table-cell table:formula="of:=[.E85]/[.D85]" office:value-type="float" office:value="0.228080568720379" calcext:value-type="float">
            <text:p>0,23</text:p>
          </table:table-cell>
          <table:table-cell table:style-name="ce4" table:formula="of:=[.D85]/([.E85]+[.F85]+[.C85]+[.D85])" office:value-type="percentage" office:value="0.669044787950852" calcext:value-type="percentage">
            <text:p>66,90 %</text:p>
          </table:table-cell>
          <table:table-cell table:style-name="ce4" table:formula="of:=[.E85]/([.E85]+[.F85]+[.C85]+[.D85])" office:value-type="percentage" office:value="0.152596115735236" calcext:value-type="percentage">
            <text:p>15,26 %</text:p>
          </table:table-cell>
          <table:table-cell table:style-name="ce4" table:formula="of:=[.C85]/([.F85]+[.C85]+[.D85]+[.E85])" office:value-type="percentage" office:value="0.000396353547364249" calcext:value-type="percentage">
            <text:p>0,04 %</text:p>
          </table:table-cell>
          <table:table-cell table:style-name="ce4" table:formula="of:=[.F85]/([.F85]+[.C85]+[.D85]+[.E85])" office:value-type="percentage" office:value="0.177962742766548" calcext:value-type="percentage">
            <text:p>17,80 %</text:p>
          </table:table-cell>
          <table:table-cell table:formula="of:=IF([.I85]&gt;50%;&quot;Local&quot;;IF([.J85]&gt;50%;&quot;national&quot;;IF([.K85]&gt;50%;&quot;hors-québec&quot;;IF([.L8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Drummond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2" calcext:value-type="float">
            <text:p>752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44" calcext:value-type="float">
            <text:p>144</text:p>
          </table:table-cell>
          <table:table-cell table:formula="of:=[.D86]/[.E86]" office:value-type="float" office:value="3.44954128440367" calcext:value-type="float">
            <text:p>3,45</text:p>
          </table:table-cell>
          <table:table-cell table:formula="of:=[.E86]/[.D86]" office:value-type="float" office:value="0.289893617021277" calcext:value-type="float">
            <text:p>0,29</text:p>
          </table:table-cell>
          <table:table-cell table:style-name="ce4" table:formula="of:=[.D86]/([.E86]+[.F86]+[.C86]+[.D86])" office:value-type="percentage" office:value="0.673835125448029" calcext:value-type="percentage">
            <text:p>67,38 %</text:p>
          </table:table-cell>
          <table:table-cell table:style-name="ce4" table:formula="of:=[.E86]/([.E86]+[.F86]+[.C86]+[.D86])" office:value-type="percentage" office:value="0.195340501792115" calcext:value-type="percentage">
            <text:p>19,53 %</text:p>
          </table:table-cell>
          <table:table-cell table:style-name="ce4" table:formula="of:=[.C86]/([.F86]+[.C86]+[.D86]+[.E86])" office:value-type="percentage" office:value="0.0017921146953405" calcext:value-type="percentage">
            <text:p>0,18 %</text:p>
          </table:table-cell>
          <table:table-cell table:style-name="ce4" table:formula="of:=[.F86]/([.F86]+[.C86]+[.D86]+[.E86])" office:value-type="percentage" office:value="0.129032258064516" calcext:value-type="percentage">
            <text:p>12,90 %</text:p>
          </table:table-cell>
          <table:table-cell table:formula="of:=IF([.I86]&gt;50%;&quot;Local&quot;;IF([.J86]&gt;50%;&quot;national&quot;;IF([.K86]&gt;50%;&quot;hors-québec&quot;;IF([.L8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float" office:value="469" calcext:value-type="float">
            <text:p>469</text:p>
          </table:table-cell>
          <table:table-cell table:style-name="ce1" office:value-type="float" office:value="47" calcext:value-type="float">
            <text:p>47</text:p>
          </table:table-cell>
          <table:table-cell table:formula="of:=[.D87]/[.E87]" office:value-type="float" office:value="1.36673773987207" calcext:value-type="float">
            <text:p>1,37</text:p>
          </table:table-cell>
          <table:table-cell table:formula="of:=[.E87]/[.D87]" office:value-type="float" office:value="0.731669266770671" calcext:value-type="float">
            <text:p>0,73</text:p>
          </table:table-cell>
          <table:table-cell table:style-name="ce4" table:formula="of:=[.D87]/([.E87]+[.F87]+[.C87]+[.D87])" office:value-type="percentage" office:value="0.552586206896552" calcext:value-type="percentage">
            <text:p>55,26 %</text:p>
          </table:table-cell>
          <table:table-cell table:style-name="ce4" table:formula="of:=[.E87]/([.E87]+[.F87]+[.C87]+[.D87])" office:value-type="percentage" office:value="0.404310344827586" calcext:value-type="percentage">
            <text:p>40,43 %</text:p>
          </table:table-cell>
          <table:table-cell table:style-name="ce4" table:formula="of:=[.C87]/([.F87]+[.C87]+[.D87]+[.E87])" office:value-type="percentage" office:value="0.00258620689655172" calcext:value-type="percentage">
            <text:p>0,26 %</text:p>
          </table:table-cell>
          <table:table-cell table:style-name="ce4" table:formula="of:=[.F87]/([.F87]+[.C87]+[.D87]+[.E87])" office:value-type="percentage" office:value="0.0405172413793103" calcext:value-type="percentage">
            <text:p>4,05 %</text:p>
          </table:table-cell>
          <table:table-cell table:formula="of:=IF([.I87]&gt;50%;&quot;Local&quot;;IF([.J87]&gt;50%;&quot;national&quot;;IF([.K87]&gt;50%;&quot;hors-québec&quot;;IF([.L8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atineau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31" calcext:value-type="float">
            <text:p>31</text:p>
          </table:table-cell>
          <table:table-cell table:formula="of:=[.D88]/[.E88]" office:value-type="float" office:value="1.42727272727273" calcext:value-type="float">
            <text:p>1,43</text:p>
          </table:table-cell>
          <table:table-cell table:formula="of:=[.E88]/[.D88]" office:value-type="float" office:value="0.700636942675159" calcext:value-type="float">
            <text:p>0,70</text:p>
          </table:table-cell>
          <table:table-cell table:style-name="ce4" table:formula="of:=[.D88]/([.E88]+[.F88]+[.C88]+[.D88])" office:value-type="percentage" office:value="0.570909090909091" calcext:value-type="percentage">
            <text:p>57,09 %</text:p>
          </table:table-cell>
          <table:table-cell table:style-name="ce4" table:formula="of:=[.E88]/([.E88]+[.F88]+[.C88]+[.D88])" office:value-type="percentage" office:value="0.4" calcext:value-type="percentage">
            <text:p>40,00 %</text:p>
          </table:table-cell>
          <table:table-cell table:style-name="ce4" table:formula="of:=[.C88]/([.F88]+[.C88]+[.D88]+[.E88])" office:value-type="percentage" office:value="0.00654545454545455" calcext:value-type="percentage">
            <text:p>0,65 %</text:p>
          </table:table-cell>
          <table:table-cell table:style-name="ce4" table:formula="of:=[.F88]/([.F88]+[.C88]+[.D88]+[.E88])" office:value-type="percentage" office:value="0.0225454545454545" calcext:value-type="percentage">
            <text:p>2,25 %</text:p>
          </table:table-cell>
          <table:table-cell table:formula="of:=IF([.I88]&gt;50%;&quot;Local&quot;;IF([.J88]&gt;50%;&quot;national&quot;;IF([.K88]&gt;50%;&quot;hors-québec&quot;;IF([.L8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5" calcext:value-type="float">
            <text:p>965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11" calcext:value-type="float">
            <text:p>11</text:p>
          </table:table-cell>
          <table:table-cell table:formula="of:=[.D89]/[.E89]" office:value-type="float" office:value="2.30310262529833" calcext:value-type="float">
            <text:p>2,30</text:p>
          </table:table-cell>
          <table:table-cell table:formula="of:=[.E89]/[.D89]" office:value-type="float" office:value="0.43419689119171" calcext:value-type="float">
            <text:p>0,43</text:p>
          </table:table-cell>
          <table:table-cell table:style-name="ce4" table:formula="of:=[.D89]/([.E89]+[.F89]+[.C89]+[.D89])" office:value-type="percentage" office:value="0.691756272401434" calcext:value-type="percentage">
            <text:p>69,18 %</text:p>
          </table:table-cell>
          <table:table-cell table:style-name="ce4" table:formula="of:=[.E89]/([.E89]+[.F89]+[.C89]+[.D89])" office:value-type="percentage" office:value="0.300358422939068" calcext:value-type="percentage">
            <text:p>30,04 %</text:p>
          </table:table-cell>
          <table:table-cell table:style-name="ce4" table:formula="of:=[.C89]/([.F89]+[.C89]+[.D89]+[.E89])" office:value-type="percentage" office:value="0" calcext:value-type="percentage">
            <text:p>0,00 %</text:p>
          </table:table-cell>
          <table:table-cell table:style-name="ce4" table:formula="of:=[.F89]/([.F89]+[.C89]+[.D89]+[.E89])" office:value-type="percentage" office:value="0.00788530465949821" calcext:value-type="percentage">
            <text:p>0,79 %</text:p>
          </table:table-cell>
          <table:table-cell table:formula="of:=IF([.I89]&gt;50%;&quot;Local&quot;;IF([.J89]&gt;50%;&quot;national&quot;;IF([.K89]&gt;50%;&quot;hors-québec&quot;;IF([.L8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36" calcext:value-type="float">
            <text:p>136</text:p>
          </table:table-cell>
          <table:table-cell table:formula="of:=[.D90]/[.E90]" office:value-type="float" office:value="4.91379310344828" calcext:value-type="float">
            <text:p>4,91</text:p>
          </table:table-cell>
          <table:table-cell table:formula="of:=[.E90]/[.D90]" office:value-type="float" office:value="0.203508771929825" calcext:value-type="float">
            <text:p>0,20</text:p>
          </table:table-cell>
          <table:table-cell table:style-name="ce4" table:formula="of:=[.D90]/([.E90]+[.F90]+[.C90]+[.D90])" office:value-type="percentage" office:value="0.786361844698463" calcext:value-type="percentage">
            <text:p>78,64 %</text:p>
          </table:table-cell>
          <table:table-cell table:style-name="ce4" table:formula="of:=[.E90]/([.E90]+[.F90]+[.C90]+[.D90])" office:value-type="percentage" office:value="0.160031533307056" calcext:value-type="percentage">
            <text:p>16,00 %</text:p>
          </table:table-cell>
          <table:table-cell table:style-name="ce4" table:formula="of:=[.C90]/([.F90]+[.C90]+[.D90]+[.E90])" office:value-type="percentage" office:value="0" calcext:value-type="percentage">
            <text:p>0,00 %</text:p>
          </table:table-cell>
          <table:table-cell table:style-name="ce4" table:formula="of:=[.F90]/([.F90]+[.C90]+[.D90]+[.E90])" office:value-type="percentage" office:value="0.0536066219944817" calcext:value-type="percentage">
            <text:p>5,36 %</text:p>
          </table:table-cell>
          <table:table-cell table:formula="of:=IF([.I90]&gt;50%;&quot;Local&quot;;IF([.J90]&gt;50%;&quot;national&quot;;IF([.K90]&gt;50%;&quot;hors-québec&quot;;IF([.L9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Granb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10" calcext:value-type="float">
            <text:p>10</text:p>
          </table:table-cell>
          <table:table-cell table:formula="of:=[.D91]/[.E91]" office:value-type="float" office:value="4.12663755458515" calcext:value-type="float">
            <text:p>4,13</text:p>
          </table:table-cell>
          <table:table-cell table:formula="of:=[.E91]/[.D91]" office:value-type="float" office:value="0.242328042328042" calcext:value-type="float">
            <text:p>0,24</text:p>
          </table:table-cell>
          <table:table-cell table:style-name="ce4" table:formula="of:=[.D91]/([.E91]+[.F91]+[.C91]+[.D91])" office:value-type="percentage" office:value="0.798141891891892" calcext:value-type="percentage">
            <text:p>79,81 %</text:p>
          </table:table-cell>
          <table:table-cell table:style-name="ce4" table:formula="of:=[.E91]/([.E91]+[.F91]+[.C91]+[.D91])" office:value-type="percentage" office:value="0.193412162162162" calcext:value-type="percentage">
            <text:p>19,34 %</text:p>
          </table:table-cell>
          <table:table-cell table:style-name="ce4" table:formula="of:=[.C91]/([.F91]+[.C91]+[.D91]+[.E91])" office:value-type="percentage" office:value="0" calcext:value-type="percentage">
            <text:p>0,00 %</text:p>
          </table:table-cell>
          <table:table-cell table:style-name="ce4" table:formula="of:=[.F91]/([.F91]+[.C91]+[.D91]+[.E91])" office:value-type="percentage" office:value="0.00844594594594595" calcext:value-type="percentage">
            <text:p>0,84 %</text:p>
          </table:table-cell>
          <table:table-cell table:formula="of:=IF([.I91]&gt;50%;&quot;Local&quot;;IF([.J91]&gt;50%;&quot;national&quot;;IF([.K91]&gt;50%;&quot;hors-québec&quot;;IF([.L9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802" calcext:value-type="float">
            <text:p>1802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134" calcext:value-type="float">
            <text:p>134</text:p>
          </table:table-cell>
          <table:table-cell table:formula="of:=[.D92]/[.E92]" office:value-type="float" office:value="3.11764705882353" calcext:value-type="float">
            <text:p>3,12</text:p>
          </table:table-cell>
          <table:table-cell table:formula="of:=[.E92]/[.D92]" office:value-type="float" office:value="0.320754716981132" calcext:value-type="float">
            <text:p>0,32</text:p>
          </table:table-cell>
          <table:table-cell table:style-name="ce4" table:formula="of:=[.D92]/([.E92]+[.F92]+[.C92]+[.D92])" office:value-type="percentage" office:value="0.708055009823183" calcext:value-type="percentage">
            <text:p>70,81 %</text:p>
          </table:table-cell>
          <table:table-cell table:style-name="ce4" table:formula="of:=[.E92]/([.E92]+[.F92]+[.C92]+[.D92])" office:value-type="percentage" office:value="0.227111984282908" calcext:value-type="percentage">
            <text:p>22,71 %</text:p>
          </table:table-cell>
          <table:table-cell table:style-name="ce4" table:formula="of:=[.C92]/([.F92]+[.C92]+[.D92]+[.E92])" office:value-type="percentage" office:value="0.0121807465618861" calcext:value-type="percentage">
            <text:p>1,22 %</text:p>
          </table:table-cell>
          <table:table-cell table:style-name="ce4" table:formula="of:=[.F92]/([.F92]+[.C92]+[.D92]+[.E92])" office:value-type="percentage" office:value="0.0526522593320236" calcext:value-type="percentage">
            <text:p>5,27 %</text:p>
          </table:table-cell>
          <table:table-cell table:formula="of:=IF([.I92]&gt;50%;&quot;Local&quot;;IF([.J92]&gt;50%;&quot;national&quot;;IF([.K92]&gt;50%;&quot;hors-québec&quot;;IF([.L9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74" calcext:value-type="float">
            <text:p>874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1" calcext:value-type="float">
            <text:p>21</text:p>
          </table:table-cell>
          <table:table-cell table:formula="of:=[.D93]/[.E93]" office:value-type="float" office:value="3.21323529411765" calcext:value-type="float">
            <text:p>3,21</text:p>
          </table:table-cell>
          <table:table-cell table:formula="of:=[.E93]/[.D93]" office:value-type="float" office:value="0.311212814645309" calcext:value-type="float">
            <text:p>0,31</text:p>
          </table:table-cell>
          <table:table-cell table:style-name="ce4" table:formula="of:=[.D93]/([.E93]+[.F93]+[.C93]+[.D93])" office:value-type="percentage" office:value="0.743197278911565" calcext:value-type="percentage">
            <text:p>74,32 %</text:p>
          </table:table-cell>
          <table:table-cell table:style-name="ce4" table:formula="of:=[.E93]/([.E93]+[.F93]+[.C93]+[.D93])" office:value-type="percentage" office:value="0.231292517006803" calcext:value-type="percentage">
            <text:p>23,13 %</text:p>
          </table:table-cell>
          <table:table-cell table:style-name="ce4" table:formula="of:=[.C93]/([.F93]+[.C93]+[.D93]+[.E93])" office:value-type="percentage" office:value="0.0076530612244898" calcext:value-type="percentage">
            <text:p>0,77 %</text:p>
          </table:table-cell>
          <table:table-cell table:style-name="ce4" table:formula="of:=[.F93]/([.F93]+[.C93]+[.D93]+[.E93])" office:value-type="percentage" office:value="0.0178571428571429" calcext:value-type="percentage">
            <text:p>1,79 %</text:p>
          </table:table-cell>
          <table:table-cell table:formula="of:=IF([.I93]&gt;50%;&quot;Local&quot;;IF([.J93]&gt;50%;&quot;national&quot;;IF([.K93]&gt;50%;&quot;hors-québec&quot;;IF([.L9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'Islet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44" calcext:value-type="float">
            <text:p>644</text:p>
          </table:table-cell>
          <table:table-cell table:style-name="ce1" office:value-type="float" office:value="426" calcext:value-type="float">
            <text:p>426</text:p>
          </table:table-cell>
          <table:table-cell table:style-name="ce1" office:value-type="float" office:value="19" calcext:value-type="float">
            <text:p>19</text:p>
          </table:table-cell>
          <table:table-cell table:formula="of:=[.D94]/[.E94]" office:value-type="float" office:value="1.51173708920188" calcext:value-type="float">
            <text:p>1,51</text:p>
          </table:table-cell>
          <table:table-cell table:formula="of:=[.E94]/[.D94]" office:value-type="float" office:value="0.661490683229814" calcext:value-type="float">
            <text:p>0,66</text:p>
          </table:table-cell>
          <table:table-cell table:style-name="ce4" table:formula="of:=[.D94]/([.E94]+[.F94]+[.C94]+[.D94])" office:value-type="percentage" office:value="0.567400881057269" calcext:value-type="percentage">
            <text:p>56,74 %</text:p>
          </table:table-cell>
          <table:table-cell table:style-name="ce4" table:formula="of:=[.E94]/([.E94]+[.F94]+[.C94]+[.D94])" office:value-type="percentage" office:value="0.375330396475771" calcext:value-type="percentage">
            <text:p>37,53 %</text:p>
          </table:table-cell>
          <table:table-cell table:style-name="ce4" table:formula="of:=[.C94]/([.F94]+[.C94]+[.D94]+[.E94])" office:value-type="percentage" office:value="0.0405286343612335" calcext:value-type="percentage">
            <text:p>4,05 %</text:p>
          </table:table-cell>
          <table:table-cell table:style-name="ce4" table:formula="of:=[.F94]/([.F94]+[.C94]+[.D94]+[.E94])" office:value-type="percentage" office:value="0.0167400881057269" calcext:value-type="percentage">
            <text:p>1,67 %</text:p>
          </table:table-cell>
          <table:table-cell table:formula="of:=IF([.I94]&gt;50%;&quot;Local&quot;;IF([.J94]&gt;50%;&quot;national&quot;;IF([.K94]&gt;50%;&quot;hors-québec&quot;;IF([.L9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302" calcext:value-type="float">
            <text:p>1302</text:p>
          </table:table-cell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47" calcext:value-type="float">
            <text:p>47</text:p>
          </table:table-cell>
          <table:table-cell table:formula="of:=[.D95]/[.E95]" office:value-type="float" office:value="1.28275862068966" calcext:value-type="float">
            <text:p>1,28</text:p>
          </table:table-cell>
          <table:table-cell table:formula="of:=[.E95]/[.D95]" office:value-type="float" office:value="0.779569892473118" calcext:value-type="float">
            <text:p>0,78</text:p>
          </table:table-cell>
          <table:table-cell table:style-name="ce4" table:formula="of:=[.D95]/([.E95]+[.F95]+[.C95]+[.D95])" office:value-type="percentage" office:value="0.549135385913117" calcext:value-type="percentage">
            <text:p>54,91 %</text:p>
          </table:table-cell>
          <table:table-cell table:style-name="ce4" table:formula="of:=[.E95]/([.E95]+[.F95]+[.C95]+[.D95])" office:value-type="percentage" office:value="0.428089413749473" calcext:value-type="percentage">
            <text:p>42,81 %</text:p>
          </table:table-cell>
          <table:table-cell table:style-name="ce4" table:formula="of:=[.C95]/([.F95]+[.C95]+[.D95]+[.E95])" office:value-type="percentage" office:value="0.00295234078447912" calcext:value-type="percentage">
            <text:p>0,30 %</text:p>
          </table:table-cell>
          <table:table-cell table:style-name="ce4" table:formula="of:=[.F95]/([.F95]+[.C95]+[.D95]+[.E95])" office:value-type="percentage" office:value="0.0198228595529313" calcext:value-type="percentage">
            <text:p>1,98 %</text:p>
          </table:table-cell>
          <table:table-cell table:formula="of:=IF([.I95]&gt;50%;&quot;Local&quot;;IF([.J95]&gt;50%;&quot;national&quot;;IF([.K95]&gt;50%;&quot;hors-québec&quot;;IF([.L9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6" calcext:value-type="float">
            <text:p>6</text:p>
          </table:table-cell>
          <table:table-cell table:formula="of:=[.D96]/[.E96]" office:value-type="float" office:value="3.1183800623053" calcext:value-type="float">
            <text:p>3,12</text:p>
          </table:table-cell>
          <table:table-cell table:formula="of:=[.E96]/[.D96]" office:value-type="float" office:value="0.320679320679321" calcext:value-type="float">
            <text:p>0,32</text:p>
          </table:table-cell>
          <table:table-cell table:style-name="ce4" table:formula="of:=[.D96]/([.E96]+[.F96]+[.C96]+[.D96])" office:value-type="percentage" office:value="0.74869109947644" calcext:value-type="percentage">
            <text:p>74,87 %</text:p>
          </table:table-cell>
          <table:table-cell table:style-name="ce4" table:formula="of:=[.E96]/([.E96]+[.F96]+[.C96]+[.D96])" office:value-type="percentage" office:value="0.240089753178758" calcext:value-type="percentage">
            <text:p>24,01 %</text:p>
          </table:table-cell>
          <table:table-cell table:style-name="ce4" table:formula="of:=[.C96]/([.F96]+[.C96]+[.D96]+[.E96])" office:value-type="percentage" office:value="0.00673148840688108" calcext:value-type="percentage">
            <text:p>0,67 %</text:p>
          </table:table-cell>
          <table:table-cell table:style-name="ce4" table:formula="of:=[.F96]/([.F96]+[.C96]+[.D96]+[.E96])" office:value-type="percentage" office:value="0.00448765893792072" calcext:value-type="percentage">
            <text:p>0,45 %</text:p>
          </table:table-cell>
          <table:table-cell table:formula="of:=IF([.I96]&gt;50%;&quot;Local&quot;;IF([.J96]&gt;50%;&quot;national&quot;;IF([.K96]&gt;50%;&quot;hors-québec&quot;;IF([.L9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20" calcext:value-type="float">
            <text:p>192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50" calcext:value-type="float">
            <text:p>50</text:p>
          </table:table-cell>
          <table:table-cell table:formula="of:=[.D97]/[.E97]" office:value-type="float" office:value="4.1648590021692" calcext:value-type="float">
            <text:p>4,16</text:p>
          </table:table-cell>
          <table:table-cell table:formula="of:=[.E97]/[.D97]" office:value-type="float" office:value="0.240104166666667" calcext:value-type="float">
            <text:p>0,24</text:p>
          </table:table-cell>
          <table:table-cell table:style-name="ce4" table:formula="of:=[.D97]/([.E97]+[.F97]+[.C97]+[.D97])" office:value-type="percentage" office:value="0.783993466721111" calcext:value-type="percentage">
            <text:p>78,40 %</text:p>
          </table:table-cell>
          <table:table-cell table:style-name="ce4" table:formula="of:=[.E97]/([.E97]+[.F97]+[.C97]+[.D97])" office:value-type="percentage" office:value="0.188240097999183" calcext:value-type="percentage">
            <text:p>18,82 %</text:p>
          </table:table-cell>
          <table:table-cell table:style-name="ce4" table:formula="of:=[.C97]/([.F97]+[.C97]+[.D97]+[.E97])" office:value-type="percentage" office:value="0.00734993875051041" calcext:value-type="percentage">
            <text:p>0,73 %</text:p>
          </table:table-cell>
          <table:table-cell table:style-name="ce4" table:formula="of:=[.F97]/([.F97]+[.C97]+[.D97]+[.E97])" office:value-type="percentage" office:value="0.0204164965291956" calcext:value-type="percentage">
            <text:p>2,04 %</text:p>
          </table:table-cell>
          <table:table-cell table:formula="of:=IF([.I97]&gt;50%;&quot;Local&quot;;IF([.J97]&gt;50%;&quot;national&quot;;IF([.K97]&gt;50%;&quot;hors-québec&quot;;IF([.L9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 Tuqu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7" calcext:value-type="float">
            <text:p>7</text:p>
          </table:table-cell>
          <table:table-cell table:formula="of:=[.D98]/[.E98]" office:value-type="float" office:value="5.12903225806452" calcext:value-type="float">
            <text:p>5,13</text:p>
          </table:table-cell>
          <table:table-cell table:formula="of:=[.E98]/[.D98]" office:value-type="float" office:value="0.19496855345912" calcext:value-type="float">
            <text:p>0,19</text:p>
          </table:table-cell>
          <table:table-cell table:style-name="ce4" table:formula="of:=[.D98]/([.E98]+[.F98]+[.C98]+[.D98])" office:value-type="percentage" office:value="0.828125" calcext:value-type="percentage">
            <text:p>82,81 %</text:p>
          </table:table-cell>
          <table:table-cell table:style-name="ce4" table:formula="of:=[.E98]/([.E98]+[.F98]+[.C98]+[.D98])" office:value-type="percentage" office:value="0.161458333333333" calcext:value-type="percentage">
            <text:p>16,15 %</text:p>
          </table:table-cell>
          <table:table-cell table:style-name="ce4" table:formula="of:=[.C98]/([.F98]+[.C98]+[.D98]+[.E98])" office:value-type="percentage" office:value="0.00434027777777778" calcext:value-type="percentage">
            <text:p>0,43 %</text:p>
          </table:table-cell>
          <table:table-cell table:style-name="ce4" table:formula="of:=[.F98]/([.F98]+[.C98]+[.D98]+[.E98])" office:value-type="percentage" office:value="0.00607638888888889" calcext:value-type="percentage">
            <text:p>0,61 %</text:p>
          </table:table-cell>
          <table:table-cell table:formula="of:=IF([.I98]&gt;50%;&quot;Local&quot;;IF([.J98]&gt;50%;&quot;national&quot;;IF([.K98]&gt;50%;&quot;hors-québec&quot;;IF([.L9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9" calcext:value-type="float">
            <text:p>9</text:p>
          </table:table-cell>
          <table:table-cell table:formula="of:=[.D99]/[.E99]" office:value-type="float" office:value="2.19384615384615" calcext:value-type="float">
            <text:p>2,19</text:p>
          </table:table-cell>
          <table:table-cell table:formula="of:=[.E99]/[.D99]" office:value-type="float" office:value="0.455820476858345" calcext:value-type="float">
            <text:p>0,46</text:p>
          </table:table-cell>
          <table:table-cell table:style-name="ce4" table:formula="of:=[.D99]/([.E99]+[.F99]+[.C99]+[.D99])" office:value-type="percentage" office:value="0.679047619047619" calcext:value-type="percentage">
            <text:p>67,90 %</text:p>
          </table:table-cell>
          <table:table-cell table:style-name="ce4" table:formula="of:=[.E99]/([.E99]+[.F99]+[.C99]+[.D99])" office:value-type="percentage" office:value="0.30952380952381" calcext:value-type="percentage">
            <text:p>30,95 %</text:p>
          </table:table-cell>
          <table:table-cell table:style-name="ce4" table:formula="of:=[.C99]/([.F99]+[.C99]+[.D99]+[.E99])" office:value-type="percentage" office:value="0.00285714285714286" calcext:value-type="percentage">
            <text:p>0,29 %</text:p>
          </table:table-cell>
          <table:table-cell table:style-name="ce4" table:formula="of:=[.F99]/([.F99]+[.C99]+[.D99]+[.E99])" office:value-type="percentage" office:value="0.00857142857142857" calcext:value-type="percentage">
            <text:p>0,86 %</text:p>
          </table:table-cell>
          <table:table-cell table:formula="of:=IF([.I99]&gt;50%;&quot;Local&quot;;IF([.J99]&gt;50%;&quot;national&quot;;IF([.K99]&gt;50%;&quot;hors-québec&quot;;IF([.L9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2" calcext:value-type="float">
            <text:p>1902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103" calcext:value-type="float">
            <text:p>103</text:p>
          </table:table-cell>
          <table:table-cell table:formula="of:=[.D100]/[.E100]" office:value-type="float" office:value="5.35774647887324" calcext:value-type="float">
            <text:p>5,36</text:p>
          </table:table-cell>
          <table:table-cell table:formula="of:=[.E100]/[.D100]" office:value-type="float" office:value="0.18664563617245" calcext:value-type="float">
            <text:p>0,19</text:p>
          </table:table-cell>
          <table:table-cell table:style-name="ce4" table:formula="of:=[.D100]/([.E100]+[.F100]+[.C100]+[.D100])" office:value-type="percentage" office:value="0.80593220338983" calcext:value-type="percentage">
            <text:p>80,59 %</text:p>
          </table:table-cell>
          <table:table-cell table:style-name="ce4" table:formula="of:=[.E100]/([.E100]+[.F100]+[.C100]+[.D100])" office:value-type="percentage" office:value="0.150423728813559" calcext:value-type="percentage">
            <text:p>15,04 %</text:p>
          </table:table-cell>
          <table:table-cell table:style-name="ce4" table:formula="of:=[.C100]/([.F100]+[.C100]+[.D100]+[.E100])" office:value-type="percentage" office:value="0" calcext:value-type="percentage">
            <text:p>0,00 %</text:p>
          </table:table-cell>
          <table:table-cell table:style-name="ce4" table:formula="of:=[.F100]/([.F100]+[.C100]+[.D100]+[.E100])" office:value-type="percentage" office:value="0.0436440677966102" calcext:value-type="percentage">
            <text:p>4,36 %</text:p>
          </table:table-cell>
          <table:table-cell table:formula="of:=IF([.I100]&gt;50%;&quot;Local&quot;;IF([.J100]&gt;50%;&quot;national&quot;;IF([.K100]&gt;50%;&quot;hors-québec&quot;;IF([.L10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Etchemi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9" calcext:value-type="float">
            <text:p>909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4" calcext:value-type="float">
            <text:p>14</text:p>
          </table:table-cell>
          <table:table-cell table:formula="of:=[.D101]/[.E101]" office:value-type="float" office:value="5.10674157303371" calcext:value-type="float">
            <text:p>5,11</text:p>
          </table:table-cell>
          <table:table-cell table:formula="of:=[.E101]/[.D101]" office:value-type="float" office:value="0.195819581958196" calcext:value-type="float">
            <text:p>0,20</text:p>
          </table:table-cell>
          <table:table-cell table:style-name="ce4" table:formula="of:=[.D101]/([.E101]+[.F101]+[.C101]+[.D101])" office:value-type="percentage" office:value="0.825613079019074" calcext:value-type="percentage">
            <text:p>82,56 %</text:p>
          </table:table-cell>
          <table:table-cell table:style-name="ce4" table:formula="of:=[.E101]/([.E101]+[.F101]+[.C101]+[.D101])" office:value-type="percentage" office:value="0.161671207992734" calcext:value-type="percentage">
            <text:p>16,17 %</text:p>
          </table:table-cell>
          <table:table-cell table:style-name="ce4" table:formula="of:=[.C101]/([.F101]+[.C101]+[.D101]+[.E101])" office:value-type="percentage" office:value="0" calcext:value-type="percentage">
            <text:p>0,00 %</text:p>
          </table:table-cell>
          <table:table-cell table:style-name="ce4" table:formula="of:=[.F101]/([.F101]+[.C101]+[.D101]+[.E101])" office:value-type="percentage" office:value="0.0127157129881926" calcext:value-type="percentage">
            <text:p>1,27 %</text:p>
          </table:table-cell>
          <table:table-cell table:formula="of:=IF([.I101]&gt;50%;&quot;Local&quot;;IF([.J101]&gt;50%;&quot;national&quot;;IF([.K101]&gt;50%;&quot;hors-québec&quot;;IF([.L10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240" calcext:value-type="float">
            <text:p>1240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178" calcext:value-type="float">
            <text:p>178</text:p>
          </table:table-cell>
          <table:table-cell table:formula="of:=[.D102]/[.E102]" office:value-type="float" office:value="1.33909287257019" calcext:value-type="float">
            <text:p>1,34</text:p>
          </table:table-cell>
          <table:table-cell table:formula="of:=[.E102]/[.D102]" office:value-type="float" office:value="0.746774193548387" calcext:value-type="float">
            <text:p>0,75</text:p>
          </table:table-cell>
          <table:table-cell table:style-name="ce4" table:formula="of:=[.D102]/([.E102]+[.F102]+[.C102]+[.D102])" office:value-type="percentage" office:value="0.528559249786871" calcext:value-type="percentage">
            <text:p>52,86 %</text:p>
          </table:table-cell>
          <table:table-cell table:style-name="ce4" table:formula="of:=[.E102]/([.E102]+[.F102]+[.C102]+[.D102])" office:value-type="percentage" office:value="0.394714407502131" calcext:value-type="percentage">
            <text:p>39,47 %</text:p>
          </table:table-cell>
          <table:table-cell table:style-name="ce4" table:formula="of:=[.C102]/([.F102]+[.C102]+[.D102]+[.E102])" office:value-type="percentage" office:value="0.000852514919011083" calcext:value-type="percentage">
            <text:p>0,09 %</text:p>
          </table:table-cell>
          <table:table-cell table:style-name="ce4" table:formula="of:=[.F102]/([.F102]+[.C102]+[.D102]+[.E102])" office:value-type="percentage" office:value="0.0758738277919864" calcext:value-type="percentage">
            <text:p>7,59 %</text:p>
          </table:table-cell>
          <table:table-cell table:formula="of:=IF([.I102]&gt;50%;&quot;Local&quot;;IF([.J102]&gt;50%;&quot;national&quot;;IF([.K102]&gt;50%;&quot;hors-québec&quot;;IF([.L10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c-Mégantic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10" calcext:value-type="float">
            <text:p>10</text:p>
          </table:table-cell>
          <table:table-cell table:formula="of:=[.D103]/[.E103]" office:value-type="float" office:value="1.25847457627119" calcext:value-type="float">
            <text:p>1,26</text:p>
          </table:table-cell>
          <table:table-cell table:formula="of:=[.E103]/[.D103]" office:value-type="float" office:value="0.794612794612795" calcext:value-type="float">
            <text:p>0,79</text:p>
          </table:table-cell>
          <table:table-cell table:style-name="ce4" table:formula="of:=[.D103]/([.E103]+[.F103]+[.C103]+[.D103])" office:value-type="percentage" office:value="0.548983364140481" calcext:value-type="percentage">
            <text:p>54,90 %</text:p>
          </table:table-cell>
          <table:table-cell table:style-name="ce4" table:formula="of:=[.E103]/([.E103]+[.F103]+[.C103]+[.D103])" office:value-type="percentage" office:value="0.436229205175601" calcext:value-type="percentage">
            <text:p>43,62 %</text:p>
          </table:table-cell>
          <table:table-cell table:style-name="ce4" table:formula="of:=[.C103]/([.F103]+[.C103]+[.D103]+[.E103])" office:value-type="percentage" office:value="0.0055452865064695" calcext:value-type="percentage">
            <text:p>0,55 %</text:p>
          </table:table-cell>
          <table:table-cell table:style-name="ce4" table:formula="of:=[.F103]/([.F103]+[.C103]+[.D103]+[.E103])" office:value-type="percentage" office:value="0.00924214417744917" calcext:value-type="percentage">
            <text:p>0,92 %</text:p>
          </table:table-cell>
          <table:table-cell table:formula="of:=IF([.I103]&gt;50%;&quot;Local&quot;;IF([.J103]&gt;50%;&quot;national&quot;;IF([.K103]&gt;50%;&quot;hors-québec&quot;;IF([.L10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3" calcext:value-type="float">
            <text:p>1153</text:p>
          </table:table-cell>
          <table:table-cell table:style-name="ce1" office:value-type="float" office:value="821" calcext:value-type="float">
            <text:p>821</text:p>
          </table:table-cell>
          <table:table-cell table:style-name="ce1" office:value-type="float" office:value="46" calcext:value-type="float">
            <text:p>46</text:p>
          </table:table-cell>
          <table:table-cell table:formula="of:=[.D104]/[.E104]" office:value-type="float" office:value="1.40438489646772" calcext:value-type="float">
            <text:p>1,40</text:p>
          </table:table-cell>
          <table:table-cell table:formula="of:=[.E104]/[.D104]" office:value-type="float" office:value="0.712055507372073" calcext:value-type="float">
            <text:p>0,71</text:p>
          </table:table-cell>
          <table:table-cell table:style-name="ce4" table:formula="of:=[.D104]/([.E104]+[.F104]+[.C104]+[.D104])" office:value-type="percentage" office:value="0.570792079207921" calcext:value-type="percentage">
            <text:p>57,08 %</text:p>
          </table:table-cell>
          <table:table-cell table:style-name="ce4" table:formula="of:=[.E104]/([.E104]+[.F104]+[.C104]+[.D104])" office:value-type="percentage" office:value="0.406435643564356" calcext:value-type="percentage">
            <text:p>40,64 %</text:p>
          </table:table-cell>
          <table:table-cell table:style-name="ce4" table:formula="of:=[.C104]/([.F104]+[.C104]+[.D104]+[.E104])" office:value-type="percentage" office:value="0" calcext:value-type="percentage">
            <text:p>0,00 %</text:p>
          </table:table-cell>
          <table:table-cell table:style-name="ce4" table:formula="of:=[.F104]/([.F104]+[.C104]+[.D104]+[.E104])" office:value-type="percentage" office:value="0.0227722772277228" calcext:value-type="percentage">
            <text:p>2,28 %</text:p>
          </table:table-cell>
          <table:table-cell table:formula="of:=IF([.I104]&gt;50%;&quot;Local&quot;;IF([.J104]&gt;50%;&quot;national&quot;;IF([.K104]&gt;50%;&quot;hors-québec&quot;;IF([.L10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5" calcext:value-type="float">
            <text:p>35</text:p>
          </table:table-cell>
          <table:table-cell table:formula="of:=[.D105]/[.E105]" office:value-type="float" office:value="1.67241379310345" calcext:value-type="float">
            <text:p>1,67</text:p>
          </table:table-cell>
          <table:table-cell table:formula="of:=[.E105]/[.D105]" office:value-type="float" office:value="0.597938144329897" calcext:value-type="float">
            <text:p>0,60</text:p>
          </table:table-cell>
          <table:table-cell table:style-name="ce4" table:formula="of:=[.D105]/([.E105]+[.F105]+[.C105]+[.D105])" office:value-type="percentage" office:value="0.602484472049689" calcext:value-type="percentage">
            <text:p>60,25 %</text:p>
          </table:table-cell>
          <table:table-cell table:style-name="ce4" table:formula="of:=[.E105]/([.E105]+[.F105]+[.C105]+[.D105])" office:value-type="percentage" office:value="0.360248447204969" calcext:value-type="percentage">
            <text:p>36,02 %</text:p>
          </table:table-cell>
          <table:table-cell table:style-name="ce4" table:formula="of:=[.C105]/([.F105]+[.C105]+[.D105]+[.E105])" office:value-type="percentage" office:value="0.0010351966873706" calcext:value-type="percentage">
            <text:p>0,10 %</text:p>
          </table:table-cell>
          <table:table-cell table:style-name="ce4" table:formula="of:=[.F105]/([.F105]+[.C105]+[.D105]+[.E105])" office:value-type="percentage" office:value="0.036231884057971" calcext:value-type="percentage">
            <text:p>3,62 %</text:p>
          </table:table-cell>
          <table:table-cell table:formula="of:=IF([.I105]&gt;50%;&quot;Local&quot;;IF([.J105]&gt;50%;&quot;national&quot;;IF([.K105]&gt;50%;&quot;hors-québec&quot;;IF([.L10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5" calcext:value-type="float">
            <text:p>5</text:p>
          </table:table-cell>
          <table:table-cell table:formula="of:=[.D106]/[.E106]" office:value-type="float" office:value="2.12368421052632" calcext:value-type="float">
            <text:p>2,12</text:p>
          </table:table-cell>
          <table:table-cell table:formula="of:=[.E106]/[.D106]" office:value-type="float" office:value="0.47087980173482" calcext:value-type="float">
            <text:p>0,47</text:p>
          </table:table-cell>
          <table:table-cell table:style-name="ce4" table:formula="of:=[.D106]/([.E106]+[.F106]+[.C106]+[.D106])" office:value-type="percentage" office:value="0.674749163879599" calcext:value-type="percentage">
            <text:p>67,47 %</text:p>
          </table:table-cell>
          <table:table-cell table:style-name="ce4" table:formula="of:=[.E106]/([.E106]+[.F106]+[.C106]+[.D106])" office:value-type="percentage" office:value="0.317725752508361" calcext:value-type="percentage">
            <text:p>31,77 %</text:p>
          </table:table-cell>
          <table:table-cell table:style-name="ce4" table:formula="of:=[.C106]/([.F106]+[.C106]+[.D106]+[.E106])" office:value-type="percentage" office:value="0.00334448160535117" calcext:value-type="percentage">
            <text:p>0,33 %</text:p>
          </table:table-cell>
          <table:table-cell table:style-name="ce4" table:formula="of:=[.F106]/([.F106]+[.C106]+[.D106]+[.E106])" office:value-type="percentage" office:value="0.00418060200668896" calcext:value-type="percentage">
            <text:p>0,42 %</text:p>
          </table:table-cell>
          <table:table-cell table:formula="of:=IF([.I106]&gt;50%;&quot;Local&quot;;IF([.J106]&gt;50%;&quot;national&quot;;IF([.K106]&gt;50%;&quot;hors-québec&quot;;IF([.L10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96" calcext:value-type="float">
            <text:p>796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6" calcext:value-type="float">
            <text:p>36</text:p>
          </table:table-cell>
          <table:table-cell table:formula="of:=[.D107]/[.E107]" office:value-type="float" office:value="2.41945288753799" calcext:value-type="float">
            <text:p>2,42</text:p>
          </table:table-cell>
          <table:table-cell table:formula="of:=[.E107]/[.D107]" office:value-type="float" office:value="0.413316582914573" calcext:value-type="float">
            <text:p>0,41</text:p>
          </table:table-cell>
          <table:table-cell table:style-name="ce4" table:formula="of:=[.D107]/([.E107]+[.F107]+[.C107]+[.D107])" office:value-type="percentage" office:value="0.682675814751286" calcext:value-type="percentage">
            <text:p>68,27 %</text:p>
          </table:table-cell>
          <table:table-cell table:style-name="ce4" table:formula="of:=[.E107]/([.E107]+[.F107]+[.C107]+[.D107])" office:value-type="percentage" office:value="0.282161234991424" calcext:value-type="percentage">
            <text:p>28,22 %</text:p>
          </table:table-cell>
          <table:table-cell table:style-name="ce4" table:formula="of:=[.C107]/([.F107]+[.C107]+[.D107]+[.E107])" office:value-type="percentage" office:value="0.00428816466552316" calcext:value-type="percentage">
            <text:p>0,43 %</text:p>
          </table:table-cell>
          <table:table-cell table:style-name="ce4" table:formula="of:=[.F107]/([.F107]+[.C107]+[.D107]+[.E107])" office:value-type="percentage" office:value="0.0308747855917667" calcext:value-type="percentage">
            <text:p>3,09 %</text:p>
          </table:table-cell>
          <table:table-cell table:formula="of:=IF([.I107]&gt;50%;&quot;Local&quot;;IF([.J107]&gt;50%;&quot;national&quot;;IF([.K107]&gt;50%;&quot;hors-québec&quot;;IF([.L10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Louise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52" calcext:value-type="float">
            <text:p>165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56" calcext:value-type="float">
            <text:p>156</text:p>
          </table:table-cell>
          <table:table-cell table:formula="of:=[.D108]/[.E108]" office:value-type="float" office:value="3.304" calcext:value-type="float">
            <text:p>3,30</text:p>
          </table:table-cell>
          <table:table-cell table:formula="of:=[.E108]/[.D108]" office:value-type="float" office:value="0.302663438256659" calcext:value-type="float">
            <text:p>0,30</text:p>
          </table:table-cell>
          <table:table-cell table:style-name="ce4" table:formula="of:=[.D108]/([.E108]+[.F108]+[.C108]+[.D108])" office:value-type="percentage" office:value="0.713606911447084" calcext:value-type="percentage">
            <text:p>71,36 %</text:p>
          </table:table-cell>
          <table:table-cell table:style-name="ce4" table:formula="of:=[.E108]/([.E108]+[.F108]+[.C108]+[.D108])" office:value-type="percentage" office:value="0.215982721382289" calcext:value-type="percentage">
            <text:p>21,60 %</text:p>
          </table:table-cell>
          <table:table-cell table:style-name="ce4" table:formula="of:=[.C108]/([.F108]+[.C108]+[.D108]+[.E108])" office:value-type="percentage" office:value="0.00302375809935205" calcext:value-type="percentage">
            <text:p>0,30 %</text:p>
          </table:table-cell>
          <table:table-cell table:style-name="ce4" table:formula="of:=[.F108]/([.F108]+[.C108]+[.D108]+[.E108])" office:value-type="percentage" office:value="0.0673866090712743" calcext:value-type="percentage">
            <text:p>6,74 %</text:p>
          </table:table-cell>
          <table:table-cell table:formula="of:=IF([.I108]&gt;50%;&quot;Local&quot;;IF([.J108]&gt;50%;&quot;national&quot;;IF([.K108]&gt;50%;&quot;hors-québec&quot;;IF([.L10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81" calcext:value-type="float">
            <text:p>881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2" calcext:value-type="float">
            <text:p>12</text:p>
          </table:table-cell>
          <table:table-cell table:formula="of:=[.D109]/[.E109]" office:value-type="float" office:value="2.23037974683544" calcext:value-type="float">
            <text:p>2,23</text:p>
          </table:table-cell>
          <table:table-cell table:formula="of:=[.E109]/[.D109]" office:value-type="float" office:value="0.448354143019296" calcext:value-type="float">
            <text:p>0,45</text:p>
          </table:table-cell>
          <table:table-cell table:style-name="ce4" table:formula="of:=[.D109]/([.E109]+[.F109]+[.C109]+[.D109])" office:value-type="percentage" office:value="0.681361175560711" calcext:value-type="percentage">
            <text:p>68,14 %</text:p>
          </table:table-cell>
          <table:table-cell table:style-name="ce4" table:formula="of:=[.E109]/([.E109]+[.F109]+[.C109]+[.D109])" office:value-type="percentage" office:value="0.305491105955143" calcext:value-type="percentage">
            <text:p>30,55 %</text:p>
          </table:table-cell>
          <table:table-cell table:style-name="ce4" table:formula="of:=[.C109]/([.F109]+[.C109]+[.D109]+[.E109])" office:value-type="percentage" office:value="0.00386697602474865" calcext:value-type="percentage">
            <text:p>0,39 %</text:p>
          </table:table-cell>
          <table:table-cell table:style-name="ce4" table:formula="of:=[.F109]/([.F109]+[.C109]+[.D109]+[.E109])" office:value-type="percentage" office:value="0.00928074245939675" calcext:value-type="percentage">
            <text:p>0,93 %</text:p>
          </table:table-cell>
          <table:table-cell table:formula="of:=IF([.I109]&gt;50%;&quot;Local&quot;;IF([.J109]&gt;50%;&quot;national&quot;;IF([.K109]&gt;50%;&quot;hors-québec&quot;;IF([.L10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47" calcext:value-type="float">
            <text:p>47</text:p>
          </table:table-cell>
          <table:table-cell table:formula="of:=[.D110]/[.E110]" office:value-type="float" office:value="3.15441176470588" calcext:value-type="float">
            <text:p>3,15</text:p>
          </table:table-cell>
          <table:table-cell table:formula="of:=[.E110]/[.D110]" office:value-type="float" office:value="0.317016317016317" calcext:value-type="float">
            <text:p>0,32</text:p>
          </table:table-cell>
          <table:table-cell table:style-name="ce4" table:formula="of:=[.D110]/([.E110]+[.F110]+[.C110]+[.D110])" office:value-type="percentage" office:value="0.728971962616822" calcext:value-type="percentage">
            <text:p>72,90 %</text:p>
          </table:table-cell>
          <table:table-cell table:style-name="ce4" table:formula="of:=[.E110]/([.E110]+[.F110]+[.C110]+[.D110])" office:value-type="percentage" office:value="0.231096006796941" calcext:value-type="percentage">
            <text:p>23,11 %</text:p>
          </table:table-cell>
          <table:table-cell table:style-name="ce4" table:formula="of:=[.C110]/([.F110]+[.C110]+[.D110]+[.E110])" office:value-type="percentage" office:value="0" calcext:value-type="percentage">
            <text:p>0,00 %</text:p>
          </table:table-cell>
          <table:table-cell table:style-name="ce4" table:formula="of:=[.F110]/([.F110]+[.C110]+[.D110]+[.E110])" office:value-type="percentage" office:value="0.0399320305862362" calcext:value-type="percentage">
            <text:p>3,99 %</text:p>
          </table:table-cell>
          <table:table-cell table:formula="of:=IF([.I110]&gt;50%;&quot;Local&quot;;IF([.J110]&gt;50%;&quot;national&quot;;IF([.K110]&gt;50%;&quot;hors-québec&quot;;IF([.L11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gog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86" calcext:value-type="float">
            <text:p>1886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138" calcext:value-type="float">
            <text:p>138</text:p>
          </table:table-cell>
          <table:table-cell table:formula="of:=[.D111]/[.E111]" office:value-type="float" office:value="3.89669421487603" calcext:value-type="float">
            <text:p>3,90</text:p>
          </table:table-cell>
          <table:table-cell table:formula="of:=[.E111]/[.D111]" office:value-type="float" office:value="0.256627783669141" calcext:value-type="float">
            <text:p>0,26</text:p>
          </table:table-cell>
          <table:table-cell table:style-name="ce4" table:formula="of:=[.D111]/([.E111]+[.F111]+[.C111]+[.D111])" office:value-type="percentage" office:value="0.751394422310757" calcext:value-type="percentage">
            <text:p>75,14 %</text:p>
          </table:table-cell>
          <table:table-cell table:style-name="ce4" table:formula="of:=[.E111]/([.E111]+[.F111]+[.C111]+[.D111])" office:value-type="percentage" office:value="0.192828685258964" calcext:value-type="percentage">
            <text:p>19,28 %</text:p>
          </table:table-cell>
          <table:table-cell table:style-name="ce4" table:formula="of:=[.C111]/([.F111]+[.C111]+[.D111]+[.E111])" office:value-type="percentage" office:value="0.000796812749003984" calcext:value-type="percentage">
            <text:p>0,08 %</text:p>
          </table:table-cell>
          <table:table-cell table:style-name="ce4" table:formula="of:=[.F111]/([.F111]+[.C111]+[.D111]+[.E111])" office:value-type="percentage" office:value="0.0549800796812749" calcext:value-type="percentage">
            <text:p>5,50 %</text:p>
          </table:table-cell>
          <table:table-cell table:formula="of:=IF([.I111]&gt;50%;&quot;Local&quot;;IF([.J111]&gt;50%;&quot;national&quot;;IF([.K111]&gt;50%;&quot;hors-québec&quot;;IF([.L11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11" calcext:value-type="float">
            <text:p>11</text:p>
          </table:table-cell>
          <table:table-cell table:formula="of:=[.D112]/[.E112]" office:value-type="float" office:value="1.2659793814433" calcext:value-type="float">
            <text:p>1,27</text:p>
          </table:table-cell>
          <table:table-cell table:formula="of:=[.E112]/[.D112]" office:value-type="float" office:value="0.789902280130293" calcext:value-type="float">
            <text:p>0,79</text:p>
          </table:table-cell>
          <table:table-cell table:style-name="ce4" table:formula="of:=[.D112]/([.E112]+[.F112]+[.C112]+[.D112])" office:value-type="percentage" office:value="0.552655265526553" calcext:value-type="percentage">
            <text:p>55,27 %</text:p>
          </table:table-cell>
          <table:table-cell table:style-name="ce4" table:formula="of:=[.E112]/([.E112]+[.F112]+[.C112]+[.D112])" office:value-type="percentage" office:value="0.436543654365437" calcext:value-type="percentage">
            <text:p>43,65 %</text:p>
          </table:table-cell>
          <table:table-cell table:style-name="ce4" table:formula="of:=[.C112]/([.F112]+[.C112]+[.D112]+[.E112])" office:value-type="percentage" office:value="0.0009000900090009" calcext:value-type="percentage">
            <text:p>0,09 %</text:p>
          </table:table-cell>
          <table:table-cell table:style-name="ce4" table:formula="of:=[.F112]/([.F112]+[.C112]+[.D112]+[.E112])" office:value-type="percentage" office:value="0.0099009900990099" calcext:value-type="percentage">
            <text:p>0,99 %</text:p>
          </table:table-cell>
          <table:table-cell table:formula="of:=IF([.I112]&gt;50%;&quot;Local&quot;;IF([.J112]&gt;50%;&quot;national&quot;;IF([.K112]&gt;50%;&quot;hors-québec&quot;;IF([.L11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33" calcext:value-type="float">
            <text:p>33</text:p>
          </table:table-cell>
          <table:table-cell table:formula="of:=[.D113]/[.E113]" office:value-type="float" office:value="2.17100371747212" calcext:value-type="float">
            <text:p>2,17</text:p>
          </table:table-cell>
          <table:table-cell table:formula="of:=[.E113]/[.D113]" office:value-type="float" office:value="0.460616438356164" calcext:value-type="float">
            <text:p>0,46</text:p>
          </table:table-cell>
          <table:table-cell table:style-name="ce4" table:formula="of:=[.D113]/([.E113]+[.F113]+[.C113]+[.D113])" office:value-type="percentage" office:value="0.646733111849391" calcext:value-type="percentage">
            <text:p>64,67 %</text:p>
          </table:table-cell>
          <table:table-cell table:style-name="ce4" table:formula="of:=[.E113]/([.E113]+[.F113]+[.C113]+[.D113])" office:value-type="percentage" office:value="0.297895902547065" calcext:value-type="percentage">
            <text:p>29,79 %</text:p>
          </table:table-cell>
          <table:table-cell table:style-name="ce4" table:formula="of:=[.C113]/([.F113]+[.C113]+[.D113]+[.E113])" office:value-type="percentage" office:value="0.0188261351052049" calcext:value-type="percentage">
            <text:p>1,88 %</text:p>
          </table:table-cell>
          <table:table-cell table:style-name="ce4" table:formula="of:=[.F113]/([.F113]+[.C113]+[.D113]+[.E113])" office:value-type="percentage" office:value="0.0365448504983389" calcext:value-type="percentage">
            <text:p>3,65 %</text:p>
          </table:table-cell>
          <table:table-cell table:formula="of:=IF([.I113]&gt;50%;&quot;Local&quot;;IF([.J113]&gt;50%;&quot;national&quot;;IF([.K113]&gt;50%;&quot;hors-québec&quot;;IF([.L11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57" calcext:value-type="float">
            <text:p>757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51" calcext:value-type="float">
            <text:p>51</text:p>
          </table:table-cell>
          <table:table-cell table:formula="of:=[.D114]/[.E114]" office:value-type="float" office:value="3.94270833333333" calcext:value-type="float">
            <text:p>3,94</text:p>
          </table:table-cell>
          <table:table-cell table:formula="of:=[.E114]/[.D114]" office:value-type="float" office:value="0.253632760898283" calcext:value-type="float">
            <text:p>0,25</text:p>
          </table:table-cell>
          <table:table-cell table:style-name="ce4" table:formula="of:=[.D114]/([.E114]+[.F114]+[.C114]+[.D114])" office:value-type="percentage" office:value="0.754735792622134" calcext:value-type="percentage">
            <text:p>75,47 %</text:p>
          </table:table-cell>
          <table:table-cell table:style-name="ce4" table:formula="of:=[.E114]/([.E114]+[.F114]+[.C114]+[.D114])" office:value-type="percentage" office:value="0.191425722831506" calcext:value-type="percentage">
            <text:p>19,14 %</text:p>
          </table:table-cell>
          <table:table-cell table:style-name="ce4" table:formula="of:=[.C114]/([.F114]+[.C114]+[.D114]+[.E114])" office:value-type="percentage" office:value="0.00299102691924227" calcext:value-type="percentage">
            <text:p>0,30 %</text:p>
          </table:table-cell>
          <table:table-cell table:style-name="ce4" table:formula="of:=[.F114]/([.F114]+[.C114]+[.D114]+[.E114])" office:value-type="percentage" office:value="0.0508474576271187" calcext:value-type="percentage">
            <text:p>5,08 %</text:p>
          </table:table-cell>
          <table:table-cell table:formula="of:=IF([.I114]&gt;50%;&quot;Local&quot;;IF([.J114]&gt;50%;&quot;national&quot;;IF([.K114]&gt;50%;&quot;hors-québec&quot;;IF([.L11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rie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94" calcext:value-type="float">
            <text:p>1694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98" calcext:value-type="float">
            <text:p>198</text:p>
          </table:table-cell>
          <table:table-cell table:formula="of:=[.D115]/[.E115]" office:value-type="float" office:value="5.41214057507987" calcext:value-type="float">
            <text:p>5,41</text:p>
          </table:table-cell>
          <table:table-cell table:formula="of:=[.E115]/[.D115]" office:value-type="float" office:value="0.184769775678867" calcext:value-type="float">
            <text:p>0,18</text:p>
          </table:table-cell>
          <table:table-cell table:style-name="ce4" table:formula="of:=[.D115]/([.E115]+[.F115]+[.C115]+[.D115])" office:value-type="percentage" office:value="0.765822784810127" calcext:value-type="percentage">
            <text:p>76,58 %</text:p>
          </table:table-cell>
          <table:table-cell table:style-name="ce4" table:formula="of:=[.E115]/([.E115]+[.F115]+[.C115]+[.D115])" office:value-type="percentage" office:value="0.141500904159132" calcext:value-type="percentage">
            <text:p>14,15 %</text:p>
          </table:table-cell>
          <table:table-cell table:style-name="ce4" table:formula="of:=[.C115]/([.F115]+[.C115]+[.D115]+[.E115])" office:value-type="percentage" office:value="0.00316455696202532" calcext:value-type="percentage">
            <text:p>0,32 %</text:p>
          </table:table-cell>
          <table:table-cell table:style-name="ce4" table:formula="of:=[.F115]/([.F115]+[.C115]+[.D115]+[.E115])" office:value-type="percentage" office:value="0.0895117540687161" calcext:value-type="percentage">
            <text:p>8,95 %</text:p>
          </table:table-cell>
          <table:table-cell table:formula="of:=IF([.I115]&gt;50%;&quot;Local&quot;;IF([.J115]&gt;50%;&quot;national&quot;;IF([.K115]&gt;50%;&quot;hors-québec&quot;;IF([.L11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89" calcext:value-type="float">
            <text:p>89</text:p>
          </table:table-cell>
          <table:table-cell table:formula="of:=[.D116]/[.E116]" office:value-type="float" office:value="1.36363636363636" calcext:value-type="float">
            <text:p>1,36</text:p>
          </table:table-cell>
          <table:table-cell table:formula="of:=[.E116]/[.D116]" office:value-type="float" office:value="0.733333333333333" calcext:value-type="float">
            <text:p>0,73</text:p>
          </table:table-cell>
          <table:table-cell table:style-name="ce4" table:formula="of:=[.D116]/([.E116]+[.F116]+[.C116]+[.D116])" office:value-type="percentage" office:value="0.528804815133276" calcext:value-type="percentage">
            <text:p>52,88 %</text:p>
          </table:table-cell>
          <table:table-cell table:style-name="ce4" table:formula="of:=[.E116]/([.E116]+[.F116]+[.C116]+[.D116])" office:value-type="percentage" office:value="0.387790197764402" calcext:value-type="percentage">
            <text:p>38,78 %</text:p>
          </table:table-cell>
          <table:table-cell table:style-name="ce4" table:formula="of:=[.C116]/([.F116]+[.C116]+[.D116]+[.E116])" office:value-type="percentage" office:value="0.00687876182287188" calcext:value-type="percentage">
            <text:p>0,69 %</text:p>
          </table:table-cell>
          <table:table-cell table:style-name="ce4" table:formula="of:=[.F116]/([.F116]+[.C116]+[.D116]+[.E116])" office:value-type="percentage" office:value="0.0765262252794497" calcext:value-type="percentage">
            <text:p>7,65 %</text:p>
          </table:table-cell>
          <table:table-cell table:formula="of:=IF([.I116]&gt;50%;&quot;Local&quot;;IF([.J116]&gt;50%;&quot;national&quot;;IF([.K116]&gt;50%;&quot;hors-québec&quot;;IF([.L11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64" calcext:value-type="float">
            <text:p>64</text:p>
          </table:table-cell>
          <table:table-cell table:formula="of:=[.D117]/[.E117]" office:value-type="float" office:value="1.23868312757202" calcext:value-type="float">
            <text:p>1,24</text:p>
          </table:table-cell>
          <table:table-cell table:formula="of:=[.E117]/[.D117]" office:value-type="float" office:value="0.807308970099668" calcext:value-type="float">
            <text:p>0,81</text:p>
          </table:table-cell>
          <table:table-cell table:style-name="ce4" table:formula="of:=[.D117]/([.E117]+[.F117]+[.C117]+[.D117])" office:value-type="percentage" office:value="0.511469838572642" calcext:value-type="percentage">
            <text:p>51,15 %</text:p>
          </table:table-cell>
          <table:table-cell table:style-name="ce4" table:formula="of:=[.E117]/([.E117]+[.F117]+[.C117]+[.D117])" office:value-type="percentage" office:value="0.412914188615123" calcext:value-type="percentage">
            <text:p>41,29 %</text:p>
          </table:table-cell>
          <table:table-cell table:style-name="ce4" table:formula="of:=[.C117]/([.F117]+[.C117]+[.D117]+[.E117])" office:value-type="percentage" office:value="0.0212404418011895" calcext:value-type="percentage">
            <text:p>2,12 %</text:p>
          </table:table-cell>
          <table:table-cell table:style-name="ce4" table:formula="of:=[.F117]/([.F117]+[.C117]+[.D117]+[.E117])" office:value-type="percentage" office:value="0.054375531011045" calcext:value-type="percentage">
            <text:p>5,44 %</text:p>
          </table:table-cell>
          <table:table-cell table:formula="of:=IF([.I117]&gt;50%;&quot;Local&quot;;IF([.J117]&gt;50%;&quot;national&quot;;IF([.K117]&gt;50%;&quot;hors-québec&quot;;IF([.L11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40" calcext:value-type="float">
            <text:p>1340</text:p>
          </table:table-cell>
          <table:table-cell table:style-name="ce1" office:value-type="float" office:value="937" calcext:value-type="float">
            <text:p>937</text:p>
          </table:table-cell>
          <table:table-cell table:style-name="ce1" office:value-type="float" office:value="90" calcext:value-type="float">
            <text:p>90</text:p>
          </table:table-cell>
          <table:table-cell table:formula="of:=[.D118]/[.E118]" office:value-type="float" office:value="1.43009605122732" calcext:value-type="float">
            <text:p>1,43</text:p>
          </table:table-cell>
          <table:table-cell table:formula="of:=[.E118]/[.D118]" office:value-type="float" office:value="0.699253731343284" calcext:value-type="float">
            <text:p>0,70</text:p>
          </table:table-cell>
          <table:table-cell table:style-name="ce4" table:formula="of:=[.D118]/([.E118]+[.F118]+[.C118]+[.D118])" office:value-type="percentage" office:value="0.540976988292289" calcext:value-type="percentage">
            <text:p>54,10 %</text:p>
          </table:table-cell>
          <table:table-cell table:style-name="ce4" table:formula="of:=[.E118]/([.E118]+[.F118]+[.C118]+[.D118])" office:value-type="percentage" office:value="0.378280177634235" calcext:value-type="percentage">
            <text:p>37,83 %</text:p>
          </table:table-cell>
          <table:table-cell table:style-name="ce4" table:formula="of:=[.C118]/([.F118]+[.C118]+[.D118]+[.E118])" office:value-type="percentage" office:value="0.0444085587404118" calcext:value-type="percentage">
            <text:p>4,44 %</text:p>
          </table:table-cell>
          <table:table-cell table:style-name="ce4" table:formula="of:=[.F118]/([.F118]+[.C118]+[.D118]+[.E118])" office:value-type="percentage" office:value="0.0363342753330642" calcext:value-type="percentage">
            <text:p>3,63 %</text:p>
          </table:table-cell>
          <table:table-cell table:formula="of:=IF([.I118]&gt;50%;&quot;Local&quot;;IF([.J118]&gt;50%;&quot;national&quot;;IF([.K118]&gt;50%;&quot;hors-québec&quot;;IF([.L11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25" calcext:value-type="float">
            <text:p>25</text:p>
          </table:table-cell>
          <table:table-cell table:formula="of:=[.D119]/[.E119]" office:value-type="float" office:value="1.12941176470588" calcext:value-type="float">
            <text:p>1,13</text:p>
          </table:table-cell>
          <table:table-cell table:formula="of:=[.E119]/[.D119]" office:value-type="float" office:value="0.885416666666667" calcext:value-type="float">
            <text:p>0,89</text:p>
          </table:table-cell>
          <table:table-cell table:style-name="ce4" table:formula="of:=[.D119]/([.E119]+[.F119]+[.C119]+[.D119])" office:value-type="percentage" office:value="0.512455516014235" calcext:value-type="percentage">
            <text:p>51,25 %</text:p>
          </table:table-cell>
          <table:table-cell table:style-name="ce4" table:formula="of:=[.E119]/([.E119]+[.F119]+[.C119]+[.D119])" office:value-type="percentage" office:value="0.45373665480427" calcext:value-type="percentage">
            <text:p>45,37 %</text:p>
          </table:table-cell>
          <table:table-cell table:style-name="ce4" table:formula="of:=[.C119]/([.F119]+[.C119]+[.D119]+[.E119])" office:value-type="percentage" office:value="0.0115658362989324" calcext:value-type="percentage">
            <text:p>1,16 %</text:p>
          </table:table-cell>
          <table:table-cell table:style-name="ce4" table:formula="of:=[.F119]/([.F119]+[.C119]+[.D119]+[.E119])" office:value-type="percentage" office:value="0.0222419928825623" calcext:value-type="percentage">
            <text:p>2,22 %</text:p>
          </table:table-cell>
          <table:table-cell table:formula="of:=IF([.I119]&gt;50%;&quot;Local&quot;;IF([.J119]&gt;50%;&quot;national&quot;;IF([.K119]&gt;50%;&quot;hors-québec&quot;;IF([.L11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24" calcext:value-type="float">
            <text:p>24</text:p>
          </table:table-cell>
          <table:table-cell table:formula="of:=[.D120]/[.E120]" office:value-type="float" office:value="1.1360153256705" calcext:value-type="float">
            <text:p>1,14</text:p>
          </table:table-cell>
          <table:table-cell table:formula="of:=[.E120]/[.D120]" office:value-type="float" office:value="0.880269814502529" calcext:value-type="float">
            <text:p>0,88</text:p>
          </table:table-cell>
          <table:table-cell table:style-name="ce4" table:formula="of:=[.D120]/([.E120]+[.F120]+[.C120]+[.D120])" office:value-type="percentage" office:value="0.512532411408816" calcext:value-type="percentage">
            <text:p>51,25 %</text:p>
          </table:table-cell>
          <table:table-cell table:style-name="ce4" table:formula="of:=[.E120]/([.E120]+[.F120]+[.C120]+[.D120])" office:value-type="percentage" office:value="0.451166810717373" calcext:value-type="percentage">
            <text:p>45,12 %</text:p>
          </table:table-cell>
          <table:table-cell table:style-name="ce4" table:formula="of:=[.C120]/([.F120]+[.C120]+[.D120]+[.E120])" office:value-type="percentage" office:value="0.0155574762316335" calcext:value-type="percentage">
            <text:p>1,56 %</text:p>
          </table:table-cell>
          <table:table-cell table:style-name="ce4" table:formula="of:=[.F120]/([.F120]+[.C120]+[.D120]+[.E120])" office:value-type="percentage" office:value="0.020743301642178" calcext:value-type="percentage">
            <text:p>2,07 %</text:p>
          </table:table-cell>
          <table:table-cell table:formula="of:=IF([.I120]&gt;50%;&quot;Local&quot;;IF([.J120]&gt;50%;&quot;national&quot;;IF([.K120]&gt;50%;&quot;hors-québec&quot;;IF([.L12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558" calcext:value-type="float">
            <text:p>1558</text:p>
          </table:table-cell>
          <table:table-cell table:style-name="ce1" office:value-type="float" office:value="657" calcext:value-type="float">
            <text:p>657</text:p>
          </table:table-cell>
          <table:table-cell table:style-name="ce1" office:value-type="float" office:value="152" calcext:value-type="float">
            <text:p>152</text:p>
          </table:table-cell>
          <table:table-cell table:formula="of:=[.D121]/[.E121]" office:value-type="float" office:value="2.37138508371385" calcext:value-type="float">
            <text:p>2,37</text:p>
          </table:table-cell>
          <table:table-cell table:formula="of:=[.E121]/[.D121]" office:value-type="float" office:value="0.421694480102696" calcext:value-type="float">
            <text:p>0,42</text:p>
          </table:table-cell>
          <table:table-cell table:style-name="ce4" table:formula="of:=[.D121]/([.E121]+[.F121]+[.C121]+[.D121])" office:value-type="percentage" office:value="0.644867549668874" calcext:value-type="percentage">
            <text:p>64,49 %</text:p>
          </table:table-cell>
          <table:table-cell table:style-name="ce4" table:formula="of:=[.E121]/([.E121]+[.F121]+[.C121]+[.D121])" office:value-type="percentage" office:value="0.271937086092715" calcext:value-type="percentage">
            <text:p>27,19 %</text:p>
          </table:table-cell>
          <table:table-cell table:style-name="ce4" table:formula="of:=[.C121]/([.F121]+[.C121]+[.D121]+[.E121])" office:value-type="percentage" office:value="0.0202814569536424" calcext:value-type="percentage">
            <text:p>2,03 %</text:p>
          </table:table-cell>
          <table:table-cell table:style-name="ce4" table:formula="of:=[.F121]/([.F121]+[.C121]+[.D121]+[.E121])" office:value-type="percentage" office:value="0.0629139072847682" calcext:value-type="percentage">
            <text:p>6,29 %</text:p>
          </table:table-cell>
          <table:table-cell table:formula="of:=IF([.I121]&gt;50%;&quot;Local&quot;;IF([.J121]&gt;50%;&quot;national&quot;;IF([.K121]&gt;50%;&quot;hors-québec&quot;;IF([.L12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50" calcext:value-type="float">
            <text:p>50</text:p>
          </table:table-cell>
          <table:table-cell table:formula="of:=[.D122]/[.E122]" office:value-type="float" office:value="2.32110091743119" calcext:value-type="float">
            <text:p>2,32</text:p>
          </table:table-cell>
          <table:table-cell table:formula="of:=[.E122]/[.D122]" office:value-type="float" office:value="0.430830039525692" calcext:value-type="float">
            <text:p>0,43</text:p>
          </table:table-cell>
          <table:table-cell table:style-name="ce4" table:formula="of:=[.D122]/([.E122]+[.F122]+[.C122]+[.D122])" office:value-type="percentage" office:value="0.664041994750656" calcext:value-type="percentage">
            <text:p>66,40 %</text:p>
          </table:table-cell>
          <table:table-cell table:style-name="ce4" table:formula="of:=[.E122]/([.E122]+[.F122]+[.C122]+[.D122])" office:value-type="percentage" office:value="0.286089238845144" calcext:value-type="percentage">
            <text:p>28,61 %</text:p>
          </table:table-cell>
          <table:table-cell table:style-name="ce4" table:formula="of:=[.C122]/([.F122]+[.C122]+[.D122]+[.E122])" office:value-type="percentage" office:value="0.00612423447069116" calcext:value-type="percentage">
            <text:p>0,61 %</text:p>
          </table:table-cell>
          <table:table-cell table:style-name="ce4" table:formula="of:=[.F122]/([.F122]+[.C122]+[.D122]+[.E122])" office:value-type="percentage" office:value="0.0437445319335083" calcext:value-type="percentage">
            <text:p>4,37 %</text:p>
          </table:table-cell>
          <table:table-cell table:formula="of:=IF([.I122]&gt;50%;&quot;Local&quot;;IF([.J122]&gt;50%;&quot;national&quot;;IF([.K122]&gt;50%;&quot;hors-québec&quot;;IF([.L12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icolet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33" calcext:value-type="float">
            <text:p>933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12" calcext:value-type="float">
            <text:p>12</text:p>
          </table:table-cell>
          <table:table-cell table:formula="of:=[.D123]/[.E123]" office:value-type="float" office:value="2.83586626139818" calcext:value-type="float">
            <text:p>2,84</text:p>
          </table:table-cell>
          <table:table-cell table:formula="of:=[.E123]/[.D123]" office:value-type="float" office:value="0.352625937834941" calcext:value-type="float">
            <text:p>0,35</text:p>
          </table:table-cell>
          <table:table-cell table:style-name="ce4" table:formula="of:=[.D123]/([.E123]+[.F123]+[.C123]+[.D123])" office:value-type="percentage" office:value="0.714942528735632" calcext:value-type="percentage">
            <text:p>71,49 %</text:p>
          </table:table-cell>
          <table:table-cell table:style-name="ce4" table:formula="of:=[.E123]/([.E123]+[.F123]+[.C123]+[.D123])" office:value-type="percentage" office:value="0.252107279693487" calcext:value-type="percentage">
            <text:p>25,21 %</text:p>
          </table:table-cell>
          <table:table-cell table:style-name="ce4" table:formula="of:=[.C123]/([.F123]+[.C123]+[.D123]+[.E123])" office:value-type="percentage" office:value="0.0237547892720306" calcext:value-type="percentage">
            <text:p>2,38 %</text:p>
          </table:table-cell>
          <table:table-cell table:style-name="ce4" table:formula="of:=[.F123]/([.F123]+[.C123]+[.D123]+[.E123])" office:value-type="percentage" office:value="0.00919540229885057" calcext:value-type="percentage">
            <text:p>0,92 %</text:p>
          </table:table-cell>
          <table:table-cell table:formula="of:=IF([.I123]&gt;50%;&quot;Local&quot;;IF([.J123]&gt;50%;&quot;national&quot;;IF([.K123]&gt;50%;&quot;hors-québec&quot;;IF([.L12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860" calcext:value-type="float">
            <text:p>186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112" calcext:value-type="float">
            <text:p>112</text:p>
          </table:table-cell>
          <table:table-cell table:formula="of:=[.D124]/[.E124]" office:value-type="float" office:value="6.11842105263158" calcext:value-type="float">
            <text:p>6,12</text:p>
          </table:table-cell>
          <table:table-cell table:formula="of:=[.E124]/[.D124]" office:value-type="float" office:value="0.163440860215054" calcext:value-type="float">
            <text:p>0,16</text:p>
          </table:table-cell>
          <table:table-cell table:style-name="ce4" table:formula="of:=[.D124]/([.E124]+[.F124]+[.C124]+[.D124])" office:value-type="percentage" office:value="0.788804071246819" calcext:value-type="percentage">
            <text:p>78,88 %</text:p>
          </table:table-cell>
          <table:table-cell table:style-name="ce4" table:formula="of:=[.E124]/([.E124]+[.F124]+[.C124]+[.D124])" office:value-type="percentage" office:value="0.128922815945717" calcext:value-type="percentage">
            <text:p>12,89 %</text:p>
          </table:table-cell>
          <table:table-cell table:style-name="ce4" table:formula="of:=[.C124]/([.F124]+[.C124]+[.D124]+[.E124])" office:value-type="percentage" office:value="0.0347752332485157" calcext:value-type="percentage">
            <text:p>3,48 %</text:p>
          </table:table-cell>
          <table:table-cell table:style-name="ce4" table:formula="of:=[.F124]/([.F124]+[.C124]+[.D124]+[.E124])" office:value-type="percentage" office:value="0.0474978795589483" calcext:value-type="percentage">
            <text:p>4,75 %</text:p>
          </table:table-cell>
          <table:table-cell table:formula="of:=IF([.I124]&gt;50%;&quot;Local&quot;;IF([.J124]&gt;50%;&quot;national&quot;;IF([.K124]&gt;50%;&quot;hors-québec&quot;;IF([.L12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916" calcext:value-type="float">
            <text:p>916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27" calcext:value-type="float">
            <text:p>27</text:p>
          </table:table-cell>
          <table:table-cell table:formula="of:=[.D125]/[.E125]" office:value-type="float" office:value="5.38823529411765" calcext:value-type="float">
            <text:p>5,39</text:p>
          </table:table-cell>
          <table:table-cell table:formula="of:=[.E125]/[.D125]" office:value-type="float" office:value="0.185589519650655" calcext:value-type="float">
            <text:p>0,19</text:p>
          </table:table-cell>
          <table:table-cell table:style-name="ce4" table:formula="of:=[.D125]/([.E125]+[.F125]+[.C125]+[.D125])" office:value-type="percentage" office:value="0.800699300699301" calcext:value-type="percentage">
            <text:p>80,07 %</text:p>
          </table:table-cell>
          <table:table-cell table:style-name="ce4" table:formula="of:=[.E125]/([.E125]+[.F125]+[.C125]+[.D125])" office:value-type="percentage" office:value="0.148601398601399" calcext:value-type="percentage">
            <text:p>14,86 %</text:p>
          </table:table-cell>
          <table:table-cell table:style-name="ce4" table:formula="of:=[.C125]/([.F125]+[.C125]+[.D125]+[.E125])" office:value-type="percentage" office:value="0.0270979020979021" calcext:value-type="percentage">
            <text:p>2,71 %</text:p>
          </table:table-cell>
          <table:table-cell table:style-name="ce4" table:formula="of:=[.F125]/([.F125]+[.C125]+[.D125]+[.E125])" office:value-type="percentage" office:value="0.0236013986013986" calcext:value-type="percentage">
            <text:p>2,36 %</text:p>
          </table:table-cell>
          <table:table-cell table:formula="of:=IF([.I125]&gt;50%;&quot;Local&quot;;IF([.J125]&gt;50%;&quot;national&quot;;IF([.K125]&gt;50%;&quot;hors-québec&quot;;IF([.L12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Notre-Dame-du-Mont-Carme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22" calcext:value-type="float">
            <text:p>102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3" calcext:value-type="float">
            <text:p>13</text:p>
          </table:table-cell>
          <table:table-cell table:formula="of:=[.D126]/[.E126]" office:value-type="float" office:value="8.66101694915254" calcext:value-type="float">
            <text:p>8,66</text:p>
          </table:table-cell>
          <table:table-cell table:formula="of:=[.E126]/[.D126]" office:value-type="float" office:value="0.11545988258317" calcext:value-type="float">
            <text:p>0,12</text:p>
          </table:table-cell>
          <table:table-cell table:style-name="ce4" table:formula="of:=[.D126]/([.E126]+[.F126]+[.C126]+[.D126])" office:value-type="percentage" office:value="0.803459119496855" calcext:value-type="percentage">
            <text:p>80,35 %</text:p>
          </table:table-cell>
          <table:table-cell table:style-name="ce4" table:formula="of:=[.E126]/([.E126]+[.F126]+[.C126]+[.D126])" office:value-type="percentage" office:value="0.0927672955974843" calcext:value-type="percentage">
            <text:p>9,28 %</text:p>
          </table:table-cell>
          <table:table-cell table:style-name="ce4" table:formula="of:=[.C126]/([.F126]+[.C126]+[.D126]+[.E126])" office:value-type="percentage" office:value="0.0935534591194969" calcext:value-type="percentage">
            <text:p>9,36 %</text:p>
          </table:table-cell>
          <table:table-cell table:style-name="ce4" table:formula="of:=[.F126]/([.F126]+[.C126]+[.D126]+[.E126])" office:value-type="percentage" office:value="0.0102201257861635" calcext:value-type="percentage">
            <text:p>1,02 %</text:p>
          </table:table-cell>
          <table:table-cell table:formula="of:=IF([.I126]&gt;50%;&quot;Local&quot;;IF([.J126]&gt;50%;&quot;national&quot;;IF([.K126]&gt;50%;&quot;hors-québec&quot;;IF([.L12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0" calcext:value-type="float">
            <text:p>1030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70" calcext:value-type="float">
            <text:p>70</text:p>
          </table:table-cell>
          <table:table-cell table:formula="of:=[.D127]/[.E127]" office:value-type="float" office:value="1.51026392961877" calcext:value-type="float">
            <text:p>1,51</text:p>
          </table:table-cell>
          <table:table-cell table:formula="of:=[.E127]/[.D127]" office:value-type="float" office:value="0.662135922330097" calcext:value-type="float">
            <text:p>0,66</text:p>
          </table:table-cell>
          <table:table-cell table:style-name="ce4" table:formula="of:=[.D127]/([.E127]+[.F127]+[.C127]+[.D127])" office:value-type="percentage" office:value="0.578002244668911" calcext:value-type="percentage">
            <text:p>57,80 %</text:p>
          </table:table-cell>
          <table:table-cell table:style-name="ce4" table:formula="of:=[.E127]/([.E127]+[.F127]+[.C127]+[.D127])" office:value-type="percentage" office:value="0.382716049382716" calcext:value-type="percentage">
            <text:p>38,27 %</text:p>
          </table:table-cell>
          <table:table-cell table:style-name="ce4" table:formula="of:=[.C127]/([.F127]+[.C127]+[.D127]+[.E127])" office:value-type="percentage" office:value="0" calcext:value-type="percentage">
            <text:p>0,00 %</text:p>
          </table:table-cell>
          <table:table-cell table:style-name="ce4" table:formula="of:=[.F127]/([.F127]+[.C127]+[.D127]+[.E127])" office:value-type="percentage" office:value="0.0392817059483726" calcext:value-type="percentage">
            <text:p>3,93 %</text:p>
          </table:table-cell>
          <table:table-cell table:formula="of:=IF([.I127]&gt;50%;&quot;Local&quot;;IF([.J127]&gt;50%;&quot;national&quot;;IF([.K127]&gt;50%;&quot;hors-québec&quot;;IF([.L12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8" calcext:value-type="float">
            <text:p>28</text:p>
          </table:table-cell>
          <table:table-cell table:formula="of:=[.D128]/[.E128]" office:value-type="float" office:value="2.38645418326693" calcext:value-type="float">
            <text:p>2,39</text:p>
          </table:table-cell>
          <table:table-cell table:formula="of:=[.E128]/[.D128]" office:value-type="float" office:value="0.419031719532554" calcext:value-type="float">
            <text:p>0,42</text:p>
          </table:table-cell>
          <table:table-cell table:style-name="ce4" table:formula="of:=[.D128]/([.E128]+[.F128]+[.C128]+[.D128])" office:value-type="percentage" office:value="0.682232346241458" calcext:value-type="percentage">
            <text:p>68,22 %</text:p>
          </table:table-cell>
          <table:table-cell table:style-name="ce4" table:formula="of:=[.E128]/([.E128]+[.F128]+[.C128]+[.D128])" office:value-type="percentage" office:value="0.285876993166287" calcext:value-type="percentage">
            <text:p>28,59 %</text:p>
          </table:table-cell>
          <table:table-cell table:style-name="ce4" table:formula="of:=[.C128]/([.F128]+[.C128]+[.D128]+[.E128])" office:value-type="percentage" office:value="0" calcext:value-type="percentage">
            <text:p>0,00 %</text:p>
          </table:table-cell>
          <table:table-cell table:style-name="ce4" table:formula="of:=[.F128]/([.F128]+[.C128]+[.D128]+[.E128])" office:value-type="percentage" office:value="0.0318906605922551" calcext:value-type="percentage">
            <text:p>3,19 %</text:p>
          </table:table-cell>
          <table:table-cell table:formula="of:=IF([.I128]&gt;50%;&quot;Local&quot;;IF([.J128]&gt;50%;&quot;national&quot;;IF([.K128]&gt;50%;&quot;hors-québec&quot;;IF([.L12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10" calcext:value-type="float">
            <text:p>10</text:p>
          </table:table-cell>
          <table:table-cell table:formula="of:=[.D129]/[.E129]" office:value-type="float" office:value="2.22018348623853" calcext:value-type="float">
            <text:p>2,22</text:p>
          </table:table-cell>
          <table:table-cell table:formula="of:=[.E129]/[.D129]" office:value-type="float" office:value="0.450413223140496" calcext:value-type="float">
            <text:p>0,45</text:p>
          </table:table-cell>
          <table:table-cell table:style-name="ce4" table:formula="of:=[.D129]/([.E129]+[.F129]+[.C129]+[.D129])" office:value-type="percentage" office:value="0.682972718720602" calcext:value-type="percentage">
            <text:p>68,30 %</text:p>
          </table:table-cell>
          <table:table-cell table:style-name="ce4" table:formula="of:=[.E129]/([.E129]+[.F129]+[.C129]+[.D129])" office:value-type="percentage" office:value="0.307619943555974" calcext:value-type="percentage">
            <text:p>30,76 %</text:p>
          </table:table-cell>
          <table:table-cell table:style-name="ce4" table:formula="of:=[.C129]/([.F129]+[.C129]+[.D129]+[.E129])" office:value-type="percentage" office:value="0" calcext:value-type="percentage">
            <text:p>0,00 %</text:p>
          </table:table-cell>
          <table:table-cell table:style-name="ce4" table:formula="of:=[.F129]/([.F129]+[.C129]+[.D129]+[.E129])" office:value-type="percentage" office:value="0.00940733772342427" calcext:value-type="percentage">
            <text:p>0,94 %</text:p>
          </table:table-cell>
          <table:table-cell table:formula="of:=IF([.I129]&gt;50%;&quot;Local&quot;;IF([.J129]&gt;50%;&quot;national&quot;;IF([.K129]&gt;50%;&quot;hors-québec&quot;;IF([.L12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75" calcext:value-type="float">
            <text:p>1975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40" calcext:value-type="float">
            <text:p>140</text:p>
          </table:table-cell>
          <table:table-cell table:formula="of:=[.D130]/[.E130]" office:value-type="float" office:value="10.1282051282051" calcext:value-type="float">
            <text:p>10,13</text:p>
          </table:table-cell>
          <table:table-cell table:formula="of:=[.E130]/[.D130]" office:value-type="float" office:value="0.0987341772151899" calcext:value-type="float">
            <text:p>0,10</text:p>
          </table:table-cell>
          <table:table-cell table:style-name="ce4" table:formula="of:=[.D130]/([.E130]+[.F130]+[.C130]+[.D130])" office:value-type="percentage" office:value="0.854608394634357" calcext:value-type="percentage">
            <text:p>85,46 %</text:p>
          </table:table-cell>
          <table:table-cell table:style-name="ce4" table:formula="of:=[.E130]/([.E130]+[.F130]+[.C130]+[.D130])" office:value-type="percentage" office:value="0.0843790566854176" calcext:value-type="percentage">
            <text:p>8,44 %</text:p>
          </table:table-cell>
          <table:table-cell table:style-name="ce4" table:formula="of:=[.C130]/([.F130]+[.C130]+[.D130]+[.E130])" office:value-type="percentage" office:value="0.00043271311120727" calcext:value-type="percentage">
            <text:p>0,04 %</text:p>
          </table:table-cell>
          <table:table-cell table:style-name="ce4" table:formula="of:=[.F130]/([.F130]+[.C130]+[.D130]+[.E130])" office:value-type="percentage" office:value="0.0605798355690177" calcext:value-type="percentage">
            <text:p>6,06 %</text:p>
          </table:table-cell>
          <table:table-cell table:formula="of:=IF([.I130]&gt;50%;&quot;Local&quot;;IF([.J130]&gt;50%;&quot;national&quot;;IF([.K130]&gt;50%;&quot;hors-québec&quot;;IF([.L13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Plessis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82" calcext:value-type="float">
            <text:p>98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29" calcext:value-type="float">
            <text:p>29</text:p>
          </table:table-cell>
          <table:table-cell table:formula="of:=[.D131]/[.E131]" office:value-type="float" office:value="7.91935483870968" calcext:value-type="float">
            <text:p>7,92</text:p>
          </table:table-cell>
          <table:table-cell table:formula="of:=[.E131]/[.D131]" office:value-type="float" office:value="0.126272912423625" calcext:value-type="float">
            <text:p>0,13</text:p>
          </table:table-cell>
          <table:table-cell table:style-name="ce4" table:formula="of:=[.D131]/([.E131]+[.F131]+[.C131]+[.D131])" office:value-type="percentage" office:value="0.862917398945518" calcext:value-type="percentage">
            <text:p>86,29 %</text:p>
          </table:table-cell>
          <table:table-cell table:style-name="ce4" table:formula="of:=[.E131]/([.E131]+[.F131]+[.C131]+[.D131])" office:value-type="percentage" office:value="0.10896309314587" calcext:value-type="percentage">
            <text:p>10,90 %</text:p>
          </table:table-cell>
          <table:table-cell table:style-name="ce4" table:formula="of:=[.C131]/([.F131]+[.C131]+[.D131]+[.E131])" office:value-type="percentage" office:value="0.00263620386643234" calcext:value-type="percentage">
            <text:p>0,26 %</text:p>
          </table:table-cell>
          <table:table-cell table:style-name="ce4" table:formula="of:=[.F131]/([.F131]+[.C131]+[.D131]+[.E131])" office:value-type="percentage" office:value="0.0254833040421793" calcext:value-type="percentage">
            <text:p>2,55 %</text:p>
          </table:table-cell>
          <table:table-cell table:formula="of:=IF([.I131]&gt;50%;&quot;Local&quot;;IF([.J131]&gt;50%;&quot;national&quot;;IF([.K131]&gt;50%;&quot;hors-québec&quot;;IF([.L13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80" calcext:value-type="float">
            <text:p>80</text:p>
          </table:table-cell>
          <table:table-cell table:formula="of:=[.D132]/[.E132]" office:value-type="float" office:value="1.27857935627081" calcext:value-type="float">
            <text:p>1,28</text:p>
          </table:table-cell>
          <table:table-cell table:formula="of:=[.E132]/[.D132]" office:value-type="float" office:value="0.782118055555556" calcext:value-type="float">
            <text:p>0,78</text:p>
          </table:table-cell>
          <table:table-cell table:style-name="ce4" table:formula="of:=[.D132]/([.E132]+[.F132]+[.C132]+[.D132])" office:value-type="percentage" office:value="0.532839962997225" calcext:value-type="percentage">
            <text:p>53,28 %</text:p>
          </table:table-cell>
          <table:table-cell table:style-name="ce4" table:formula="of:=[.E132]/([.E132]+[.F132]+[.C132]+[.D132])" office:value-type="percentage" office:value="0.416743755781684" calcext:value-type="percentage">
            <text:p>41,67 %</text:p>
          </table:table-cell>
          <table:table-cell table:style-name="ce4" table:formula="of:=[.C132]/([.F132]+[.C132]+[.D132]+[.E132])" office:value-type="percentage" office:value="0.013413506012951" calcext:value-type="percentage">
            <text:p>1,34 %</text:p>
          </table:table-cell>
          <table:table-cell table:style-name="ce4" table:formula="of:=[.F132]/([.F132]+[.C132]+[.D132]+[.E132])" office:value-type="percentage" office:value="0.0370027752081406" calcext:value-type="percentage">
            <text:p>3,70 %</text:p>
          </table:table-cell>
          <table:table-cell table:formula="of:=IF([.I132]&gt;50%;&quot;Local&quot;;IF([.J132]&gt;50%;&quot;national&quot;;IF([.K132]&gt;50%;&quot;hors-québec&quot;;IF([.L13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1" calcext:value-type="float">
            <text:p>31</text:p>
          </table:table-cell>
          <table:table-cell table:formula="of:=[.D133]/[.E133]" office:value-type="float" office:value="1.47258485639687" calcext:value-type="float">
            <text:p>1,47</text:p>
          </table:table-cell>
          <table:table-cell table:formula="of:=[.E133]/[.D133]" office:value-type="float" office:value="0.679078014184397" calcext:value-type="float">
            <text:p>0,68</text:p>
          </table:table-cell>
          <table:table-cell table:style-name="ce4" table:formula="of:=[.D133]/([.E133]+[.F133]+[.C133]+[.D133])" office:value-type="percentage" office:value="0.576098059244127" calcext:value-type="percentage">
            <text:p>57,61 %</text:p>
          </table:table-cell>
          <table:table-cell table:style-name="ce4" table:formula="of:=[.E133]/([.E133]+[.F133]+[.C133]+[.D133])" office:value-type="percentage" office:value="0.391215526046987" calcext:value-type="percentage">
            <text:p>39,12 %</text:p>
          </table:table-cell>
          <table:table-cell table:style-name="ce4" table:formula="of:=[.C133]/([.F133]+[.C133]+[.D133]+[.E133])" office:value-type="percentage" office:value="0.00102145045965271" calcext:value-type="percentage">
            <text:p>0,10 %</text:p>
          </table:table-cell>
          <table:table-cell table:style-name="ce4" table:formula="of:=[.F133]/([.F133]+[.C133]+[.D133]+[.E133])" office:value-type="percentage" office:value="0.0316649642492339" calcext:value-type="percentage">
            <text:p>3,17 %</text:p>
          </table:table-cell>
          <table:table-cell table:formula="of:=IF([.I133]&gt;50%;&quot;Local&quot;;IF([.J133]&gt;50%;&quot;national&quot;;IF([.K133]&gt;50%;&quot;hors-québec&quot;;IF([.L13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9" calcext:value-type="float">
            <text:p>19</text:p>
          </table:table-cell>
          <table:table-cell table:formula="of:=[.D134]/[.E134]" office:value-type="float" office:value="1.13452188006483" calcext:value-type="float">
            <text:p>1,13</text:p>
          </table:table-cell>
          <table:table-cell table:formula="of:=[.E134]/[.D134]" office:value-type="float" office:value="0.881428571428571" calcext:value-type="float">
            <text:p>0,88</text:p>
          </table:table-cell>
          <table:table-cell table:style-name="ce4" table:formula="of:=[.D134]/([.E134]+[.F134]+[.C134]+[.D134])" office:value-type="percentage" office:value="0.519287833827893" calcext:value-type="percentage">
            <text:p>51,93 %</text:p>
          </table:table-cell>
          <table:table-cell table:style-name="ce4" table:formula="of:=[.E134]/([.E134]+[.F134]+[.C134]+[.D134])" office:value-type="percentage" office:value="0.457715133531157" calcext:value-type="percentage">
            <text:p>45,77 %</text:p>
          </table:table-cell>
          <table:table-cell table:style-name="ce4" table:formula="of:=[.C134]/([.F134]+[.C134]+[.D134]+[.E134])" office:value-type="percentage" office:value="0.00890207715133531" calcext:value-type="percentage">
            <text:p>0,89 %</text:p>
          </table:table-cell>
          <table:table-cell table:style-name="ce4" table:formula="of:=[.F134]/([.F134]+[.C134]+[.D134]+[.E134])" office:value-type="percentage" office:value="0.0140949554896142" calcext:value-type="percentage">
            <text:p>1,41 %</text:p>
          </table:table-cell>
          <table:table-cell table:formula="of:=IF([.I134]&gt;50%;&quot;Local&quot;;IF([.J134]&gt;50%;&quot;national&quot;;IF([.K134]&gt;50%;&quot;hors-québec&quot;;IF([.L13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0" calcext:value-type="float">
            <text:p>10</text:p>
          </table:table-cell>
          <table:table-cell table:formula="of:=[.D135]/[.E135]" office:value-type="float" office:value="1.25387596899225" calcext:value-type="float">
            <text:p>1,25</text:p>
          </table:table-cell>
          <table:table-cell table:formula="of:=[.E135]/[.D135]" office:value-type="float" office:value="0.797527047913447" calcext:value-type="float">
            <text:p>0,80</text:p>
          </table:table-cell>
          <table:table-cell table:style-name="ce4" table:formula="of:=[.D135]/([.E135]+[.F135]+[.C135]+[.D135])" office:value-type="percentage" office:value="0.55063829787234" calcext:value-type="percentage">
            <text:p>55,06 %</text:p>
          </table:table-cell>
          <table:table-cell table:style-name="ce4" table:formula="of:=[.E135]/([.E135]+[.F135]+[.C135]+[.D135])" office:value-type="percentage" office:value="0.439148936170213" calcext:value-type="percentage">
            <text:p>43,91 %</text:p>
          </table:table-cell>
          <table:table-cell table:style-name="ce4" table:formula="of:=[.C135]/([.F135]+[.C135]+[.D135]+[.E135])" office:value-type="percentage" office:value="0.00170212765957447" calcext:value-type="percentage">
            <text:p>0,17 %</text:p>
          </table:table-cell>
          <table:table-cell table:style-name="ce4" table:formula="of:=[.F135]/([.F135]+[.C135]+[.D135]+[.E135])" office:value-type="percentage" office:value="0.00851063829787234" calcext:value-type="percentage">
            <text:p>0,85 %</text:p>
          </table:table-cell>
          <table:table-cell table:formula="of:=IF([.I135]&gt;50%;&quot;Local&quot;;IF([.J135]&gt;50%;&quot;national&quot;;IF([.K135]&gt;50%;&quot;hors-québec&quot;;IF([.L13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Rivière-du-Loup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98" calcext:value-type="float">
            <text:p>1598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77" calcext:value-type="float">
            <text:p>77</text:p>
          </table:table-cell>
          <table:table-cell table:formula="of:=[.D136]/[.E136]" office:value-type="float" office:value="1.84739884393064" calcext:value-type="float">
            <text:p>1,85</text:p>
          </table:table-cell>
          <table:table-cell table:formula="of:=[.E136]/[.D136]" office:value-type="float" office:value="0.541301627033792" calcext:value-type="float">
            <text:p>0,54</text:p>
          </table:table-cell>
          <table:table-cell table:style-name="ce4" table:formula="of:=[.D136]/([.E136]+[.F136]+[.C136]+[.D136])" office:value-type="percentage" office:value="0.626666666666667" calcext:value-type="percentage">
            <text:p>62,67 %</text:p>
          </table:table-cell>
          <table:table-cell table:style-name="ce4" table:formula="of:=[.E136]/([.E136]+[.F136]+[.C136]+[.D136])" office:value-type="percentage" office:value="0.33921568627451" calcext:value-type="percentage">
            <text:p>33,92 %</text:p>
          </table:table-cell>
          <table:table-cell table:style-name="ce4" table:formula="of:=[.C136]/([.F136]+[.C136]+[.D136]+[.E136])" office:value-type="percentage" office:value="0.00392156862745098" calcext:value-type="percentage">
            <text:p>0,39 %</text:p>
          </table:table-cell>
          <table:table-cell table:style-name="ce4" table:formula="of:=[.F136]/([.F136]+[.C136]+[.D136]+[.E136])" office:value-type="percentage" office:value="0.0301960784313725" calcext:value-type="percentage">
            <text:p>3,02 %</text:p>
          </table:table-cell>
          <table:table-cell table:formula="of:=IF([.I136]&gt;50%;&quot;Local&quot;;IF([.J136]&gt;50%;&quot;national&quot;;IF([.K136]&gt;50%;&quot;hors-québec&quot;;IF([.L13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01" calcext:value-type="float">
            <text:p>1201</text:p>
          </table:table-cell>
          <table:table-cell table:style-name="ce1" office:value-type="float" office:value="631" calcext:value-type="float">
            <text:p>631</text:p>
          </table:table-cell>
          <table:table-cell table:style-name="ce1" office:value-type="float" office:value="231" calcext:value-type="float">
            <text:p>231</text:p>
          </table:table-cell>
          <table:table-cell table:formula="of:=[.D137]/[.E137]" office:value-type="float" office:value="1.90332805071315" calcext:value-type="float">
            <text:p>1,90</text:p>
          </table:table-cell>
          <table:table-cell table:formula="of:=[.E137]/[.D137]" office:value-type="float" office:value="0.525395503746878" calcext:value-type="float">
            <text:p>0,53</text:p>
          </table:table-cell>
          <table:table-cell table:style-name="ce4" table:formula="of:=[.D137]/([.E137]+[.F137]+[.C137]+[.D137])" office:value-type="percentage" office:value="0.581035316884373" calcext:value-type="percentage">
            <text:p>58,10 %</text:p>
          </table:table-cell>
          <table:table-cell table:style-name="ce4" table:formula="of:=[.E137]/([.E137]+[.F137]+[.C137]+[.D137])" office:value-type="percentage" office:value="0.305273343009192" calcext:value-type="percentage">
            <text:p>30,53 %</text:p>
          </table:table-cell>
          <table:table-cell table:style-name="ce4" table:formula="of:=[.C137]/([.F137]+[.C137]+[.D137]+[.E137])" office:value-type="percentage" office:value="0.0019351717464925" calcext:value-type="percentage">
            <text:p>0,19 %</text:p>
          </table:table-cell>
          <table:table-cell table:style-name="ce4" table:formula="of:=[.F137]/([.F137]+[.C137]+[.D137]+[.E137])" office:value-type="percentage" office:value="0.111756168359942" calcext:value-type="percentage">
            <text:p>11,18 %</text:p>
          </table:table-cell>
          <table:table-cell table:formula="of:=IF([.I137]&gt;50%;&quot;Local&quot;;IF([.J137]&gt;50%;&quot;national&quot;;IF([.K137]&gt;50%;&quot;hors-québec&quot;;IF([.L13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80" calcext:value-type="float">
            <text:p>80</text:p>
          </table:table-cell>
          <table:table-cell table:formula="of:=[.D138]/[.E138]" office:value-type="float" office:value="3.31221719457014" calcext:value-type="float">
            <text:p>3,31</text:p>
          </table:table-cell>
          <table:table-cell table:formula="of:=[.E138]/[.D138]" office:value-type="float" office:value="0.301912568306011" calcext:value-type="float">
            <text:p>0,30</text:p>
          </table:table-cell>
          <table:table-cell table:style-name="ce4" table:formula="of:=[.D138]/([.E138]+[.F138]+[.C138]+[.D138])" office:value-type="percentage" office:value="0.707930367504836" calcext:value-type="percentage">
            <text:p>70,79 %</text:p>
          </table:table-cell>
          <table:table-cell table:style-name="ce4" table:formula="of:=[.E138]/([.E138]+[.F138]+[.C138]+[.D138])" office:value-type="percentage" office:value="0.213733075435203" calcext:value-type="percentage">
            <text:p>21,37 %</text:p>
          </table:table-cell>
          <table:table-cell table:style-name="ce4" table:formula="of:=[.C138]/([.F138]+[.C138]+[.D138]+[.E138])" office:value-type="percentage" office:value="0.000967117988394584" calcext:value-type="percentage">
            <text:p>0,10 %</text:p>
          </table:table-cell>
          <table:table-cell table:style-name="ce4" table:formula="of:=[.F138]/([.F138]+[.C138]+[.D138]+[.E138])" office:value-type="percentage" office:value="0.0773694390715667" calcext:value-type="percentage">
            <text:p>7,74 %</text:p>
          </table:table-cell>
          <table:table-cell table:formula="of:=IF([.I138]&gt;50%;&quot;Local&quot;;IF([.J138]&gt;50%;&quot;national&quot;;IF([.K138]&gt;50%;&quot;hors-québec&quot;;IF([.L13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ndré-Avelli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05" calcext:value-type="float">
            <text:p>70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10" calcext:value-type="float">
            <text:p>10</text:p>
          </table:table-cell>
          <table:table-cell table:formula="of:=[.D139]/[.E139]" office:value-type="float" office:value="3.26388888888889" calcext:value-type="float">
            <text:p>3,26</text:p>
          </table:table-cell>
          <table:table-cell table:formula="of:=[.E139]/[.D139]" office:value-type="float" office:value="0.306382978723404" calcext:value-type="float">
            <text:p>0,31</text:p>
          </table:table-cell>
          <table:table-cell table:style-name="ce4" table:formula="of:=[.D139]/([.E139]+[.F139]+[.C139]+[.D139])" office:value-type="percentage" office:value="0.752401280683031" calcext:value-type="percentage">
            <text:p>75,24 %</text:p>
          </table:table-cell>
          <table:table-cell table:style-name="ce4" table:formula="of:=[.E139]/([.E139]+[.F139]+[.C139]+[.D139])" office:value-type="percentage" office:value="0.230522945570971" calcext:value-type="percentage">
            <text:p>23,05 %</text:p>
          </table:table-cell>
          <table:table-cell table:style-name="ce4" table:formula="of:=[.C139]/([.F139]+[.C139]+[.D139]+[.E139])" office:value-type="percentage" office:value="0.0064034151547492" calcext:value-type="percentage">
            <text:p>0,64 %</text:p>
          </table:table-cell>
          <table:table-cell table:style-name="ce4" table:formula="of:=[.F139]/([.F139]+[.C139]+[.D139]+[.E139])" office:value-type="percentage" office:value="0.0106723585912487" calcext:value-type="percentage">
            <text:p>1,07 %</text:p>
          </table:table-cell>
          <table:table-cell table:formula="of:=IF([.I139]&gt;50%;&quot;Local&quot;;IF([.J139]&gt;50%;&quot;national&quot;;IF([.K139]&gt;50%;&quot;hors-québec&quot;;IF([.L13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Apollinair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6" calcext:value-type="float">
            <text:p>6</text:p>
          </table:table-cell>
          <table:table-cell table:formula="of:=[.D140]/[.E140]" office:value-type="float" office:value="2.12903225806452" calcext:value-type="float">
            <text:p>2,13</text:p>
          </table:table-cell>
          <table:table-cell table:formula="of:=[.E140]/[.D140]" office:value-type="float" office:value="0.46969696969697" calcext:value-type="float">
            <text:p>0,47</text:p>
          </table:table-cell>
          <table:table-cell table:style-name="ce4" table:formula="of:=[.D140]/([.E140]+[.F140]+[.C140]+[.D140])" office:value-type="percentage" office:value="0.598911070780399" calcext:value-type="percentage">
            <text:p>59,89 %</text:p>
          </table:table-cell>
          <table:table-cell table:style-name="ce4" table:formula="of:=[.E140]/([.E140]+[.F140]+[.C140]+[.D140])" office:value-type="percentage" office:value="0.281306715063521" calcext:value-type="percentage">
            <text:p>28,13 %</text:p>
          </table:table-cell>
          <table:table-cell table:style-name="ce4" table:formula="of:=[.C140]/([.F140]+[.C140]+[.D140]+[.E140])" office:value-type="percentage" office:value="0.114337568058076" calcext:value-type="percentage">
            <text:p>11,43 %</text:p>
          </table:table-cell>
          <table:table-cell table:style-name="ce4" table:formula="of:=[.F140]/([.F140]+[.C140]+[.D140]+[.E140])" office:value-type="percentage" office:value="0.00544464609800363" calcext:value-type="percentage">
            <text:p>0,54 %</text:p>
          </table:table-cell>
          <table:table-cell table:formula="of:=IF([.I140]&gt;50%;&quot;Local&quot;;IF([.J140]&gt;50%;&quot;national&quot;;IF([.K140]&gt;50%;&quot;hors-québec&quot;;IF([.L14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float" office:value="743" calcext:value-type="float">
            <text:p>743</text:p>
          </table:table-cell>
          <table:table-cell table:style-name="ce1" office:value-type="float" office:value="184" calcext:value-type="float">
            <text:p>184</text:p>
          </table:table-cell>
          <table:table-cell table:formula="of:=[.D141]/[.E141]" office:value-type="float" office:value="1.95423956931359" calcext:value-type="float">
            <text:p>1,95</text:p>
          </table:table-cell>
          <table:table-cell table:formula="of:=[.E141]/[.D141]" office:value-type="float" office:value="0.511707988980716" calcext:value-type="float">
            <text:p>0,51</text:p>
          </table:table-cell>
          <table:table-cell table:style-name="ce4" table:formula="of:=[.D141]/([.E141]+[.F141]+[.C141]+[.D141])" office:value-type="percentage" office:value="0.58761634965601" calcext:value-type="percentage">
            <text:p>58,76 %</text:p>
          </table:table-cell>
          <table:table-cell table:style-name="ce4" table:formula="of:=[.E141]/([.E141]+[.F141]+[.C141]+[.D141])" office:value-type="percentage" office:value="0.300687980574666" calcext:value-type="percentage">
            <text:p>30,07 %</text:p>
          </table:table-cell>
          <table:table-cell table:style-name="ce4" table:formula="of:=[.C141]/([.F141]+[.C141]+[.D141]+[.E141])" office:value-type="percentage" office:value="0.037231889923108" calcext:value-type="percentage">
            <text:p>3,72 %</text:p>
          </table:table-cell>
          <table:table-cell table:style-name="ce4" table:formula="of:=[.F141]/([.F141]+[.C141]+[.D141]+[.E141])" office:value-type="percentage" office:value="0.0744637798462161" calcext:value-type="percentage">
            <text:p>7,45 %</text:p>
          </table:table-cell>
          <table:table-cell table:formula="of:=IF([.I141]&gt;50%;&quot;Local&quot;;IF([.J141]&gt;50%;&quot;national&quot;;IF([.K141]&gt;50%;&quot;hors-québec&quot;;IF([.L14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76" calcext:value-type="float">
            <text:p>76</text:p>
          </table:table-cell>
          <table:table-cell table:formula="of:=[.D142]/[.E142]" office:value-type="float" office:value="2.11304347826087" calcext:value-type="float">
            <text:p>2,11</text:p>
          </table:table-cell>
          <table:table-cell table:formula="of:=[.E142]/[.D142]" office:value-type="float" office:value="0.473251028806584" calcext:value-type="float">
            <text:p>0,47</text:p>
          </table:table-cell>
          <table:table-cell table:style-name="ce4" table:formula="of:=[.D142]/([.E142]+[.F142]+[.C142]+[.D142])" office:value-type="percentage" office:value="0.622013651877133" calcext:value-type="percentage">
            <text:p>62,20 %</text:p>
          </table:table-cell>
          <table:table-cell table:style-name="ce4" table:formula="of:=[.E142]/([.E142]+[.F142]+[.C142]+[.D142])" office:value-type="percentage" office:value="0.294368600682594" calcext:value-type="percentage">
            <text:p>29,44 %</text:p>
          </table:table-cell>
          <table:table-cell table:style-name="ce4" table:formula="of:=[.C142]/([.F142]+[.C142]+[.D142]+[.E142])" office:value-type="percentage" office:value="0.0187713310580205" calcext:value-type="percentage">
            <text:p>1,88 %</text:p>
          </table:table-cell>
          <table:table-cell table:style-name="ce4" table:formula="of:=[.F142]/([.F142]+[.C142]+[.D142]+[.E142])" office:value-type="percentage" office:value="0.0648464163822526" calcext:value-type="percentage">
            <text:p>6,48 %</text:p>
          </table:table-cell>
          <table:table-cell table:formula="of:=IF([.I142]&gt;50%;&quot;Local&quot;;IF([.J142]&gt;50%;&quot;national&quot;;IF([.K142]&gt;50%;&quot;hors-québec&quot;;IF([.L14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25" calcext:value-type="float">
            <text:p>25</text:p>
          </table:table-cell>
          <table:table-cell table:formula="of:=[.D143]/[.E143]" office:value-type="float" office:value="1.59216589861751" calcext:value-type="float">
            <text:p>1,59</text:p>
          </table:table-cell>
          <table:table-cell table:formula="of:=[.E143]/[.D143]" office:value-type="float" office:value="0.628075253256151" calcext:value-type="float">
            <text:p>0,63</text:p>
          </table:table-cell>
          <table:table-cell table:style-name="ce4" table:formula="of:=[.D143]/([.E143]+[.F143]+[.C143]+[.D143])" office:value-type="percentage" office:value="0.5926243567753" calcext:value-type="percentage">
            <text:p>59,26 %</text:p>
          </table:table-cell>
          <table:table-cell table:style-name="ce4" table:formula="of:=[.E143]/([.E143]+[.F143]+[.C143]+[.D143])" office:value-type="percentage" office:value="0.37221269296741" calcext:value-type="percentage">
            <text:p>37,22 %</text:p>
          </table:table-cell>
          <table:table-cell table:style-name="ce4" table:formula="of:=[.C143]/([.F143]+[.C143]+[.D143]+[.E143])" office:value-type="percentage" office:value="0.0137221269296741" calcext:value-type="percentage">
            <text:p>1,37 %</text:p>
          </table:table-cell>
          <table:table-cell table:style-name="ce4" table:formula="of:=[.F143]/([.F143]+[.C143]+[.D143]+[.E143])" office:value-type="percentage" office:value="0.0214408233276158" calcext:value-type="percentage">
            <text:p>2,14 %</text:p>
          </table:table-cell>
          <table:table-cell table:formula="of:=IF([.I143]&gt;50%;&quot;Local&quot;;IF([.J143]&gt;50%;&quot;national&quot;;IF([.K143]&gt;50%;&quot;hors-québec&quot;;IF([.L14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88" calcext:value-type="float">
            <text:p>1588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218" calcext:value-type="float">
            <text:p>218</text:p>
          </table:table-cell>
          <table:table-cell table:formula="of:=[.D144]/[.E144]" office:value-type="float" office:value="2.30813953488372" calcext:value-type="float">
            <text:p>2,31</text:p>
          </table:table-cell>
          <table:table-cell table:formula="of:=[.E144]/[.D144]" office:value-type="float" office:value="0.433249370277078" calcext:value-type="float">
            <text:p>0,43</text:p>
          </table:table-cell>
          <table:table-cell table:style-name="ce4" table:formula="of:=[.D144]/([.E144]+[.F144]+[.C144]+[.D144])" office:value-type="percentage" office:value="0.624213836477987" calcext:value-type="percentage">
            <text:p>62,42 %</text:p>
          </table:table-cell>
          <table:table-cell table:style-name="ce4" table:formula="of:=[.E144]/([.E144]+[.F144]+[.C144]+[.D144])" office:value-type="percentage" office:value="0.270440251572327" calcext:value-type="percentage">
            <text:p>27,04 %</text:p>
          </table:table-cell>
          <table:table-cell table:style-name="ce4" table:formula="of:=[.C144]/([.F144]+[.C144]+[.D144]+[.E144])" office:value-type="percentage" office:value="0.0196540880503145" calcext:value-type="percentage">
            <text:p>1,97 %</text:p>
          </table:table-cell>
          <table:table-cell table:style-name="ce4" table:formula="of:=[.F144]/([.F144]+[.C144]+[.D144]+[.E144])" office:value-type="percentage" office:value="0.0856918238993711" calcext:value-type="percentage">
            <text:p>8,57 %</text:p>
          </table:table-cell>
          <table:table-cell table:formula="of:=IF([.I144]&gt;50%;&quot;Local&quot;;IF([.J144]&gt;50%;&quot;national&quot;;IF([.K144]&gt;50%;&quot;hors-québec&quot;;IF([.L14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Félicie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19" calcext:value-type="float">
            <text:p>819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2" calcext:value-type="float">
            <text:p>2</text:p>
          </table:table-cell>
          <table:table-cell table:formula="of:=[.D145]/[.E145]" office:value-type="float" office:value="2.12176165803109" calcext:value-type="float">
            <text:p>2,12</text:p>
          </table:table-cell>
          <table:table-cell table:formula="of:=[.E145]/[.D145]" office:value-type="float" office:value="0.471306471306471" calcext:value-type="float">
            <text:p>0,47</text:p>
          </table:table-cell>
          <table:table-cell table:style-name="ce4" table:formula="of:=[.D145]/([.E145]+[.F145]+[.C145]+[.D145])" office:value-type="percentage" office:value="0.667481662591687" calcext:value-type="percentage">
            <text:p>66,75 %</text:p>
          </table:table-cell>
          <table:table-cell table:style-name="ce4" table:formula="of:=[.E145]/([.E145]+[.F145]+[.C145]+[.D145])" office:value-type="percentage" office:value="0.314588427057865" calcext:value-type="percentage">
            <text:p>31,46 %</text:p>
          </table:table-cell>
          <table:table-cell table:style-name="ce4" table:formula="of:=[.C145]/([.F145]+[.C145]+[.D145]+[.E145])" office:value-type="percentage" office:value="0.0162999185004075" calcext:value-type="percentage">
            <text:p>1,63 %</text:p>
          </table:table-cell>
          <table:table-cell table:style-name="ce4" table:formula="of:=[.F145]/([.F145]+[.C145]+[.D145]+[.E145])" office:value-type="percentage" office:value="0.00162999185004075" calcext:value-type="percentage">
            <text:p>0,16 %</text:p>
          </table:table-cell>
          <table:table-cell table:formula="of:=IF([.I145]&gt;50%;&quot;Local&quot;;IF([.J145]&gt;50%;&quot;national&quot;;IF([.K145]&gt;50%;&quot;hors-québec&quot;;IF([.L14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1485" calcext:value-type="float">
            <text:p>148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152" calcext:value-type="float">
            <text:p>152</text:p>
          </table:table-cell>
          <table:table-cell table:formula="of:=[.D146]/[.E146]" office:value-type="float" office:value="3.6576354679803" calcext:value-type="float">
            <text:p>3,66</text:p>
          </table:table-cell>
          <table:table-cell table:formula="of:=[.E146]/[.D146]" office:value-type="float" office:value="0.273400673400673" calcext:value-type="float">
            <text:p>0,27</text:p>
          </table:table-cell>
          <table:table-cell table:style-name="ce4" table:formula="of:=[.D146]/([.E146]+[.F146]+[.C146]+[.D146])" office:value-type="percentage" office:value="0.574023965983765" calcext:value-type="percentage">
            <text:p>57,40 %</text:p>
          </table:table-cell>
          <table:table-cell table:style-name="ce4" table:formula="of:=[.E146]/([.E146]+[.F146]+[.C146]+[.D146])" office:value-type="percentage" office:value="0.156938538848087" calcext:value-type="percentage">
            <text:p>15,69 %</text:p>
          </table:table-cell>
          <table:table-cell table:style-name="ce4" table:formula="of:=[.C146]/([.F146]+[.C146]+[.D146]+[.E146])" office:value-type="percentage" office:value="0.210282180131426" calcext:value-type="percentage">
            <text:p>21,03 %</text:p>
          </table:table-cell>
          <table:table-cell table:style-name="ce4" table:formula="of:=[.F146]/([.F146]+[.C146]+[.D146]+[.E146])" office:value-type="percentage" office:value="0.0587553150367221" calcext:value-type="percentage">
            <text:p>5,88 %</text:p>
          </table:table-cell>
          <table:table-cell table:formula="of:=IF([.I146]&gt;50%;&quot;Local&quot;;IF([.J146]&gt;50%;&quot;national&quot;;IF([.K146]&gt;50%;&quot;hors-québec&quot;;IF([.L14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Georg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9" calcext:value-type="float">
            <text:p>29</text:p>
          </table:table-cell>
          <table:table-cell table:formula="of:=[.D147]/[.E147]" office:value-type="float" office:value="3.23481781376518" calcext:value-type="float">
            <text:p>3,23</text:p>
          </table:table-cell>
          <table:table-cell table:formula="of:=[.E147]/[.D147]" office:value-type="float" office:value="0.309136420525657" calcext:value-type="float">
            <text:p>0,31</text:p>
          </table:table-cell>
          <table:table-cell table:style-name="ce4" table:formula="of:=[.D147]/([.E147]+[.F147]+[.C147]+[.D147])" office:value-type="percentage" office:value="0.675972927241963" calcext:value-type="percentage">
            <text:p>67,60 %</text:p>
          </table:table-cell>
          <table:table-cell table:style-name="ce4" table:formula="of:=[.E147]/([.E147]+[.F147]+[.C147]+[.D147])" office:value-type="percentage" office:value="0.208967851099831" calcext:value-type="percentage">
            <text:p>20,90 %</text:p>
          </table:table-cell>
          <table:table-cell table:style-name="ce4" table:formula="of:=[.C147]/([.F147]+[.C147]+[.D147]+[.E147])" office:value-type="percentage" office:value="0.0905245346869712" calcext:value-type="percentage">
            <text:p>9,05 %</text:p>
          </table:table-cell>
          <table:table-cell table:style-name="ce4" table:formula="of:=[.F147]/([.F147]+[.C147]+[.D147]+[.E147])" office:value-type="percentage" office:value="0.0245346869712352" calcext:value-type="percentage">
            <text:p>2,45 %</text:p>
          </table:table-cell>
          <table:table-cell table:formula="of:=IF([.I147]&gt;50%;&quot;Local&quot;;IF([.J147]&gt;50%;&quot;national&quot;;IF([.K147]&gt;50%;&quot;hors-québec&quot;;IF([.L14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3" calcext:value-type="float">
            <text:p>83</text:p>
          </table:table-cell>
          <table:table-cell table:formula="of:=[.D148]/[.E148]" office:value-type="float" office:value="2.08169934640523" calcext:value-type="float">
            <text:p>2,08</text:p>
          </table:table-cell>
          <table:table-cell table:formula="of:=[.E148]/[.D148]" office:value-type="float" office:value="0.480376766091052" calcext:value-type="float">
            <text:p>0,48</text:p>
          </table:table-cell>
          <table:table-cell table:style-name="ce4" table:formula="of:=[.D148]/([.E148]+[.F148]+[.C148]+[.D148])" office:value-type="percentage" office:value="0.54305200341006" calcext:value-type="percentage">
            <text:p>54,31 %</text:p>
          </table:table-cell>
          <table:table-cell table:style-name="ce4" table:formula="of:=[.E148]/([.E148]+[.F148]+[.C148]+[.D148])" office:value-type="percentage" office:value="0.260869565217391" calcext:value-type="percentage">
            <text:p>26,09 %</text:p>
          </table:table-cell>
          <table:table-cell table:style-name="ce4" table:formula="of:=[.C148]/([.F148]+[.C148]+[.D148]+[.E148])" office:value-type="percentage" office:value="0.125319693094629" calcext:value-type="percentage">
            <text:p>12,53 %</text:p>
          </table:table-cell>
          <table:table-cell table:style-name="ce4" table:formula="of:=[.F148]/([.F148]+[.C148]+[.D148]+[.E148])" office:value-type="percentage" office:value="0.0707587382779199" calcext:value-type="percentage">
            <text:p>7,08 %</text:p>
          </table:table-cell>
          <table:table-cell table:formula="of:=IF([.I148]&gt;50%;&quot;Local&quot;;IF([.J148]&gt;50%;&quot;national&quot;;IF([.K148]&gt;50%;&quot;hors-québec&quot;;IF([.L14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Honoré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1420" calcext:value-type="float">
            <text:p>1420</text:p>
          </table:table-cell>
          <table:table-cell table:style-name="ce1" office:value-type="float" office:value="524" calcext:value-type="float">
            <text:p>524</text:p>
          </table:table-cell>
          <table:table-cell table:style-name="ce1" office:value-type="float" office:value="229" calcext:value-type="float">
            <text:p>229</text:p>
          </table:table-cell>
          <table:table-cell table:formula="of:=[.D149]/[.E149]" office:value-type="float" office:value="2.70992366412214" calcext:value-type="float">
            <text:p>2,71</text:p>
          </table:table-cell>
          <table:table-cell table:formula="of:=[.E149]/[.D149]" office:value-type="float" office:value="0.369014084507042" calcext:value-type="float">
            <text:p>0,37</text:p>
          </table:table-cell>
          <table:table-cell table:style-name="ce4" table:formula="of:=[.D149]/([.E149]+[.F149]+[.C149]+[.D149])" office:value-type="percentage" office:value="0.556862745098039" calcext:value-type="percentage">
            <text:p>55,69 %</text:p>
          </table:table-cell>
          <table:table-cell table:style-name="ce4" table:formula="of:=[.E149]/([.E149]+[.F149]+[.C149]+[.D149])" office:value-type="percentage" office:value="0.205490196078431" calcext:value-type="percentage">
            <text:p>20,55 %</text:p>
          </table:table-cell>
          <table:table-cell table:style-name="ce4" table:formula="of:=[.C149]/([.F149]+[.C149]+[.D149]+[.E149])" office:value-type="percentage" office:value="0.147843137254902" calcext:value-type="percentage">
            <text:p>14,78 %</text:p>
          </table:table-cell>
          <table:table-cell table:style-name="ce4" table:formula="of:=[.F149]/([.F149]+[.C149]+[.D149]+[.E149])" office:value-type="percentage" office:value="0.0898039215686275" calcext:value-type="percentage">
            <text:p>8,98 %</text:p>
          </table:table-cell>
          <table:table-cell table:formula="of:=IF([.I149]&gt;50%;&quot;Local&quot;;IF([.J149]&gt;50%;&quot;national&quot;;IF([.K149]&gt;50%;&quot;hors-québec&quot;;IF([.L14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235" calcext:value-type="float">
            <text:p>235</text:p>
          </table:table-cell>
          <table:table-cell table:formula="of:=[.D150]/[.E150]" office:value-type="float" office:value="1.66759002770083" calcext:value-type="float">
            <text:p>1,67</text:p>
          </table:table-cell>
          <table:table-cell table:formula="of:=[.E150]/[.D150]" office:value-type="float" office:value="0.599667774086379" calcext:value-type="float">
            <text:p>0,60</text:p>
          </table:table-cell>
          <table:table-cell table:style-name="ce4" table:formula="of:=[.D150]/([.E150]+[.F150]+[.C150]+[.D150])" office:value-type="percentage" office:value="0.501666666666667" calcext:value-type="percentage">
            <text:p>50,17 %</text:p>
          </table:table-cell>
          <table:table-cell table:style-name="ce4" table:formula="of:=[.E150]/([.E150]+[.F150]+[.C150]+[.D150])" office:value-type="percentage" office:value="0.300833333333333" calcext:value-type="percentage">
            <text:p>30,08 %</text:p>
          </table:table-cell>
          <table:table-cell table:style-name="ce4" table:formula="of:=[.C150]/([.F150]+[.C150]+[.D150]+[.E150])" office:value-type="percentage" office:value="0.00166666666666667" calcext:value-type="percentage">
            <text:p>0,17 %</text:p>
          </table:table-cell>
          <table:table-cell table:style-name="ce4" table:formula="of:=[.F150]/([.F150]+[.C150]+[.D150]+[.E150])" office:value-type="percentage" office:value="0.195833333333333" calcext:value-type="percentage">
            <text:p>19,58 %</text:p>
          </table:table-cell>
          <table:table-cell table:formula="of:=IF([.I150]&gt;50%;&quot;Local&quot;;IF([.J150]&gt;50%;&quot;national&quot;;IF([.K150]&gt;50%;&quot;hors-québec&quot;;IF([.L15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Jean-sur-Richelieu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540" calcext:value-type="float">
            <text:p>540</text:p>
          </table:table-cell>
          <table:table-cell table:formula="of:=[.D151]/[.E151]" office:value-type="float" office:value="2.35643564356436" calcext:value-type="float">
            <text:p>2,36</text:p>
          </table:table-cell>
          <table:table-cell table:formula="of:=[.E151]/[.D151]" office:value-type="float" office:value="0.42436974789916" calcext:value-type="float">
            <text:p>0,42</text:p>
          </table:table-cell>
          <table:table-cell table:style-name="ce4" table:formula="of:=[.D151]/([.E151]+[.F151]+[.C151]+[.D151])" office:value-type="percentage" office:value="0.553059643687064" calcext:value-type="percentage">
            <text:p>55,31 %</text:p>
          </table:table-cell>
          <table:table-cell table:style-name="ce4" table:formula="of:=[.E151]/([.E151]+[.F151]+[.C151]+[.D151])" office:value-type="percentage" office:value="0.234701781564679" calcext:value-type="percentage">
            <text:p>23,47 %</text:p>
          </table:table-cell>
          <table:table-cell table:style-name="ce4" table:formula="of:=[.C151]/([.F151]+[.C151]+[.D151]+[.E151])" office:value-type="percentage" office:value="0.00309837335398916" calcext:value-type="percentage">
            <text:p>0,31 %</text:p>
          </table:table-cell>
          <table:table-cell table:style-name="ce4" table:formula="of:=[.F151]/([.F151]+[.C151]+[.D151]+[.E151])" office:value-type="percentage" office:value="0.209140201394268" calcext:value-type="percentage">
            <text:p>20,91 %</text:p>
          </table:table-cell>
          <table:table-cell table:formula="of:=IF([.I151]&gt;50%;&quot;Local&quot;;IF([.J151]&gt;50%;&quot;national&quot;;IF([.K151]&gt;50%;&quot;hors-québec&quot;;IF([.L15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58" calcext:value-type="float">
            <text:p>1658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91" calcext:value-type="float">
            <text:p>91</text:p>
          </table:table-cell>
          <table:table-cell table:formula="of:=[.D152]/[.E152]" office:value-type="float" office:value="2.6741935483871" calcext:value-type="float">
            <text:p>2,67</text:p>
          </table:table-cell>
          <table:table-cell table:formula="of:=[.E152]/[.D152]" office:value-type="float" office:value="0.37394451145959" calcext:value-type="float">
            <text:p>0,37</text:p>
          </table:table-cell>
          <table:table-cell table:style-name="ce4" table:formula="of:=[.D152]/([.E152]+[.F152]+[.C152]+[.D152])" office:value-type="percentage" office:value="0.699873364288729" calcext:value-type="percentage">
            <text:p>69,99 %</text:p>
          </table:table-cell>
          <table:table-cell table:style-name="ce4" table:formula="of:=[.E152]/([.E152]+[.F152]+[.C152]+[.D152])" office:value-type="percentage" office:value="0.261713803292528" calcext:value-type="percentage">
            <text:p>26,17 %</text:p>
          </table:table-cell>
          <table:table-cell table:style-name="ce4" table:formula="of:=[.C152]/([.F152]+[.C152]+[.D152]+[.E152])" office:value-type="percentage" office:value="0" calcext:value-type="percentage">
            <text:p>0,00 %</text:p>
          </table:table-cell>
          <table:table-cell table:style-name="ce4" table:formula="of:=[.F152]/([.F152]+[.C152]+[.D152]+[.E152])" office:value-type="percentage" office:value="0.0384128324187421" calcext:value-type="percentage">
            <text:p>3,84 %</text:p>
          </table:table-cell>
          <table:table-cell table:formula="of:=IF([.I152]&gt;50%;&quot;Local&quot;;IF([.J152]&gt;50%;&quot;national&quot;;IF([.K152]&gt;50%;&quot;hors-québec&quot;;IF([.L15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40" calcext:value-type="float">
            <text:p>40</text:p>
          </table:table-cell>
          <table:table-cell table:formula="of:=[.D153]/[.E153]" office:value-type="float" office:value="4.41584158415842" calcext:value-type="float">
            <text:p>4,42</text:p>
          </table:table-cell>
          <table:table-cell table:formula="of:=[.E153]/[.D153]" office:value-type="float" office:value="0.226457399103139" calcext:value-type="float">
            <text:p>0,23</text:p>
          </table:table-cell>
          <table:table-cell table:style-name="ce4" table:formula="of:=[.D153]/([.E153]+[.F153]+[.C153]+[.D153])" office:value-type="percentage" office:value="0.786596119929453" calcext:value-type="percentage">
            <text:p>78,66 %</text:p>
          </table:table-cell>
          <table:table-cell table:style-name="ce4" table:formula="of:=[.E153]/([.E153]+[.F153]+[.C153]+[.D153])" office:value-type="percentage" office:value="0.178130511463845" calcext:value-type="percentage">
            <text:p>17,81 %</text:p>
          </table:table-cell>
          <table:table-cell table:style-name="ce4" table:formula="of:=[.C153]/([.F153]+[.C153]+[.D153]+[.E153])" office:value-type="percentage" office:value="0" calcext:value-type="percentage">
            <text:p>0,00 %</text:p>
          </table:table-cell>
          <table:table-cell table:style-name="ce4" table:formula="of:=[.F153]/([.F153]+[.C153]+[.D153]+[.E153])" office:value-type="percentage" office:value="0.0352733686067019" calcext:value-type="percentage">
            <text:p>3,53 %</text:p>
          </table:table-cell>
          <table:table-cell table:formula="of:=IF([.I153]&gt;50%;&quot;Local&quot;;IF([.J153]&gt;50%;&quot;national&quot;;IF([.K153]&gt;50%;&quot;hors-québec&quot;;IF([.L15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63" calcext:value-type="float">
            <text:p>63</text:p>
          </table:table-cell>
          <table:table-cell table:formula="of:=[.D154]/[.E154]" office:value-type="float" office:value="1.34848484848485" calcext:value-type="float">
            <text:p>1,35</text:p>
          </table:table-cell>
          <table:table-cell table:formula="of:=[.E154]/[.D154]" office:value-type="float" office:value="0.741573033707865" calcext:value-type="float">
            <text:p>0,74</text:p>
          </table:table-cell>
          <table:table-cell table:style-name="ce4" table:formula="of:=[.D154]/([.E154]+[.F154]+[.C154]+[.D154])" office:value-type="percentage" office:value="0.525295109612142" calcext:value-type="percentage">
            <text:p>52,53 %</text:p>
          </table:table-cell>
          <table:table-cell table:style-name="ce4" table:formula="of:=[.E154]/([.E154]+[.F154]+[.C154]+[.D154])" office:value-type="percentage" office:value="0.389544688026981" calcext:value-type="percentage">
            <text:p>38,95 %</text:p>
          </table:table-cell>
          <table:table-cell table:style-name="ce4" table:formula="of:=[.C154]/([.F154]+[.C154]+[.D154]+[.E154])" office:value-type="percentage" office:value="0.0320404721753794" calcext:value-type="percentage">
            <text:p>3,20 %</text:p>
          </table:table-cell>
          <table:table-cell table:style-name="ce4" table:formula="of:=[.F154]/([.F154]+[.C154]+[.D154]+[.E154])" office:value-type="percentage" office:value="0.0531197301854975" calcext:value-type="percentage">
            <text:p>5,31 %</text:p>
          </table:table-cell>
          <table:table-cell table:formula="of:=IF([.I154]&gt;50%;&quot;Local&quot;;IF([.J154]&gt;50%;&quot;national&quot;;IF([.K154]&gt;50%;&quot;hors-québec&quot;;IF([.L15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35" calcext:value-type="float">
            <text:p>1235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52" calcext:value-type="float">
            <text:p>152</text:p>
          </table:table-cell>
          <table:table-cell table:formula="of:=[.D155]/[.E155]" office:value-type="float" office:value="1.75426136363636" calcext:value-type="float">
            <text:p>1,75</text:p>
          </table:table-cell>
          <table:table-cell table:formula="of:=[.E155]/[.D155]" office:value-type="float" office:value="0.57004048582996" calcext:value-type="float">
            <text:p>0,57</text:p>
          </table:table-cell>
          <table:table-cell table:style-name="ce4" table:formula="of:=[.D155]/([.E155]+[.F155]+[.C155]+[.D155])" office:value-type="percentage" office:value="0.573085846867749" calcext:value-type="percentage">
            <text:p>57,31 %</text:p>
          </table:table-cell>
          <table:table-cell table:style-name="ce4" table:formula="of:=[.E155]/([.E155]+[.F155]+[.C155]+[.D155])" office:value-type="percentage" office:value="0.326682134570766" calcext:value-type="percentage">
            <text:p>32,67 %</text:p>
          </table:table-cell>
          <table:table-cell table:style-name="ce4" table:formula="of:=[.C155]/([.F155]+[.C155]+[.D155]+[.E155])" office:value-type="percentage" office:value="0.0296983758700696" calcext:value-type="percentage">
            <text:p>2,97 %</text:p>
          </table:table-cell>
          <table:table-cell table:style-name="ce4" table:formula="of:=[.F155]/([.F155]+[.C155]+[.D155]+[.E155])" office:value-type="percentage" office:value="0.0705336426914153" calcext:value-type="percentage">
            <text:p>7,05 %</text:p>
          </table:table-cell>
          <table:table-cell table:formula="of:=IF([.I155]&gt;50%;&quot;Local&quot;;IF([.J155]&gt;50%;&quot;national&quot;;IF([.K155]&gt;50%;&quot;hors-québec&quot;;IF([.L15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-Tit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8" calcext:value-type="float">
            <text:p>8</text:p>
          </table:table-cell>
          <table:table-cell table:formula="of:=[.D156]/[.E156]" office:value-type="float" office:value="2.72297297297297" calcext:value-type="float">
            <text:p>2,72</text:p>
          </table:table-cell>
          <table:table-cell table:formula="of:=[.E156]/[.D156]" office:value-type="float" office:value="0.367245657568238" calcext:value-type="float">
            <text:p>0,37</text:p>
          </table:table-cell>
          <table:table-cell table:style-name="ce4" table:formula="of:=[.D156]/([.E156]+[.F156]+[.C156]+[.D156])" office:value-type="percentage" office:value="0.703930131004367" calcext:value-type="percentage">
            <text:p>70,39 %</text:p>
          </table:table-cell>
          <table:table-cell table:style-name="ce4" table:formula="of:=[.E156]/([.E156]+[.F156]+[.C156]+[.D156])" office:value-type="percentage" office:value="0.258515283842795" calcext:value-type="percentage">
            <text:p>25,85 %</text:p>
          </table:table-cell>
          <table:table-cell table:style-name="ce4" table:formula="of:=[.C156]/([.F156]+[.C156]+[.D156]+[.E156])" office:value-type="percentage" office:value="0.0305676855895196" calcext:value-type="percentage">
            <text:p>3,06 %</text:p>
          </table:table-cell>
          <table:table-cell table:style-name="ce4" table:formula="of:=[.F156]/([.F156]+[.C156]+[.D156]+[.E156])" office:value-type="percentage" office:value="0.00698689956331878" calcext:value-type="percentage">
            <text:p>0,70 %</text:p>
          </table:table-cell>
          <table:table-cell table:formula="of:=IF([.I156]&gt;50%;&quot;Local&quot;;IF([.J156]&gt;50%;&quot;national&quot;;IF([.K156]&gt;50%;&quot;hors-québec&quot;;IF([.L15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27" calcext:value-type="float">
            <text:p>27</text:p>
          </table:table-cell>
          <table:table-cell table:formula="of:=[.D157]/[.E157]" office:value-type="float" office:value="1.26748971193416" calcext:value-type="float">
            <text:p>1,27</text:p>
          </table:table-cell>
          <table:table-cell table:formula="of:=[.E157]/[.D157]" office:value-type="float" office:value="0.788961038961039" calcext:value-type="float">
            <text:p>0,79</text:p>
          </table:table-cell>
          <table:table-cell table:style-name="ce4" table:formula="of:=[.D157]/([.E157]+[.F157]+[.C157]+[.D157])" office:value-type="percentage" office:value="0.539877300613497" calcext:value-type="percentage">
            <text:p>53,99 %</text:p>
          </table:table-cell>
          <table:table-cell table:style-name="ce4" table:formula="of:=[.E157]/([.E157]+[.F157]+[.C157]+[.D157])" office:value-type="percentage" office:value="0.425942156003506" calcext:value-type="percentage">
            <text:p>42,59 %</text:p>
          </table:table-cell>
          <table:table-cell table:style-name="ce4" table:formula="of:=[.C157]/([.F157]+[.C157]+[.D157]+[.E157])" office:value-type="percentage" office:value="0.0105170902716915" calcext:value-type="percentage">
            <text:p>1,05 %</text:p>
          </table:table-cell>
          <table:table-cell table:style-name="ce4" table:formula="of:=[.F157]/([.F157]+[.C157]+[.D157]+[.E157])" office:value-type="percentage" office:value="0.0236634531113059" calcext:value-type="percentage">
            <text:p>2,37 %</text:p>
          </table:table-cell>
          <table:table-cell table:formula="of:=IF([.I157]&gt;50%;&quot;Local&quot;;IF([.J157]&gt;50%;&quot;national&quot;;IF([.K157]&gt;50%;&quot;hors-québec&quot;;IF([.L15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51" calcext:value-type="float">
            <text:p>51</text:p>
          </table:table-cell>
          <table:table-cell table:formula="of:=[.D158]/[.E158]" office:value-type="float" office:value="1.43623361144219" calcext:value-type="float">
            <text:p>1,44</text:p>
          </table:table-cell>
          <table:table-cell table:formula="of:=[.E158]/[.D158]" office:value-type="float" office:value="0.696265560165975" calcext:value-type="float">
            <text:p>0,70</text:p>
          </table:table-cell>
          <table:table-cell table:style-name="ce4" table:formula="of:=[.D158]/([.E158]+[.F158]+[.C158]+[.D158])" office:value-type="percentage" office:value="0.552498853736818" calcext:value-type="percentage">
            <text:p>55,25 %</text:p>
          </table:table-cell>
          <table:table-cell table:style-name="ce4" table:formula="of:=[.E158]/([.E158]+[.F158]+[.C158]+[.D158])" office:value-type="percentage" office:value="0.384685923888125" calcext:value-type="percentage">
            <text:p>38,47 %</text:p>
          </table:table-cell>
          <table:table-cell table:style-name="ce4" table:formula="of:=[.C158]/([.F158]+[.C158]+[.D158]+[.E158])" office:value-type="percentage" office:value="0.0394314534617148" calcext:value-type="percentage">
            <text:p>3,94 %</text:p>
          </table:table-cell>
          <table:table-cell table:style-name="ce4" table:formula="of:=[.F158]/([.F158]+[.C158]+[.D158]+[.E158])" office:value-type="percentage" office:value="0.0233837689133425" calcext:value-type="percentage">
            <text:p>2,34 %</text:p>
          </table:table-cell>
          <table:table-cell table:formula="of:=IF([.I158]&gt;50%;&quot;Local&quot;;IF([.J158]&gt;50%;&quot;national&quot;;IF([.K158]&gt;50%;&quot;hors-québec&quot;;IF([.L15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313" calcext:value-type="float">
            <text:p>1313</text:p>
          </table:table-cell>
          <table:table-cell table:style-name="ce1" office:value-type="float" office:value="599" calcext:value-type="float">
            <text:p>599</text:p>
          </table:table-cell>
          <table:table-cell table:style-name="ce1" office:value-type="float" office:value="215" calcext:value-type="float">
            <text:p>215</text:p>
          </table:table-cell>
          <table:table-cell table:formula="of:=[.D159]/[.E159]" office:value-type="float" office:value="2.19198664440735" calcext:value-type="float">
            <text:p>2,19</text:p>
          </table:table-cell>
          <table:table-cell table:formula="of:=[.E159]/[.D159]" office:value-type="float" office:value="0.456207159177456" calcext:value-type="float">
            <text:p>0,46</text:p>
          </table:table-cell>
          <table:table-cell table:style-name="ce4" table:formula="of:=[.D159]/([.E159]+[.F159]+[.C159]+[.D159])" office:value-type="percentage" office:value="0.593848937132519" calcext:value-type="percentage">
            <text:p>59,38 %</text:p>
          </table:table-cell>
          <table:table-cell table:style-name="ce4" table:formula="of:=[.E159]/([.E159]+[.F159]+[.C159]+[.D159])" office:value-type="percentage" office:value="0.270918136589778" calcext:value-type="percentage">
            <text:p>27,09 %</text:p>
          </table:table-cell>
          <table:table-cell table:style-name="ce4" table:formula="of:=[.C159]/([.F159]+[.C159]+[.D159]+[.E159])" office:value-type="percentage" office:value="0.0379918588873813" calcext:value-type="percentage">
            <text:p>3,80 %</text:p>
          </table:table-cell>
          <table:table-cell table:style-name="ce4" table:formula="of:=[.F159]/([.F159]+[.C159]+[.D159]+[.E159])" office:value-type="percentage" office:value="0.0972410673903211" calcext:value-type="percentage">
            <text:p>9,72 %</text:p>
          </table:table-cell>
          <table:table-cell table:formula="of:=IF([.I159]&gt;50%;&quot;Local&quot;;IF([.J159]&gt;50%;&quot;national&quot;;IF([.K159]&gt;50%;&quot;hors-québec&quot;;IF([.L15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81" calcext:value-type="float">
            <text:p>81</text:p>
          </table:table-cell>
          <table:table-cell table:formula="of:=[.D160]/[.E160]" office:value-type="float" office:value="2.17469879518072" calcext:value-type="float">
            <text:p>2,17</text:p>
          </table:table-cell>
          <table:table-cell table:formula="of:=[.E160]/[.D160]" office:value-type="float" office:value="0.45983379501385" calcext:value-type="float">
            <text:p>0,46</text:p>
          </table:table-cell>
          <table:table-cell table:style-name="ce4" table:formula="of:=[.D160]/([.E160]+[.F160]+[.C160]+[.D160])" office:value-type="percentage" office:value="0.620808254514187" calcext:value-type="percentage">
            <text:p>62,08 %</text:p>
          </table:table-cell>
          <table:table-cell table:style-name="ce4" table:formula="of:=[.E160]/([.E160]+[.F160]+[.C160]+[.D160])" office:value-type="percentage" office:value="0.285468615649183" calcext:value-type="percentage">
            <text:p>28,55 %</text:p>
          </table:table-cell>
          <table:table-cell table:style-name="ce4" table:formula="of:=[.C160]/([.F160]+[.C160]+[.D160]+[.E160])" office:value-type="percentage" office:value="0.0240756663800516" calcext:value-type="percentage">
            <text:p>2,41 %</text:p>
          </table:table-cell>
          <table:table-cell table:style-name="ce4" table:formula="of:=[.F160]/([.F160]+[.C160]+[.D160]+[.E160])" office:value-type="percentage" office:value="0.0696474634565778" calcext:value-type="percentage">
            <text:p>6,96 %</text:p>
          </table:table-cell>
          <table:table-cell table:formula="of:=IF([.I160]&gt;50%;&quot;Local&quot;;IF([.J160]&gt;50%;&quot;national&quot;;IF([.K160]&gt;50%;&quot;hors-québec&quot;;IF([.L16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48" calcext:value-type="float">
            <text:p>1448</text:p>
          </table:table-cell>
          <table:table-cell table:style-name="ce1" office:value-type="float" office:value="782" calcext:value-type="float">
            <text:p>782</text:p>
          </table:table-cell>
          <table:table-cell table:style-name="ce1" office:value-type="float" office:value="197" calcext:value-type="float">
            <text:p>197</text:p>
          </table:table-cell>
          <table:table-cell table:formula="of:=[.D161]/[.E161]" office:value-type="float" office:value="1.85166240409207" calcext:value-type="float">
            <text:p>1,85</text:p>
          </table:table-cell>
          <table:table-cell table:formula="of:=[.E161]/[.D161]" office:value-type="float" office:value="0.540055248618785" calcext:value-type="float">
            <text:p>0,54</text:p>
          </table:table-cell>
          <table:table-cell table:style-name="ce4" table:formula="of:=[.D161]/([.E161]+[.F161]+[.C161]+[.D161])" office:value-type="percentage" office:value="0.596130094689173" calcext:value-type="percentage">
            <text:p>59,61 %</text:p>
          </table:table-cell>
          <table:table-cell table:style-name="ce4" table:formula="of:=[.E161]/([.E161]+[.F161]+[.C161]+[.D161])" office:value-type="percentage" office:value="0.321943186496501" calcext:value-type="percentage">
            <text:p>32,19 %</text:p>
          </table:table-cell>
          <table:table-cell table:style-name="ce4" table:formula="of:=[.C161]/([.F161]+[.C161]+[.D161]+[.E161])" office:value-type="percentage" office:value="0.000823384108686702" calcext:value-type="percentage">
            <text:p>0,08 %</text:p>
          </table:table-cell>
          <table:table-cell table:style-name="ce4" table:formula="of:=[.F161]/([.F161]+[.C161]+[.D161]+[.E161])" office:value-type="percentage" office:value="0.0811033347056402" calcext:value-type="percentage">
            <text:p>8,11 %</text:p>
          </table:table-cell>
          <table:table-cell table:formula="of:=IF([.I161]&gt;50%;&quot;Local&quot;;IF([.J161]&gt;50%;&quot;national&quot;;IF([.K161]&gt;50%;&quot;hors-québec&quot;;IF([.L16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5" calcext:value-type="float">
            <text:p>5</text:p>
          </table:table-cell>
          <table:table-cell table:formula="of:=[.D162]/[.E162]" office:value-type="float" office:value="2.27586206896552" calcext:value-type="float">
            <text:p>2,28</text:p>
          </table:table-cell>
          <table:table-cell table:formula="of:=[.E162]/[.D162]" office:value-type="float" office:value="0.439393939393939" calcext:value-type="float">
            <text:p>0,44</text:p>
          </table:table-cell>
          <table:table-cell table:style-name="ce4" table:formula="of:=[.D162]/([.E162]+[.F162]+[.C162]+[.D162])" office:value-type="percentage" office:value="0.691703056768559" calcext:value-type="percentage">
            <text:p>69,17 %</text:p>
          </table:table-cell>
          <table:table-cell table:style-name="ce4" table:formula="of:=[.E162]/([.E162]+[.F162]+[.C162]+[.D162])" office:value-type="percentage" office:value="0.303930131004367" calcext:value-type="percentage">
            <text:p>30,39 %</text:p>
          </table:table-cell>
          <table:table-cell table:style-name="ce4" table:formula="of:=[.C162]/([.F162]+[.C162]+[.D162]+[.E162])" office:value-type="percentage" office:value="0" calcext:value-type="percentage">
            <text:p>0,00 %</text:p>
          </table:table-cell>
          <table:table-cell table:style-name="ce4" table:formula="of:=[.F162]/([.F162]+[.C162]+[.D162]+[.E162])" office:value-type="percentage" office:value="0.00436681222707424" calcext:value-type="percentage">
            <text:p>0,44 %</text:p>
          </table:table-cell>
          <table:table-cell table:formula="of:=IF([.I162]&gt;50%;&quot;Local&quot;;IF([.J162]&gt;50%;&quot;national&quot;;IF([.K162]&gt;50%;&quot;hors-québec&quot;;IF([.L16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54" calcext:value-type="float">
            <text:p>54</text:p>
          </table:table-cell>
          <table:table-cell table:formula="of:=[.D163]/[.E163]" office:value-type="float" office:value="1.64941176470588" calcext:value-type="float">
            <text:p>1,65</text:p>
          </table:table-cell>
          <table:table-cell table:formula="of:=[.E163]/[.D163]" office:value-type="float" office:value="0.606276747503566" calcext:value-type="float">
            <text:p>0,61</text:p>
          </table:table-cell>
          <table:table-cell table:style-name="ce4" table:formula="of:=[.D163]/([.E163]+[.F163]+[.C163]+[.D163])" office:value-type="percentage" office:value="0.593564775613887" calcext:value-type="percentage">
            <text:p>59,36 %</text:p>
          </table:table-cell>
          <table:table-cell table:style-name="ce4" table:formula="of:=[.E163]/([.E163]+[.F163]+[.C163]+[.D163])" office:value-type="percentage" office:value="0.359864521591871" calcext:value-type="percentage">
            <text:p>35,99 %</text:p>
          </table:table-cell>
          <table:table-cell table:style-name="ce4" table:formula="of:=[.C163]/([.F163]+[.C163]+[.D163]+[.E163])" office:value-type="percentage" office:value="0.000846740050804403" calcext:value-type="percentage">
            <text:p>0,08 %</text:p>
          </table:table-cell>
          <table:table-cell table:style-name="ce4" table:formula="of:=[.F163]/([.F163]+[.C163]+[.D163]+[.E163])" office:value-type="percentage" office:value="0.0457239627434378" calcext:value-type="percentage">
            <text:p>4,57 %</text:p>
          </table:table-cell>
          <table:table-cell table:formula="of:=IF([.I163]&gt;50%;&quot;Local&quot;;IF([.J163]&gt;50%;&quot;national&quot;;IF([.K163]&gt;50%;&quot;hors-québec&quot;;IF([.L16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68" calcext:value-type="float">
            <text:p>1568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254" calcext:value-type="float">
            <text:p>254</text:p>
          </table:table-cell>
          <table:table-cell table:formula="of:=[.D164]/[.E164]" office:value-type="float" office:value="2.37575757575758" calcext:value-type="float">
            <text:p>2,38</text:p>
          </table:table-cell>
          <table:table-cell table:formula="of:=[.E164]/[.D164]" office:value-type="float" office:value="0.420918367346939" calcext:value-type="float">
            <text:p>0,42</text:p>
          </table:table-cell>
          <table:table-cell table:style-name="ce4" table:formula="of:=[.D164]/([.E164]+[.F164]+[.C164]+[.D164])" office:value-type="percentage" office:value="0.631748589846898" calcext:value-type="percentage">
            <text:p>63,17 %</text:p>
          </table:table-cell>
          <table:table-cell table:style-name="ce4" table:formula="of:=[.E164]/([.E164]+[.F164]+[.C164]+[.D164])" office:value-type="percentage" office:value="0.265914585012087" calcext:value-type="percentage">
            <text:p>26,59 %</text:p>
          </table:table-cell>
          <table:table-cell table:style-name="ce4" table:formula="of:=[.C164]/([.F164]+[.C164]+[.D164]+[.E164])" office:value-type="percentage" office:value="0" calcext:value-type="percentage">
            <text:p>0,00 %</text:p>
          </table:table-cell>
          <table:table-cell table:style-name="ce4" table:formula="of:=[.F164]/([.F164]+[.C164]+[.D164]+[.E164])" office:value-type="percentage" office:value="0.102336825141015" calcext:value-type="percentage">
            <text:p>10,23 %</text:p>
          </table:table-cell>
          <table:table-cell table:formula="of:=IF([.I164]&gt;50%;&quot;Local&quot;;IF([.J164]&gt;50%;&quot;national&quot;;IF([.K164]&gt;50%;&quot;hors-québec&quot;;IF([.L16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awiniga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5" calcext:value-type="float">
            <text:p>5</text:p>
          </table:table-cell>
          <table:table-cell table:formula="of:=[.D165]/[.E165]" office:value-type="float" office:value="1.91903719912473" calcext:value-type="float">
            <text:p>1,92</text:p>
          </table:table-cell>
          <table:table-cell table:formula="of:=[.E165]/[.D165]" office:value-type="float" office:value="0.521094640820981" calcext:value-type="float">
            <text:p>0,52</text:p>
          </table:table-cell>
          <table:table-cell table:style-name="ce4" table:formula="of:=[.D165]/([.E165]+[.F165]+[.C165]+[.D165])" office:value-type="percentage" office:value="0.653989560029828" calcext:value-type="percentage">
            <text:p>65,40 %</text:p>
          </table:table-cell>
          <table:table-cell table:style-name="ce4" table:formula="of:=[.E165]/([.E165]+[.F165]+[.C165]+[.D165])" office:value-type="percentage" office:value="0.340790454884415" calcext:value-type="percentage">
            <text:p>34,08 %</text:p>
          </table:table-cell>
          <table:table-cell table:style-name="ce4" table:formula="of:=[.C165]/([.F165]+[.C165]+[.D165]+[.E165])" office:value-type="percentage" office:value="0.00149142431021626" calcext:value-type="percentage">
            <text:p>0,15 %</text:p>
          </table:table-cell>
          <table:table-cell table:style-name="ce4" table:formula="of:=[.F165]/([.F165]+[.C165]+[.D165]+[.E165])" office:value-type="percentage" office:value="0.00372856077554064" calcext:value-type="percentage">
            <text:p>0,37 %</text:p>
          </table:table-cell>
          <table:table-cell table:formula="of:=IF([.I165]&gt;50%;&quot;Local&quot;;IF([.J165]&gt;50%;&quot;national&quot;;IF([.K165]&gt;50%;&quot;hors-québec&quot;;IF([.L16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36" calcext:value-type="float">
            <text:p>36</text:p>
          </table:table-cell>
          <table:table-cell table:formula="of:=[.D166]/[.E166]" office:value-type="float" office:value="1.0954954954955" calcext:value-type="float">
            <text:p>1,10</text:p>
          </table:table-cell>
          <table:table-cell table:formula="of:=[.E166]/[.D166]" office:value-type="float" office:value="0.912828947368421" calcext:value-type="float">
            <text:p>0,91</text:p>
          </table:table-cell>
          <table:table-cell table:style-name="ce4" table:formula="of:=[.D166]/([.E166]+[.F166]+[.C166]+[.D166])" office:value-type="percentage" office:value="0.506666666666667" calcext:value-type="percentage">
            <text:p>50,67 %</text:p>
          </table:table-cell>
          <table:table-cell table:style-name="ce4" table:formula="of:=[.E166]/([.E166]+[.F166]+[.C166]+[.D166])" office:value-type="percentage" office:value="0.4625" calcext:value-type="percentage">
            <text:p>46,25 %</text:p>
          </table:table-cell>
          <table:table-cell table:style-name="ce4" table:formula="of:=[.C166]/([.F166]+[.C166]+[.D166]+[.E166])" office:value-type="percentage" office:value="0.000833333333333333" calcext:value-type="percentage">
            <text:p>0,08 %</text:p>
          </table:table-cell>
          <table:table-cell table:style-name="ce4" table:formula="of:=[.F166]/([.F166]+[.C166]+[.D166]+[.E166])" office:value-type="percentage" office:value="0.03" calcext:value-type="percentage">
            <text:p>3,00 %</text:p>
          </table:table-cell>
          <table:table-cell table:formula="of:=IF([.I166]&gt;50%;&quot;Local&quot;;IF([.J166]&gt;50%;&quot;national&quot;;IF([.K166]&gt;50%;&quot;hors-québec&quot;;IF([.L16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2" calcext:value-type="float">
            <text:p>1422</text:p>
          </table:table-cell>
          <table:table-cell table:style-name="ce1" office:value-type="float" office:value="1035" calcext:value-type="float">
            <text:p>1035</text:p>
          </table:table-cell>
          <table:table-cell table:style-name="ce1" office:value-type="float" office:value="76" calcext:value-type="float">
            <text:p>76</text:p>
          </table:table-cell>
          <table:table-cell table:formula="of:=[.D167]/[.E167]" office:value-type="float" office:value="1.37391304347826" calcext:value-type="float">
            <text:p>1,37</text:p>
          </table:table-cell>
          <table:table-cell table:formula="of:=[.E167]/[.D167]" office:value-type="float" office:value="0.727848101265823" calcext:value-type="float">
            <text:p>0,73</text:p>
          </table:table-cell>
          <table:table-cell table:style-name="ce4" table:formula="of:=[.D167]/([.E167]+[.F167]+[.C167]+[.D167])" office:value-type="percentage" office:value="0.561168113654302" calcext:value-type="percentage">
            <text:p>56,12 %</text:p>
          </table:table-cell>
          <table:table-cell table:style-name="ce4" table:formula="of:=[.E167]/([.E167]+[.F167]+[.C167]+[.D167])" office:value-type="percentage" office:value="0.408445146014207" calcext:value-type="percentage">
            <text:p>40,84 %</text:p>
          </table:table-cell>
          <table:table-cell table:style-name="ce4" table:formula="of:=[.C167]/([.F167]+[.C167]+[.D167]+[.E167])" office:value-type="percentage" office:value="0.000394632991318074" calcext:value-type="percentage">
            <text:p>0,04 %</text:p>
          </table:table-cell>
          <table:table-cell table:style-name="ce4" table:formula="of:=[.F167]/([.F167]+[.C167]+[.D167]+[.E167])" office:value-type="percentage" office:value="0.0299921073401736" calcext:value-type="percentage">
            <text:p>3,00 %</text:p>
          </table:table-cell>
          <table:table-cell table:formula="of:=IF([.I167]&gt;50%;&quot;Local&quot;;IF([.J167]&gt;50%;&quot;national&quot;;IF([.K167]&gt;50%;&quot;hors-québec&quot;;IF([.L16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722" calcext:value-type="float">
            <text:p>1722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182" calcext:value-type="float">
            <text:p>182</text:p>
          </table:table-cell>
          <table:table-cell table:formula="of:=[.D168]/[.E168]" office:value-type="float" office:value="2.87959866220736" calcext:value-type="float">
            <text:p>2,88</text:p>
          </table:table-cell>
          <table:table-cell table:formula="of:=[.E168]/[.D168]" office:value-type="float" office:value="0.347270615563298" calcext:value-type="float">
            <text:p>0,35</text:p>
          </table:table-cell>
          <table:table-cell table:style-name="ce4" table:formula="of:=[.D168]/([.E168]+[.F168]+[.C168]+[.D168])" office:value-type="percentage" office:value="0.687699680511182" calcext:value-type="percentage">
            <text:p>68,77 %</text:p>
          </table:table-cell>
          <table:table-cell table:style-name="ce4" table:formula="of:=[.E168]/([.E168]+[.F168]+[.C168]+[.D168])" office:value-type="percentage" office:value="0.238817891373802" calcext:value-type="percentage">
            <text:p>23,88 %</text:p>
          </table:table-cell>
          <table:table-cell table:style-name="ce4" table:formula="of:=[.C168]/([.F168]+[.C168]+[.D168]+[.E168])" office:value-type="percentage" office:value="0.000798722044728434" calcext:value-type="percentage">
            <text:p>0,08 %</text:p>
          </table:table-cell>
          <table:table-cell table:style-name="ce4" table:formula="of:=[.F168]/([.F168]+[.C168]+[.D168]+[.E168])" office:value-type="percentage" office:value="0.0726837060702875" calcext:value-type="percentage">
            <text:p>7,27 %</text:p>
          </table:table-cell>
          <table:table-cell table:formula="of:=IF([.I168]&gt;50%;&quot;Local&quot;;IF([.J168]&gt;50%;&quot;national&quot;;IF([.K168]&gt;50%;&quot;hors-québec&quot;;IF([.L16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Sorel-Trac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52" calcext:value-type="float">
            <text:p>52</text:p>
          </table:table-cell>
          <table:table-cell table:formula="of:=[.D169]/[.E169]" office:value-type="float" office:value="4.09545454545455" calcext:value-type="float">
            <text:p>4,10</text:p>
          </table:table-cell>
          <table:table-cell table:formula="of:=[.E169]/[.D169]" office:value-type="float" office:value="0.244173140954495" calcext:value-type="float">
            <text:p>0,24</text:p>
          </table:table-cell>
          <table:table-cell table:style-name="ce4" table:formula="of:=[.D169]/([.E169]+[.F169]+[.C169]+[.D169])" office:value-type="percentage" office:value="0.766808510638298" calcext:value-type="percentage">
            <text:p>76,68 %</text:p>
          </table:table-cell>
          <table:table-cell table:style-name="ce4" table:formula="of:=[.E169]/([.E169]+[.F169]+[.C169]+[.D169])" office:value-type="percentage" office:value="0.187234042553191" calcext:value-type="percentage">
            <text:p>18,72 %</text:p>
          </table:table-cell>
          <table:table-cell table:style-name="ce4" table:formula="of:=[.C169]/([.F169]+[.C169]+[.D169]+[.E169])" office:value-type="percentage" office:value="0.00170212765957447" calcext:value-type="percentage">
            <text:p>0,17 %</text:p>
          </table:table-cell>
          <table:table-cell table:style-name="ce4" table:formula="of:=[.F169]/([.F169]+[.C169]+[.D169]+[.E169])" office:value-type="percentage" office:value="0.0442553191489362" calcext:value-type="percentage">
            <text:p>4,43 %</text:p>
          </table:table-cell>
          <table:table-cell table:formula="of:=IF([.I169]&gt;50%;&quot;Local&quot;;IF([.J169]&gt;50%;&quot;national&quot;;IF([.K169]&gt;50%;&quot;hors-québec&quot;;IF([.L16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15" calcext:value-type="float">
            <text:p>15</text:p>
          </table:table-cell>
          <table:table-cell table:formula="of:=[.D170]/[.E170]" office:value-type="float" office:value="1.27655310621243" calcext:value-type="float">
            <text:p>1,28</text:p>
          </table:table-cell>
          <table:table-cell table:formula="of:=[.E170]/[.D170]" office:value-type="float" office:value="0.783359497645212" calcext:value-type="float">
            <text:p>0,78</text:p>
          </table:table-cell>
          <table:table-cell table:style-name="ce4" table:formula="of:=[.D170]/([.E170]+[.F170]+[.C170]+[.D170])" office:value-type="percentage" office:value="0.553431798436142" calcext:value-type="percentage">
            <text:p>55,34 %</text:p>
          </table:table-cell>
          <table:table-cell table:style-name="ce4" table:formula="of:=[.E170]/([.E170]+[.F170]+[.C170]+[.D170])" office:value-type="percentage" office:value="0.433536055603823" calcext:value-type="percentage">
            <text:p>43,35 %</text:p>
          </table:table-cell>
          <table:table-cell table:style-name="ce4" table:formula="of:=[.C170]/([.F170]+[.C170]+[.D170]+[.E170])" office:value-type="percentage" office:value="0" calcext:value-type="percentage">
            <text:p>0,00 %</text:p>
          </table:table-cell>
          <table:table-cell table:style-name="ce4" table:formula="of:=[.F170]/([.F170]+[.C170]+[.D170]+[.E170])" office:value-type="percentage" office:value="0.0130321459600348" calcext:value-type="percentage">
            <text:p>1,30 %</text:p>
          </table:table-cell>
          <table:table-cell table:formula="of:=IF([.I170]&gt;50%;&quot;Local&quot;;IF([.J170]&gt;50%;&quot;national&quot;;IF([.K170]&gt;50%;&quot;hors-québec&quot;;IF([.L17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7" calcext:value-type="float">
            <text:p>1457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87" calcext:value-type="float">
            <text:p>87</text:p>
          </table:table-cell>
          <table:table-cell table:formula="of:=[.D171]/[.E171]" office:value-type="float" office:value="1.77035236938032" calcext:value-type="float">
            <text:p>1,77</text:p>
          </table:table-cell>
          <table:table-cell table:formula="of:=[.E171]/[.D171]" office:value-type="float" office:value="0.564859299931366" calcext:value-type="float">
            <text:p>0,56</text:p>
          </table:table-cell>
          <table:table-cell table:style-name="ce4" table:formula="of:=[.D171]/([.E171]+[.F171]+[.C171]+[.D171])" office:value-type="percentage" office:value="0.615547106041403" calcext:value-type="percentage">
            <text:p>61,55 %</text:p>
          </table:table-cell>
          <table:table-cell table:style-name="ce4" table:formula="of:=[.E171]/([.E171]+[.F171]+[.C171]+[.D171])" office:value-type="percentage" office:value="0.347697507393325" calcext:value-type="percentage">
            <text:p>34,77 %</text:p>
          </table:table-cell>
          <table:table-cell table:style-name="ce4" table:formula="of:=[.C171]/([.F171]+[.C171]+[.D171]+[.E171])" office:value-type="percentage" office:value="0" calcext:value-type="percentage">
            <text:p>0,00 %</text:p>
          </table:table-cell>
          <table:table-cell table:style-name="ce4" table:formula="of:=[.F171]/([.F171]+[.C171]+[.D171]+[.E171])" office:value-type="percentage" office:value="0.0367553865652725" calcext:value-type="percentage">
            <text:p>3,68 %</text:p>
          </table:table-cell>
          <table:table-cell table:formula="of:=IF([.I171]&gt;50%;&quot;Local&quot;;IF([.J171]&gt;50%;&quot;national&quot;;IF([.K171]&gt;50%;&quot;hors-québec&quot;;IF([.L17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3" calcext:value-type="float">
            <text:p>13</text:p>
          </table:table-cell>
          <table:table-cell table:formula="of:=[.D172]/[.E172]" office:value-type="float" office:value="1.08506944444444" calcext:value-type="float">
            <text:p>1,09</text:p>
          </table:table-cell>
          <table:table-cell table:formula="of:=[.E172]/[.D172]" office:value-type="float" office:value="0.9216" calcext:value-type="float">
            <text:p>0,92</text:p>
          </table:table-cell>
          <table:table-cell table:style-name="ce4" table:formula="of:=[.D172]/([.E172]+[.F172]+[.C172]+[.D172])" office:value-type="percentage" office:value="0.513136288998358" calcext:value-type="percentage">
            <text:p>51,31 %</text:p>
          </table:table-cell>
          <table:table-cell table:style-name="ce4" table:formula="of:=[.E172]/([.E172]+[.F172]+[.C172]+[.D172])" office:value-type="percentage" office:value="0.472906403940887" calcext:value-type="percentage">
            <text:p>47,29 %</text:p>
          </table:table-cell>
          <table:table-cell table:style-name="ce4" table:formula="of:=[.C172]/([.F172]+[.C172]+[.D172]+[.E172])" office:value-type="percentage" office:value="0.00328407224958949" calcext:value-type="percentage">
            <text:p>0,33 %</text:p>
          </table:table-cell>
          <table:table-cell table:style-name="ce4" table:formula="of:=[.F172]/([.F172]+[.C172]+[.D172]+[.E172])" office:value-type="percentage" office:value="0.0106732348111658" calcext:value-type="percentage">
            <text:p>1,07 %</text:p>
          </table:table-cell>
          <table:table-cell table:formula="of:=IF([.I172]&gt;50%;&quot;Local&quot;;IF([.J172]&gt;50%;&quot;national&quot;;IF([.K172]&gt;50%;&quot;hors-québec&quot;;IF([.L17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31" calcext:value-type="float">
            <text:p>1731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150" calcext:value-type="float">
            <text:p>150</text:p>
          </table:table-cell>
          <table:table-cell table:formula="of:=[.D173]/[.E173]" office:value-type="float" office:value="3.11330935251799" calcext:value-type="float">
            <text:p>3,11</text:p>
          </table:table-cell>
          <table:table-cell table:formula="of:=[.E173]/[.D173]" office:value-type="float" office:value="0.321201617562103" calcext:value-type="float">
            <text:p>0,32</text:p>
          </table:table-cell>
          <table:table-cell table:style-name="ce4" table:formula="of:=[.D173]/([.E173]+[.F173]+[.C173]+[.D173])" office:value-type="percentage" office:value="0.710299548625359" calcext:value-type="percentage">
            <text:p>71,03 %</text:p>
          </table:table-cell>
          <table:table-cell table:style-name="ce4" table:formula="of:=[.E173]/([.E173]+[.F173]+[.C173]+[.D173])" office:value-type="percentage" office:value="0.228149363972097" calcext:value-type="percentage">
            <text:p>22,81 %</text:p>
          </table:table-cell>
          <table:table-cell table:style-name="ce4" table:formula="of:=[.C173]/([.F173]+[.C173]+[.D173]+[.E173])" office:value-type="percentage" office:value="0" calcext:value-type="percentage">
            <text:p>0,00 %</text:p>
          </table:table-cell>
          <table:table-cell table:style-name="ce4" table:formula="of:=[.F173]/([.F173]+[.C173]+[.D173]+[.E173])" office:value-type="percentage" office:value="0.0615510874025441" calcext:value-type="percentage">
            <text:p>6,16 %</text:p>
          </table:table-cell>
          <table:table-cell table:formula="of:=IF([.I173]&gt;50%;&quot;Local&quot;;IF([.J173]&gt;50%;&quot;national&quot;;IF([.K173]&gt;50%;&quot;hors-québec&quot;;IF([.L17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hetford Min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52" calcext:value-type="float">
            <text:p>52</text:p>
          </table:table-cell>
          <table:table-cell table:formula="of:=[.D174]/[.E174]" office:value-type="float" office:value="2.97864768683274" calcext:value-type="float">
            <text:p>2,98</text:p>
          </table:table-cell>
          <table:table-cell table:formula="of:=[.E174]/[.D174]" office:value-type="float" office:value="0.335722819593787" calcext:value-type="float">
            <text:p>0,34</text:p>
          </table:table-cell>
          <table:table-cell table:style-name="ce4" table:formula="of:=[.D174]/([.E174]+[.F174]+[.C174]+[.D174])" office:value-type="percentage" office:value="0.715384615384615" calcext:value-type="percentage">
            <text:p>71,54 %</text:p>
          </table:table-cell>
          <table:table-cell table:style-name="ce4" table:formula="of:=[.E174]/([.E174]+[.F174]+[.C174]+[.D174])" office:value-type="percentage" office:value="0.24017094017094" calcext:value-type="percentage">
            <text:p>24,02 %</text:p>
          </table:table-cell>
          <table:table-cell table:style-name="ce4" table:formula="of:=[.C174]/([.F174]+[.C174]+[.D174]+[.E174])" office:value-type="percentage" office:value="0" calcext:value-type="percentage">
            <text:p>0,00 %</text:p>
          </table:table-cell>
          <table:table-cell table:style-name="ce4" table:formula="of:=[.F174]/([.F174]+[.C174]+[.D174]+[.E174])" office:value-type="percentage" office:value="0.0444444444444444" calcext:value-type="percentage">
            <text:p>4,44 %</text:p>
          </table:table-cell>
          <table:table-cell table:formula="of:=IF([.I174]&gt;50%;&quot;Local&quot;;IF([.J174]&gt;50%;&quot;national&quot;;IF([.K174]&gt;50%;&quot;hors-québec&quot;;IF([.L17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4" calcext:value-type="float">
            <text:p>4</text:p>
          </table:table-cell>
          <table:table-cell table:formula="of:=[.D175]/[.E175]" office:value-type="float" office:value="1.17115384615385" calcext:value-type="float">
            <text:p>1,17</text:p>
          </table:table-cell>
          <table:table-cell table:formula="of:=[.E175]/[.D175]" office:value-type="float" office:value="0.853858784893268" calcext:value-type="float">
            <text:p>0,85</text:p>
          </table:table-cell>
          <table:table-cell table:style-name="ce4" table:formula="of:=[.D175]/([.E175]+[.F175]+[.C175]+[.D175])" office:value-type="percentage" office:value="0.537511032656664" calcext:value-type="percentage">
            <text:p>53,75 %</text:p>
          </table:table-cell>
          <table:table-cell table:style-name="ce4" table:formula="of:=[.E175]/([.E175]+[.F175]+[.C175]+[.D175])" office:value-type="percentage" office:value="0.458958517210944" calcext:value-type="percentage">
            <text:p>45,90 %</text:p>
          </table:table-cell>
          <table:table-cell table:style-name="ce4" table:formula="of:=[.C175]/([.F175]+[.C175]+[.D175]+[.E175])" office:value-type="percentage" office:value="0" calcext:value-type="percentage">
            <text:p>0,00 %</text:p>
          </table:table-cell>
          <table:table-cell table:style-name="ce4" table:formula="of:=[.F175]/([.F175]+[.C175]+[.D175]+[.E175])" office:value-type="percentage" office:value="0.00353045013239188" calcext:value-type="percentage">
            <text:p>0,35 %</text:p>
          </table:table-cell>
          <table:table-cell table:formula="of:=IF([.I175]&gt;50%;&quot;Local&quot;;IF([.J175]&gt;50%;&quot;national&quot;;IF([.K175]&gt;50%;&quot;hors-québec&quot;;IF([.L17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8" calcext:value-type="float">
            <text:p>1338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35" calcext:value-type="float">
            <text:p>135</text:p>
          </table:table-cell>
          <table:table-cell table:formula="of:=[.D176]/[.E176]" office:value-type="float" office:value="1.40842105263158" calcext:value-type="float">
            <text:p>1,41</text:p>
          </table:table-cell>
          <table:table-cell table:formula="of:=[.E176]/[.D176]" office:value-type="float" office:value="0.710014947683109" calcext:value-type="float">
            <text:p>0,71</text:p>
          </table:table-cell>
          <table:table-cell table:style-name="ce4" table:formula="of:=[.D176]/([.E176]+[.F176]+[.C176]+[.D176])" office:value-type="percentage" office:value="0.551980198019802" calcext:value-type="percentage">
            <text:p>55,20 %</text:p>
          </table:table-cell>
          <table:table-cell table:style-name="ce4" table:formula="of:=[.E176]/([.E176]+[.F176]+[.C176]+[.D176])" office:value-type="percentage" office:value="0.391914191419142" calcext:value-type="percentage">
            <text:p>39,19 %</text:p>
          </table:table-cell>
          <table:table-cell table:style-name="ce4" table:formula="of:=[.C176]/([.F176]+[.C176]+[.D176]+[.E176])" office:value-type="percentage" office:value="0.000412541254125413" calcext:value-type="percentage">
            <text:p>0,04 %</text:p>
          </table:table-cell>
          <table:table-cell table:style-name="ce4" table:formula="of:=[.F176]/([.F176]+[.C176]+[.D176]+[.E176])" office:value-type="percentage" office:value="0.0556930693069307" calcext:value-type="percentage">
            <text:p>5,57 %</text:p>
          </table:table-cell>
          <table:table-cell table:formula="of:=IF([.I176]&gt;50%;&quot;Local&quot;;IF([.J176]&gt;50%;&quot;national&quot;;IF([.K176]&gt;50%;&quot;hors-québec&quot;;IF([.L17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Trois-Rivièr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334" calcext:value-type="float">
            <text:p>1334</text:p>
          </table:table-cell>
          <table:table-cell table:style-name="ce1" office:value-type="float" office:value="954" calcext:value-type="float">
            <text:p>954</text:p>
          </table:table-cell>
          <table:table-cell table:style-name="ce1" office:value-type="float" office:value="184" calcext:value-type="float">
            <text:p>184</text:p>
          </table:table-cell>
          <table:table-cell table:formula="of:=[.D177]/[.E177]" office:value-type="float" office:value="1.39832285115304" calcext:value-type="float">
            <text:p>1,40</text:p>
          </table:table-cell>
          <table:table-cell table:formula="of:=[.E177]/[.D177]" office:value-type="float" office:value="0.715142428785607" calcext:value-type="float">
            <text:p>0,72</text:p>
          </table:table-cell>
          <table:table-cell table:style-name="ce4" table:formula="of:=[.D177]/([.E177]+[.F177]+[.C177]+[.D177])" office:value-type="percentage" office:value="0.51685393258427" calcext:value-type="percentage">
            <text:p>51,69 %</text:p>
          </table:table-cell>
          <table:table-cell table:style-name="ce4" table:formula="of:=[.E177]/([.E177]+[.F177]+[.C177]+[.D177])" office:value-type="percentage" office:value="0.369624176675707" calcext:value-type="percentage">
            <text:p>36,96 %</text:p>
          </table:table-cell>
          <table:table-cell table:style-name="ce4" table:formula="of:=[.C177]/([.F177]+[.C177]+[.D177]+[.E177])" office:value-type="percentage" office:value="0.0422316931421929" calcext:value-type="percentage">
            <text:p>4,22 %</text:p>
          </table:table-cell>
          <table:table-cell table:style-name="ce4" table:formula="of:=[.F177]/([.F177]+[.C177]+[.D177]+[.E177])" office:value-type="percentage" office:value="0.0712901975978303" calcext:value-type="percentage">
            <text:p>7,13 %</text:p>
          </table:table-cell>
          <table:table-cell table:formula="of:=IF([.I177]&gt;50%;&quot;Local&quot;;IF([.J177]&gt;50%;&quot;national&quot;;IF([.K177]&gt;50%;&quot;hors-québec&quot;;IF([.L177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23" calcext:value-type="float">
            <text:p>23</text:p>
          </table:table-cell>
          <table:table-cell table:formula="of:=[.D178]/[.E178]" office:value-type="float" office:value="1.45411764705882" calcext:value-type="float">
            <text:p>1,45</text:p>
          </table:table-cell>
          <table:table-cell table:formula="of:=[.E178]/[.D178]" office:value-type="float" office:value="0.687702265372168" calcext:value-type="float">
            <text:p>0,69</text:p>
          </table:table-cell>
          <table:table-cell table:style-name="ce4" table:formula="of:=[.D178]/([.E178]+[.F178]+[.C178]+[.D178])" office:value-type="percentage" office:value="0.515429524603837" calcext:value-type="percentage">
            <text:p>51,54 %</text:p>
          </table:table-cell>
          <table:table-cell table:style-name="ce4" table:formula="of:=[.E178]/([.E178]+[.F178]+[.C178]+[.D178])" office:value-type="percentage" office:value="0.354462051709758" calcext:value-type="percentage">
            <text:p>35,45 %</text:p>
          </table:table-cell>
          <table:table-cell table:style-name="ce4" table:formula="of:=[.C178]/([.F178]+[.C178]+[.D178]+[.E178])" office:value-type="percentage" office:value="0.11092577147623" calcext:value-type="percentage">
            <text:p>11,09 %</text:p>
          </table:table-cell>
          <table:table-cell table:style-name="ce4" table:formula="of:=[.F178]/([.F178]+[.C178]+[.D178]+[.E178])" office:value-type="percentage" office:value="0.0191826522101751" calcext:value-type="percentage">
            <text:p>1,92 %</text:p>
          </table:table-cell>
          <table:table-cell table:formula="of:=IF([.I178]&gt;50%;&quot;Local&quot;;IF([.J178]&gt;50%;&quot;national&quot;;IF([.K178]&gt;50%;&quot;hors-québec&quot;;IF([.L178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Mont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57" calcext:value-type="float">
            <text:p>57</text:p>
          </table:table-cell>
          <table:table-cell table:formula="of:=[.D179]/[.E179]" office:value-type="float" office:value="1.33035714285714" calcext:value-type="float">
            <text:p>1,33</text:p>
          </table:table-cell>
          <table:table-cell table:formula="of:=[.E179]/[.D179]" office:value-type="float" office:value="0.751677852348993" calcext:value-type="float">
            <text:p>0,75</text:p>
          </table:table-cell>
          <table:table-cell table:style-name="ce4" table:formula="of:=[.D179]/([.E179]+[.F179]+[.C179]+[.D179])" office:value-type="percentage" office:value="0.519616390584133" calcext:value-type="percentage">
            <text:p>51,96 %</text:p>
          </table:table-cell>
          <table:table-cell table:style-name="ce4" table:formula="of:=[.E179]/([.E179]+[.F179]+[.C179]+[.D179])" office:value-type="percentage" office:value="0.390584132519616" calcext:value-type="percentage">
            <text:p>39,06 %</text:p>
          </table:table-cell>
          <table:table-cell table:style-name="ce4" table:formula="of:=[.C179]/([.F179]+[.C179]+[.D179]+[.E179])" office:value-type="percentage" office:value="0.040104620749782" calcext:value-type="percentage">
            <text:p>4,01 %</text:p>
          </table:table-cell>
          <table:table-cell table:style-name="ce4" table:formula="of:=[.F179]/([.F179]+[.C179]+[.D179]+[.E179])" office:value-type="percentage" office:value="0.049694856146469" calcext:value-type="percentage">
            <text:p>4,97 %</text:p>
          </table:table-cell>
          <table:table-cell table:formula="of:=IF([.I179]&gt;50%;&quot;Local&quot;;IF([.J179]&gt;50%;&quot;national&quot;;IF([.K179]&gt;50%;&quot;hors-québec&quot;;IF([.L179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24" calcext:value-type="float">
            <text:p>24</text:p>
          </table:table-cell>
          <table:table-cell table:formula="of:=[.D180]/[.E180]" office:value-type="float" office:value="1.78350515463918" calcext:value-type="float">
            <text:p>1,78</text:p>
          </table:table-cell>
          <table:table-cell table:formula="of:=[.E180]/[.D180]" office:value-type="float" office:value="0.560693641618497" calcext:value-type="float">
            <text:p>0,56</text:p>
          </table:table-cell>
          <table:table-cell table:style-name="ce4" table:formula="of:=[.D180]/([.E180]+[.F180]+[.C180]+[.D180])" office:value-type="percentage" office:value="0.518352059925094" calcext:value-type="percentage">
            <text:p>51,84 %</text:p>
          </table:table-cell>
          <table:table-cell table:style-name="ce4" table:formula="of:=[.E180]/([.E180]+[.F180]+[.C180]+[.D180])" office:value-type="percentage" office:value="0.29063670411985" calcext:value-type="percentage">
            <text:p>29,06 %</text:p>
          </table:table-cell>
          <table:table-cell table:style-name="ce4" table:formula="of:=[.C180]/([.F180]+[.C180]+[.D180]+[.E180])" office:value-type="percentage" office:value="0.173033707865169" calcext:value-type="percentage">
            <text:p>17,30 %</text:p>
          </table:table-cell>
          <table:table-cell table:style-name="ce4" table:formula="of:=[.F180]/([.F180]+[.C180]+[.D180]+[.E180])" office:value-type="percentage" office:value="0.0179775280898876" calcext:value-type="percentage">
            <text:p>1,80 %</text:p>
          </table:table-cell>
          <table:table-cell table:formula="of:=IF([.I180]&gt;50%;&quot;Local&quot;;IF([.J180]&gt;50%;&quot;national&quot;;IF([.K180]&gt;50%;&quot;hors-québec&quot;;IF([.L180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1473" calcext:value-type="float">
            <text:p>1473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187" calcext:value-type="float">
            <text:p>187</text:p>
          </table:table-cell>
          <table:table-cell table:formula="of:=[.D181]/[.E181]" office:value-type="float" office:value="2.47147651006711" calcext:value-type="float">
            <text:p>2,47</text:p>
          </table:table-cell>
          <table:table-cell table:formula="of:=[.E181]/[.D181]" office:value-type="float" office:value="0.404616429056348" calcext:value-type="float">
            <text:p>0,40</text:p>
          </table:table-cell>
          <table:table-cell table:style-name="ce4" table:formula="of:=[.D181]/([.E181]+[.F181]+[.C181]+[.D181])" office:value-type="percentage" office:value="0.576516634050881" calcext:value-type="percentage">
            <text:p>57,65 %</text:p>
          </table:table-cell>
          <table:table-cell table:style-name="ce4" table:formula="of:=[.E181]/([.E181]+[.F181]+[.C181]+[.D181])" office:value-type="percentage" office:value="0.233268101761252" calcext:value-type="percentage">
            <text:p>23,33 %</text:p>
          </table:table-cell>
          <table:table-cell table:style-name="ce4" table:formula="of:=[.C181]/([.F181]+[.C181]+[.D181]+[.E181])" office:value-type="percentage" office:value="0.117025440313112" calcext:value-type="percentage">
            <text:p>11,70 %</text:p>
          </table:table-cell>
          <table:table-cell table:style-name="ce4" table:formula="of:=[.F181]/([.F181]+[.C181]+[.D181]+[.E181])" office:value-type="percentage" office:value="0.0731898238747554" calcext:value-type="percentage">
            <text:p>7,32 %</text:p>
          </table:table-cell>
          <table:table-cell table:formula="of:=IF([.I181]&gt;50%;&quot;Local&quot;;IF([.J181]&gt;50%;&quot;national&quot;;IF([.K181]&gt;50%;&quot;hors-québec&quot;;IF([.L181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l-des-Sourc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692" calcext:value-type="float">
            <text:p>692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5" calcext:value-type="float">
            <text:p>35</text:p>
          </table:table-cell>
          <table:table-cell table:formula="of:=[.D182]/[.E182]" office:value-type="float" office:value="2.12923076923077" calcext:value-type="float">
            <text:p>2,13</text:p>
          </table:table-cell>
          <table:table-cell table:formula="of:=[.E182]/[.D182]" office:value-type="float" office:value="0.469653179190751" calcext:value-type="float">
            <text:p>0,47</text:p>
          </table:table-cell>
          <table:table-cell table:style-name="ce4" table:formula="of:=[.D182]/([.E182]+[.F182]+[.C182]+[.D182])" office:value-type="percentage" office:value="0.591452991452991" calcext:value-type="percentage">
            <text:p>59,15 %</text:p>
          </table:table-cell>
          <table:table-cell table:style-name="ce4" table:formula="of:=[.E182]/([.E182]+[.F182]+[.C182]+[.D182])" office:value-type="percentage" office:value="0.277777777777778" calcext:value-type="percentage">
            <text:p>27,78 %</text:p>
          </table:table-cell>
          <table:table-cell table:style-name="ce4" table:formula="of:=[.C182]/([.F182]+[.C182]+[.D182]+[.E182])" office:value-type="percentage" office:value="0.100854700854701" calcext:value-type="percentage">
            <text:p>10,09 %</text:p>
          </table:table-cell>
          <table:table-cell table:style-name="ce4" table:formula="of:=[.F182]/([.F182]+[.C182]+[.D182]+[.E182])" office:value-type="percentage" office:value="0.0299145299145299" calcext:value-type="percentage">
            <text:p>2,99 %</text:p>
          </table:table-cell>
          <table:table-cell table:formula="of:=IF([.I182]&gt;50%;&quot;Local&quot;;IF([.J182]&gt;50%;&quot;national&quot;;IF([.K182]&gt;50%;&quot;hors-québec&quot;;IF([.L182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26" calcext:value-type="float">
            <text:p>26</text:p>
          </table:table-cell>
          <table:table-cell table:formula="of:=[.D183]/[.E183]" office:value-type="float" office:value="1.37067209775967" calcext:value-type="float">
            <text:p>1,37</text:p>
          </table:table-cell>
          <table:table-cell table:formula="of:=[.E183]/[.D183]" office:value-type="float" office:value="0.729569093610698" calcext:value-type="float">
            <text:p>0,73</text:p>
          </table:table-cell>
          <table:table-cell table:style-name="ce4" table:formula="of:=[.D183]/([.E183]+[.F183]+[.C183]+[.D183])" office:value-type="percentage" office:value="0.565071368597817" calcext:value-type="percentage">
            <text:p>56,51 %</text:p>
          </table:table-cell>
          <table:table-cell table:style-name="ce4" table:formula="of:=[.E183]/([.E183]+[.F183]+[.C183]+[.D183])" office:value-type="percentage" office:value="0.412258606213266" calcext:value-type="percentage">
            <text:p>41,23 %</text:p>
          </table:table-cell>
          <table:table-cell table:style-name="ce4" table:formula="of:=[.C183]/([.F183]+[.C183]+[.D183]+[.E183])" office:value-type="percentage" office:value="0.000839630562552477" calcext:value-type="percentage">
            <text:p>0,08 %</text:p>
          </table:table-cell>
          <table:table-cell table:style-name="ce4" table:formula="of:=[.F183]/([.F183]+[.C183]+[.D183]+[.E183])" office:value-type="percentage" office:value="0.0218303946263644" calcext:value-type="percentage">
            <text:p>2,18 %</text:p>
          </table:table-cell>
          <table:table-cell table:formula="of:=IF([.I183]&gt;50%;&quot;Local&quot;;IF([.J183]&gt;50%;&quot;national&quot;;IF([.K183]&gt;50%;&quot;hors-québec&quot;;IF([.L183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12" calcext:value-type="float">
            <text:p>12</text:p>
          </table:table-cell>
          <table:table-cell table:formula="of:=[.D184]/[.E184]" office:value-type="float" office:value="1.48484848484848" calcext:value-type="float">
            <text:p>1,48</text:p>
          </table:table-cell>
          <table:table-cell table:formula="of:=[.E184]/[.D184]" office:value-type="float" office:value="0.673469387755102" calcext:value-type="float">
            <text:p>0,67</text:p>
          </table:table-cell>
          <table:table-cell table:style-name="ce4" table:formula="of:=[.D184]/([.E184]+[.F184]+[.C184]+[.D184])" office:value-type="percentage" office:value="0.586016559337627" calcext:value-type="percentage">
            <text:p>58,60 %</text:p>
          </table:table-cell>
          <table:table-cell table:style-name="ce4" table:formula="of:=[.E184]/([.E184]+[.F184]+[.C184]+[.D184])" office:value-type="percentage" office:value="0.394664213431463" calcext:value-type="percentage">
            <text:p>39,47 %</text:p>
          </table:table-cell>
          <table:table-cell table:style-name="ce4" table:formula="of:=[.C184]/([.F184]+[.C184]+[.D184]+[.E184])" office:value-type="percentage" office:value="0.00827966881324747" calcext:value-type="percentage">
            <text:p>0,83 %</text:p>
          </table:table-cell>
          <table:table-cell table:style-name="ce4" table:formula="of:=[.F184]/([.F184]+[.C184]+[.D184]+[.E184])" office:value-type="percentage" office:value="0.0110395584176633" calcext:value-type="percentage">
            <text:p>1,10 %</text:p>
          </table:table-cell>
          <table:table-cell table:formula="of:=IF([.I184]&gt;50%;&quot;Local&quot;;IF([.J184]&gt;50%;&quot;national&quot;;IF([.K184]&gt;50%;&quot;hors-québec&quot;;IF([.L184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864" calcext:value-type="float">
            <text:p>1864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float" office:value="197" calcext:value-type="float">
            <text:p>197</text:p>
          </table:table-cell>
          <table:table-cell table:formula="of:=[.D185]/[.E185]" office:value-type="float" office:value="4.98395721925134" calcext:value-type="float">
            <text:p>4,98</text:p>
          </table:table-cell>
          <table:table-cell table:formula="of:=[.E185]/[.D185]" office:value-type="float" office:value="0.200643776824034" calcext:value-type="float">
            <text:p>0,20</text:p>
          </table:table-cell>
          <table:table-cell table:style-name="ce4" table:formula="of:=[.D185]/([.E185]+[.F185]+[.C185]+[.D185])" office:value-type="percentage" office:value="0.762372188139059" calcext:value-type="percentage">
            <text:p>76,24 %</text:p>
          </table:table-cell>
          <table:table-cell table:style-name="ce4" table:formula="of:=[.E185]/([.E185]+[.F185]+[.C185]+[.D185])" office:value-type="percentage" office:value="0.152965235173824" calcext:value-type="percentage">
            <text:p>15,30 %</text:p>
          </table:table-cell>
          <table:table-cell table:style-name="ce4" table:formula="of:=[.C185]/([.F185]+[.C185]+[.D185]+[.E185])" office:value-type="percentage" office:value="0.00408997955010225" calcext:value-type="percentage">
            <text:p>0,41 %</text:p>
          </table:table-cell>
          <table:table-cell table:style-name="ce4" table:formula="of:=[.F185]/([.F185]+[.C185]+[.D185]+[.E185])" office:value-type="percentage" office:value="0.0805725971370143" calcext:value-type="percentage">
            <text:p>8,06 %</text:p>
          </table:table-cell>
          <table:table-cell table:formula="of:=IF([.I185]&gt;50%;&quot;Local&quot;;IF([.J185]&gt;50%;&quot;national&quot;;IF([.K185]&gt;50%;&quot;hors-québec&quot;;IF([.L185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Victoria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45" calcext:value-type="float">
            <text:p>45</text:p>
          </table:table-cell>
          <table:table-cell table:formula="of:=[.D186]/[.E186]" office:value-type="float" office:value="3.86266094420601" calcext:value-type="float">
            <text:p>3,86</text:p>
          </table:table-cell>
          <table:table-cell table:formula="of:=[.E186]/[.D186]" office:value-type="float" office:value="0.258888888888889" calcext:value-type="float">
            <text:p>0,26</text:p>
          </table:table-cell>
          <table:table-cell table:style-name="ce4" table:formula="of:=[.D186]/([.E186]+[.F186]+[.C186]+[.D186])" office:value-type="percentage" office:value="0.76271186440678" calcext:value-type="percentage">
            <text:p>76,27 %</text:p>
          </table:table-cell>
          <table:table-cell table:style-name="ce4" table:formula="of:=[.E186]/([.E186]+[.F186]+[.C186]+[.D186])" office:value-type="percentage" office:value="0.197457627118644" calcext:value-type="percentage">
            <text:p>19,75 %</text:p>
          </table:table-cell>
          <table:table-cell table:style-name="ce4" table:formula="of:=[.C186]/([.F186]+[.C186]+[.D186]+[.E186])" office:value-type="percentage" office:value="0.00169491525423729" calcext:value-type="percentage">
            <text:p>0,17 %</text:p>
          </table:table-cell>
          <table:table-cell table:style-name="ce4" table:formula="of:=[.F186]/([.F186]+[.C186]+[.D186]+[.E186])" office:value-type="percentage" office:value="0.038135593220339" calcext:value-type="percentage">
            <text:p>3,81 %</text:p>
          </table:table-cell>
          <table:table-cell table:formula="of:=IF([.I186]&gt;50%;&quot;Local&quot;;IF([.J186]&gt;50%;&quot;national&quot;;IF([.K186]&gt;50%;&quot;hors-québec&quot;;IF([.L186]&gt;50%;&quot;non-média&quot;))))" office:value-type="string" office:string-value="Local" calcext:value-type="string">
            <text:p>Local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331" calcext:value-type="float">
            <text:p>331</text:p>
          </table:table-cell>
          <table:table-cell table:formula="of:=[.D187]/[.E187]" office:value-type="float" office:value="0.236780258519389" calcext:value-type="float">
            <text:p>0,24</text:p>
          </table:table-cell>
          <table:table-cell table:formula="of:=[.E187]/[.D187]" office:value-type="float" office:value="4.22332506203474" calcext:value-type="float">
            <text:p>4,22</text:p>
          </table:table-cell>
          <table:table-cell table:style-name="ce4" table:formula="of:=[.D187]/([.E187]+[.F187]+[.C187]+[.D187])" office:value-type="percentage" office:value="0.158849034292471" calcext:value-type="percentage">
            <text:p>15,88 %</text:p>
          </table:table-cell>
          <table:table-cell table:style-name="ce4" table:formula="of:=[.E187]/([.E187]+[.F187]+[.C187]+[.D187])" office:value-type="percentage" office:value="0.67087110760741" calcext:value-type="percentage">
            <text:p>67,09 %</text:p>
          </table:table-cell>
          <table:table-cell table:style-name="ce4" table:formula="of:=[.C187]/([.F187]+[.C187]+[.D187]+[.E187])" office:value-type="percentage" office:value="0.0398108001576665" calcext:value-type="percentage">
            <text:p>3,98 %</text:p>
          </table:table-cell>
          <table:table-cell table:style-name="ce4" table:formula="of:=[.F187]/([.F187]+[.C187]+[.D187]+[.E187])" office:value-type="percentage" office:value="0.130469057942452" calcext:value-type="percentage">
            <text:p>13,05 %</text:p>
          </table:table-cell>
          <table:table-cell table:formula="of:=IF([.I187]&gt;50%;&quot;Local&quot;;IF([.J187]&gt;50%;&quot;national&quot;;IF([.K187]&gt;50%;&quot;hors-québec&quot;;IF([.L18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31" calcext:value-type="float">
            <text:p>31</text:p>
          </table:table-cell>
          <table:table-cell table:formula="of:=[.D188]/[.E188]" office:value-type="float" office:value="0.323713927227102" calcext:value-type="float">
            <text:p>0,32</text:p>
          </table:table-cell>
          <table:table-cell table:formula="of:=[.E188]/[.D188]" office:value-type="float" office:value="3.08914728682171" calcext:value-type="float">
            <text:p>3,09</text:p>
          </table:table-cell>
          <table:table-cell table:style-name="ce4" table:formula="of:=[.D188]/([.E188]+[.F188]+[.C188]+[.D188])" office:value-type="percentage" office:value="0.208232445520581" calcext:value-type="percentage">
            <text:p>20,82 %</text:p>
          </table:table-cell>
          <table:table-cell table:style-name="ce4" table:formula="of:=[.E188]/([.E188]+[.F188]+[.C188]+[.D188])" office:value-type="percentage" office:value="0.643260694108152" calcext:value-type="percentage">
            <text:p>64,33 %</text:p>
          </table:table-cell>
          <table:table-cell table:style-name="ce4" table:formula="of:=[.C188]/([.F188]+[.C188]+[.D188]+[.E188])" office:value-type="percentage" office:value="0.123486682808717" calcext:value-type="percentage">
            <text:p>12,35 %</text:p>
          </table:table-cell>
          <table:table-cell table:style-name="ce4" table:formula="of:=[.F188]/([.F188]+[.C188]+[.D188]+[.E188])" office:value-type="percentage" office:value="0.0250201775625504" calcext:value-type="percentage">
            <text:p>2,50 %</text:p>
          </table:table-cell>
          <table:table-cell table:formula="of:=IF([.I188]&gt;50%;&quot;Local&quot;;IF([.J188]&gt;50%;&quot;national&quot;;IF([.K188]&gt;50%;&quot;hors-québec&quot;;IF([.L18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Amo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60" calcext:value-type="float">
            <text:p>60</text:p>
          </table:table-cell>
          <table:table-cell table:formula="of:=[.D189]/[.E189]" office:value-type="float" office:value="0.353673723536737" calcext:value-type="float">
            <text:p>0,35</text:p>
          </table:table-cell>
          <table:table-cell table:formula="of:=[.E189]/[.D189]" office:value-type="float" office:value="2.82746478873239" calcext:value-type="float">
            <text:p>2,83</text:p>
          </table:table-cell>
          <table:table-cell table:style-name="ce4" table:formula="of:=[.D189]/([.E189]+[.F189]+[.C189]+[.D189])" office:value-type="percentage" office:value="0.240270727580372" calcext:value-type="percentage">
            <text:p>24,03 %</text:p>
          </table:table-cell>
          <table:table-cell table:style-name="ce4" table:formula="of:=[.E189]/([.E189]+[.F189]+[.C189]+[.D189])" office:value-type="percentage" office:value="0.679357021996616" calcext:value-type="percentage">
            <text:p>67,94 %</text:p>
          </table:table-cell>
          <table:table-cell table:style-name="ce4" table:formula="of:=[.C189]/([.F189]+[.C189]+[.D189]+[.E189])" office:value-type="percentage" office:value="0.0296108291032149" calcext:value-type="percentage">
            <text:p>2,96 %</text:p>
          </table:table-cell>
          <table:table-cell table:style-name="ce4" table:formula="of:=[.F189]/([.F189]+[.C189]+[.D189]+[.E189])" office:value-type="percentage" office:value="0.050761421319797" calcext:value-type="percentage">
            <text:p>5,08 %</text:p>
          </table:table-cell>
          <table:table-cell table:formula="of:=IF([.I189]&gt;50%;&quot;Local&quot;;IF([.J189]&gt;50%;&quot;national&quot;;IF([.K189]&gt;50%;&quot;hors-québec&quot;;IF([.L18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Amqu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40" calcext:value-type="float">
            <text:p>40</text:p>
          </table:table-cell>
          <table:table-cell table:formula="of:=[.D190]/[.E190]" office:value-type="float" office:value="0.566225165562914" calcext:value-type="float">
            <text:p>0,57</text:p>
          </table:table-cell>
          <table:table-cell table:formula="of:=[.E190]/[.D190]" office:value-type="float" office:value="1.76608187134503" calcext:value-type="float">
            <text:p>1,77</text:p>
          </table:table-cell>
          <table:table-cell table:style-name="ce4" table:formula="of:=[.D190]/([.E190]+[.F190]+[.C190]+[.D190])" office:value-type="percentage" office:value="0.346504559270517" calcext:value-type="percentage">
            <text:p>34,65 %</text:p>
          </table:table-cell>
          <table:table-cell table:style-name="ce4" table:formula="of:=[.E190]/([.E190]+[.F190]+[.C190]+[.D190])" office:value-type="percentage" office:value="0.611955420466059" calcext:value-type="percentage">
            <text:p>61,20 %</text:p>
          </table:table-cell>
          <table:table-cell table:style-name="ce4" table:formula="of:=[.C190]/([.F190]+[.C190]+[.D190]+[.E190])" office:value-type="percentage" office:value="0.00101317122593718" calcext:value-type="percentage">
            <text:p>0,10 %</text:p>
          </table:table-cell>
          <table:table-cell table:style-name="ce4" table:formula="of:=[.F190]/([.F190]+[.C190]+[.D190]+[.E190])" office:value-type="percentage" office:value="0.0405268490374873" calcext:value-type="percentage">
            <text:p>4,05 %</text:p>
          </table:table-cell>
          <table:table-cell table:formula="of:=IF([.I190]&gt;50%;&quot;Local&quot;;IF([.J190]&gt;50%;&quot;national&quot;;IF([.K190]&gt;50%;&quot;hors-québec&quot;;IF([.L19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aie-Comeau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785" calcext:value-type="float">
            <text:p>785</text:p>
          </table:table-cell>
          <table:table-cell table:style-name="ce1" office:value-type="float" office:value="8" calcext:value-type="float">
            <text:p>8</text:p>
          </table:table-cell>
          <table:table-cell table:formula="of:=[.D191]/[.E191]" office:value-type="float" office:value="0.662420382165605" calcext:value-type="float">
            <text:p>0,66</text:p>
          </table:table-cell>
          <table:table-cell table:formula="of:=[.E191]/[.D191]" office:value-type="float" office:value="1.50961538461538" calcext:value-type="float">
            <text:p>1,51</text:p>
          </table:table-cell>
          <table:table-cell table:style-name="ce4" table:formula="of:=[.D191]/([.E191]+[.F191]+[.C191]+[.D191])" office:value-type="percentage" office:value="0.394836750189825" calcext:value-type="percentage">
            <text:p>39,48 %</text:p>
          </table:table-cell>
          <table:table-cell table:style-name="ce4" table:formula="of:=[.E191]/([.E191]+[.F191]+[.C191]+[.D191])" office:value-type="percentage" office:value="0.596051632498102" calcext:value-type="percentage">
            <text:p>59,61 %</text:p>
          </table:table-cell>
          <table:table-cell table:style-name="ce4" table:formula="of:=[.C191]/([.F191]+[.C191]+[.D191]+[.E191])" office:value-type="percentage" office:value="0.00303720577069096" calcext:value-type="percentage">
            <text:p>0,30 %</text:p>
          </table:table-cell>
          <table:table-cell table:style-name="ce4" table:formula="of:=[.F191]/([.F191]+[.C191]+[.D191]+[.E191])" office:value-type="percentage" office:value="0.00607441154138193" calcext:value-type="percentage">
            <text:p>0,61 %</text:p>
          </table:table-cell>
          <table:table-cell table:formula="of:=IF([.I191]&gt;50%;&quot;Local&quot;;IF([.J191]&gt;50%;&quot;national&quot;;IF([.K191]&gt;50%;&quot;hors-québec&quot;;IF([.L19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35" calcext:value-type="float">
            <text:p>35</text:p>
          </table:table-cell>
          <table:table-cell table:formula="of:=[.D192]/[.E192]" office:value-type="float" office:value="0.601719197707736" calcext:value-type="float">
            <text:p>0,60</text:p>
          </table:table-cell>
          <table:table-cell table:formula="of:=[.E192]/[.D192]" office:value-type="float" office:value="1.66190476190476" calcext:value-type="float">
            <text:p>1,66</text:p>
          </table:table-cell>
          <table:table-cell table:style-name="ce4" table:formula="of:=[.D192]/([.E192]+[.F192]+[.C192]+[.D192])" office:value-type="percentage" office:value="0.359897172236504" calcext:value-type="percentage">
            <text:p>35,99 %</text:p>
          </table:table-cell>
          <table:table-cell table:style-name="ce4" table:formula="of:=[.E192]/([.E192]+[.F192]+[.C192]+[.D192])" office:value-type="percentage" office:value="0.598114824335904" calcext:value-type="percentage">
            <text:p>59,81 %</text:p>
          </table:table-cell>
          <table:table-cell table:style-name="ce4" table:formula="of:=[.C192]/([.F192]+[.C192]+[.D192]+[.E192])" office:value-type="percentage" office:value="0.0119965724078835" calcext:value-type="percentage">
            <text:p>1,20 %</text:p>
          </table:table-cell>
          <table:table-cell table:style-name="ce4" table:formula="of:=[.F192]/([.F192]+[.C192]+[.D192]+[.E192])" office:value-type="percentage" office:value="0.0299914310197087" calcext:value-type="percentage">
            <text:p>3,00 %</text:p>
          </table:table-cell>
          <table:table-cell table:formula="of:=IF([.I192]&gt;50%;&quot;Local&quot;;IF([.J192]&gt;50%;&quot;national&quot;;IF([.K192]&gt;50%;&quot;hors-québec&quot;;IF([.L19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aie-Saint-Pau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5" calcext:value-type="float">
            <text:p>5</text:p>
          </table:table-cell>
          <table:table-cell table:formula="of:=[.D193]/[.E193]" office:value-type="float" office:value="0.752791068580542" calcext:value-type="float">
            <text:p>0,75</text:p>
          </table:table-cell>
          <table:table-cell table:formula="of:=[.E193]/[.D193]" office:value-type="float" office:value="1.32838983050847" calcext:value-type="float">
            <text:p>1,33</text:p>
          </table:table-cell>
          <table:table-cell table:style-name="ce4" table:formula="of:=[.D193]/([.E193]+[.F193]+[.C193]+[.D193])" office:value-type="percentage" office:value="0.407951598962835" calcext:value-type="percentage">
            <text:p>40,80 %</text:p>
          </table:table-cell>
          <table:table-cell table:style-name="ce4" table:formula="of:=[.E193]/([.E193]+[.F193]+[.C193]+[.D193])" office:value-type="percentage" office:value="0.541918755401901" calcext:value-type="percentage">
            <text:p>54,19 %</text:p>
          </table:table-cell>
          <table:table-cell table:style-name="ce4" table:formula="of:=[.C193]/([.F193]+[.C193]+[.D193]+[.E193])" office:value-type="percentage" office:value="0.0458081244598099" calcext:value-type="percentage">
            <text:p>4,58 %</text:p>
          </table:table-cell>
          <table:table-cell table:style-name="ce4" table:formula="of:=[.F193]/([.F193]+[.C193]+[.D193]+[.E193])" office:value-type="percentage" office:value="0.00432152117545376" calcext:value-type="percentage">
            <text:p>0,43 %</text:p>
          </table:table-cell>
          <table:table-cell table:formula="of:=IF([.I193]&gt;50%;&quot;Local&quot;;IF([.J193]&gt;50%;&quot;national&quot;;IF([.K193]&gt;50%;&quot;hors-québec&quot;;IF([.L19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lain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34" calcext:value-type="float">
            <text:p>34</text:p>
          </table:table-cell>
          <table:table-cell table:formula="of:=[.D194]/[.E194]" office:value-type="float" office:value="0.477272727272727" calcext:value-type="float">
            <text:p>0,48</text:p>
          </table:table-cell>
          <table:table-cell table:formula="of:=[.E194]/[.D194]" office:value-type="float" office:value="2.0952380952381" calcext:value-type="float">
            <text:p>2,10</text:p>
          </table:table-cell>
          <table:table-cell table:style-name="ce4" table:formula="of:=[.D194]/([.E194]+[.F194]+[.C194]+[.D194])" office:value-type="percentage" office:value="0.282005371530886" calcext:value-type="percentage">
            <text:p>28,20 %</text:p>
          </table:table-cell>
          <table:table-cell table:style-name="ce4" table:formula="of:=[.E194]/([.E194]+[.F194]+[.C194]+[.D194])" office:value-type="percentage" office:value="0.590868397493286" calcext:value-type="percentage">
            <text:p>59,09 %</text:p>
          </table:table-cell>
          <table:table-cell table:style-name="ce4" table:formula="of:=[.C194]/([.F194]+[.C194]+[.D194]+[.E194])" office:value-type="percentage" office:value="0.0966875559534467" calcext:value-type="percentage">
            <text:p>9,67 %</text:p>
          </table:table-cell>
          <table:table-cell table:style-name="ce4" table:formula="of:=[.F194]/([.F194]+[.C194]+[.D194]+[.E194])" office:value-type="percentage" office:value="0.0304386750223814" calcext:value-type="percentage">
            <text:p>3,04 %</text:p>
          </table:table-cell>
          <table:table-cell table:formula="of:=IF([.I194]&gt;50%;&quot;Local&quot;;IF([.J194]&gt;50%;&quot;national&quot;;IF([.K194]&gt;50%;&quot;hors-québec&quot;;IF([.L19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9" calcext:value-type="float">
            <text:p>9</text:p>
          </table:table-cell>
          <table:table-cell table:formula="of:=[.D195]/[.E195]" office:value-type="float" office:value="0.356269113149847" calcext:value-type="float">
            <text:p>0,36</text:p>
          </table:table-cell>
          <table:table-cell table:formula="of:=[.E195]/[.D195]" office:value-type="float" office:value="2.8068669527897" calcext:value-type="float">
            <text:p>2,81</text:p>
          </table:table-cell>
          <table:table-cell table:style-name="ce4" table:formula="of:=[.D195]/([.E195]+[.F195]+[.C195]+[.D195])" office:value-type="percentage" office:value="0.217148182665424" calcext:value-type="percentage">
            <text:p>21,71 %</text:p>
          </table:table-cell>
          <table:table-cell table:style-name="ce4" table:formula="of:=[.E195]/([.E195]+[.F195]+[.C195]+[.D195])" office:value-type="percentage" office:value="0.60950605778192" calcext:value-type="percentage">
            <text:p>60,95 %</text:p>
          </table:table-cell>
          <table:table-cell table:style-name="ce4" table:formula="of:=[.C195]/([.F195]+[.C195]+[.D195]+[.E195])" office:value-type="percentage" office:value="0.164958061509786" calcext:value-type="percentage">
            <text:p>16,50 %</text:p>
          </table:table-cell>
          <table:table-cell table:style-name="ce4" table:formula="of:=[.F195]/([.F195]+[.C195]+[.D195]+[.E195])" office:value-type="percentage" office:value="0.00838769804287046" calcext:value-type="percentage">
            <text:p>0,84 %</text:p>
          </table:table-cell>
          <table:table-cell table:formula="of:=IF([.I195]&gt;50%;&quot;Local&quot;;IF([.J195]&gt;50%;&quot;national&quot;;IF([.K195]&gt;50%;&quot;hors-québec&quot;;IF([.L19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1431" calcext:value-type="float">
            <text:p>1431</text:p>
          </table:table-cell>
          <table:table-cell table:style-name="ce1" office:value-type="float" office:value="23" calcext:value-type="float">
            <text:p>23</text:p>
          </table:table-cell>
          <table:table-cell table:formula="of:=[.D196]/[.E196]" office:value-type="float" office:value="0.386443046820405" calcext:value-type="float">
            <text:p>0,39</text:p>
          </table:table-cell>
          <table:table-cell table:formula="of:=[.E196]/[.D196]" office:value-type="float" office:value="2.5877034358047" calcext:value-type="float">
            <text:p>2,59</text:p>
          </table:table-cell>
          <table:table-cell table:style-name="ce4" table:formula="of:=[.D196]/([.E196]+[.F196]+[.C196]+[.D196])" office:value-type="percentage" office:value="0.267149758454106" calcext:value-type="percentage">
            <text:p>26,71 %</text:p>
          </table:table-cell>
          <table:table-cell table:style-name="ce4" table:formula="of:=[.E196]/([.E196]+[.F196]+[.C196]+[.D196])" office:value-type="percentage" office:value="0.691304347826087" calcext:value-type="percentage">
            <text:p>69,13 %</text:p>
          </table:table-cell>
          <table:table-cell table:style-name="ce4" table:formula="of:=[.C196]/([.F196]+[.C196]+[.D196]+[.E196])" office:value-type="percentage" office:value="0.0304347826086957" calcext:value-type="percentage">
            <text:p>3,04 %</text:p>
          </table:table-cell>
          <table:table-cell table:style-name="ce4" table:formula="of:=[.F196]/([.F196]+[.C196]+[.D196]+[.E196])" office:value-type="percentage" office:value="0.0111111111111111" calcext:value-type="percentage">
            <text:p>1,11 %</text:p>
          </table:table-cell>
          <table:table-cell table:formula="of:=IF([.I196]&gt;50%;&quot;Local&quot;;IF([.J196]&gt;50%;&quot;national&quot;;IF([.K196]&gt;50%;&quot;hors-québec&quot;;IF([.L19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lanc-Sablon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7" calcext:value-type="float">
            <text:p>7</text:p>
          </table:table-cell>
          <table:table-cell table:formula="of:=[.D197]/[.E197]" office:value-type="float" office:value="0.51010101010101" calcext:value-type="float">
            <text:p>0,51</text:p>
          </table:table-cell>
          <table:table-cell table:formula="of:=[.E197]/[.D197]" office:value-type="float" office:value="1.96039603960396" calcext:value-type="float">
            <text:p>1,96</text:p>
          </table:table-cell>
          <table:table-cell table:style-name="ce4" table:formula="of:=[.D197]/([.E197]+[.F197]+[.C197]+[.D197])" office:value-type="percentage" office:value="0.317610062893082" calcext:value-type="percentage">
            <text:p>31,76 %</text:p>
          </table:table-cell>
          <table:table-cell table:style-name="ce4" table:formula="of:=[.E197]/([.E197]+[.F197]+[.C197]+[.D197])" office:value-type="percentage" office:value="0.622641509433962" calcext:value-type="percentage">
            <text:p>62,26 %</text:p>
          </table:table-cell>
          <table:table-cell table:style-name="ce4" table:formula="of:=[.C197]/([.F197]+[.C197]+[.D197]+[.E197])" office:value-type="percentage" office:value="0.0524109014675052" calcext:value-type="percentage">
            <text:p>5,24 %</text:p>
          </table:table-cell>
          <table:table-cell table:style-name="ce4" table:formula="of:=[.F197]/([.F197]+[.C197]+[.D197]+[.E197])" office:value-type="percentage" office:value="0.00733752620545073" calcext:value-type="percentage">
            <text:p>0,73 %</text:p>
          </table:table-cell>
          <table:table-cell table:formula="of:=IF([.I197]&gt;50%;&quot;Local&quot;;IF([.J197]&gt;50%;&quot;national&quot;;IF([.K197]&gt;50%;&quot;hors-québec&quot;;IF([.L19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61" calcext:value-type="float">
            <text:p>61</text:p>
          </table:table-cell>
          <table:table-cell table:formula="of:=[.D198]/[.E198]" office:value-type="float" office:value="0.552266419981499" calcext:value-type="float">
            <text:p>0,55</text:p>
          </table:table-cell>
          <table:table-cell table:formula="of:=[.E198]/[.D198]" office:value-type="float" office:value="1.8107202680067" calcext:value-type="float">
            <text:p>1,81</text:p>
          </table:table-cell>
          <table:table-cell table:style-name="ce4" table:formula="of:=[.D198]/([.E198]+[.F198]+[.C198]+[.D198])" office:value-type="percentage" office:value="0.343103448275862" calcext:value-type="percentage">
            <text:p>34,31 %</text:p>
          </table:table-cell>
          <table:table-cell table:style-name="ce4" table:formula="of:=[.E198]/([.E198]+[.F198]+[.C198]+[.D198])" office:value-type="percentage" office:value="0.621264367816092" calcext:value-type="percentage">
            <text:p>62,13 %</text:p>
          </table:table-cell>
          <table:table-cell table:style-name="ce4" table:formula="of:=[.C198]/([.F198]+[.C198]+[.D198]+[.E198])" office:value-type="percentage" office:value="0.000574712643678161" calcext:value-type="percentage">
            <text:p>0,06 %</text:p>
          </table:table-cell>
          <table:table-cell table:style-name="ce4" table:formula="of:=[.F198]/([.F198]+[.C198]+[.D198]+[.E198])" office:value-type="percentage" office:value="0.0350574712643678" calcext:value-type="percentage">
            <text:p>3,51 %</text:p>
          </table:table-cell>
          <table:table-cell table:formula="of:=IF([.I198]&gt;50%;&quot;Local&quot;;IF([.J198]&gt;50%;&quot;national&quot;;IF([.K198]&gt;50%;&quot;hors-québec&quot;;IF([.L19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37" calcext:value-type="float">
            <text:p>537</text:p>
          </table:table-cell>
          <table:table-cell table:style-name="ce1" office:value-type="float" office:value="18" calcext:value-type="float">
            <text:p>18</text:p>
          </table:table-cell>
          <table:table-cell table:formula="of:=[.D199]/[.E199]" office:value-type="float" office:value="0.56610800744879" calcext:value-type="float">
            <text:p>0,57</text:p>
          </table:table-cell>
          <table:table-cell table:formula="of:=[.E199]/[.D199]" office:value-type="float" office:value="1.76644736842105" calcext:value-type="float">
            <text:p>1,77</text:p>
          </table:table-cell>
          <table:table-cell table:style-name="ce4" table:formula="of:=[.D199]/([.E199]+[.F199]+[.C199]+[.D199])" office:value-type="percentage" office:value="0.353899883585565" calcext:value-type="percentage">
            <text:p>35,39 %</text:p>
          </table:table-cell>
          <table:table-cell table:style-name="ce4" table:formula="of:=[.E199]/([.E199]+[.F199]+[.C199]+[.D199])" office:value-type="percentage" office:value="0.625145518044237" calcext:value-type="percentage">
            <text:p>62,51 %</text:p>
          </table:table-cell>
          <table:table-cell table:style-name="ce4" table:formula="of:=[.C199]/([.F199]+[.C199]+[.D199]+[.E199])" office:value-type="percentage" office:value="0" calcext:value-type="percentage">
            <text:p>0,00 %</text:p>
          </table:table-cell>
          <table:table-cell table:style-name="ce4" table:formula="of:=[.F199]/([.F199]+[.C199]+[.D199]+[.E199])" office:value-type="percentage" office:value="0.0209545983701979" calcext:value-type="percentage">
            <text:p>2,10 %</text:p>
          </table:table-cell>
          <table:table-cell table:formula="of:=IF([.I199]&gt;50%;&quot;Local&quot;;IF([.J199]&gt;50%;&quot;national&quot;;IF([.K199]&gt;50%;&quot;hors-québec&quot;;IF([.L19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Boischate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15" calcext:value-type="float">
            <text:p>15</text:p>
          </table:table-cell>
          <table:table-cell table:formula="of:=[.D200]/[.E200]" office:value-type="float" office:value="0.919137466307278" calcext:value-type="float">
            <text:p>0,92</text:p>
          </table:table-cell>
          <table:table-cell table:formula="of:=[.E200]/[.D200]" office:value-type="float" office:value="1.08797653958944" calcext:value-type="float">
            <text:p>1,09</text:p>
          </table:table-cell>
          <table:table-cell table:style-name="ce4" table:formula="of:=[.D200]/([.E200]+[.F200]+[.C200]+[.D200])" office:value-type="percentage" office:value="0.468406593406593" calcext:value-type="percentage">
            <text:p>46,84 %</text:p>
          </table:table-cell>
          <table:table-cell table:style-name="ce4" table:formula="of:=[.E200]/([.E200]+[.F200]+[.C200]+[.D200])" office:value-type="percentage" office:value="0.509615384615385" calcext:value-type="percentage">
            <text:p>50,96 %</text:p>
          </table:table-cell>
          <table:table-cell table:style-name="ce4" table:formula="of:=[.C200]/([.F200]+[.C200]+[.D200]+[.E200])" office:value-type="percentage" office:value="0.00137362637362637" calcext:value-type="percentage">
            <text:p>0,14 %</text:p>
          </table:table-cell>
          <table:table-cell table:style-name="ce4" table:formula="of:=[.F200]/([.F200]+[.C200]+[.D200]+[.E200])" office:value-type="percentage" office:value="0.0206043956043956" calcext:value-type="percentage">
            <text:p>2,06 %</text:p>
          </table:table-cell>
          <table:table-cell table:formula="of:=IF([.I200]&gt;50%;&quot;Local&quot;;IF([.J200]&gt;50%;&quot;national&quot;;IF([.K200]&gt;50%;&quot;hors-québec&quot;;IF([.L20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22" calcext:value-type="float">
            <text:p>22</text:p>
          </table:table-cell>
          <table:table-cell table:formula="of:=[.D201]/[.E201]" office:value-type="float" office:value="0.373170731707317" calcext:value-type="float">
            <text:p>0,37</text:p>
          </table:table-cell>
          <table:table-cell table:formula="of:=[.E201]/[.D201]" office:value-type="float" office:value="2.6797385620915" calcext:value-type="float">
            <text:p>2,68</text:p>
          </table:table-cell>
          <table:table-cell table:style-name="ce4" table:formula="of:=[.D201]/([.E201]+[.F201]+[.C201]+[.D201])" office:value-type="percentage" office:value="0.266086956521739" calcext:value-type="percentage">
            <text:p>26,61 %</text:p>
          </table:table-cell>
          <table:table-cell table:style-name="ce4" table:formula="of:=[.E201]/([.E201]+[.F201]+[.C201]+[.D201])" office:value-type="percentage" office:value="0.71304347826087" calcext:value-type="percentage">
            <text:p>71,30 %</text:p>
          </table:table-cell>
          <table:table-cell table:style-name="ce4" table:formula="of:=[.C201]/([.F201]+[.C201]+[.D201]+[.E201])" office:value-type="percentage" office:value="0.00173913043478261" calcext:value-type="percentage">
            <text:p>0,17 %</text:p>
          </table:table-cell>
          <table:table-cell table:style-name="ce4" table:formula="of:=[.F201]/([.F201]+[.C201]+[.D201]+[.E201])" office:value-type="percentage" office:value="0.0191304347826087" calcext:value-type="percentage">
            <text:p>1,91 %</text:p>
          </table:table-cell>
          <table:table-cell table:formula="of:=IF([.I201]&gt;50%;&quot;Local&quot;;IF([.J201]&gt;50%;&quot;national&quot;;IF([.K201]&gt;50%;&quot;hors-québec&quot;;IF([.L20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5" calcext:value-type="float">
            <text:p>5</text:p>
          </table:table-cell>
          <table:table-cell table:formula="of:=[.D202]/[.E202]" office:value-type="float" office:value="0.460081190798376" calcext:value-type="float">
            <text:p>0,46</text:p>
          </table:table-cell>
          <table:table-cell table:formula="of:=[.E202]/[.D202]" office:value-type="float" office:value="2.17352941176471" calcext:value-type="float">
            <text:p>2,17</text:p>
          </table:table-cell>
          <table:table-cell table:style-name="ce4" table:formula="of:=[.D202]/([.E202]+[.F202]+[.C202]+[.D202])" office:value-type="percentage" office:value="0.310502283105023" calcext:value-type="percentage">
            <text:p>31,05 %</text:p>
          </table:table-cell>
          <table:table-cell table:style-name="ce4" table:formula="of:=[.E202]/([.E202]+[.F202]+[.C202]+[.D202])" office:value-type="percentage" office:value="0.674885844748858" calcext:value-type="percentage">
            <text:p>67,49 %</text:p>
          </table:table-cell>
          <table:table-cell table:style-name="ce4" table:formula="of:=[.C202]/([.F202]+[.C202]+[.D202]+[.E202])" office:value-type="percentage" office:value="0.0100456621004566" calcext:value-type="percentage">
            <text:p>1,00 %</text:p>
          </table:table-cell>
          <table:table-cell table:style-name="ce4" table:formula="of:=[.F202]/([.F202]+[.C202]+[.D202]+[.E202])" office:value-type="percentage" office:value="0.0045662100456621" calcext:value-type="percentage">
            <text:p>0,46 %</text:p>
          </table:table-cell>
          <table:table-cell table:formula="of:=IF([.I202]&gt;50%;&quot;Local&quot;;IF([.J202]&gt;50%;&quot;national&quot;;IF([.K202]&gt;50%;&quot;hors-québec&quot;;IF([.L20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arleton-sur-Me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44" calcext:value-type="float">
            <text:p>144</text:p>
          </table:table-cell>
          <table:table-cell table:formula="of:=[.D203]/[.E203]" office:value-type="float" office:value="0.51875" calcext:value-type="float">
            <text:p>0,52</text:p>
          </table:table-cell>
          <table:table-cell table:formula="of:=[.E203]/[.D203]" office:value-type="float" office:value="1.92771084337349" calcext:value-type="float">
            <text:p>1,93</text:p>
          </table:table-cell>
          <table:table-cell table:style-name="ce4" table:formula="of:=[.D203]/([.E203]+[.F203]+[.C203]+[.D203])" office:value-type="percentage" office:value="0.32032590051458" calcext:value-type="percentage">
            <text:p>32,03 %</text:p>
          </table:table-cell>
          <table:table-cell table:style-name="ce4" table:formula="of:=[.E203]/([.E203]+[.F203]+[.C203]+[.D203])" office:value-type="percentage" office:value="0.617495711835334" calcext:value-type="percentage">
            <text:p>61,75 %</text:p>
          </table:table-cell>
          <table:table-cell table:style-name="ce4" table:formula="of:=[.C203]/([.F203]+[.C203]+[.D203]+[.E203])" office:value-type="percentage" office:value="0.000428816466552316" calcext:value-type="percentage">
            <text:p>0,04 %</text:p>
          </table:table-cell>
          <table:table-cell table:style-name="ce4" table:formula="of:=[.F203]/([.F203]+[.C203]+[.D203]+[.E203])" office:value-type="percentage" office:value="0.0617495711835335" calcext:value-type="percentage">
            <text:p>6,17 %</text:p>
          </table:table-cell>
          <table:table-cell table:formula="of:=IF([.I203]&gt;50%;&quot;Local&quot;;IF([.J203]&gt;50%;&quot;national&quot;;IF([.K203]&gt;50%;&quot;hors-québec&quot;;IF([.L20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10" calcext:value-type="float">
            <text:p>10</text:p>
          </table:table-cell>
          <table:table-cell table:formula="of:=[.D204]/[.E204]" office:value-type="float" office:value="0.622058823529412" calcext:value-type="float">
            <text:p>0,62</text:p>
          </table:table-cell>
          <table:table-cell table:formula="of:=[.E204]/[.D204]" office:value-type="float" office:value="1.60756501182033" calcext:value-type="float">
            <text:p>1,61</text:p>
          </table:table-cell>
          <table:table-cell table:style-name="ce4" table:formula="of:=[.D204]/([.E204]+[.F204]+[.C204]+[.D204])" office:value-type="percentage" office:value="0.373674911660777" calcext:value-type="percentage">
            <text:p>37,37 %</text:p>
          </table:table-cell>
          <table:table-cell table:style-name="ce4" table:formula="of:=[.E204]/([.E204]+[.F204]+[.C204]+[.D204])" office:value-type="percentage" office:value="0.600706713780919" calcext:value-type="percentage">
            <text:p>60,07 %</text:p>
          </table:table-cell>
          <table:table-cell table:style-name="ce4" table:formula="of:=[.C204]/([.F204]+[.C204]+[.D204]+[.E204])" office:value-type="percentage" office:value="0.0167844522968198" calcext:value-type="percentage">
            <text:p>1,68 %</text:p>
          </table:table-cell>
          <table:table-cell table:style-name="ce4" table:formula="of:=[.F204]/([.F204]+[.C204]+[.D204]+[.E204])" office:value-type="percentage" office:value="0.0088339222614841" calcext:value-type="percentage">
            <text:p>0,88 %</text:p>
          </table:table-cell>
          <table:table-cell table:formula="of:=IF([.I204]&gt;50%;&quot;Local&quot;;IF([.J204]&gt;50%;&quot;national&quot;;IF([.K204]&gt;50%;&quot;hors-québec&quot;;IF([.L20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1001" calcext:value-type="float">
            <text:p>1001</text:p>
          </table:table-cell>
          <table:table-cell table:style-name="ce1" office:value-type="float" office:value="1149" calcext:value-type="float">
            <text:p>1149</text:p>
          </table:table-cell>
          <table:table-cell table:style-name="ce1" office:value-type="float" office:value="62" calcext:value-type="float">
            <text:p>62</text:p>
          </table:table-cell>
          <table:table-cell table:formula="of:=[.D205]/[.E205]" office:value-type="float" office:value="0.871192341166231" calcext:value-type="float">
            <text:p>0,87</text:p>
          </table:table-cell>
          <table:table-cell table:formula="of:=[.E205]/[.D205]" office:value-type="float" office:value="1.14785214785215" calcext:value-type="float">
            <text:p>1,15</text:p>
          </table:table-cell>
          <table:table-cell table:style-name="ce4" table:formula="of:=[.D205]/([.E205]+[.F205]+[.C205]+[.D205])" office:value-type="percentage" office:value="0.436165577342048" calcext:value-type="percentage">
            <text:p>43,62 %</text:p>
          </table:table-cell>
          <table:table-cell table:style-name="ce4" table:formula="of:=[.E205]/([.E205]+[.F205]+[.C205]+[.D205])" office:value-type="percentage" office:value="0.500653594771242" calcext:value-type="percentage">
            <text:p>50,07 %</text:p>
          </table:table-cell>
          <table:table-cell table:style-name="ce4" table:formula="of:=[.C205]/([.F205]+[.C205]+[.D205]+[.E205])" office:value-type="percentage" office:value="0.0361655773420479" calcext:value-type="percentage">
            <text:p>3,62 %</text:p>
          </table:table-cell>
          <table:table-cell table:style-name="ce4" table:formula="of:=[.F205]/([.F205]+[.C205]+[.D205]+[.E205])" office:value-type="percentage" office:value="0.0270152505446623" calcext:value-type="percentage">
            <text:p>2,70 %</text:p>
          </table:table-cell>
          <table:table-cell table:formula="of:=IF([.I205]&gt;50%;&quot;Local&quot;;IF([.J205]&gt;50%;&quot;national&quot;;IF([.K205]&gt;50%;&quot;hors-québec&quot;;IF([.L20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âteaugua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30" calcext:value-type="float">
            <text:p>30</text:p>
          </table:table-cell>
          <table:table-cell table:formula="of:=[.D206]/[.E206]" office:value-type="float" office:value="0.801251956181534" calcext:value-type="float">
            <text:p>0,80</text:p>
          </table:table-cell>
          <table:table-cell table:formula="of:=[.E206]/[.D206]" office:value-type="float" office:value="1.248046875" calcext:value-type="float">
            <text:p>1,25</text:p>
          </table:table-cell>
          <table:table-cell table:style-name="ce4" table:formula="of:=[.D206]/([.E206]+[.F206]+[.C206]+[.D206])" office:value-type="percentage" office:value="0.433530906011854" calcext:value-type="percentage">
            <text:p>43,35 %</text:p>
          </table:table-cell>
          <table:table-cell table:style-name="ce4" table:formula="of:=[.E206]/([.E206]+[.F206]+[.C206]+[.D206])" office:value-type="percentage" office:value="0.541066892464013" calcext:value-type="percentage">
            <text:p>54,11 %</text:p>
          </table:table-cell>
          <table:table-cell table:style-name="ce4" table:formula="of:=[.C206]/([.F206]+[.C206]+[.D206]+[.E206])" office:value-type="percentage" office:value="0" calcext:value-type="percentage">
            <text:p>0,00 %</text:p>
          </table:table-cell>
          <table:table-cell table:style-name="ce4" table:formula="of:=[.F206]/([.F206]+[.C206]+[.D206]+[.E206])" office:value-type="percentage" office:value="0.0254022015241321" calcext:value-type="percentage">
            <text:p>2,54 %</text:p>
          </table:table-cell>
          <table:table-cell table:formula="of:=IF([.I206]&gt;50%;&quot;Local&quot;;IF([.J206]&gt;50%;&quot;national&quot;;IF([.K206]&gt;50%;&quot;hors-québec&quot;;IF([.L20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746" calcext:value-type="float">
            <text:p>746</text:p>
          </table:table-cell>
          <table:table-cell table:style-name="ce1" office:value-type="float" office:value="8" calcext:value-type="float">
            <text:p>8</text:p>
          </table:table-cell>
          <table:table-cell table:formula="of:=[.D207]/[.E207]" office:value-type="float" office:value="0.49597855227882" calcext:value-type="float">
            <text:p>0,50</text:p>
          </table:table-cell>
          <table:table-cell table:formula="of:=[.E207]/[.D207]" office:value-type="float" office:value="2.01621621621622" calcext:value-type="float">
            <text:p>2,02</text:p>
          </table:table-cell>
          <table:table-cell table:style-name="ce4" table:formula="of:=[.D207]/([.E207]+[.F207]+[.C207]+[.D207])" office:value-type="percentage" office:value="0.328596802841918" calcext:value-type="percentage">
            <text:p>32,86 %</text:p>
          </table:table-cell>
          <table:table-cell table:style-name="ce4" table:formula="of:=[.E207]/([.E207]+[.F207]+[.C207]+[.D207])" office:value-type="percentage" office:value="0.662522202486678" calcext:value-type="percentage">
            <text:p>66,25 %</text:p>
          </table:table-cell>
          <table:table-cell table:style-name="ce4" table:formula="of:=[.C207]/([.F207]+[.C207]+[.D207]+[.E207])" office:value-type="percentage" office:value="0.00177619893428064" calcext:value-type="percentage">
            <text:p>0,18 %</text:p>
          </table:table-cell>
          <table:table-cell table:style-name="ce4" table:formula="of:=[.F207]/([.F207]+[.C207]+[.D207]+[.E207])" office:value-type="percentage" office:value="0.00710479573712256" calcext:value-type="percentage">
            <text:p>0,71 %</text:p>
          </table:table-cell>
          <table:table-cell table:formula="of:=IF([.I207]&gt;50%;&quot;Local&quot;;IF([.J207]&gt;50%;&quot;national&quot;;IF([.K207]&gt;50%;&quot;hors-québec&quot;;IF([.L20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9" calcext:value-type="float">
            <text:p>399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29" calcext:value-type="float">
            <text:p>29</text:p>
          </table:table-cell>
          <table:table-cell table:formula="of:=[.D208]/[.E208]" office:value-type="float" office:value="0.616692426584235" calcext:value-type="float">
            <text:p>0,62</text:p>
          </table:table-cell>
          <table:table-cell table:formula="of:=[.E208]/[.D208]" office:value-type="float" office:value="1.62155388471178" calcext:value-type="float">
            <text:p>1,62</text:p>
          </table:table-cell>
          <table:table-cell table:style-name="ce4" table:formula="of:=[.D208]/([.E208]+[.F208]+[.C208]+[.D208])" office:value-type="percentage" office:value="0.370817843866171" calcext:value-type="percentage">
            <text:p>37,08 %</text:p>
          </table:table-cell>
          <table:table-cell table:style-name="ce4" table:formula="of:=[.E208]/([.E208]+[.F208]+[.C208]+[.D208])" office:value-type="percentage" office:value="0.601301115241636" calcext:value-type="percentage">
            <text:p>60,13 %</text:p>
          </table:table-cell>
          <table:table-cell table:style-name="ce4" table:formula="of:=[.C208]/([.F208]+[.C208]+[.D208]+[.E208])" office:value-type="percentage" office:value="0.000929368029739777" calcext:value-type="percentage">
            <text:p>0,09 %</text:p>
          </table:table-cell>
          <table:table-cell table:style-name="ce4" table:formula="of:=[.F208]/([.F208]+[.C208]+[.D208]+[.E208])" office:value-type="percentage" office:value="0.0269516728624535" calcext:value-type="percentage">
            <text:p>2,70 %</text:p>
          </table:table-cell>
          <table:table-cell table:formula="of:=IF([.I208]&gt;50%;&quot;Local&quot;;IF([.J208]&gt;50%;&quot;national&quot;;IF([.K208]&gt;50%;&quot;hors-québec&quot;;IF([.L20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bougamau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80" calcext:value-type="float">
            <text:p>88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97" calcext:value-type="float">
            <text:p>97</text:p>
          </table:table-cell>
          <table:table-cell table:formula="of:=[.D209]/[.E209]" office:value-type="float" office:value="0.761245674740484" calcext:value-type="float">
            <text:p>0,76</text:p>
          </table:table-cell>
          <table:table-cell table:formula="of:=[.E209]/[.D209]" office:value-type="float" office:value="1.31363636363636" calcext:value-type="float">
            <text:p>1,31</text:p>
          </table:table-cell>
          <table:table-cell table:style-name="ce4" table:formula="of:=[.D209]/([.E209]+[.F209]+[.C209]+[.D209])" office:value-type="percentage" office:value="0.411792232101076" calcext:value-type="percentage">
            <text:p>41,18 %</text:p>
          </table:table-cell>
          <table:table-cell table:style-name="ce4" table:formula="of:=[.E209]/([.E209]+[.F209]+[.C209]+[.D209])" office:value-type="percentage" office:value="0.540945250350959" calcext:value-type="percentage">
            <text:p>54,09 %</text:p>
          </table:table-cell>
          <table:table-cell table:style-name="ce4" table:formula="of:=[.C209]/([.F209]+[.C209]+[.D209]+[.E209])" office:value-type="percentage" office:value="0.00187178287318671" calcext:value-type="percentage">
            <text:p>0,19 %</text:p>
          </table:table-cell>
          <table:table-cell table:style-name="ce4" table:formula="of:=[.F209]/([.F209]+[.C209]+[.D209]+[.E209])" office:value-type="percentage" office:value="0.0453907346747777" calcext:value-type="percentage">
            <text:p>4,54 %</text:p>
          </table:table-cell>
          <table:table-cell table:formula="of:=IF([.I209]&gt;50%;&quot;Local&quot;;IF([.J209]&gt;50%;&quot;national&quot;;IF([.K209]&gt;50%;&quot;hors-québec&quot;;IF([.L20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85" calcext:value-type="float">
            <text:p>85</text:p>
          </table:table-cell>
          <table:table-cell table:style-name="ce2" office:value-type="float" office:value="689" calcext:value-type="float">
            <text:p>689</text:p>
          </table:table-cell>
          <table:table-cell table:style-name="ce1" office:value-type="float" office:value="18" calcext:value-type="float">
            <text:p>18</text:p>
          </table:table-cell>
          <table:table-cell table:formula="of:=[.D210]/[.E210]" office:value-type="float" office:value="0.123367198838897" calcext:value-type="float">
            <text:p>0,12</text:p>
          </table:table-cell>
          <table:table-cell table:formula="of:=[.E210]/[.D210]" office:value-type="float" office:value="8.10588235294118" calcext:value-type="float">
            <text:p>8,11</text:p>
          </table:table-cell>
          <table:table-cell table:style-name="ce4" table:formula="of:=[.D210]/([.E210]+[.F210]+[.C210]+[.D210])" office:value-type="percentage" office:value="0.10625" calcext:value-type="percentage">
            <text:p>10,63 %</text:p>
          </table:table-cell>
          <table:table-cell table:style-name="ce4" table:formula="of:=[.E210]/([.E210]+[.F210]+[.C210]+[.D210])" office:value-type="percentage" office:value="0.86125" calcext:value-type="percentage">
            <text:p>86,13 %</text:p>
          </table:table-cell>
          <table:table-cell table:style-name="ce4" table:formula="of:=[.C210]/([.F210]+[.C210]+[.D210]+[.E210])" office:value-type="percentage" office:value="0.01" calcext:value-type="percentage">
            <text:p>1,00 %</text:p>
          </table:table-cell>
          <table:table-cell table:style-name="ce4" table:formula="of:=[.F210]/([.F210]+[.C210]+[.D210]+[.E210])" office:value-type="percentage" office:value="0.0225" calcext:value-type="percentage">
            <text:p>2,25 %</text:p>
          </table:table-cell>
          <table:table-cell table:formula="of:=IF([.I210]&gt;50%;&quot;Local&quot;;IF([.J210]&gt;50%;&quot;national&quot;;IF([.K210]&gt;50%;&quot;hors-québec&quot;;IF([.L21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9" calcext:value-type="float">
            <text:p>89</text:p>
          </table:table-cell>
          <table:table-cell table:style-name="ce2" office:value-type="float" office:value="671" calcext:value-type="float">
            <text:p>671</text:p>
          </table:table-cell>
          <table:table-cell table:style-name="ce1" office:value-type="float" office:value="43" calcext:value-type="float">
            <text:p>43</text:p>
          </table:table-cell>
          <table:table-cell table:formula="of:=[.D211]/[.E211]" office:value-type="float" office:value="0.132637853949329" calcext:value-type="float">
            <text:p>0,13</text:p>
          </table:table-cell>
          <table:table-cell table:formula="of:=[.E211]/[.D211]" office:value-type="float" office:value="7.53932584269663" calcext:value-type="float">
            <text:p>7,54</text:p>
          </table:table-cell>
          <table:table-cell table:style-name="ce4" table:formula="of:=[.D211]/([.E211]+[.F211]+[.C211]+[.D211])" office:value-type="percentage" office:value="0.110834371108344" calcext:value-type="percentage">
            <text:p>11,08 %</text:p>
          </table:table-cell>
          <table:table-cell table:style-name="ce4" table:formula="of:=[.E211]/([.E211]+[.F211]+[.C211]+[.D211])" office:value-type="percentage" office:value="0.835616438356164" calcext:value-type="percentage">
            <text:p>83,56 %</text:p>
          </table:table-cell>
          <table:table-cell table:style-name="ce4" table:formula="of:=[.C211]/([.F211]+[.C211]+[.D211]+[.E211])" office:value-type="percentage" office:value="0" calcext:value-type="percentage">
            <text:p>0,00 %</text:p>
          </table:table-cell>
          <table:table-cell table:style-name="ce4" table:formula="of:=[.F211]/([.F211]+[.C211]+[.D211]+[.E211])" office:value-type="percentage" office:value="0.0535491905354919" calcext:value-type="percentage">
            <text:p>5,35 %</text:p>
          </table:table-cell>
          <table:table-cell table:formula="of:=IF([.I211]&gt;50%;&quot;Local&quot;;IF([.J211]&gt;50%;&quot;national&quot;;IF([.K211]&gt;50%;&quot;hors-québec&quot;;IF([.L21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Chisasib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1188" calcext:value-type="float">
            <text:p>1188</text:p>
          </table:table-cell>
          <table:table-cell table:style-name="ce1" office:value-type="float" office:value="35" calcext:value-type="float">
            <text:p>35</text:p>
          </table:table-cell>
          <table:table-cell table:formula="of:=[.D212]/[.E212]" office:value-type="float" office:value="0.254208754208754" calcext:value-type="float">
            <text:p>0,25</text:p>
          </table:table-cell>
          <table:table-cell table:formula="of:=[.E212]/[.D212]" office:value-type="float" office:value="3.93377483443709" calcext:value-type="float">
            <text:p>3,93</text:p>
          </table:table-cell>
          <table:table-cell table:style-name="ce4" table:formula="of:=[.D212]/([.E212]+[.F212]+[.C212]+[.D212])" office:value-type="percentage" office:value="0.197256694970607" calcext:value-type="percentage">
            <text:p>19,73 %</text:p>
          </table:table-cell>
          <table:table-cell table:style-name="ce4" table:formula="of:=[.E212]/([.E212]+[.F212]+[.C212]+[.D212])" office:value-type="percentage" office:value="0.775963422599608" calcext:value-type="percentage">
            <text:p>77,60 %</text:p>
          </table:table-cell>
          <table:table-cell table:style-name="ce4" table:formula="of:=[.C212]/([.F212]+[.C212]+[.D212]+[.E212])" office:value-type="percentage" office:value="0.00391900718484651" calcext:value-type="percentage">
            <text:p>0,39 %</text:p>
          </table:table-cell>
          <table:table-cell table:style-name="ce4" table:formula="of:=[.F212]/([.F212]+[.C212]+[.D212]+[.E212])" office:value-type="percentage" office:value="0.0228608752449379" calcext:value-type="percentage">
            <text:p>2,29 %</text:p>
          </table:table-cell>
          <table:table-cell table:formula="of:=IF([.I212]&gt;50%;&quot;Local&quot;;IF([.J212]&gt;50%;&quot;national&quot;;IF([.K212]&gt;50%;&quot;hors-québec&quot;;IF([.L21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739" calcext:value-type="float">
            <text:p>739</text:p>
          </table:table-cell>
          <table:table-cell table:style-name="ce1" office:value-type="float" office:value="18" calcext:value-type="float">
            <text:p>18</text:p>
          </table:table-cell>
          <table:table-cell table:formula="of:=[.D213]/[.E213]" office:value-type="float" office:value="0.339648173207037" calcext:value-type="float">
            <text:p>0,34</text:p>
          </table:table-cell>
          <table:table-cell table:formula="of:=[.E213]/[.D213]" office:value-type="float" office:value="2.94422310756972" calcext:value-type="float">
            <text:p>2,94</text:p>
          </table:table-cell>
          <table:table-cell table:style-name="ce4" table:formula="of:=[.D213]/([.E213]+[.F213]+[.C213]+[.D213])" office:value-type="percentage" office:value="0.243217054263566" calcext:value-type="percentage">
            <text:p>24,32 %</text:p>
          </table:table-cell>
          <table:table-cell table:style-name="ce4" table:formula="of:=[.E213]/([.E213]+[.F213]+[.C213]+[.D213])" office:value-type="percentage" office:value="0.716085271317829" calcext:value-type="percentage">
            <text:p>71,61 %</text:p>
          </table:table-cell>
          <table:table-cell table:style-name="ce4" table:formula="of:=[.C213]/([.F213]+[.C213]+[.D213]+[.E213])" office:value-type="percentage" office:value="0.0232558139534884" calcext:value-type="percentage">
            <text:p>2,33 %</text:p>
          </table:table-cell>
          <table:table-cell table:style-name="ce4" table:formula="of:=[.F213]/([.F213]+[.C213]+[.D213]+[.E213])" office:value-type="percentage" office:value="0.0174418604651163" calcext:value-type="percentage">
            <text:p>1,74 %</text:p>
          </table:table-cell>
          <table:table-cell table:formula="of:=IF([.I213]&gt;50%;&quot;Local&quot;;IF([.J213]&gt;50%;&quot;national&quot;;IF([.K213]&gt;50%;&quot;hors-québec&quot;;IF([.L21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1424" calcext:value-type="float">
            <text:p>1424</text:p>
          </table:table-cell>
          <table:table-cell table:style-name="ce1" office:value-type="float" office:value="86" calcext:value-type="float">
            <text:p>86</text:p>
          </table:table-cell>
          <table:table-cell table:formula="of:=[.D214]/[.E214]" office:value-type="float" office:value="0.435393258426966" calcext:value-type="float">
            <text:p>0,44</text:p>
          </table:table-cell>
          <table:table-cell table:formula="of:=[.E214]/[.D214]" office:value-type="float" office:value="2.29677419354839" calcext:value-type="float">
            <text:p>2,30</text:p>
          </table:table-cell>
          <table:table-cell table:style-name="ce4" table:formula="of:=[.D214]/([.E214]+[.F214]+[.C214]+[.D214])" office:value-type="percentage" office:value="0.285188592456302" calcext:value-type="percentage">
            <text:p>28,52 %</text:p>
          </table:table-cell>
          <table:table-cell table:style-name="ce4" table:formula="of:=[.E214]/([.E214]+[.F214]+[.C214]+[.D214])" office:value-type="percentage" office:value="0.655013799448022" calcext:value-type="percentage">
            <text:p>65,50 %</text:p>
          </table:table-cell>
          <table:table-cell table:style-name="ce4" table:formula="of:=[.C214]/([.F214]+[.C214]+[.D214]+[.E214])" office:value-type="percentage" office:value="0.0202391904323827" calcext:value-type="percentage">
            <text:p>2,02 %</text:p>
          </table:table-cell>
          <table:table-cell table:style-name="ce4" table:formula="of:=[.F214]/([.F214]+[.C214]+[.D214]+[.E214])" office:value-type="percentage" office:value="0.0395584176632935" calcext:value-type="percentage">
            <text:p>3,96 %</text:p>
          </table:table-cell>
          <table:table-cell table:formula="of:=IF([.I214]&gt;50%;&quot;Local&quot;;IF([.J214]&gt;50%;&quot;national&quot;;IF([.K214]&gt;50%;&quot;hors-québec&quot;;IF([.L21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ermont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4" calcext:value-type="float">
            <text:p>14</text:p>
          </table:table-cell>
          <table:table-cell table:formula="of:=[.D215]/[.E215]" office:value-type="float" office:value="0.498595505617978" calcext:value-type="float">
            <text:p>0,50</text:p>
          </table:table-cell>
          <table:table-cell table:formula="of:=[.E215]/[.D215]" office:value-type="float" office:value="2.0056338028169" calcext:value-type="float">
            <text:p>2,01</text:p>
          </table:table-cell>
          <table:table-cell table:style-name="ce4" table:formula="of:=[.D215]/([.E215]+[.F215]+[.C215]+[.D215])" office:value-type="percentage" office:value="0.326887661141805" calcext:value-type="percentage">
            <text:p>32,69 %</text:p>
          </table:table-cell>
          <table:table-cell table:style-name="ce4" table:formula="of:=[.E215]/([.E215]+[.F215]+[.C215]+[.D215])" office:value-type="percentage" office:value="0.655616942909761" calcext:value-type="percentage">
            <text:p>65,56 %</text:p>
          </table:table-cell>
          <table:table-cell table:style-name="ce4" table:formula="of:=[.C215]/([.F215]+[.C215]+[.D215]+[.E215])" office:value-type="percentage" office:value="0.00460405156537753" calcext:value-type="percentage">
            <text:p>0,46 %</text:p>
          </table:table-cell>
          <table:table-cell table:style-name="ce4" table:formula="of:=[.F215]/([.F215]+[.C215]+[.D215]+[.E215])" office:value-type="percentage" office:value="0.0128913443830571" calcext:value-type="percentage">
            <text:p>1,29 %</text:p>
          </table:table-cell>
          <table:table-cell table:formula="of:=IF([.I215]&gt;50%;&quot;Local&quot;;IF([.J215]&gt;50%;&quot;national&quot;;IF([.K215]&gt;50%;&quot;hors-québec&quot;;IF([.L21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9" calcext:value-type="float">
            <text:p>19</text:p>
          </table:table-cell>
          <table:table-cell table:formula="of:=[.D216]/[.E216]" office:value-type="float" office:value="0.383333333333333" calcext:value-type="float">
            <text:p>0,38</text:p>
          </table:table-cell>
          <table:table-cell table:formula="of:=[.E216]/[.D216]" office:value-type="float" office:value="2.60869565217391" calcext:value-type="float">
            <text:p>2,61</text:p>
          </table:table-cell>
          <table:table-cell table:style-name="ce4" table:formula="of:=[.D216]/([.E216]+[.F216]+[.C216]+[.D216])" office:value-type="percentage" office:value="0.264976958525346" calcext:value-type="percentage">
            <text:p>26,50 %</text:p>
          </table:table-cell>
          <table:table-cell table:style-name="ce4" table:formula="of:=[.E216]/([.E216]+[.F216]+[.C216]+[.D216])" office:value-type="percentage" office:value="0.691244239631336" calcext:value-type="percentage">
            <text:p>69,12 %</text:p>
          </table:table-cell>
          <table:table-cell table:style-name="ce4" table:formula="of:=[.C216]/([.F216]+[.C216]+[.D216]+[.E216])" office:value-type="percentage" office:value="0.021889400921659" calcext:value-type="percentage">
            <text:p>2,19 %</text:p>
          </table:table-cell>
          <table:table-cell table:style-name="ce4" table:formula="of:=[.F216]/([.F216]+[.C216]+[.D216]+[.E216])" office:value-type="percentage" office:value="0.021889400921659" calcext:value-type="percentage">
            <text:p>2,19 %</text:p>
          </table:table-cell>
          <table:table-cell table:formula="of:=IF([.I216]&gt;50%;&quot;Local&quot;;IF([.J216]&gt;50%;&quot;national&quot;;IF([.K216]&gt;50%;&quot;hors-québec&quot;;IF([.L21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185" calcext:value-type="float">
            <text:p>185</text:p>
          </table:table-cell>
          <table:table-cell table:formula="of:=[.D217]/[.E217]" office:value-type="float" office:value="0.598880597014925" calcext:value-type="float">
            <text:p>0,60</text:p>
          </table:table-cell>
          <table:table-cell table:formula="of:=[.E217]/[.D217]" office:value-type="float" office:value="1.66978193146417" calcext:value-type="float">
            <text:p>1,67</text:p>
          </table:table-cell>
          <table:table-cell table:style-name="ce4" table:formula="of:=[.D217]/([.E217]+[.F217]+[.C217]+[.D217])" office:value-type="percentage" office:value="0.33718487394958" calcext:value-type="percentage">
            <text:p>33,72 %</text:p>
          </table:table-cell>
          <table:table-cell table:style-name="ce4" table:formula="of:=[.E217]/([.E217]+[.F217]+[.C217]+[.D217])" office:value-type="percentage" office:value="0.563025210084034" calcext:value-type="percentage">
            <text:p>56,30 %</text:p>
          </table:table-cell>
          <table:table-cell table:style-name="ce4" table:formula="of:=[.C217]/([.F217]+[.C217]+[.D217]+[.E217])" office:value-type="percentage" office:value="0.00262605042016807" calcext:value-type="percentage">
            <text:p>0,26 %</text:p>
          </table:table-cell>
          <table:table-cell table:style-name="ce4" table:formula="of:=[.F217]/([.F217]+[.C217]+[.D217]+[.E217])" office:value-type="percentage" office:value="0.0971638655462185" calcext:value-type="percentage">
            <text:p>9,72 %</text:p>
          </table:table-cell>
          <table:table-cell table:formula="of:=IF([.I217]&gt;50%;&quot;Local&quot;;IF([.J217]&gt;50%;&quot;national&quot;;IF([.K217]&gt;50%;&quot;hors-québec&quot;;IF([.L21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Forestvill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14" calcext:value-type="float">
            <text:p>14</text:p>
          </table:table-cell>
          <table:table-cell table:formula="of:=[.D218]/[.E218]" office:value-type="float" office:value="0.960187353629977" calcext:value-type="float">
            <text:p>0,96</text:p>
          </table:table-cell>
          <table:table-cell table:formula="of:=[.E218]/[.D218]" office:value-type="float" office:value="1.04146341463415" calcext:value-type="float">
            <text:p>1,04</text:p>
          </table:table-cell>
          <table:table-cell table:style-name="ce4" table:formula="of:=[.D218]/([.E218]+[.F218]+[.C218]+[.D218])" office:value-type="percentage" office:value="0.481786133960047" calcext:value-type="percentage">
            <text:p>48,18 %</text:p>
          </table:table-cell>
          <table:table-cell table:style-name="ce4" table:formula="of:=[.E218]/([.E218]+[.F218]+[.C218]+[.D218])" office:value-type="percentage" office:value="0.501762632197415" calcext:value-type="percentage">
            <text:p>50,18 %</text:p>
          </table:table-cell>
          <table:table-cell table:style-name="ce4" table:formula="of:=[.C218]/([.F218]+[.C218]+[.D218]+[.E218])" office:value-type="percentage" office:value="0" calcext:value-type="percentage">
            <text:p>0,00 %</text:p>
          </table:table-cell>
          <table:table-cell table:style-name="ce4" table:formula="of:=[.F218]/([.F218]+[.C218]+[.D218]+[.E218])" office:value-type="percentage" office:value="0.0164512338425382" calcext:value-type="percentage">
            <text:p>1,65 %</text:p>
          </table:table-cell>
          <table:table-cell table:formula="of:=IF([.I218]&gt;50%;&quot;Local&quot;;IF([.J218]&gt;50%;&quot;national&quot;;IF([.K218]&gt;50%;&quot;hors-québec&quot;;IF([.L21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899" calcext:value-type="float">
            <text:p>899</text:p>
          </table:table-cell>
          <table:table-cell table:style-name="ce1" office:value-type="float" office:value="37" calcext:value-type="float">
            <text:p>37</text:p>
          </table:table-cell>
          <table:table-cell table:formula="of:=[.D219]/[.E219]" office:value-type="float" office:value="0.489432703003337" calcext:value-type="float">
            <text:p>0,49</text:p>
          </table:table-cell>
          <table:table-cell table:formula="of:=[.E219]/[.D219]" office:value-type="float" office:value="2.04318181818182" calcext:value-type="float">
            <text:p>2,04</text:p>
          </table:table-cell>
          <table:table-cell table:style-name="ce4" table:formula="of:=[.D219]/([.E219]+[.F219]+[.C219]+[.D219])" office:value-type="percentage" office:value="0.318379160636758" calcext:value-type="percentage">
            <text:p>31,84 %</text:p>
          </table:table-cell>
          <table:table-cell table:style-name="ce4" table:formula="of:=[.E219]/([.E219]+[.F219]+[.C219]+[.D219])" office:value-type="percentage" office:value="0.650506512301013" calcext:value-type="percentage">
            <text:p>65,05 %</text:p>
          </table:table-cell>
          <table:table-cell table:style-name="ce4" table:formula="of:=[.C219]/([.F219]+[.C219]+[.D219]+[.E219])" office:value-type="percentage" office:value="0.00434153400868307" calcext:value-type="percentage">
            <text:p>0,43 %</text:p>
          </table:table-cell>
          <table:table-cell table:style-name="ce4" table:formula="of:=[.F219]/([.F219]+[.C219]+[.D219]+[.E219])" office:value-type="percentage" office:value="0.0267727930535456" calcext:value-type="percentage">
            <text:p>2,68 %</text:p>
          </table:table-cell>
          <table:table-cell table:formula="of:=IF([.I219]&gt;50%;&quot;Local&quot;;IF([.J219]&gt;50%;&quot;national&quot;;IF([.K219]&gt;50%;&quot;hors-québec&quot;;IF([.L21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72" calcext:value-type="float">
            <text:p>1072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59" calcext:value-type="float">
            <text:p>59</text:p>
          </table:table-cell>
          <table:table-cell table:formula="of:=[.D220]/[.E220]" office:value-type="float" office:value="0.764621968616263" calcext:value-type="float">
            <text:p>0,76</text:p>
          </table:table-cell>
          <table:table-cell table:formula="of:=[.E220]/[.D220]" office:value-type="float" office:value="1.30783582089552" calcext:value-type="float">
            <text:p>1,31</text:p>
          </table:table-cell>
          <table:table-cell table:style-name="ce4" table:formula="of:=[.D220]/([.E220]+[.F220]+[.C220]+[.D220])" office:value-type="percentage" office:value="0.422712933753943" calcext:value-type="percentage">
            <text:p>42,27 %</text:p>
          </table:table-cell>
          <table:table-cell table:style-name="ce4" table:formula="of:=[.E220]/([.E220]+[.F220]+[.C220]+[.D220])" office:value-type="percentage" office:value="0.552839116719243" calcext:value-type="percentage">
            <text:p>55,28 %</text:p>
          </table:table-cell>
          <table:table-cell table:style-name="ce4" table:formula="of:=[.C220]/([.F220]+[.C220]+[.D220]+[.E220])" office:value-type="percentage" office:value="0.00118296529968454" calcext:value-type="percentage">
            <text:p>0,12 %</text:p>
          </table:table-cell>
          <table:table-cell table:style-name="ce4" table:formula="of:=[.F220]/([.F220]+[.C220]+[.D220]+[.E220])" office:value-type="percentage" office:value="0.0232649842271293" calcext:value-type="percentage">
            <text:p>2,33 %</text:p>
          </table:table-cell>
          <table:table-cell table:formula="of:=IF([.I220]&gt;50%;&quot;Local&quot;;IF([.J220]&gt;50%;&quot;national&quot;;IF([.K220]&gt;50%;&quot;hors-québec&quot;;IF([.L22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Gaspé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29" calcext:value-type="float">
            <text:p>29</text:p>
          </table:table-cell>
          <table:table-cell table:formula="of:=[.D221]/[.E221]" office:value-type="float" office:value="0.811912225705329" calcext:value-type="float">
            <text:p>0,81</text:p>
          </table:table-cell>
          <table:table-cell table:formula="of:=[.E221]/[.D221]" office:value-type="float" office:value="1.23166023166023" calcext:value-type="float">
            <text:p>1,23</text:p>
          </table:table-cell>
          <table:table-cell table:style-name="ce4" table:formula="of:=[.D221]/([.E221]+[.F221]+[.C221]+[.D221])" office:value-type="percentage" office:value="0.436026936026936" calcext:value-type="percentage">
            <text:p>43,60 %</text:p>
          </table:table-cell>
          <table:table-cell table:style-name="ce4" table:formula="of:=[.E221]/([.E221]+[.F221]+[.C221]+[.D221])" office:value-type="percentage" office:value="0.537037037037037" calcext:value-type="percentage">
            <text:p>53,70 %</text:p>
          </table:table-cell>
          <table:table-cell table:style-name="ce4" table:formula="of:=[.C221]/([.F221]+[.C221]+[.D221]+[.E221])" office:value-type="percentage" office:value="0.00252525252525253" calcext:value-type="percentage">
            <text:p>0,25 %</text:p>
          </table:table-cell>
          <table:table-cell table:style-name="ce4" table:formula="of:=[.F221]/([.F221]+[.C221]+[.D221]+[.E221])" office:value-type="percentage" office:value="0.0244107744107744" calcext:value-type="percentage">
            <text:p>2,44 %</text:p>
          </table:table-cell>
          <table:table-cell table:formula="of:=IF([.I221]&gt;50%;&quot;Local&quot;;IF([.J221]&gt;50%;&quot;national&quot;;IF([.K221]&gt;50%;&quot;hors-québec&quot;;IF([.L22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Havre-Saint-Pierr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26" calcext:value-type="float">
            <text:p>26</text:p>
          </table:table-cell>
          <table:table-cell table:formula="of:=[.D222]/[.E222]" office:value-type="float" office:value="0.589147286821705" calcext:value-type="float">
            <text:p>0,59</text:p>
          </table:table-cell>
          <table:table-cell table:formula="of:=[.E222]/[.D222]" office:value-type="float" office:value="1.69736842105263" calcext:value-type="float">
            <text:p>1,70</text:p>
          </table:table-cell>
          <table:table-cell table:style-name="ce4" table:formula="of:=[.D222]/([.E222]+[.F222]+[.C222]+[.D222])" office:value-type="percentage" office:value="0.294859359844811" calcext:value-type="percentage">
            <text:p>29,49 %</text:p>
          </table:table-cell>
          <table:table-cell table:style-name="ce4" table:formula="of:=[.E222]/([.E222]+[.F222]+[.C222]+[.D222])" office:value-type="percentage" office:value="0.500484966052376" calcext:value-type="percentage">
            <text:p>50,05 %</text:p>
          </table:table-cell>
          <table:table-cell table:style-name="ce4" table:formula="of:=[.C222]/([.F222]+[.C222]+[.D222]+[.E222])" office:value-type="percentage" office:value="0.179437439379243" calcext:value-type="percentage">
            <text:p>17,94 %</text:p>
          </table:table-cell>
          <table:table-cell table:style-name="ce4" table:formula="of:=[.F222]/([.F222]+[.C222]+[.D222]+[.E222])" office:value-type="percentage" office:value="0.0252182347235693" calcext:value-type="percentage">
            <text:p>2,52 %</text:p>
          </table:table-cell>
          <table:table-cell table:formula="of:=IF([.I222]&gt;50%;&quot;Local&quot;;IF([.J222]&gt;50%;&quot;national&quot;;IF([.K222]&gt;50%;&quot;hors-québec&quot;;IF([.L22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Joliett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6" calcext:value-type="float">
            <text:p>6</text:p>
          </table:table-cell>
          <table:table-cell table:formula="of:=[.D223]/[.E223]" office:value-type="float" office:value="0.619283065512979" calcext:value-type="float">
            <text:p>0,62</text:p>
          </table:table-cell>
          <table:table-cell table:formula="of:=[.E223]/[.D223]" office:value-type="float" office:value="1.61477045908184" calcext:value-type="float">
            <text:p>1,61</text:p>
          </table:table-cell>
          <table:table-cell table:style-name="ce4" table:formula="of:=[.D223]/([.E223]+[.F223]+[.C223]+[.D223])" office:value-type="percentage" office:value="0.377543330821402" calcext:value-type="percentage">
            <text:p>37,75 %</text:p>
          </table:table-cell>
          <table:table-cell table:style-name="ce4" table:formula="of:=[.E223]/([.E223]+[.F223]+[.C223]+[.D223])" office:value-type="percentage" office:value="0.60964581763376" calcext:value-type="percentage">
            <text:p>60,96 %</text:p>
          </table:table-cell>
          <table:table-cell table:style-name="ce4" table:formula="of:=[.C223]/([.F223]+[.C223]+[.D223]+[.E223])" office:value-type="percentage" office:value="0.00828937452901281" calcext:value-type="percentage">
            <text:p>0,83 %</text:p>
          </table:table-cell>
          <table:table-cell table:style-name="ce4" table:formula="of:=[.F223]/([.F223]+[.C223]+[.D223]+[.E223])" office:value-type="percentage" office:value="0.00452147701582517" calcext:value-type="percentage">
            <text:p>0,45 %</text:p>
          </table:table-cell>
          <table:table-cell table:formula="of:=IF([.I223]&gt;50%;&quot;Local&quot;;IF([.J223]&gt;50%;&quot;national&quot;;IF([.K223]&gt;50%;&quot;hors-québec&quot;;IF([.L22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28" calcext:value-type="float">
            <text:p>28</text:p>
          </table:table-cell>
          <table:table-cell table:formula="of:=[.D224]/[.E224]" office:value-type="float" office:value="0.103248259860789" calcext:value-type="float">
            <text:p>0,10</text:p>
          </table:table-cell>
          <table:table-cell table:formula="of:=[.E224]/[.D224]" office:value-type="float" office:value="9.68539325842697" calcext:value-type="float">
            <text:p>9,69</text:p>
          </table:table-cell>
          <table:table-cell table:style-name="ce4" table:formula="of:=[.D224]/([.E224]+[.F224]+[.C224]+[.D224])" office:value-type="percentage" office:value="0.09072375127421" calcext:value-type="percentage">
            <text:p>9,07 %</text:p>
          </table:table-cell>
          <table:table-cell table:style-name="ce4" table:formula="of:=[.E224]/([.E224]+[.F224]+[.C224]+[.D224])" office:value-type="percentage" office:value="0.878695208970438" calcext:value-type="percentage">
            <text:p>87,87 %</text:p>
          </table:table-cell>
          <table:table-cell table:style-name="ce4" table:formula="of:=[.C224]/([.F224]+[.C224]+[.D224]+[.E224])" office:value-type="percentage" office:value="0.00203873598369011" calcext:value-type="percentage">
            <text:p>0,20 %</text:p>
          </table:table-cell>
          <table:table-cell table:style-name="ce4" table:formula="of:=[.F224]/([.F224]+[.C224]+[.D224]+[.E224])" office:value-type="percentage" office:value="0.0285423037716616" calcext:value-type="percentage">
            <text:p>2,85 %</text:p>
          </table:table-cell>
          <table:table-cell table:formula="of:=IF([.I224]&gt;50%;&quot;Local&quot;;IF([.J224]&gt;50%;&quot;national&quot;;IF([.K224]&gt;50%;&quot;hors-québec&quot;;IF([.L22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4" calcext:value-type="float">
            <text:p>204</text:p>
          </table:table-cell>
          <table:table-cell table:style-name="ce2" office:value-type="float" office:value="1515" calcext:value-type="float">
            <text:p>1515</text:p>
          </table:table-cell>
          <table:table-cell table:style-name="ce1" office:value-type="float" office:value="19" calcext:value-type="float">
            <text:p>19</text:p>
          </table:table-cell>
          <table:table-cell table:formula="of:=[.D225]/[.E225]" office:value-type="float" office:value="0.134653465346535" calcext:value-type="float">
            <text:p>0,13</text:p>
          </table:table-cell>
          <table:table-cell table:formula="of:=[.E225]/[.D225]" office:value-type="float" office:value="7.42647058823529" calcext:value-type="float">
            <text:p>7,43</text:p>
          </table:table-cell>
          <table:table-cell table:style-name="ce4" table:formula="of:=[.D225]/([.E225]+[.F225]+[.C225]+[.D225])" office:value-type="percentage" office:value="0.11697247706422" calcext:value-type="percentage">
            <text:p>11,70 %</text:p>
          </table:table-cell>
          <table:table-cell table:style-name="ce4" table:formula="of:=[.E225]/([.E225]+[.F225]+[.C225]+[.D225])" office:value-type="percentage" office:value="0.868692660550459" calcext:value-type="percentage">
            <text:p>86,87 %</text:p>
          </table:table-cell>
          <table:table-cell table:style-name="ce4" table:formula="of:=[.C225]/([.F225]+[.C225]+[.D225]+[.E225])" office:value-type="percentage" office:value="0.00344036697247706" calcext:value-type="percentage">
            <text:p>0,34 %</text:p>
          </table:table-cell>
          <table:table-cell table:style-name="ce4" table:formula="of:=[.F225]/([.F225]+[.C225]+[.D225]+[.E225])" office:value-type="percentage" office:value="0.010894495412844" calcext:value-type="percentage">
            <text:p>1,09 %</text:p>
          </table:table-cell>
          <table:table-cell table:formula="of:=IF([.I225]&gt;50%;&quot;Local&quot;;IF([.J225]&gt;50%;&quot;national&quot;;IF([.K225]&gt;50%;&quot;hors-québec&quot;;IF([.L22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Kuujjuaq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18" calcext:value-type="float">
            <text:p>18</text:p>
          </table:table-cell>
          <table:table-cell table:formula="of:=[.D226]/[.E226]" office:value-type="float" office:value="0.209656925031766" calcext:value-type="float">
            <text:p>0,21</text:p>
          </table:table-cell>
          <table:table-cell table:formula="of:=[.E226]/[.D226]" office:value-type="float" office:value="4.76969696969697" calcext:value-type="float">
            <text:p>4,77</text:p>
          </table:table-cell>
          <table:table-cell table:style-name="ce4" table:formula="of:=[.D226]/([.E226]+[.F226]+[.C226]+[.D226])" office:value-type="percentage" office:value="0.168195718654434" calcext:value-type="percentage">
            <text:p>16,82 %</text:p>
          </table:table-cell>
          <table:table-cell table:style-name="ce4" table:formula="of:=[.E226]/([.E226]+[.F226]+[.C226]+[.D226])" office:value-type="percentage" office:value="0.802242609582059" calcext:value-type="percentage">
            <text:p>80,22 %</text:p>
          </table:table-cell>
          <table:table-cell table:style-name="ce4" table:formula="of:=[.C226]/([.F226]+[.C226]+[.D226]+[.E226])" office:value-type="percentage" office:value="0.0112130479102956" calcext:value-type="percentage">
            <text:p>1,12 %</text:p>
          </table:table-cell>
          <table:table-cell table:style-name="ce4" table:formula="of:=[.F226]/([.F226]+[.C226]+[.D226]+[.E226])" office:value-type="percentage" office:value="0.018348623853211" calcext:value-type="percentage">
            <text:p>1,83 %</text:p>
          </table:table-cell>
          <table:table-cell table:formula="of:=IF([.I226]&gt;50%;&quot;Local&quot;;IF([.J226]&gt;50%;&quot;national&quot;;IF([.K226]&gt;50%;&quot;hors-québec&quot;;IF([.L22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13" calcext:value-type="float">
            <text:p>13</text:p>
          </table:table-cell>
          <table:table-cell table:formula="of:=[.D227]/[.E227]" office:value-type="float" office:value="0.377808988764045" calcext:value-type="float">
            <text:p>0,38</text:p>
          </table:table-cell>
          <table:table-cell table:formula="of:=[.E227]/[.D227]" office:value-type="float" office:value="2.64684014869888" calcext:value-type="float">
            <text:p>2,65</text:p>
          </table:table-cell>
          <table:table-cell table:style-name="ce4" table:formula="of:=[.D227]/([.E227]+[.F227]+[.C227]+[.D227])" office:value-type="percentage" office:value="0.248154981549815" calcext:value-type="percentage">
            <text:p>24,82 %</text:p>
          </table:table-cell>
          <table:table-cell table:style-name="ce4" table:formula="of:=[.E227]/([.E227]+[.F227]+[.C227]+[.D227])" office:value-type="percentage" office:value="0.656826568265683" calcext:value-type="percentage">
            <text:p>65,68 %</text:p>
          </table:table-cell>
          <table:table-cell table:style-name="ce4" table:formula="of:=[.C227]/([.F227]+[.C227]+[.D227]+[.E227])" office:value-type="percentage" office:value="0.0830258302583026" calcext:value-type="percentage">
            <text:p>8,30 %</text:p>
          </table:table-cell>
          <table:table-cell table:style-name="ce4" table:formula="of:=[.F227]/([.F227]+[.C227]+[.D227]+[.E227])" office:value-type="percentage" office:value="0.0119926199261993" calcext:value-type="percentage">
            <text:p>1,20 %</text:p>
          </table:table-cell>
          <table:table-cell table:formula="of:=IF([.I227]&gt;50%;&quot;Local&quot;;IF([.J227]&gt;50%;&quot;national&quot;;IF([.K227]&gt;50%;&quot;hors-québec&quot;;IF([.L22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60" calcext:value-type="float">
            <text:p>60</text:p>
          </table:table-cell>
          <table:table-cell table:formula="of:=[.D228]/[.E228]" office:value-type="float" office:value="0.443661971830986" calcext:value-type="float">
            <text:p>0,44</text:p>
          </table:table-cell>
          <table:table-cell table:formula="of:=[.E228]/[.D228]" office:value-type="float" office:value="2.25396825396825" calcext:value-type="float">
            <text:p>2,25</text:p>
          </table:table-cell>
          <table:table-cell table:style-name="ce4" table:formula="of:=[.D228]/([.E228]+[.F228]+[.C228]+[.D228])" office:value-type="percentage" office:value="0.288725939505041" calcext:value-type="percentage">
            <text:p>28,87 %</text:p>
          </table:table-cell>
          <table:table-cell table:style-name="ce4" table:formula="of:=[.E228]/([.E228]+[.F228]+[.C228]+[.D228])" office:value-type="percentage" office:value="0.650779101741522" calcext:value-type="percentage">
            <text:p>65,08 %</text:p>
          </table:table-cell>
          <table:table-cell table:style-name="ce4" table:formula="of:=[.C228]/([.F228]+[.C228]+[.D228]+[.E228])" office:value-type="percentage" office:value="0.00549954170485793" calcext:value-type="percentage">
            <text:p>0,55 %</text:p>
          </table:table-cell>
          <table:table-cell table:style-name="ce4" table:formula="of:=[.F228]/([.F228]+[.C228]+[.D228]+[.E228])" office:value-type="percentage" office:value="0.0549954170485793" calcext:value-type="percentage">
            <text:p>5,50 %</text:p>
          </table:table-cell>
          <table:table-cell table:formula="of:=IF([.I228]&gt;50%;&quot;Local&quot;;IF([.J228]&gt;50%;&quot;national&quot;;IF([.K228]&gt;50%;&quot;hors-québec&quot;;IF([.L22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Malba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1161" calcext:value-type="float">
            <text:p>1161</text:p>
          </table:table-cell>
          <table:table-cell table:style-name="ce1" office:value-type="float" office:value="188" calcext:value-type="float">
            <text:p>188</text:p>
          </table:table-cell>
          <table:table-cell table:formula="of:=[.D229]/[.E229]" office:value-type="float" office:value="0.669250645994832" calcext:value-type="float">
            <text:p>0,67</text:p>
          </table:table-cell>
          <table:table-cell table:formula="of:=[.E229]/[.D229]" office:value-type="float" office:value="1.49420849420849" calcext:value-type="float">
            <text:p>1,49</text:p>
          </table:table-cell>
          <table:table-cell table:style-name="ce4" table:formula="of:=[.D229]/([.E229]+[.F229]+[.C229]+[.D229])" office:value-type="percentage" office:value="0.36240671641791" calcext:value-type="percentage">
            <text:p>36,24 %</text:p>
          </table:table-cell>
          <table:table-cell table:style-name="ce4" table:formula="of:=[.E229]/([.E229]+[.F229]+[.C229]+[.D229])" office:value-type="percentage" office:value="0.541511194029851" calcext:value-type="percentage">
            <text:p>54,15 %</text:p>
          </table:table-cell>
          <table:table-cell table:style-name="ce4" table:formula="of:=[.C229]/([.F229]+[.C229]+[.D229]+[.E229])" office:value-type="percentage" office:value="0.0083955223880597" calcext:value-type="percentage">
            <text:p>0,84 %</text:p>
          </table:table-cell>
          <table:table-cell table:style-name="ce4" table:formula="of:=[.F229]/([.F229]+[.C229]+[.D229]+[.E229])" office:value-type="percentage" office:value="0.0876865671641791" calcext:value-type="percentage">
            <text:p>8,77 %</text:p>
          </table:table-cell>
          <table:table-cell table:formula="of:=IF([.I229]&gt;50%;&quot;Local&quot;;IF([.J229]&gt;50%;&quot;national&quot;;IF([.K229]&gt;50%;&quot;hors-québec&quot;;IF([.L22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Pocatièr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6" calcext:value-type="float">
            <text:p>6</text:p>
          </table:table-cell>
          <table:table-cell table:formula="of:=[.D230]/[.E230]" office:value-type="float" office:value="0.554621848739496" calcext:value-type="float">
            <text:p>0,55</text:p>
          </table:table-cell>
          <table:table-cell table:formula="of:=[.E230]/[.D230]" office:value-type="float" office:value="1.8030303030303" calcext:value-type="float">
            <text:p>1,80</text:p>
          </table:table-cell>
          <table:table-cell table:style-name="ce4" table:formula="of:=[.D230]/([.E230]+[.F230]+[.C230]+[.D230])" office:value-type="percentage" office:value="0.353887399463807" calcext:value-type="percentage">
            <text:p>35,39 %</text:p>
          </table:table-cell>
          <table:table-cell table:style-name="ce4" table:formula="of:=[.E230]/([.E230]+[.F230]+[.C230]+[.D230])" office:value-type="percentage" office:value="0.638069705093834" calcext:value-type="percentage">
            <text:p>63,81 %</text:p>
          </table:table-cell>
          <table:table-cell table:style-name="ce4" table:formula="of:=[.C230]/([.F230]+[.C230]+[.D230]+[.E230])" office:value-type="percentage" office:value="0.00268096514745308" calcext:value-type="percentage">
            <text:p>0,27 %</text:p>
          </table:table-cell>
          <table:table-cell table:style-name="ce4" table:formula="of:=[.F230]/([.F230]+[.C230]+[.D230]+[.E230])" office:value-type="percentage" office:value="0.00536193029490617" calcext:value-type="percentage">
            <text:p>0,54 %</text:p>
          </table:table-cell>
          <table:table-cell table:formula="of:=IF([.I230]&gt;50%;&quot;Local&quot;;IF([.J230]&gt;50%;&quot;national&quot;;IF([.K230]&gt;50%;&quot;hors-québec&quot;;IF([.L23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 Sarr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77" calcext:value-type="float">
            <text:p>77</text:p>
          </table:table-cell>
          <table:table-cell table:formula="of:=[.D231]/[.E231]" office:value-type="float" office:value="0.381118881118881" calcext:value-type="float">
            <text:p>0,38</text:p>
          </table:table-cell>
          <table:table-cell table:formula="of:=[.E231]/[.D231]" office:value-type="float" office:value="2.62385321100917" calcext:value-type="float">
            <text:p>2,62</text:p>
          </table:table-cell>
          <table:table-cell table:style-name="ce4" table:formula="of:=[.D231]/([.E231]+[.F231]+[.C231]+[.D231])" office:value-type="percentage" office:value="0.197463768115942" calcext:value-type="percentage">
            <text:p>19,75 %</text:p>
          </table:table-cell>
          <table:table-cell table:style-name="ce4" table:formula="of:=[.E231]/([.E231]+[.F231]+[.C231]+[.D231])" office:value-type="percentage" office:value="0.518115942028985" calcext:value-type="percentage">
            <text:p>51,81 %</text:p>
          </table:table-cell>
          <table:table-cell table:style-name="ce4" table:formula="of:=[.C231]/([.F231]+[.C231]+[.D231]+[.E231])" office:value-type="percentage" office:value="0.214673913043478" calcext:value-type="percentage">
            <text:p>21,47 %</text:p>
          </table:table-cell>
          <table:table-cell table:style-name="ce4" table:formula="of:=[.F231]/([.F231]+[.C231]+[.D231]+[.E231])" office:value-type="percentage" office:value="0.0697463768115942" calcext:value-type="percentage">
            <text:p>6,97 %</text:p>
          </table:table-cell>
          <table:table-cell table:formula="of:=IF([.I231]&gt;50%;&quot;Local&quot;;IF([.J231]&gt;50%;&quot;national&quot;;IF([.K231]&gt;50%;&quot;hors-québec&quot;;IF([.L23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901" calcext:value-type="float">
            <text:p>901</text:p>
          </table:table-cell>
          <table:table-cell table:style-name="ce1" office:value-type="float" office:value="62" calcext:value-type="float">
            <text:p>62</text:p>
          </table:table-cell>
          <table:table-cell table:formula="of:=[.D232]/[.E232]" office:value-type="float" office:value="0.330743618201998" calcext:value-type="float">
            <text:p>0,33</text:p>
          </table:table-cell>
          <table:table-cell table:formula="of:=[.E232]/[.D232]" office:value-type="float" office:value="3.02348993288591" calcext:value-type="float">
            <text:p>3,02</text:p>
          </table:table-cell>
          <table:table-cell table:style-name="ce4" table:formula="of:=[.D232]/([.E232]+[.F232]+[.C232]+[.D232])" office:value-type="percentage" office:value="0.216255442670537" calcext:value-type="percentage">
            <text:p>21,63 %</text:p>
          </table:table-cell>
          <table:table-cell table:style-name="ce4" table:formula="of:=[.E232]/([.E232]+[.F232]+[.C232]+[.D232])" office:value-type="percentage" office:value="0.653846153846154" calcext:value-type="percentage">
            <text:p>65,38 %</text:p>
          </table:table-cell>
          <table:table-cell table:style-name="ce4" table:formula="of:=[.C232]/([.F232]+[.C232]+[.D232]+[.E232])" office:value-type="percentage" office:value="0.0849056603773585" calcext:value-type="percentage">
            <text:p>8,49 %</text:p>
          </table:table-cell>
          <table:table-cell table:style-name="ce4" table:formula="of:=[.F232]/([.F232]+[.C232]+[.D232]+[.E232])" office:value-type="percentage" office:value="0.0449927431059507" calcext:value-type="percentage">
            <text:p>4,50 %</text:p>
          </table:table-cell>
          <table:table-cell table:formula="of:=IF([.I232]&gt;50%;&quot;Local&quot;;IF([.J232]&gt;50%;&quot;national&quot;;IF([.K232]&gt;50%;&quot;hors-québec&quot;;IF([.L23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va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48" calcext:value-type="float">
            <text:p>48</text:p>
          </table:table-cell>
          <table:table-cell table:formula="of:=[.D233]/[.E233]" office:value-type="float" office:value="0.533052039381153" calcext:value-type="float">
            <text:p>0,53</text:p>
          </table:table-cell>
          <table:table-cell table:formula="of:=[.E233]/[.D233]" office:value-type="float" office:value="1.87598944591029" calcext:value-type="float">
            <text:p>1,88</text:p>
          </table:table-cell>
          <table:table-cell table:style-name="ce4" table:formula="of:=[.D233]/([.E233]+[.F233]+[.C233]+[.D233])" office:value-type="percentage" office:value="0.315833333333333" calcext:value-type="percentage">
            <text:p>31,58 %</text:p>
          </table:table-cell>
          <table:table-cell table:style-name="ce4" table:formula="of:=[.E233]/([.E233]+[.F233]+[.C233]+[.D233])" office:value-type="percentage" office:value="0.5925" calcext:value-type="percentage">
            <text:p>59,25 %</text:p>
          </table:table-cell>
          <table:table-cell table:style-name="ce4" table:formula="of:=[.C233]/([.F233]+[.C233]+[.D233]+[.E233])" office:value-type="percentage" office:value="0.0516666666666667" calcext:value-type="percentage">
            <text:p>5,17 %</text:p>
          </table:table-cell>
          <table:table-cell table:style-name="ce4" table:formula="of:=[.F233]/([.F233]+[.C233]+[.D233]+[.E233])" office:value-type="percentage" office:value="0.04" calcext:value-type="percentage">
            <text:p>4,00 %</text:p>
          </table:table-cell>
          <table:table-cell table:formula="of:=IF([.I233]&gt;50%;&quot;Local&quot;;IF([.J233]&gt;50%;&quot;national&quot;;IF([.K233]&gt;50%;&quot;hors-québec&quot;;IF([.L23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avaltr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16" calcext:value-type="float">
            <text:p>16</text:p>
          </table:table-cell>
          <table:table-cell table:formula="of:=[.D234]/[.E234]" office:value-type="float" office:value="0.482558139534884" calcext:value-type="float">
            <text:p>0,48</text:p>
          </table:table-cell>
          <table:table-cell table:formula="of:=[.E234]/[.D234]" office:value-type="float" office:value="2.07228915662651" calcext:value-type="float">
            <text:p>2,07</text:p>
          </table:table-cell>
          <table:table-cell table:style-name="ce4" table:formula="of:=[.D234]/([.E234]+[.F234]+[.C234]+[.D234])" office:value-type="percentage" office:value="0.318414322250639" calcext:value-type="percentage">
            <text:p>31,84 %</text:p>
          </table:table-cell>
          <table:table-cell table:style-name="ce4" table:formula="of:=[.E234]/([.E234]+[.F234]+[.C234]+[.D234])" office:value-type="percentage" office:value="0.659846547314578" calcext:value-type="percentage">
            <text:p>65,98 %</text:p>
          </table:table-cell>
          <table:table-cell table:style-name="ce4" table:formula="of:=[.C234]/([.F234]+[.C234]+[.D234]+[.E234])" office:value-type="percentage" office:value="0.00127877237851662" calcext:value-type="percentage">
            <text:p>0,13 %</text:p>
          </table:table-cell>
          <table:table-cell table:style-name="ce4" table:formula="of:=[.F234]/([.F234]+[.C234]+[.D234]+[.E234])" office:value-type="percentage" office:value="0.020460358056266" calcext:value-type="percentage">
            <text:p>2,05 %</text:p>
          </table:table-cell>
          <table:table-cell table:formula="of:=IF([.I234]&gt;50%;&quot;Local&quot;;IF([.J234]&gt;50%;&quot;national&quot;;IF([.K234]&gt;50%;&quot;hors-québec&quot;;IF([.L23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062" calcext:value-type="float">
            <text:p>1062</text:p>
          </table:table-cell>
          <table:table-cell table:style-name="ce1" office:value-type="float" office:value="47" calcext:value-type="float">
            <text:p>47</text:p>
          </table:table-cell>
          <table:table-cell table:formula="of:=[.D235]/[.E235]" office:value-type="float" office:value="0.205273069679849" calcext:value-type="float">
            <text:p>0,21</text:p>
          </table:table-cell>
          <table:table-cell table:formula="of:=[.E235]/[.D235]" office:value-type="float" office:value="4.87155963302752" calcext:value-type="float">
            <text:p>4,87</text:p>
          </table:table-cell>
          <table:table-cell table:style-name="ce4" table:formula="of:=[.D235]/([.E235]+[.F235]+[.C235]+[.D235])" office:value-type="percentage" office:value="0.16017634092579" calcext:value-type="percentage">
            <text:p>16,02 %</text:p>
          </table:table-cell>
          <table:table-cell table:style-name="ce4" table:formula="of:=[.E235]/([.E235]+[.F235]+[.C235]+[.D235])" office:value-type="percentage" office:value="0.780308596620132" calcext:value-type="percentage">
            <text:p>78,03 %</text:p>
          </table:table-cell>
          <table:table-cell table:style-name="ce4" table:formula="of:=[.C235]/([.F235]+[.C235]+[.D235]+[.E235])" office:value-type="percentage" office:value="0.0249816311535636" calcext:value-type="percentage">
            <text:p>2,50 %</text:p>
          </table:table-cell>
          <table:table-cell table:style-name="ce4" table:formula="of:=[.F235]/([.F235]+[.C235]+[.D235]+[.E235])" office:value-type="percentage" office:value="0.0345334313005143" calcext:value-type="percentage">
            <text:p>3,45 %</text:p>
          </table:table-cell>
          <table:table-cell table:formula="of:=IF([.I235]&gt;50%;&quot;Local&quot;;IF([.J235]&gt;50%;&quot;national&quot;;IF([.K235]&gt;50%;&quot;hors-québec&quot;;IF([.L23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58" calcext:value-type="float">
            <text:p>58</text:p>
          </table:table-cell>
          <table:table-cell table:formula="of:=[.D236]/[.E236]" office:value-type="float" office:value="0.273157894736842" calcext:value-type="float">
            <text:p>0,27</text:p>
          </table:table-cell>
          <table:table-cell table:formula="of:=[.E236]/[.D236]" office:value-type="float" office:value="3.66088631984586" calcext:value-type="float">
            <text:p>3,66</text:p>
          </table:table-cell>
          <table:table-cell table:style-name="ce4" table:formula="of:=[.D236]/([.E236]+[.F236]+[.C236]+[.D236])" office:value-type="percentage" office:value="0.203849175176748" calcext:value-type="percentage">
            <text:p>20,38 %</text:p>
          </table:table-cell>
          <table:table-cell table:style-name="ce4" table:formula="of:=[.E236]/([.E236]+[.F236]+[.C236]+[.D236])" office:value-type="percentage" office:value="0.746268656716418" calcext:value-type="percentage">
            <text:p>74,63 %</text:p>
          </table:table-cell>
          <table:table-cell table:style-name="ce4" table:formula="of:=[.C236]/([.F236]+[.C236]+[.D236]+[.E236])" office:value-type="percentage" office:value="0.0271013354281225" calcext:value-type="percentage">
            <text:p>2,71 %</text:p>
          </table:table-cell>
          <table:table-cell table:style-name="ce4" table:formula="of:=[.F236]/([.F236]+[.C236]+[.D236]+[.E236])" office:value-type="percentage" office:value="0.0227808326787117" calcext:value-type="percentage">
            <text:p>2,28 %</text:p>
          </table:table-cell>
          <table:table-cell table:formula="of:=IF([.I236]&gt;50%;&quot;Local&quot;;IF([.J236]&gt;50%;&quot;national&quot;;IF([.K236]&gt;50%;&quot;hors-québec&quot;;IF([.L23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es Îles-de-la-Madelein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878" calcext:value-type="float">
            <text:p>878</text:p>
          </table:table-cell>
          <table:table-cell table:style-name="ce1" office:value-type="float" office:value="48" calcext:value-type="float">
            <text:p>48</text:p>
          </table:table-cell>
          <table:table-cell table:formula="of:=[.D237]/[.E237]" office:value-type="float" office:value="0.290432801822323" calcext:value-type="float">
            <text:p>0,29</text:p>
          </table:table-cell>
          <table:table-cell table:formula="of:=[.E237]/[.D237]" office:value-type="float" office:value="3.44313725490196" calcext:value-type="float">
            <text:p>3,44</text:p>
          </table:table-cell>
          <table:table-cell table:style-name="ce4" table:formula="of:=[.D237]/([.E237]+[.F237]+[.C237]+[.D237])" office:value-type="percentage" office:value="0.2125" calcext:value-type="percentage">
            <text:p>21,25 %</text:p>
          </table:table-cell>
          <table:table-cell table:style-name="ce4" table:formula="of:=[.E237]/([.E237]+[.F237]+[.C237]+[.D237])" office:value-type="percentage" office:value="0.731666666666667" calcext:value-type="percentage">
            <text:p>73,17 %</text:p>
          </table:table-cell>
          <table:table-cell table:style-name="ce4" table:formula="of:=[.C237]/([.F237]+[.C237]+[.D237]+[.E237])" office:value-type="percentage" office:value="0.0158333333333333" calcext:value-type="percentage">
            <text:p>1,58 %</text:p>
          </table:table-cell>
          <table:table-cell table:style-name="ce4" table:formula="of:=[.F237]/([.F237]+[.C237]+[.D237]+[.E237])" office:value-type="percentage" office:value="0.04" calcext:value-type="percentage">
            <text:p>4,00 %</text:p>
          </table:table-cell>
          <table:table-cell table:formula="of:=IF([.I237]&gt;50%;&quot;Local&quot;;IF([.J237]&gt;50%;&quot;national&quot;;IF([.K237]&gt;50%;&quot;hors-québec&quot;;IF([.L23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11" calcext:value-type="float">
            <text:p>11</text:p>
          </table:table-cell>
          <table:table-cell table:formula="of:=[.D238]/[.E238]" office:value-type="float" office:value="0.58323494687131" calcext:value-type="float">
            <text:p>0,58</text:p>
          </table:table-cell>
          <table:table-cell table:formula="of:=[.E238]/[.D238]" office:value-type="float" office:value="1.71457489878543" calcext:value-type="float">
            <text:p>1,71</text:p>
          </table:table-cell>
          <table:table-cell table:style-name="ce4" table:formula="of:=[.D238]/([.E238]+[.F238]+[.C238]+[.D238])" office:value-type="percentage" office:value="0.360847333820307" calcext:value-type="percentage">
            <text:p>36,08 %</text:p>
          </table:table-cell>
          <table:table-cell table:style-name="ce4" table:formula="of:=[.E238]/([.E238]+[.F238]+[.C238]+[.D238])" office:value-type="percentage" office:value="0.618699780861943" calcext:value-type="percentage">
            <text:p>61,87 %</text:p>
          </table:table-cell>
          <table:table-cell table:style-name="ce4" table:formula="of:=[.C238]/([.F238]+[.C238]+[.D238]+[.E238])" office:value-type="percentage" office:value="0.012417823228634" calcext:value-type="percentage">
            <text:p>1,24 %</text:p>
          </table:table-cell>
          <table:table-cell table:style-name="ce4" table:formula="of:=[.F238]/([.F238]+[.C238]+[.D238]+[.E238])" office:value-type="percentage" office:value="0.00803506208911614" calcext:value-type="percentage">
            <text:p>0,80 %</text:p>
          </table:table-cell>
          <table:table-cell table:formula="of:=IF([.I238]&gt;50%;&quot;Local&quot;;IF([.J238]&gt;50%;&quot;national&quot;;IF([.K238]&gt;50%;&quot;hors-québec&quot;;IF([.L23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938" calcext:value-type="float">
            <text:p>938</text:p>
          </table:table-cell>
          <table:table-cell table:style-name="ce1" office:value-type="float" office:value="1425" calcext:value-type="float">
            <text:p>1425</text:p>
          </table:table-cell>
          <table:table-cell table:style-name="ce1" office:value-type="float" office:value="151" calcext:value-type="float">
            <text:p>151</text:p>
          </table:table-cell>
          <table:table-cell table:formula="of:=[.D239]/[.E239]" office:value-type="float" office:value="0.658245614035088" calcext:value-type="float">
            <text:p>0,66</text:p>
          </table:table-cell>
          <table:table-cell table:formula="of:=[.E239]/[.D239]" office:value-type="float" office:value="1.51918976545842" calcext:value-type="float">
            <text:p>1,52</text:p>
          </table:table-cell>
          <table:table-cell table:style-name="ce4" table:formula="of:=[.D239]/([.E239]+[.F239]+[.C239]+[.D239])" office:value-type="percentage" office:value="0.368131868131868" calcext:value-type="percentage">
            <text:p>36,81 %</text:p>
          </table:table-cell>
          <table:table-cell table:style-name="ce4" table:formula="of:=[.E239]/([.E239]+[.F239]+[.C239]+[.D239])" office:value-type="percentage" office:value="0.559262166405024" calcext:value-type="percentage">
            <text:p>55,93 %</text:p>
          </table:table-cell>
          <table:table-cell table:style-name="ce4" table:formula="of:=[.C239]/([.F239]+[.C239]+[.D239]+[.E239])" office:value-type="percentage" office:value="0.0133437990580848" calcext:value-type="percentage">
            <text:p>1,33 %</text:p>
          </table:table-cell>
          <table:table-cell table:style-name="ce4" table:formula="of:=[.F239]/([.F239]+[.C239]+[.D239]+[.E239])" office:value-type="percentage" office:value="0.0592621664050235" calcext:value-type="percentage">
            <text:p>5,93 %</text:p>
          </table:table-cell>
          <table:table-cell table:formula="of:=IF([.I239]&gt;50%;&quot;Local&quot;;IF([.J239]&gt;50%;&quot;national&quot;;IF([.K239]&gt;50%;&quot;hors-québec&quot;;IF([.L23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évi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10" calcext:value-type="float">
            <text:p>10</text:p>
          </table:table-cell>
          <table:table-cell table:formula="of:=[.D240]/[.E240]" office:value-type="float" office:value="0.922204213938412" calcext:value-type="float">
            <text:p>0,92</text:p>
          </table:table-cell>
          <table:table-cell table:formula="of:=[.E240]/[.D240]" office:value-type="float" office:value="1.08435852372583" calcext:value-type="float">
            <text:p>1,08</text:p>
          </table:table-cell>
          <table:table-cell table:style-name="ce4" table:formula="of:=[.D240]/([.E240]+[.F240]+[.C240]+[.D240])" office:value-type="percentage" office:value="0.474166666666667" calcext:value-type="percentage">
            <text:p>47,42 %</text:p>
          </table:table-cell>
          <table:table-cell table:style-name="ce4" table:formula="of:=[.E240]/([.E240]+[.F240]+[.C240]+[.D240])" office:value-type="percentage" office:value="0.514166666666667" calcext:value-type="percentage">
            <text:p>51,42 %</text:p>
          </table:table-cell>
          <table:table-cell table:style-name="ce4" table:formula="of:=[.C240]/([.F240]+[.C240]+[.D240]+[.E240])" office:value-type="percentage" office:value="0.00333333333333333" calcext:value-type="percentage">
            <text:p>0,33 %</text:p>
          </table:table-cell>
          <table:table-cell table:style-name="ce4" table:formula="of:=[.F240]/([.F240]+[.C240]+[.D240]+[.E240])" office:value-type="percentage" office:value="0.00833333333333333" calcext:value-type="percentage">
            <text:p>0,83 %</text:p>
          </table:table-cell>
          <table:table-cell table:formula="of:=IF([.I240]&gt;50%;&quot;Local&quot;;IF([.J240]&gt;50%;&quot;national&quot;;IF([.K240]&gt;50%;&quot;hors-québec&quot;;IF([.L24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41" calcext:value-type="float">
            <text:p>41</text:p>
          </table:table-cell>
          <table:table-cell table:formula="of:=[.D241]/[.E241]" office:value-type="float" office:value="0.307321772639692" calcext:value-type="float">
            <text:p>0,31</text:p>
          </table:table-cell>
          <table:table-cell table:formula="of:=[.E241]/[.D241]" office:value-type="float" office:value="3.25391849529781" calcext:value-type="float">
            <text:p>3,25</text:p>
          </table:table-cell>
          <table:table-cell table:style-name="ce4" table:formula="of:=[.D241]/([.E241]+[.F241]+[.C241]+[.D241])" office:value-type="percentage" office:value="0.227857142857143" calcext:value-type="percentage">
            <text:p>22,79 %</text:p>
          </table:table-cell>
          <table:table-cell table:style-name="ce4" table:formula="of:=[.E241]/([.E241]+[.F241]+[.C241]+[.D241])" office:value-type="percentage" office:value="0.741428571428571" calcext:value-type="percentage">
            <text:p>74,14 %</text:p>
          </table:table-cell>
          <table:table-cell table:style-name="ce4" table:formula="of:=[.C241]/([.F241]+[.C241]+[.D241]+[.E241])" office:value-type="percentage" office:value="0.00142857142857143" calcext:value-type="percentage">
            <text:p>0,14 %</text:p>
          </table:table-cell>
          <table:table-cell table:style-name="ce4" table:formula="of:=[.F241]/([.F241]+[.C241]+[.D241]+[.E241])" office:value-type="percentage" office:value="0.0292857142857143" calcext:value-type="percentage">
            <text:p>2,93 %</text:p>
          </table:table-cell>
          <table:table-cell table:formula="of:=IF([.I241]&gt;50%;&quot;Local&quot;;IF([.J241]&gt;50%;&quot;national&quot;;IF([.K241]&gt;50%;&quot;hors-québec&quot;;IF([.L24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61" calcext:value-type="float">
            <text:p>61</text:p>
          </table:table-cell>
          <table:table-cell table:formula="of:=[.D242]/[.E242]" office:value-type="float" office:value="0.65166908563135" calcext:value-type="float">
            <text:p>0,65</text:p>
          </table:table-cell>
          <table:table-cell table:formula="of:=[.E242]/[.D242]" office:value-type="float" office:value="1.53452115812918" calcext:value-type="float">
            <text:p>1,53</text:p>
          </table:table-cell>
          <table:table-cell table:style-name="ce4" table:formula="of:=[.D242]/([.E242]+[.F242]+[.C242]+[.D242])" office:value-type="percentage" office:value="0.374166666666667" calcext:value-type="percentage">
            <text:p>37,42 %</text:p>
          </table:table-cell>
          <table:table-cell table:style-name="ce4" table:formula="of:=[.E242]/([.E242]+[.F242]+[.C242]+[.D242])" office:value-type="percentage" office:value="0.574166666666667" calcext:value-type="percentage">
            <text:p>57,42 %</text:p>
          </table:table-cell>
          <table:table-cell table:style-name="ce4" table:formula="of:=[.C242]/([.F242]+[.C242]+[.D242]+[.E242])" office:value-type="percentage" office:value="0.000833333333333333" calcext:value-type="percentage">
            <text:p>0,08 %</text:p>
          </table:table-cell>
          <table:table-cell table:style-name="ce4" table:formula="of:=[.F242]/([.F242]+[.C242]+[.D242]+[.E242])" office:value-type="percentage" office:value="0.0508333333333333" calcext:value-type="percentage">
            <text:p>5,08 %</text:p>
          </table:table-cell>
          <table:table-cell table:formula="of:=IF([.I242]&gt;50%;&quot;Local&quot;;IF([.J242]&gt;50%;&quot;national&quot;;IF([.K242]&gt;50%;&quot;hors-québec&quot;;IF([.L24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Longueui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62" calcext:value-type="float">
            <text:p>962</text:p>
          </table:table-cell>
          <table:table-cell table:style-name="ce1" office:value-type="float" office:value="1284" calcext:value-type="float">
            <text:p>1284</text:p>
          </table:table-cell>
          <table:table-cell table:style-name="ce1" office:value-type="float" office:value="262" calcext:value-type="float">
            <text:p>262</text:p>
          </table:table-cell>
          <table:table-cell table:formula="of:=[.D243]/[.E243]" office:value-type="float" office:value="0.749221183800623" calcext:value-type="float">
            <text:p>0,75</text:p>
          </table:table-cell>
          <table:table-cell table:formula="of:=[.E243]/[.D243]" office:value-type="float" office:value="1.33471933471933" calcext:value-type="float">
            <text:p>1,33</text:p>
          </table:table-cell>
          <table:table-cell table:style-name="ce4" table:formula="of:=[.D243]/([.E243]+[.F243]+[.C243]+[.D243])" office:value-type="percentage" office:value="0.38296178343949" calcext:value-type="percentage">
            <text:p>38,30 %</text:p>
          </table:table-cell>
          <table:table-cell table:style-name="ce4" table:formula="of:=[.E243]/([.E243]+[.F243]+[.C243]+[.D243])" office:value-type="percentage" office:value="0.511146496815287" calcext:value-type="percentage">
            <text:p>51,11 %</text:p>
          </table:table-cell>
          <table:table-cell table:style-name="ce4" table:formula="of:=[.C243]/([.F243]+[.C243]+[.D243]+[.E243])" office:value-type="percentage" office:value="0.00159235668789809" calcext:value-type="percentage">
            <text:p>0,16 %</text:p>
          </table:table-cell>
          <table:table-cell table:style-name="ce4" table:formula="of:=[.F243]/([.F243]+[.C243]+[.D243]+[.E243])" office:value-type="percentage" office:value="0.104299363057325" calcext:value-type="percentage">
            <text:p>10,43 %</text:p>
          </table:table-cell>
          <table:table-cell table:formula="of:=IF([.I243]&gt;50%;&quot;Local&quot;;IF([.J243]&gt;50%;&quot;national&quot;;IF([.K243]&gt;50%;&quot;hors-québec&quot;;IF([.L24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niwaki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34" calcext:value-type="float">
            <text:p>834</text:p>
          </table:table-cell>
          <table:table-cell table:style-name="ce1" office:value-type="float" office:value="1139" calcext:value-type="float">
            <text:p>1139</text:p>
          </table:table-cell>
          <table:table-cell table:style-name="ce1" office:value-type="float" office:value="254" calcext:value-type="float">
            <text:p>254</text:p>
          </table:table-cell>
          <table:table-cell table:formula="of:=[.D244]/[.E244]" office:value-type="float" office:value="0.732221246707638" calcext:value-type="float">
            <text:p>0,73</text:p>
          </table:table-cell>
          <table:table-cell table:formula="of:=[.E244]/[.D244]" office:value-type="float" office:value="1.36570743405276" calcext:value-type="float">
            <text:p>1,37</text:p>
          </table:table-cell>
          <table:table-cell table:style-name="ce4" table:formula="of:=[.D244]/([.E244]+[.F244]+[.C244]+[.D244])" office:value-type="percentage" office:value="0.374158815612382" calcext:value-type="percentage">
            <text:p>37,42 %</text:p>
          </table:table-cell>
          <table:table-cell table:style-name="ce4" table:formula="of:=[.E244]/([.E244]+[.F244]+[.C244]+[.D244])" office:value-type="percentage" office:value="0.510991475998206" calcext:value-type="percentage">
            <text:p>51,10 %</text:p>
          </table:table-cell>
          <table:table-cell table:style-name="ce4" table:formula="of:=[.C244]/([.F244]+[.C244]+[.D244]+[.E244])" office:value-type="percentage" office:value="0.000897263346792284" calcext:value-type="percentage">
            <text:p>0,09 %</text:p>
          </table:table-cell>
          <table:table-cell table:style-name="ce4" table:formula="of:=[.F244]/([.F244]+[.C244]+[.D244]+[.E244])" office:value-type="percentage" office:value="0.11395244504262" calcext:value-type="percentage">
            <text:p>11,40 %</text:p>
          </table:table-cell>
          <table:table-cell table:formula="of:=IF([.I244]&gt;50%;&quot;Local&quot;;IF([.J244]&gt;50%;&quot;national&quot;;IF([.K244]&gt;50%;&quot;hors-québec&quot;;IF([.L24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95" calcext:value-type="float">
            <text:p>95</text:p>
          </table:table-cell>
          <table:table-cell table:formula="of:=[.D245]/[.E245]" office:value-type="float" office:value="0.301149425287356" calcext:value-type="float">
            <text:p>0,30</text:p>
          </table:table-cell>
          <table:table-cell table:formula="of:=[.E245]/[.D245]" office:value-type="float" office:value="3.3206106870229" calcext:value-type="float">
            <text:p>3,32</text:p>
          </table:table-cell>
          <table:table-cell table:style-name="ce4" table:formula="of:=[.D245]/([.E245]+[.F245]+[.C245]+[.D245])" office:value-type="percentage" office:value="0.158787878787879" calcext:value-type="percentage">
            <text:p>15,88 %</text:p>
          </table:table-cell>
          <table:table-cell table:style-name="ce4" table:formula="of:=[.E245]/([.E245]+[.F245]+[.C245]+[.D245])" office:value-type="percentage" office:value="0.527272727272727" calcext:value-type="percentage">
            <text:p>52,73 %</text:p>
          </table:table-cell>
          <table:table-cell table:style-name="ce4" table:formula="of:=[.C245]/([.F245]+[.C245]+[.D245]+[.E245])" office:value-type="percentage" office:value="0.198787878787879" calcext:value-type="percentage">
            <text:p>19,88 %</text:p>
          </table:table-cell>
          <table:table-cell table:style-name="ce4" table:formula="of:=[.F245]/([.F245]+[.C245]+[.D245]+[.E245])" office:value-type="percentage" office:value="0.115151515151515" calcext:value-type="percentage">
            <text:p>11,52 %</text:p>
          </table:table-cell>
          <table:table-cell table:formula="of:=IF([.I245]&gt;50%;&quot;Local&quot;;IF([.J245]&gt;50%;&quot;national&quot;;IF([.K245]&gt;50%;&quot;hors-québec&quot;;IF([.L24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atan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30" calcext:value-type="float">
            <text:p>30</text:p>
          </table:table-cell>
          <table:table-cell table:formula="of:=[.D246]/[.E246]" office:value-type="float" office:value="0.681753889674682" calcext:value-type="float">
            <text:p>0,68</text:p>
          </table:table-cell>
          <table:table-cell table:formula="of:=[.E246]/[.D246]" office:value-type="float" office:value="1.46680497925311" calcext:value-type="float">
            <text:p>1,47</text:p>
          </table:table-cell>
          <table:table-cell table:style-name="ce4" table:formula="of:=[.D246]/([.E246]+[.F246]+[.C246]+[.D246])" office:value-type="percentage" office:value="0.395081967213115" calcext:value-type="percentage">
            <text:p>39,51 %</text:p>
          </table:table-cell>
          <table:table-cell table:style-name="ce4" table:formula="of:=[.E246]/([.E246]+[.F246]+[.C246]+[.D246])" office:value-type="percentage" office:value="0.579508196721311" calcext:value-type="percentage">
            <text:p>57,95 %</text:p>
          </table:table-cell>
          <table:table-cell table:style-name="ce4" table:formula="of:=[.C246]/([.F246]+[.C246]+[.D246]+[.E246])" office:value-type="percentage" office:value="0.000819672131147541" calcext:value-type="percentage">
            <text:p>0,08 %</text:p>
          </table:table-cell>
          <table:table-cell table:style-name="ce4" table:formula="of:=[.F246]/([.F246]+[.C246]+[.D246]+[.E246])" office:value-type="percentage" office:value="0.0245901639344262" calcext:value-type="percentage">
            <text:p>2,46 %</text:p>
          </table:table-cell>
          <table:table-cell table:formula="of:=IF([.I246]&gt;50%;&quot;Local&quot;;IF([.J246]&gt;50%;&quot;national&quot;;IF([.K246]&gt;50%;&quot;hors-québec&quot;;IF([.L24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irabe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38" calcext:value-type="float">
            <text:p>38</text:p>
          </table:table-cell>
          <table:table-cell table:formula="of:=[.D247]/[.E247]" office:value-type="float" office:value="0.483734087694484" calcext:value-type="float">
            <text:p>0,48</text:p>
          </table:table-cell>
          <table:table-cell table:formula="of:=[.E247]/[.D247]" office:value-type="float" office:value="2.0672514619883" calcext:value-type="float">
            <text:p>2,07</text:p>
          </table:table-cell>
          <table:table-cell table:style-name="ce4" table:formula="of:=[.D247]/([.E247]+[.F247]+[.C247]+[.D247])" office:value-type="percentage" office:value="0.294067067927773" calcext:value-type="percentage">
            <text:p>29,41 %</text:p>
          </table:table-cell>
          <table:table-cell table:style-name="ce4" table:formula="of:=[.E247]/([.E247]+[.F247]+[.C247]+[.D247])" office:value-type="percentage" office:value="0.607910576096303" calcext:value-type="percentage">
            <text:p>60,79 %</text:p>
          </table:table-cell>
          <table:table-cell table:style-name="ce4" table:formula="of:=[.C247]/([.F247]+[.C247]+[.D247]+[.E247])" office:value-type="percentage" office:value="0.0653482373172829" calcext:value-type="percentage">
            <text:p>6,53 %</text:p>
          </table:table-cell>
          <table:table-cell table:style-name="ce4" table:formula="of:=[.F247]/([.F247]+[.C247]+[.D247]+[.E247])" office:value-type="percentage" office:value="0.0326741186586414" calcext:value-type="percentage">
            <text:p>3,27 %</text:p>
          </table:table-cell>
          <table:table-cell table:formula="of:=IF([.I247]&gt;50%;&quot;Local&quot;;IF([.J247]&gt;50%;&quot;national&quot;;IF([.K247]&gt;50%;&quot;hors-québec&quot;;IF([.L24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-Jol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14" calcext:value-type="float">
            <text:p>14</text:p>
          </table:table-cell>
          <table:table-cell table:formula="of:=[.D248]/[.E248]" office:value-type="float" office:value="0.652665589660743" calcext:value-type="float">
            <text:p>0,65</text:p>
          </table:table-cell>
          <table:table-cell table:formula="of:=[.E248]/[.D248]" office:value-type="float" office:value="1.53217821782178" calcext:value-type="float">
            <text:p>1,53</text:p>
          </table:table-cell>
          <table:table-cell table:style-name="ce4" table:formula="of:=[.D248]/([.E248]+[.F248]+[.C248]+[.D248])" office:value-type="percentage" office:value="0.357206012378426" calcext:value-type="percentage">
            <text:p>35,72 %</text:p>
          </table:table-cell>
          <table:table-cell table:style-name="ce4" table:formula="of:=[.E248]/([.E248]+[.F248]+[.C248]+[.D248])" office:value-type="percentage" office:value="0.547303271441202" calcext:value-type="percentage">
            <text:p>54,73 %</text:p>
          </table:table-cell>
          <table:table-cell table:style-name="ce4" table:formula="of:=[.C248]/([.F248]+[.C248]+[.D248]+[.E248])" office:value-type="percentage" office:value="0.0831122900088417" calcext:value-type="percentage">
            <text:p>8,31 %</text:p>
          </table:table-cell>
          <table:table-cell table:style-name="ce4" table:formula="of:=[.F248]/([.F248]+[.C248]+[.D248]+[.E248])" office:value-type="percentage" office:value="0.0123784261715296" calcext:value-type="percentage">
            <text:p>1,24 %</text:p>
          </table:table-cell>
          <table:table-cell table:formula="of:=IF([.I248]&gt;50%;&quot;Local&quot;;IF([.J248]&gt;50%;&quot;national&quot;;IF([.K248]&gt;50%;&quot;hors-québec&quot;;IF([.L24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122" calcext:value-type="float">
            <text:p>122</text:p>
          </table:table-cell>
          <table:table-cell table:formula="of:=[.D249]/[.E249]" office:value-type="float" office:value="0.478518518518519" calcext:value-type="float">
            <text:p>0,48</text:p>
          </table:table-cell>
          <table:table-cell table:formula="of:=[.E249]/[.D249]" office:value-type="float" office:value="2.08978328173375" calcext:value-type="float">
            <text:p>2,09</text:p>
          </table:table-cell>
          <table:table-cell table:style-name="ce4" table:formula="of:=[.D249]/([.E249]+[.F249]+[.C249]+[.D249])" office:value-type="percentage" office:value="0.286856127886323" calcext:value-type="percentage">
            <text:p>28,69 %</text:p>
          </table:table-cell>
          <table:table-cell table:style-name="ce4" table:formula="of:=[.E249]/([.E249]+[.F249]+[.C249]+[.D249])" office:value-type="percentage" office:value="0.599467140319716" calcext:value-type="percentage">
            <text:p>59,95 %</text:p>
          </table:table-cell>
          <table:table-cell table:style-name="ce4" table:formula="of:=[.C249]/([.F249]+[.C249]+[.D249]+[.E249])" office:value-type="percentage" office:value="0.00532859680284192" calcext:value-type="percentage">
            <text:p>0,53 %</text:p>
          </table:table-cell>
          <table:table-cell table:style-name="ce4" table:formula="of:=[.F249]/([.F249]+[.C249]+[.D249]+[.E249])" office:value-type="percentage" office:value="0.108348134991119" calcext:value-type="percentage">
            <text:p>10,83 %</text:p>
          </table:table-cell>
          <table:table-cell table:formula="of:=IF([.I249]&gt;50%;&quot;Local&quot;;IF([.J249]&gt;50%;&quot;national&quot;;IF([.K249]&gt;50%;&quot;hors-québec&quot;;IF([.L24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03" calcext:value-type="float">
            <text:p>703</text:p>
          </table:table-cell>
          <table:table-cell table:style-name="ce1" office:value-type="float" office:value="1347" calcext:value-type="float">
            <text:p>1347</text:p>
          </table:table-cell>
          <table:table-cell table:style-name="ce1" office:value-type="float" office:value="257" calcext:value-type="float">
            <text:p>257</text:p>
          </table:table-cell>
          <table:table-cell table:formula="of:=[.D250]/[.E250]" office:value-type="float" office:value="0.521900519673348" calcext:value-type="float">
            <text:p>0,52</text:p>
          </table:table-cell>
          <table:table-cell table:formula="of:=[.E250]/[.D250]" office:value-type="float" office:value="1.91607396870555" calcext:value-type="float">
            <text:p>1,92</text:p>
          </table:table-cell>
          <table:table-cell table:style-name="ce4" table:formula="of:=[.D250]/([.E250]+[.F250]+[.C250]+[.D250])" office:value-type="percentage" office:value="0.30262591476539" calcext:value-type="percentage">
            <text:p>30,26 %</text:p>
          </table:table-cell>
          <table:table-cell table:style-name="ce4" table:formula="of:=[.E250]/([.E250]+[.F250]+[.C250]+[.D250])" office:value-type="percentage" office:value="0.579853637537667" calcext:value-type="percentage">
            <text:p>57,99 %</text:p>
          </table:table-cell>
          <table:table-cell table:style-name="ce4" table:formula="of:=[.C250]/([.F250]+[.C250]+[.D250]+[.E250])" office:value-type="percentage" office:value="0.00688764528626776" calcext:value-type="percentage">
            <text:p>0,69 %</text:p>
          </table:table-cell>
          <table:table-cell table:style-name="ce4" table:formula="of:=[.F250]/([.F250]+[.C250]+[.D250]+[.E250])" office:value-type="percentage" office:value="0.110632802410676" calcext:value-type="percentage">
            <text:p>11,06 %</text:p>
          </table:table-cell>
          <table:table-cell table:formula="of:=IF([.I250]&gt;50%;&quot;Local&quot;;IF([.J250]&gt;50%;&quot;national&quot;;IF([.K250]&gt;50%;&quot;hors-québec&quot;;IF([.L25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-Laurie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675" calcext:value-type="float">
            <text:p>675</text:p>
          </table:table-cell>
          <table:table-cell table:style-name="ce1" office:value-type="float" office:value="8" calcext:value-type="float">
            <text:p>8</text:p>
          </table:table-cell>
          <table:table-cell table:formula="of:=[.D251]/[.E251]" office:value-type="float" office:value="0.637037037037037" calcext:value-type="float">
            <text:p>0,64</text:p>
          </table:table-cell>
          <table:table-cell table:formula="of:=[.E251]/[.D251]" office:value-type="float" office:value="1.56976744186047" calcext:value-type="float">
            <text:p>1,57</text:p>
          </table:table-cell>
          <table:table-cell table:style-name="ce4" table:formula="of:=[.D251]/([.E251]+[.F251]+[.C251]+[.D251])" office:value-type="percentage" office:value="0.384615384615385" calcext:value-type="percentage">
            <text:p>38,46 %</text:p>
          </table:table-cell>
          <table:table-cell table:style-name="ce4" table:formula="of:=[.E251]/([.E251]+[.F251]+[.C251]+[.D251])" office:value-type="percentage" office:value="0.603756708407871" calcext:value-type="percentage">
            <text:p>60,38 %</text:p>
          </table:table-cell>
          <table:table-cell table:style-name="ce4" table:formula="of:=[.C251]/([.F251]+[.C251]+[.D251]+[.E251])" office:value-type="percentage" office:value="0.00447227191413238" calcext:value-type="percentage">
            <text:p>0,45 %</text:p>
          </table:table-cell>
          <table:table-cell table:style-name="ce4" table:formula="of:=[.F251]/([.F251]+[.C251]+[.D251]+[.E251])" office:value-type="percentage" office:value="0.00715563506261181" calcext:value-type="percentage">
            <text:p>0,72 %</text:p>
          </table:table-cell>
          <table:table-cell table:formula="of:=IF([.I251]&gt;50%;&quot;Local&quot;;IF([.J251]&gt;50%;&quot;national&quot;;IF([.K251]&gt;50%;&quot;hors-québec&quot;;IF([.L25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magn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4" calcext:value-type="float">
            <text:p>4</text:p>
          </table:table-cell>
          <table:table-cell table:formula="of:=[.D252]/[.E252]" office:value-type="float" office:value="0.828571428571429" calcext:value-type="float">
            <text:p>0,83</text:p>
          </table:table-cell>
          <table:table-cell table:formula="of:=[.E252]/[.D252]" office:value-type="float" office:value="1.20689655172414" calcext:value-type="float">
            <text:p>1,21</text:p>
          </table:table-cell>
          <table:table-cell table:style-name="ce4" table:formula="of:=[.D252]/([.E252]+[.F252]+[.C252]+[.D252])" office:value-type="percentage" office:value="0.446153846153846" calcext:value-type="percentage">
            <text:p>44,62 %</text:p>
          </table:table-cell>
          <table:table-cell table:style-name="ce4" table:formula="of:=[.E252]/([.E252]+[.F252]+[.C252]+[.D252])" office:value-type="percentage" office:value="0.538461538461538" calcext:value-type="percentage">
            <text:p>53,85 %</text:p>
          </table:table-cell>
          <table:table-cell table:style-name="ce4" table:formula="of:=[.C252]/([.F252]+[.C252]+[.D252]+[.E252])" office:value-type="percentage" office:value="0.0117647058823529" calcext:value-type="percentage">
            <text:p>1,18 %</text:p>
          </table:table-cell>
          <table:table-cell table:style-name="ce4" table:formula="of:=[.F252]/([.F252]+[.C252]+[.D252]+[.E252])" office:value-type="percentage" office:value="0.00361990950226244" calcext:value-type="percentage">
            <text:p>0,36 %</text:p>
          </table:table-cell>
          <table:table-cell table:formula="of:=IF([.I252]&gt;50%;&quot;Local&quot;;IF([.J252]&gt;50%;&quot;national&quot;;IF([.K252]&gt;50%;&quot;hors-québec&quot;;IF([.L25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1306" calcext:value-type="float">
            <text:p>1306</text:p>
          </table:table-cell>
          <table:table-cell table:style-name="ce1" office:value-type="float" office:value="23" calcext:value-type="float">
            <text:p>23</text:p>
          </table:table-cell>
          <table:table-cell table:formula="of:=[.D253]/[.E253]" office:value-type="float" office:value="0.0375191424196018" calcext:value-type="float">
            <text:p>0,04</text:p>
          </table:table-cell>
          <table:table-cell table:formula="of:=[.E253]/[.D253]" office:value-type="float" office:value="26.6530612244898" calcext:value-type="float">
            <text:p>26,65</text:p>
          </table:table-cell>
          <table:table-cell table:style-name="ce4" table:formula="of:=[.D253]/([.E253]+[.F253]+[.C253]+[.D253])" office:value-type="percentage" office:value="0.0353025936599424" calcext:value-type="percentage">
            <text:p>3,53 %</text:p>
          </table:table-cell>
          <table:table-cell table:style-name="ce4" table:formula="of:=[.E253]/([.E253]+[.F253]+[.C253]+[.D253])" office:value-type="percentage" office:value="0.940922190201729" calcext:value-type="percentage">
            <text:p>94,09 %</text:p>
          </table:table-cell>
          <table:table-cell table:style-name="ce4" table:formula="of:=[.C253]/([.F253]+[.C253]+[.D253]+[.E253])" office:value-type="percentage" office:value="0.00720461095100865" calcext:value-type="percentage">
            <text:p>0,72 %</text:p>
          </table:table-cell>
          <table:table-cell table:style-name="ce4" table:formula="of:=[.F253]/([.F253]+[.C253]+[.D253]+[.E253])" office:value-type="percentage" office:value="0.0165706051873199" calcext:value-type="percentage">
            <text:p>1,66 %</text:p>
          </table:table-cell>
          <table:table-cell table:formula="of:=IF([.I253]&gt;50%;&quot;Local&quot;;IF([.J253]&gt;50%;&quot;national&quot;;IF([.K253]&gt;50%;&quot;hors-québec&quot;;IF([.L25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float" office:value="1115" calcext:value-type="float">
            <text:p>1115</text:p>
          </table:table-cell>
          <table:table-cell table:style-name="ce1" office:value-type="float" office:value="19" calcext:value-type="float">
            <text:p>19</text:p>
          </table:table-cell>
          <table:table-cell table:formula="of:=[.D254]/[.E254]" office:value-type="float" office:value="0.0582959641255605" calcext:value-type="float">
            <text:p>0,06</text:p>
          </table:table-cell>
          <table:table-cell table:formula="of:=[.E254]/[.D254]" office:value-type="float" office:value="17.1538461538462" calcext:value-type="float">
            <text:p>17,15</text:p>
          </table:table-cell>
          <table:table-cell table:style-name="ce4" table:formula="of:=[.D254]/([.E254]+[.F254]+[.C254]+[.D254])" office:value-type="percentage" office:value="0.0541666666666667" calcext:value-type="percentage">
            <text:p>5,42 %</text:p>
          </table:table-cell>
          <table:table-cell table:style-name="ce4" table:formula="of:=[.E254]/([.E254]+[.F254]+[.C254]+[.D254])" office:value-type="percentage" office:value="0.929166666666667" calcext:value-type="percentage">
            <text:p>92,92 %</text:p>
          </table:table-cell>
          <table:table-cell table:style-name="ce4" table:formula="of:=[.C254]/([.F254]+[.C254]+[.D254]+[.E254])" office:value-type="percentage" office:value="0.000833333333333333" calcext:value-type="percentage">
            <text:p>0,08 %</text:p>
          </table:table-cell>
          <table:table-cell table:style-name="ce4" table:formula="of:=[.F254]/([.F254]+[.C254]+[.D254]+[.E254])" office:value-type="percentage" office:value="0.0158333333333333" calcext:value-type="percentage">
            <text:p>1,58 %</text:p>
          </table:table-cell>
          <table:table-cell table:formula="of:=IF([.I254]&gt;50%;&quot;Local&quot;;IF([.J254]&gt;50%;&quot;national&quot;;IF([.K254]&gt;50%;&quot;hors-québec&quot;;IF([.L25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9" calcext:value-type="float">
            <text:p>239</text:p>
          </table:table-cell>
          <table:table-cell table:style-name="ce2" office:value-type="float" office:value="2256" calcext:value-type="float">
            <text:p>2256</text:p>
          </table:table-cell>
          <table:table-cell table:style-name="ce1" office:value-type="float" office:value="78" calcext:value-type="float">
            <text:p>78</text:p>
          </table:table-cell>
          <table:table-cell table:formula="of:=[.D255]/[.E255]" office:value-type="float" office:value="0.105939716312057" calcext:value-type="float">
            <text:p>0,11</text:p>
          </table:table-cell>
          <table:table-cell table:formula="of:=[.E255]/[.D255]" office:value-type="float" office:value="9.43933054393306" calcext:value-type="float">
            <text:p>9,44</text:p>
          </table:table-cell>
          <table:table-cell table:style-name="ce4" table:formula="of:=[.D255]/([.E255]+[.F255]+[.C255]+[.D255])" office:value-type="percentage" office:value="0.0924922600619195" calcext:value-type="percentage">
            <text:p>9,25 %</text:p>
          </table:table-cell>
          <table:table-cell table:style-name="ce4" table:formula="of:=[.E255]/([.E255]+[.F255]+[.C255]+[.D255])" office:value-type="percentage" office:value="0.873065015479876" calcext:value-type="percentage">
            <text:p>87,31 %</text:p>
          </table:table-cell>
          <table:table-cell table:style-name="ce4" table:formula="of:=[.C255]/([.F255]+[.C255]+[.D255]+[.E255])" office:value-type="percentage" office:value="0.00425696594427245" calcext:value-type="percentage">
            <text:p>0,43 %</text:p>
          </table:table-cell>
          <table:table-cell table:style-name="ce4" table:formula="of:=[.F255]/([.F255]+[.C255]+[.D255]+[.E255])" office:value-type="percentage" office:value="0.0301857585139319" calcext:value-type="percentage">
            <text:p>3,02 %</text:p>
          </table:table-cell>
          <table:table-cell table:formula="of:=IF([.I255]&gt;50%;&quot;Local&quot;;IF([.J255]&gt;50%;&quot;national&quot;;IF([.K255]&gt;50%;&quot;hors-québec&quot;;IF([.L25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799" calcext:value-type="float">
            <text:p>799</text:p>
          </table:table-cell>
          <table:table-cell table:style-name="ce1" office:value-type="float" office:value="57" calcext:value-type="float">
            <text:p>57</text:p>
          </table:table-cell>
          <table:table-cell table:formula="of:=[.D256]/[.E256]" office:value-type="float" office:value="0.332916145181477" calcext:value-type="float">
            <text:p>0,33</text:p>
          </table:table-cell>
          <table:table-cell table:formula="of:=[.E256]/[.D256]" office:value-type="float" office:value="3.00375939849624" calcext:value-type="float">
            <text:p>3,00</text:p>
          </table:table-cell>
          <table:table-cell table:style-name="ce4" table:formula="of:=[.D256]/([.E256]+[.F256]+[.C256]+[.D256])" office:value-type="percentage" office:value="0.221666666666667" calcext:value-type="percentage">
            <text:p>22,17 %</text:p>
          </table:table-cell>
          <table:table-cell table:style-name="ce4" table:formula="of:=[.E256]/([.E256]+[.F256]+[.C256]+[.D256])" office:value-type="percentage" office:value="0.665833333333333" calcext:value-type="percentage">
            <text:p>66,58 %</text:p>
          </table:table-cell>
          <table:table-cell table:style-name="ce4" table:formula="of:=[.C256]/([.F256]+[.C256]+[.D256]+[.E256])" office:value-type="percentage" office:value="0.065" calcext:value-type="percentage">
            <text:p>6,50 %</text:p>
          </table:table-cell>
          <table:table-cell table:style-name="ce4" table:formula="of:=[.F256]/([.F256]+[.C256]+[.D256]+[.E256])" office:value-type="percentage" office:value="0.0475" calcext:value-type="percentage">
            <text:p>4,75 %</text:p>
          </table:table-cell>
          <table:table-cell table:formula="of:=IF([.I256]&gt;50%;&quot;Local&quot;;IF([.J256]&gt;50%;&quot;national&quot;;IF([.K256]&gt;50%;&quot;hors-québec&quot;;IF([.L25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Montréal_V2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1303" calcext:value-type="float">
            <text:p>1303</text:p>
          </table:table-cell>
          <table:table-cell table:style-name="ce1" office:value-type="float" office:value="110" calcext:value-type="float">
            <text:p>110</text:p>
          </table:table-cell>
          <table:table-cell table:formula="of:=[.D257]/[.E257]" office:value-type="float" office:value="0.645433614735226" calcext:value-type="float">
            <text:p>0,65</text:p>
          </table:table-cell>
          <table:table-cell table:formula="of:=[.E257]/[.D257]" office:value-type="float" office:value="1.54934601664685" calcext:value-type="float">
            <text:p>1,55</text:p>
          </table:table-cell>
          <table:table-cell table:style-name="ce4" table:formula="of:=[.D257]/([.E257]+[.F257]+[.C257]+[.D257])" office:value-type="percentage" office:value="0.323710546574288" calcext:value-type="percentage">
            <text:p>32,37 %</text:p>
          </table:table-cell>
          <table:table-cell table:style-name="ce4" table:formula="of:=[.E257]/([.E257]+[.F257]+[.C257]+[.D257])" office:value-type="percentage" office:value="0.501539645881447" calcext:value-type="percentage">
            <text:p>50,15 %</text:p>
          </table:table-cell>
          <table:table-cell table:style-name="ce4" table:formula="of:=[.C257]/([.F257]+[.C257]+[.D257]+[.E257])" office:value-type="percentage" office:value="0.132409545804465" calcext:value-type="percentage">
            <text:p>13,24 %</text:p>
          </table:table-cell>
          <table:table-cell table:style-name="ce4" table:formula="of:=[.F257]/([.F257]+[.C257]+[.D257]+[.E257])" office:value-type="percentage" office:value="0.0423402617397998" calcext:value-type="percentage">
            <text:p>4,23 %</text:p>
          </table:table-cell>
          <table:table-cell table:formula="of:=IF([.I257]&gt;50%;&quot;Local&quot;;IF([.J257]&gt;50%;&quot;national&quot;;IF([.K257]&gt;50%;&quot;hors-québec&quot;;IF([.L25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5" calcext:value-type="float">
            <text:p>5</text:p>
          </table:table-cell>
          <table:table-cell table:formula="of:=[.D258]/[.E258]" office:value-type="float" office:value="0.297507788161994" calcext:value-type="float">
            <text:p>0,30</text:p>
          </table:table-cell>
          <table:table-cell table:formula="of:=[.E258]/[.D258]" office:value-type="float" office:value="3.36125654450262" calcext:value-type="float">
            <text:p>3,36</text:p>
          </table:table-cell>
          <table:table-cell table:style-name="ce4" table:formula="of:=[.D258]/([.E258]+[.F258]+[.C258]+[.D258])" office:value-type="percentage" office:value="0.216799091940976" calcext:value-type="percentage">
            <text:p>21,68 %</text:p>
          </table:table-cell>
          <table:table-cell table:style-name="ce4" table:formula="of:=[.E258]/([.E258]+[.F258]+[.C258]+[.D258])" office:value-type="percentage" office:value="0.728717366628831" calcext:value-type="percentage">
            <text:p>72,87 %</text:p>
          </table:table-cell>
          <table:table-cell table:style-name="ce4" table:formula="of:=[.C258]/([.F258]+[.C258]+[.D258]+[.E258])" office:value-type="percentage" office:value="0.0488081725312145" calcext:value-type="percentage">
            <text:p>4,88 %</text:p>
          </table:table-cell>
          <table:table-cell table:style-name="ce4" table:formula="of:=[.F258]/([.F258]+[.C258]+[.D258]+[.E258])" office:value-type="percentage" office:value="0.00567536889897843" calcext:value-type="percentage">
            <text:p>0,57 %</text:p>
          </table:table-cell>
          <table:table-cell table:formula="of:=IF([.I258]&gt;50%;&quot;Local&quot;;IF([.J258]&gt;50%;&quot;national&quot;;IF([.K258]&gt;50%;&quot;hors-québec&quot;;IF([.L25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630" calcext:value-type="float">
            <text:p>630</text:p>
          </table:table-cell>
          <table:table-cell table:style-name="ce1" office:value-type="float" office:value="11" calcext:value-type="float">
            <text:p>11</text:p>
          </table:table-cell>
          <table:table-cell table:formula="of:=[.D259]/[.E259]" office:value-type="float" office:value="0.625396825396825" calcext:value-type="float">
            <text:p>0,63</text:p>
          </table:table-cell>
          <table:table-cell table:formula="of:=[.E259]/[.D259]" office:value-type="float" office:value="1.5989847715736" calcext:value-type="float">
            <text:p>1,60</text:p>
          </table:table-cell>
          <table:table-cell table:style-name="ce4" table:formula="of:=[.D259]/([.E259]+[.F259]+[.C259]+[.D259])" office:value-type="percentage" office:value="0.373106060606061" calcext:value-type="percentage">
            <text:p>37,31 %</text:p>
          </table:table-cell>
          <table:table-cell table:style-name="ce4" table:formula="of:=[.E259]/([.E259]+[.F259]+[.C259]+[.D259])" office:value-type="percentage" office:value="0.596590909090909" calcext:value-type="percentage">
            <text:p>59,66 %</text:p>
          </table:table-cell>
          <table:table-cell table:style-name="ce4" table:formula="of:=[.C259]/([.F259]+[.C259]+[.D259]+[.E259])" office:value-type="percentage" office:value="0.0198863636363636" calcext:value-type="percentage">
            <text:p>1,99 %</text:p>
          </table:table-cell>
          <table:table-cell table:style-name="ce4" table:formula="of:=[.F259]/([.F259]+[.C259]+[.D259]+[.E259])" office:value-type="percentage" office:value="0.0104166666666667" calcext:value-type="percentage">
            <text:p>1,04 %</text:p>
          </table:table-cell>
          <table:table-cell table:formula="of:=IF([.I259]&gt;50%;&quot;Local&quot;;IF([.J259]&gt;50%;&quot;national&quot;;IF([.K259]&gt;50%;&quot;hors-québec&quot;;IF([.L25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New Richmond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70" calcext:value-type="float">
            <text:p>870</text:p>
          </table:table-cell>
          <table:table-cell table:style-name="ce1" office:value-type="float" office:value="1109" calcext:value-type="float">
            <text:p>1109</text:p>
          </table:table-cell>
          <table:table-cell table:style-name="ce1" office:value-type="float" office:value="146" calcext:value-type="float">
            <text:p>146</text:p>
          </table:table-cell>
          <table:table-cell table:formula="of:=[.D260]/[.E260]" office:value-type="float" office:value="0.78449053201082" calcext:value-type="float">
            <text:p>0,78</text:p>
          </table:table-cell>
          <table:table-cell table:formula="of:=[.E260]/[.D260]" office:value-type="float" office:value="1.27471264367816" calcext:value-type="float">
            <text:p>1,27</text:p>
          </table:table-cell>
          <table:table-cell table:style-name="ce4" table:formula="of:=[.D260]/([.E260]+[.F260]+[.C260]+[.D260])" office:value-type="percentage" office:value="0.406352171882298" calcext:value-type="percentage">
            <text:p>40,64 %</text:p>
          </table:table-cell>
          <table:table-cell table:style-name="ce4" table:formula="of:=[.E260]/([.E260]+[.F260]+[.C260]+[.D260])" office:value-type="percentage" office:value="0.517982251284447" calcext:value-type="percentage">
            <text:p>51,80 %</text:p>
          </table:table-cell>
          <table:table-cell table:style-name="ce4" table:formula="of:=[.C260]/([.F260]+[.C260]+[.D260]+[.E260])" office:value-type="percentage" office:value="0.00747314339093881" calcext:value-type="percentage">
            <text:p>0,75 %</text:p>
          </table:table-cell>
          <table:table-cell table:style-name="ce4" table:formula="of:=[.F260]/([.F260]+[.C260]+[.D260]+[.E260])" office:value-type="percentage" office:value="0.0681924334423167" calcext:value-type="percentage">
            <text:p>6,82 %</text:p>
          </table:table-cell>
          <table:table-cell table:formula="of:=IF([.I260]&gt;50%;&quot;Local&quot;;IF([.J260]&gt;50%;&quot;national&quot;;IF([.K260]&gt;50%;&quot;hors-québec&quot;;IF([.L26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Ormstow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438" calcext:value-type="float">
            <text:p>438</text:p>
          </table:table-cell>
          <table:table-cell table:style-name="ce1" office:value-type="float" office:value="13" calcext:value-type="float">
            <text:p>13</text:p>
          </table:table-cell>
          <table:table-cell table:formula="of:=[.D261]/[.E261]" office:value-type="float" office:value="0.513698630136986" calcext:value-type="float">
            <text:p>0,51</text:p>
          </table:table-cell>
          <table:table-cell table:formula="of:=[.E261]/[.D261]" office:value-type="float" office:value="1.94666666666667" calcext:value-type="float">
            <text:p>1,95</text:p>
          </table:table-cell>
          <table:table-cell table:style-name="ce4" table:formula="of:=[.D261]/([.E261]+[.F261]+[.C261]+[.D261])" office:value-type="percentage" office:value="0.329912023460411" calcext:value-type="percentage">
            <text:p>32,99 %</text:p>
          </table:table-cell>
          <table:table-cell table:style-name="ce4" table:formula="of:=[.E261]/([.E261]+[.F261]+[.C261]+[.D261])" office:value-type="percentage" office:value="0.642228739002933" calcext:value-type="percentage">
            <text:p>64,22 %</text:p>
          </table:table-cell>
          <table:table-cell table:style-name="ce4" table:formula="of:=[.C261]/([.F261]+[.C261]+[.D261]+[.E261])" office:value-type="percentage" office:value="0.00879765395894428" calcext:value-type="percentage">
            <text:p>0,88 %</text:p>
          </table:table-cell>
          <table:table-cell table:style-name="ce4" table:formula="of:=[.F261]/([.F261]+[.C261]+[.D261]+[.E261])" office:value-type="percentage" office:value="0.0190615835777126" calcext:value-type="percentage">
            <text:p>1,91 %</text:p>
          </table:table-cell>
          <table:table-cell table:formula="of:=IF([.I261]&gt;50%;&quot;Local&quot;;IF([.J261]&gt;50%;&quot;national&quot;;IF([.K261]&gt;50%;&quot;hors-québec&quot;;IF([.L26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64" calcext:value-type="float">
            <text:p>164</text:p>
          </table:table-cell>
          <table:table-cell table:style-name="ce2" office:value-type="float" office:value="1189" calcext:value-type="float">
            <text:p>1189</text:p>
          </table:table-cell>
          <table:table-cell table:style-name="ce1" office:value-type="float" office:value="36" calcext:value-type="float">
            <text:p>36</text:p>
          </table:table-cell>
          <table:table-cell table:formula="of:=[.D262]/[.E262]" office:value-type="float" office:value="0.137931034482759" calcext:value-type="float">
            <text:p>0,14</text:p>
          </table:table-cell>
          <table:table-cell table:formula="of:=[.E262]/[.D262]" office:value-type="float" office:value="7.25" calcext:value-type="float">
            <text:p>7,25</text:p>
          </table:table-cell>
          <table:table-cell table:style-name="ce4" table:formula="of:=[.D262]/([.E262]+[.F262]+[.C262]+[.D262])" office:value-type="percentage" office:value="0.117142857142857" calcext:value-type="percentage">
            <text:p>11,71 %</text:p>
          </table:table-cell>
          <table:table-cell table:style-name="ce4" table:formula="of:=[.E262]/([.E262]+[.F262]+[.C262]+[.D262])" office:value-type="percentage" office:value="0.849285714285714" calcext:value-type="percentage">
            <text:p>84,93 %</text:p>
          </table:table-cell>
          <table:table-cell table:style-name="ce4" table:formula="of:=[.C262]/([.F262]+[.C262]+[.D262]+[.E262])" office:value-type="percentage" office:value="0.00785714285714286" calcext:value-type="percentage">
            <text:p>0,79 %</text:p>
          </table:table-cell>
          <table:table-cell table:style-name="ce4" table:formula="of:=[.F262]/([.F262]+[.C262]+[.D262]+[.E262])" office:value-type="percentage" office:value="0.0257142857142857" calcext:value-type="percentage">
            <text:p>2,57 %</text:p>
          </table:table-cell>
          <table:table-cell table:formula="of:=IF([.I262]&gt;50%;&quot;Local&quot;;IF([.J262]&gt;50%;&quot;national&quot;;IF([.K262]&gt;50%;&quot;hors-québec&quot;;IF([.L26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35" calcext:value-type="float">
            <text:p>35</text:p>
          </table:table-cell>
          <table:table-cell table:formula="of:=[.D263]/[.E263]" office:value-type="float" office:value="0.188854489164087" calcext:value-type="float">
            <text:p>0,19</text:p>
          </table:table-cell>
          <table:table-cell table:formula="of:=[.E263]/[.D263]" office:value-type="float" office:value="5.29508196721311" calcext:value-type="float">
            <text:p>5,30</text:p>
          </table:table-cell>
          <table:table-cell table:style-name="ce4" table:formula="of:=[.D263]/([.E263]+[.F263]+[.C263]+[.D263])" office:value-type="percentage" office:value="0.153910849453322" calcext:value-type="percentage">
            <text:p>15,39 %</text:p>
          </table:table-cell>
          <table:table-cell table:style-name="ce4" table:formula="of:=[.E263]/([.E263]+[.F263]+[.C263]+[.D263])" office:value-type="percentage" office:value="0.814970563498738" calcext:value-type="percentage">
            <text:p>81,50 %</text:p>
          </table:table-cell>
          <table:table-cell table:style-name="ce4" table:formula="of:=[.C263]/([.F263]+[.C263]+[.D263]+[.E263])" office:value-type="percentage" office:value="0.00168208578637511" calcext:value-type="percentage">
            <text:p>0,17 %</text:p>
          </table:table-cell>
          <table:table-cell table:style-name="ce4" table:formula="of:=[.F263]/([.F263]+[.C263]+[.D263]+[.E263])" office:value-type="percentage" office:value="0.0294365012615643" calcext:value-type="percentage">
            <text:p>2,94 %</text:p>
          </table:table-cell>
          <table:table-cell table:formula="of:=IF([.I263]&gt;50%;&quot;Local&quot;;IF([.J263]&gt;50%;&quot;national&quot;;IF([.K263]&gt;50%;&quot;hors-québec&quot;;IF([.L26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Québec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1934" calcext:value-type="float">
            <text:p>1934</text:p>
          </table:table-cell>
          <table:table-cell table:style-name="ce1" office:value-type="float" office:value="71" calcext:value-type="float">
            <text:p>71</text:p>
          </table:table-cell>
          <table:table-cell table:formula="of:=[.D264]/[.E264]" office:value-type="float" office:value="0.30506721820062" calcext:value-type="float">
            <text:p>0,31</text:p>
          </table:table-cell>
          <table:table-cell table:formula="of:=[.E264]/[.D264]" office:value-type="float" office:value="3.27796610169492" calcext:value-type="float">
            <text:p>3,28</text:p>
          </table:table-cell>
          <table:table-cell table:style-name="ce4" table:formula="of:=[.D264]/([.E264]+[.F264]+[.C264]+[.D264])" office:value-type="percentage" office:value="0.226923076923077" calcext:value-type="percentage">
            <text:p>22,69 %</text:p>
          </table:table-cell>
          <table:table-cell table:style-name="ce4" table:formula="of:=[.E264]/([.E264]+[.F264]+[.C264]+[.D264])" office:value-type="percentage" office:value="0.743846153846154" calcext:value-type="percentage">
            <text:p>74,38 %</text:p>
          </table:table-cell>
          <table:table-cell table:style-name="ce4" table:formula="of:=[.C264]/([.F264]+[.C264]+[.D264]+[.E264])" office:value-type="percentage" office:value="0.00192307692307692" calcext:value-type="percentage">
            <text:p>0,19 %</text:p>
          </table:table-cell>
          <table:table-cell table:style-name="ce4" table:formula="of:=[.F264]/([.F264]+[.C264]+[.D264]+[.E264])" office:value-type="percentage" office:value="0.0273076923076923" calcext:value-type="percentage">
            <text:p>2,73 %</text:p>
          </table:table-cell>
          <table:table-cell table:formula="of:=IF([.I264]&gt;50%;&quot;Local&quot;;IF([.J264]&gt;50%;&quot;national&quot;;IF([.K264]&gt;50%;&quot;hors-québec&quot;;IF([.L26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awdo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655" calcext:value-type="float">
            <text:p>655</text:p>
          </table:table-cell>
          <table:table-cell table:style-name="ce1" office:value-type="float" office:value="14" calcext:value-type="float">
            <text:p>14</text:p>
          </table:table-cell>
          <table:table-cell table:formula="of:=[.D265]/[.E265]" office:value-type="float" office:value="0.372519083969466" calcext:value-type="float">
            <text:p>0,37</text:p>
          </table:table-cell>
          <table:table-cell table:formula="of:=[.E265]/[.D265]" office:value-type="float" office:value="2.6844262295082" calcext:value-type="float">
            <text:p>2,68</text:p>
          </table:table-cell>
          <table:table-cell table:style-name="ce4" table:formula="of:=[.D265]/([.E265]+[.F265]+[.C265]+[.D265])" office:value-type="percentage" office:value="0.262083780880773" calcext:value-type="percentage">
            <text:p>26,21 %</text:p>
          </table:table-cell>
          <table:table-cell table:style-name="ce4" table:formula="of:=[.E265]/([.E265]+[.F265]+[.C265]+[.D265])" office:value-type="percentage" office:value="0.703544575725027" calcext:value-type="percentage">
            <text:p>70,35 %</text:p>
          </table:table-cell>
          <table:table-cell table:style-name="ce4" table:formula="of:=[.C265]/([.F265]+[.C265]+[.D265]+[.E265])" office:value-type="percentage" office:value="0.0193340494092374" calcext:value-type="percentage">
            <text:p>1,93 %</text:p>
          </table:table-cell>
          <table:table-cell table:style-name="ce4" table:formula="of:=[.F265]/([.F265]+[.C265]+[.D265]+[.E265])" office:value-type="percentage" office:value="0.0150375939849624" calcext:value-type="percentage">
            <text:p>1,50 %</text:p>
          </table:table-cell>
          <table:table-cell table:formula="of:=IF([.I265]&gt;50%;&quot;Local&quot;;IF([.J265]&gt;50%;&quot;national&quot;;IF([.K265]&gt;50%;&quot;hors-québec&quot;;IF([.L26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955" calcext:value-type="float">
            <text:p>955</text:p>
          </table:table-cell>
          <table:table-cell table:style-name="ce1" office:value-type="float" office:value="26" calcext:value-type="float">
            <text:p>26</text:p>
          </table:table-cell>
          <table:table-cell table:formula="of:=[.D266]/[.E266]" office:value-type="float" office:value="0.23979057591623" calcext:value-type="float">
            <text:p>0,24</text:p>
          </table:table-cell>
          <table:table-cell table:formula="of:=[.E266]/[.D266]" office:value-type="float" office:value="4.1703056768559" calcext:value-type="float">
            <text:p>4,17</text:p>
          </table:table-cell>
          <table:table-cell table:style-name="ce4" table:formula="of:=[.D266]/([.E266]+[.F266]+[.C266]+[.D266])" office:value-type="percentage" office:value="0.188013136288998" calcext:value-type="percentage">
            <text:p>18,80 %</text:p>
          </table:table-cell>
          <table:table-cell table:style-name="ce4" table:formula="of:=[.E266]/([.E266]+[.F266]+[.C266]+[.D266])" office:value-type="percentage" office:value="0.784072249589491" calcext:value-type="percentage">
            <text:p>78,41 %</text:p>
          </table:table-cell>
          <table:table-cell table:style-name="ce4" table:formula="of:=[.C266]/([.F266]+[.C266]+[.D266]+[.E266])" office:value-type="percentage" office:value="0.00656814449917898" calcext:value-type="percentage">
            <text:p>0,66 %</text:p>
          </table:table-cell>
          <table:table-cell table:style-name="ce4" table:formula="of:=[.F266]/([.F266]+[.C266]+[.D266]+[.E266])" office:value-type="percentage" office:value="0.0213464696223317" calcext:value-type="percentage">
            <text:p>2,13 %</text:p>
          </table:table-cell>
          <table:table-cell table:formula="of:=IF([.I266]&gt;50%;&quot;Local&quot;;IF([.J266]&gt;50%;&quot;national&quot;;IF([.K266]&gt;50%;&quot;hors-québec&quot;;IF([.L26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epentign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126" calcext:value-type="float">
            <text:p>126</text:p>
          </table:table-cell>
          <table:table-cell table:formula="of:=[.D267]/[.E267]" office:value-type="float" office:value="0.706401766004415" calcext:value-type="float">
            <text:p>0,71</text:p>
          </table:table-cell>
          <table:table-cell table:formula="of:=[.E267]/[.D267]" office:value-type="float" office:value="1.415625" calcext:value-type="float">
            <text:p>1,42</text:p>
          </table:table-cell>
          <table:table-cell table:style-name="ce4" table:formula="of:=[.D267]/([.E267]+[.F267]+[.C267]+[.D267])" office:value-type="percentage" office:value="0.391038696537678" calcext:value-type="percentage">
            <text:p>39,10 %</text:p>
          </table:table-cell>
          <table:table-cell table:style-name="ce4" table:formula="of:=[.E267]/([.E267]+[.F267]+[.C267]+[.D267])" office:value-type="percentage" office:value="0.553564154786151" calcext:value-type="percentage">
            <text:p>55,36 %</text:p>
          </table:table-cell>
          <table:table-cell table:style-name="ce4" table:formula="of:=[.C267]/([.F267]+[.C267]+[.D267]+[.E267])" office:value-type="percentage" office:value="0.00407331975560081" calcext:value-type="percentage">
            <text:p>0,41 %</text:p>
          </table:table-cell>
          <table:table-cell table:style-name="ce4" table:formula="of:=[.F267]/([.F267]+[.C267]+[.D267]+[.E267])" office:value-type="percentage" office:value="0.0513238289205703" calcext:value-type="percentage">
            <text:p>5,13 %</text:p>
          </table:table-cell>
          <table:table-cell table:formula="of:=IF([.I267]&gt;50%;&quot;Local&quot;;IF([.J267]&gt;50%;&quot;national&quot;;IF([.K267]&gt;50%;&quot;hors-québec&quot;;IF([.L26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imousk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42" calcext:value-type="float">
            <text:p>42</text:p>
          </table:table-cell>
          <table:table-cell table:formula="of:=[.D268]/[.E268]" office:value-type="float" office:value="0.846796657381616" calcext:value-type="float">
            <text:p>0,85</text:p>
          </table:table-cell>
          <table:table-cell table:formula="of:=[.E268]/[.D268]" office:value-type="float" office:value="1.18092105263158" calcext:value-type="float">
            <text:p>1,18</text:p>
          </table:table-cell>
          <table:table-cell table:style-name="ce4" table:formula="of:=[.D268]/([.E268]+[.F268]+[.C268]+[.D268])" office:value-type="percentage" office:value="0.444119795471147" calcext:value-type="percentage">
            <text:p>44,41 %</text:p>
          </table:table-cell>
          <table:table-cell table:style-name="ce4" table:formula="of:=[.E268]/([.E268]+[.F268]+[.C268]+[.D268])" office:value-type="percentage" office:value="0.524470416362308" calcext:value-type="percentage">
            <text:p>52,45 %</text:p>
          </table:table-cell>
          <table:table-cell table:style-name="ce4" table:formula="of:=[.C268]/([.F268]+[.C268]+[.D268]+[.E268])" office:value-type="percentage" office:value="0.000730460189919649" calcext:value-type="percentage">
            <text:p>0,07 %</text:p>
          </table:table-cell>
          <table:table-cell table:style-name="ce4" table:formula="of:=[.F268]/([.F268]+[.C268]+[.D268]+[.E268])" office:value-type="percentage" office:value="0.0306793279766253" calcext:value-type="percentage">
            <text:p>3,07 %</text:p>
          </table:table-cell>
          <table:table-cell table:formula="of:=IF([.I268]&gt;50%;&quot;Local&quot;;IF([.J268]&gt;50%;&quot;national&quot;;IF([.K268]&gt;50%;&quot;hors-québec&quot;;IF([.L26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2" office:value-type="float" office:value="1166" calcext:value-type="float">
            <text:p>1166</text:p>
          </table:table-cell>
          <table:table-cell table:style-name="ce1" office:value-type="float" office:value="50" calcext:value-type="float">
            <text:p>50</text:p>
          </table:table-cell>
          <table:table-cell table:formula="of:=[.D269]/[.E269]" office:value-type="float" office:value="0.055746140651801" calcext:value-type="float">
            <text:p>0,06</text:p>
          </table:table-cell>
          <table:table-cell table:formula="of:=[.E269]/[.D269]" office:value-type="float" office:value="17.9384615384615" calcext:value-type="float">
            <text:p>17,94</text:p>
          </table:table-cell>
          <table:table-cell table:style-name="ce4" table:formula="of:=[.D269]/([.E269]+[.F269]+[.C269]+[.D269])" office:value-type="percentage" office:value="0.0506625097427903" calcext:value-type="percentage">
            <text:p>5,07 %</text:p>
          </table:table-cell>
          <table:table-cell table:style-name="ce4" table:formula="of:=[.E269]/([.E269]+[.F269]+[.C269]+[.D269])" office:value-type="percentage" office:value="0.908807482462977" calcext:value-type="percentage">
            <text:p>90,88 %</text:p>
          </table:table-cell>
          <table:table-cell table:style-name="ce4" table:formula="of:=[.C269]/([.F269]+[.C269]+[.D269]+[.E269])" office:value-type="percentage" office:value="0.00155884645362432" calcext:value-type="percentage">
            <text:p>0,16 %</text:p>
          </table:table-cell>
          <table:table-cell table:style-name="ce4" table:formula="of:=[.F269]/([.F269]+[.C269]+[.D269]+[.E269])" office:value-type="percentage" office:value="0.0389711613406079" calcext:value-type="percentage">
            <text:p>3,90 %</text:p>
          </table:table-cell>
          <table:table-cell table:formula="of:=IF([.I269]&gt;50%;&quot;Local&quot;;IF([.J269]&gt;50%;&quot;national&quot;;IF([.K269]&gt;50%;&quot;hors-québec&quot;;IF([.L26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93" calcext:value-type="float">
            <text:p>193</text:p>
          </table:table-cell>
          <table:table-cell table:style-name="ce2" office:value-type="float" office:value="1855" calcext:value-type="float">
            <text:p>1855</text:p>
          </table:table-cell>
          <table:table-cell table:style-name="ce1" office:value-type="float" office:value="456" calcext:value-type="float">
            <text:p>456</text:p>
          </table:table-cell>
          <table:table-cell table:formula="of:=[.D270]/[.E270]" office:value-type="float" office:value="0.104043126684636" calcext:value-type="float">
            <text:p>0,10</text:p>
          </table:table-cell>
          <table:table-cell table:formula="of:=[.E270]/[.D270]" office:value-type="float" office:value="9.61139896373057" calcext:value-type="float">
            <text:p>9,61</text:p>
          </table:table-cell>
          <table:table-cell table:style-name="ce4" table:formula="of:=[.D270]/([.E270]+[.F270]+[.C270]+[.D270])" office:value-type="percentage" office:value="0.0768924302788845" calcext:value-type="percentage">
            <text:p>7,69 %</text:p>
          </table:table-cell>
          <table:table-cell table:style-name="ce4" table:formula="of:=[.E270]/([.E270]+[.F270]+[.C270]+[.D270])" office:value-type="percentage" office:value="0.739043824701195" calcext:value-type="percentage">
            <text:p>73,90 %</text:p>
          </table:table-cell>
          <table:table-cell table:style-name="ce4" table:formula="of:=[.C270]/([.F270]+[.C270]+[.D270]+[.E270])" office:value-type="percentage" office:value="0.00239043824701195" calcext:value-type="percentage">
            <text:p>0,24 %</text:p>
          </table:table-cell>
          <table:table-cell table:style-name="ce4" table:formula="of:=[.F270]/([.F270]+[.C270]+[.D270]+[.E270])" office:value-type="percentage" office:value="0.181673306772908" calcext:value-type="percentage">
            <text:p>18,17 %</text:p>
          </table:table-cell>
          <table:table-cell table:formula="of:=IF([.I270]&gt;50%;&quot;Local&quot;;IF([.J270]&gt;50%;&quot;national&quot;;IF([.K270]&gt;50%;&quot;hors-québec&quot;;IF([.L27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Rouyn-Noranda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905" calcext:value-type="float">
            <text:p>905</text:p>
          </table:table-cell>
          <table:table-cell table:style-name="ce1" office:value-type="float" office:value="97" calcext:value-type="float">
            <text:p>97</text:p>
          </table:table-cell>
          <table:table-cell table:formula="of:=[.D271]/[.E271]" office:value-type="float" office:value="0.2" calcext:value-type="float">
            <text:p>0,20</text:p>
          </table:table-cell>
          <table:table-cell table:formula="of:=[.E271]/[.D271]" office:value-type="float" office:value="5" calcext:value-type="float">
            <text:p>5,00</text:p>
          </table:table-cell>
          <table:table-cell table:style-name="ce4" table:formula="of:=[.D271]/([.E271]+[.F271]+[.C271]+[.D271])" office:value-type="percentage" office:value="0.152613827993255" calcext:value-type="percentage">
            <text:p>15,26 %</text:p>
          </table:table-cell>
          <table:table-cell table:style-name="ce4" table:formula="of:=[.E271]/([.E271]+[.F271]+[.C271]+[.D271])" office:value-type="percentage" office:value="0.763069139966273" calcext:value-type="percentage">
            <text:p>76,31 %</text:p>
          </table:table-cell>
          <table:table-cell table:style-name="ce4" table:formula="of:=[.C271]/([.F271]+[.C271]+[.D271]+[.E271])" office:value-type="percentage" office:value="0.00252951096121416" calcext:value-type="percentage">
            <text:p>0,25 %</text:p>
          </table:table-cell>
          <table:table-cell table:style-name="ce4" table:formula="of:=[.F271]/([.F271]+[.C271]+[.D271]+[.E271])" office:value-type="percentage" office:value="0.081787521079258" calcext:value-type="percentage">
            <text:p>8,18 %</text:p>
          </table:table-cell>
          <table:table-cell table:formula="of:=IF([.I271]&gt;50%;&quot;Local&quot;;IF([.J271]&gt;50%;&quot;national&quot;;IF([.K271]&gt;50%;&quot;hors-québec&quot;;IF([.L27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83" calcext:value-type="float">
            <text:p>983</text:p>
          </table:table-cell>
          <table:table-cell table:style-name="ce1" office:value-type="float" office:value="19" calcext:value-type="float">
            <text:p>19</text:p>
          </table:table-cell>
          <table:table-cell table:formula="of:=[.D272]/[.E272]" office:value-type="float" office:value="0.339776195320448" calcext:value-type="float">
            <text:p>0,34</text:p>
          </table:table-cell>
          <table:table-cell table:formula="of:=[.E272]/[.D272]" office:value-type="float" office:value="2.94311377245509" calcext:value-type="float">
            <text:p>2,94</text:p>
          </table:table-cell>
          <table:table-cell table:style-name="ce4" table:formula="of:=[.D272]/([.E272]+[.F272]+[.C272]+[.D272])" office:value-type="percentage" office:value="0.249253731343284" calcext:value-type="percentage">
            <text:p>24,93 %</text:p>
          </table:table-cell>
          <table:table-cell table:style-name="ce4" table:formula="of:=[.E272]/([.E272]+[.F272]+[.C272]+[.D272])" office:value-type="percentage" office:value="0.733582089552239" calcext:value-type="percentage">
            <text:p>73,36 %</text:p>
          </table:table-cell>
          <table:table-cell table:style-name="ce4" table:formula="of:=[.C272]/([.F272]+[.C272]+[.D272]+[.E272])" office:value-type="percentage" office:value="0.00298507462686567" calcext:value-type="percentage">
            <text:p>0,30 %</text:p>
          </table:table-cell>
          <table:table-cell table:style-name="ce4" table:formula="of:=[.F272]/([.F272]+[.C272]+[.D272]+[.E272])" office:value-type="percentage" office:value="0.0141791044776119" calcext:value-type="percentage">
            <text:p>1,42 %</text:p>
          </table:table-cell>
          <table:table-cell table:formula="of:=IF([.I272]&gt;50%;&quot;Local&quot;;IF([.J272]&gt;50%;&quot;national&quot;;IF([.K272]&gt;50%;&quot;hors-québec&quot;;IF([.L27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823" calcext:value-type="float">
            <text:p>823</text:p>
          </table:table-cell>
          <table:table-cell table:style-name="ce1" office:value-type="float" office:value="30" calcext:value-type="float">
            <text:p>30</text:p>
          </table:table-cell>
          <table:table-cell table:formula="of:=[.D273]/[.E273]" office:value-type="float" office:value="0.421628189550425" calcext:value-type="float">
            <text:p>0,42</text:p>
          </table:table-cell>
          <table:table-cell table:formula="of:=[.E273]/[.D273]" office:value-type="float" office:value="2.37175792507205" calcext:value-type="float">
            <text:p>2,37</text:p>
          </table:table-cell>
          <table:table-cell table:style-name="ce4" table:formula="of:=[.D273]/([.E273]+[.F273]+[.C273]+[.D273])" office:value-type="percentage" office:value="0.289166666666667" calcext:value-type="percentage">
            <text:p>28,92 %</text:p>
          </table:table-cell>
          <table:table-cell table:style-name="ce4" table:formula="of:=[.E273]/([.E273]+[.F273]+[.C273]+[.D273])" office:value-type="percentage" office:value="0.685833333333333" calcext:value-type="percentage">
            <text:p>68,58 %</text:p>
          </table:table-cell>
          <table:table-cell table:style-name="ce4" table:formula="of:=[.C273]/([.F273]+[.C273]+[.D273]+[.E273])" office:value-type="percentage" office:value="0" calcext:value-type="percentage">
            <text:p>0,00 %</text:p>
          </table:table-cell>
          <table:table-cell table:style-name="ce4" table:formula="of:=[.F273]/([.F273]+[.C273]+[.D273]+[.E273])" office:value-type="percentage" office:value="0.025" calcext:value-type="percentage">
            <text:p>2,50 %</text:p>
          </table:table-cell>
          <table:table-cell table:formula="of:=IF([.I273]&gt;50%;&quot;Local&quot;;IF([.J273]&gt;50%;&quot;national&quot;;IF([.K273]&gt;50%;&quot;hors-québec&quot;;IF([.L27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guenay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1562" calcext:value-type="float">
            <text:p>1562</text:p>
          </table:table-cell>
          <table:table-cell table:style-name="ce1" office:value-type="float" office:value="171" calcext:value-type="float">
            <text:p>171</text:p>
          </table:table-cell>
          <table:table-cell table:formula="of:=[.D274]/[.E274]" office:value-type="float" office:value="0.539692701664533" calcext:value-type="float">
            <text:p>0,54</text:p>
          </table:table-cell>
          <table:table-cell table:formula="of:=[.E274]/[.D274]" office:value-type="float" office:value="1.85290628706999" calcext:value-type="float">
            <text:p>1,85</text:p>
          </table:table-cell>
          <table:table-cell table:style-name="ce4" table:formula="of:=[.D274]/([.E274]+[.F274]+[.C274]+[.D274])" office:value-type="percentage" office:value="0.32699767261443" calcext:value-type="percentage">
            <text:p>32,70 %</text:p>
          </table:table-cell>
          <table:table-cell table:style-name="ce4" table:formula="of:=[.E274]/([.E274]+[.F274]+[.C274]+[.D274])" office:value-type="percentage" office:value="0.605896043444531" calcext:value-type="percentage">
            <text:p>60,59 %</text:p>
          </table:table-cell>
          <table:table-cell table:style-name="ce4" table:formula="of:=[.C274]/([.F274]+[.C274]+[.D274]+[.E274])" office:value-type="percentage" office:value="0.000775795190069822" calcext:value-type="percentage">
            <text:p>0,08 %</text:p>
          </table:table-cell>
          <table:table-cell table:style-name="ce4" table:formula="of:=[.F274]/([.F274]+[.C274]+[.D274]+[.E274])" office:value-type="percentage" office:value="0.0663304887509697" calcext:value-type="percentage">
            <text:p>6,63 %</text:p>
          </table:table-cell>
          <table:table-cell table:formula="of:=IF([.I274]&gt;50%;&quot;Local&quot;;IF([.J274]&gt;50%;&quot;national&quot;;IF([.K274]&gt;50%;&quot;hors-québec&quot;;IF([.L27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Eustach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654" calcext:value-type="float">
            <text:p>654</text:p>
          </table:table-cell>
          <table:table-cell table:style-name="ce1" office:value-type="float" office:value="28" calcext:value-type="float">
            <text:p>28</text:p>
          </table:table-cell>
          <table:table-cell table:formula="of:=[.D275]/[.E275]" office:value-type="float" office:value="0.662079510703364" calcext:value-type="float">
            <text:p>0,66</text:p>
          </table:table-cell>
          <table:table-cell table:formula="of:=[.E275]/[.D275]" office:value-type="float" office:value="1.51039260969977" calcext:value-type="float">
            <text:p>1,51</text:p>
          </table:table-cell>
          <table:table-cell table:style-name="ce4" table:formula="of:=[.D275]/([.E275]+[.F275]+[.C275]+[.D275])" office:value-type="percentage" office:value="0.352605863192182" calcext:value-type="percentage">
            <text:p>35,26 %</text:p>
          </table:table-cell>
          <table:table-cell table:style-name="ce4" table:formula="of:=[.E275]/([.E275]+[.F275]+[.C275]+[.D275])" office:value-type="percentage" office:value="0.53257328990228" calcext:value-type="percentage">
            <text:p>53,26 %</text:p>
          </table:table-cell>
          <table:table-cell table:style-name="ce4" table:formula="of:=[.C275]/([.F275]+[.C275]+[.D275]+[.E275])" office:value-type="percentage" office:value="0.0920195439739414" calcext:value-type="percentage">
            <text:p>9,20 %</text:p>
          </table:table-cell>
          <table:table-cell table:style-name="ce4" table:formula="of:=[.F275]/([.F275]+[.C275]+[.D275]+[.E275])" office:value-type="percentage" office:value="0.0228013029315961" calcext:value-type="percentage">
            <text:p>2,28 %</text:p>
          </table:table-cell>
          <table:table-cell table:formula="of:=IF([.I275]&gt;50%;&quot;Local&quot;;IF([.J275]&gt;50%;&quot;national&quot;;IF([.K275]&gt;50%;&quot;hors-québec&quot;;IF([.L27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enri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647" calcext:value-type="float">
            <text:p>647</text:p>
          </table:table-cell>
          <table:table-cell table:style-name="ce1" office:value-type="float" office:value="32" calcext:value-type="float">
            <text:p>32</text:p>
          </table:table-cell>
          <table:table-cell table:formula="of:=[.D276]/[.E276]" office:value-type="float" office:value="0.613601236476043" calcext:value-type="float">
            <text:p>0,61</text:p>
          </table:table-cell>
          <table:table-cell table:formula="of:=[.E276]/[.D276]" office:value-type="float" office:value="1.62972292191436" calcext:value-type="float">
            <text:p>1,63</text:p>
          </table:table-cell>
          <table:table-cell table:style-name="ce4" table:formula="of:=[.D276]/([.E276]+[.F276]+[.C276]+[.D276])" office:value-type="percentage" office:value="0.307990690457719" calcext:value-type="percentage">
            <text:p>30,80 %</text:p>
          </table:table-cell>
          <table:table-cell table:style-name="ce4" table:formula="of:=[.E276]/([.E276]+[.F276]+[.C276]+[.D276])" office:value-type="percentage" office:value="0.501939487975174" calcext:value-type="percentage">
            <text:p>50,19 %</text:p>
          </table:table-cell>
          <table:table-cell table:style-name="ce4" table:formula="of:=[.C276]/([.F276]+[.C276]+[.D276]+[.E276])" office:value-type="percentage" office:value="0.165244375484872" calcext:value-type="percentage">
            <text:p>16,52 %</text:p>
          </table:table-cell>
          <table:table-cell table:style-name="ce4" table:formula="of:=[.F276]/([.F276]+[.C276]+[.D276]+[.E276])" office:value-type="percentage" office:value="0.0248254460822343" calcext:value-type="percentage">
            <text:p>2,48 %</text:p>
          </table:table-cell>
          <table:table-cell table:formula="of:=IF([.I276]&gt;50%;&quot;Local&quot;;IF([.J276]&gt;50%;&quot;national&quot;;IF([.K276]&gt;50%;&quot;hors-québec&quot;;IF([.L27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Hyacinth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923" calcext:value-type="float">
            <text:p>923</text:p>
          </table:table-cell>
          <table:table-cell table:style-name="ce1" office:value-type="float" office:value="57" calcext:value-type="float">
            <text:p>57</text:p>
          </table:table-cell>
          <table:table-cell table:formula="of:=[.D277]/[.E277]" office:value-type="float" office:value="0.301191765980498" calcext:value-type="float">
            <text:p>0,30</text:p>
          </table:table-cell>
          <table:table-cell table:formula="of:=[.E277]/[.D277]" office:value-type="float" office:value="3.32014388489209" calcext:value-type="float">
            <text:p>3,32</text:p>
          </table:table-cell>
          <table:table-cell table:style-name="ce4" table:formula="of:=[.D277]/([.E277]+[.F277]+[.C277]+[.D277])" office:value-type="percentage" office:value="0.218897637795276" calcext:value-type="percentage">
            <text:p>21,89 %</text:p>
          </table:table-cell>
          <table:table-cell table:style-name="ce4" table:formula="of:=[.E277]/([.E277]+[.F277]+[.C277]+[.D277])" office:value-type="percentage" office:value="0.726771653543307" calcext:value-type="percentage">
            <text:p>72,68 %</text:p>
          </table:table-cell>
          <table:table-cell table:style-name="ce4" table:formula="of:=[.C277]/([.F277]+[.C277]+[.D277]+[.E277])" office:value-type="percentage" office:value="0.00944881889763779" calcext:value-type="percentage">
            <text:p>0,94 %</text:p>
          </table:table-cell>
          <table:table-cell table:style-name="ce4" table:formula="of:=[.F277]/([.F277]+[.C277]+[.D277]+[.E277])" office:value-type="percentage" office:value="0.0448818897637795" calcext:value-type="percentage">
            <text:p>4,49 %</text:p>
          </table:table-cell>
          <table:table-cell table:formula="of:=IF([.I277]&gt;50%;&quot;Local&quot;;IF([.J277]&gt;50%;&quot;national&quot;;IF([.K277]&gt;50%;&quot;hors-québec&quot;;IF([.L27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Jérôm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24" calcext:value-type="float">
            <text:p>24</text:p>
          </table:table-cell>
          <table:table-cell table:formula="of:=[.D278]/[.E278]" office:value-type="float" office:value="0.691444600280505" calcext:value-type="float">
            <text:p>0,69</text:p>
          </table:table-cell>
          <table:table-cell table:formula="of:=[.E278]/[.D278]" office:value-type="float" office:value="1.44624746450304" calcext:value-type="float">
            <text:p>1,45</text:p>
          </table:table-cell>
          <table:table-cell table:style-name="ce4" table:formula="of:=[.D278]/([.E278]+[.F278]+[.C278]+[.D278])" office:value-type="percentage" office:value="0.375476009139375" calcext:value-type="percentage">
            <text:p>37,55 %</text:p>
          </table:table-cell>
          <table:table-cell table:style-name="ce4" table:formula="of:=[.E278]/([.E278]+[.F278]+[.C278]+[.D278])" office:value-type="percentage" office:value="0.543031226199543" calcext:value-type="percentage">
            <text:p>54,30 %</text:p>
          </table:table-cell>
          <table:table-cell table:style-name="ce4" table:formula="of:=[.C278]/([.F278]+[.C278]+[.D278]+[.E278])" office:value-type="percentage" office:value="0.0632140137090632" calcext:value-type="percentage">
            <text:p>6,32 %</text:p>
          </table:table-cell>
          <table:table-cell table:style-name="ce4" table:formula="of:=[.F278]/([.F278]+[.C278]+[.D278]+[.E278])" office:value-type="percentage" office:value="0.0182787509520183" calcext:value-type="percentage">
            <text:p>1,83 %</text:p>
          </table:table-cell>
          <table:table-cell table:formula="of:=IF([.I278]&gt;50%;&quot;Local&quot;;IF([.J278]&gt;50%;&quot;national&quot;;IF([.K278]&gt;50%;&quot;hors-québec&quot;;IF([.L27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Lin-Laurentid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12" calcext:value-type="float">
            <text:p>12</text:p>
          </table:table-cell>
          <table:table-cell table:formula="of:=[.D279]/[.E279]" office:value-type="float" office:value="0.868263473053892" calcext:value-type="float">
            <text:p>0,87</text:p>
          </table:table-cell>
          <table:table-cell table:formula="of:=[.E279]/[.D279]" office:value-type="float" office:value="1.15172413793103" calcext:value-type="float">
            <text:p>1,15</text:p>
          </table:table-cell>
          <table:table-cell table:style-name="ce4" table:formula="of:=[.D279]/([.E279]+[.F279]+[.C279]+[.D279])" office:value-type="percentage" office:value="0.445696721311475" calcext:value-type="percentage">
            <text:p>44,57 %</text:p>
          </table:table-cell>
          <table:table-cell table:style-name="ce4" table:formula="of:=[.E279]/([.E279]+[.F279]+[.C279]+[.D279])" office:value-type="percentage" office:value="0.513319672131147" calcext:value-type="percentage">
            <text:p>51,33 %</text:p>
          </table:table-cell>
          <table:table-cell table:style-name="ce4" table:formula="of:=[.C279]/([.F279]+[.C279]+[.D279]+[.E279])" office:value-type="percentage" office:value="0.0286885245901639" calcext:value-type="percentage">
            <text:p>2,87 %</text:p>
          </table:table-cell>
          <table:table-cell table:style-name="ce4" table:formula="of:=[.F279]/([.F279]+[.C279]+[.D279]+[.E279])" office:value-type="percentage" office:value="0.0122950819672131" calcext:value-type="percentage">
            <text:p>1,23 %</text:p>
          </table:table-cell>
          <table:table-cell table:formula="of:=IF([.I279]&gt;50%;&quot;Local&quot;;IF([.J279]&gt;50%;&quot;national&quot;;IF([.K279]&gt;50%;&quot;hors-québec&quot;;IF([.L27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894" calcext:value-type="float">
            <text:p>894</text:p>
          </table:table-cell>
          <table:table-cell table:style-name="ce1" office:value-type="float" office:value="28" calcext:value-type="float">
            <text:p>28</text:p>
          </table:table-cell>
          <table:table-cell table:formula="of:=[.D280]/[.E280]" office:value-type="float" office:value="0.342281879194631" calcext:value-type="float">
            <text:p>0,34</text:p>
          </table:table-cell>
          <table:table-cell table:formula="of:=[.E280]/[.D280]" office:value-type="float" office:value="2.92156862745098" calcext:value-type="float">
            <text:p>2,92</text:p>
          </table:table-cell>
          <table:table-cell table:style-name="ce4" table:formula="of:=[.D280]/([.E280]+[.F280]+[.C280]+[.D280])" office:value-type="percentage" office:value="0.247974068071313" calcext:value-type="percentage">
            <text:p>24,80 %</text:p>
          </table:table-cell>
          <table:table-cell table:style-name="ce4" table:formula="of:=[.E280]/([.E280]+[.F280]+[.C280]+[.D280])" office:value-type="percentage" office:value="0.724473257698541" calcext:value-type="percentage">
            <text:p>72,45 %</text:p>
          </table:table-cell>
          <table:table-cell table:style-name="ce4" table:formula="of:=[.C280]/([.F280]+[.C280]+[.D280]+[.E280])" office:value-type="percentage" office:value="0.00486223662884927" calcext:value-type="percentage">
            <text:p>0,49 %</text:p>
          </table:table-cell>
          <table:table-cell table:style-name="ce4" table:formula="of:=[.F280]/([.F280]+[.C280]+[.D280]+[.E280])" office:value-type="percentage" office:value="0.0226904376012966" calcext:value-type="percentage">
            <text:p>2,27 %</text:p>
          </table:table-cell>
          <table:table-cell table:formula="of:=IF([.I280]&gt;50%;&quot;Local&quot;;IF([.J280]&gt;50%;&quot;national&quot;;IF([.K280]&gt;50%;&quot;hors-québec&quot;;IF([.L28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2" calcext:value-type="float">
            <text:p>12</text:p>
          </table:table-cell>
          <table:table-cell table:formula="of:=[.D281]/[.E281]" office:value-type="float" office:value="0.616766467065868" calcext:value-type="float">
            <text:p>0,62</text:p>
          </table:table-cell>
          <table:table-cell table:formula="of:=[.E281]/[.D281]" office:value-type="float" office:value="1.62135922330097" calcext:value-type="float">
            <text:p>1,62</text:p>
          </table:table-cell>
          <table:table-cell table:style-name="ce4" table:formula="of:=[.D281]/([.E281]+[.F281]+[.C281]+[.D281])" office:value-type="percentage" office:value="0.341059602649007" calcext:value-type="percentage">
            <text:p>34,11 %</text:p>
          </table:table-cell>
          <table:table-cell table:style-name="ce4" table:formula="of:=[.E281]/([.E281]+[.F281]+[.C281]+[.D281])" office:value-type="percentage" office:value="0.552980132450331" calcext:value-type="percentage">
            <text:p>55,30 %</text:p>
          </table:table-cell>
          <table:table-cell table:style-name="ce4" table:formula="of:=[.C281]/([.F281]+[.C281]+[.D281]+[.E281])" office:value-type="percentage" office:value="0.0662251655629139" calcext:value-type="percentage">
            <text:p>6,62 %</text:p>
          </table:table-cell>
          <table:table-cell table:style-name="ce4" table:formula="of:=[.F281]/([.F281]+[.C281]+[.D281]+[.E281])" office:value-type="percentage" office:value="0.0397350993377483" calcext:value-type="percentage">
            <text:p>3,97 %</text:p>
          </table:table-cell>
          <table:table-cell table:formula="of:=IF([.I281]&gt;50%;&quot;Local&quot;;IF([.J281]&gt;50%;&quot;national&quot;;IF([.K281]&gt;50%;&quot;hors-québec&quot;;IF([.L28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Pierre-de-l'Île-d'Orléan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22" calcext:value-type="float">
            <text:p>22</text:p>
          </table:table-cell>
          <table:table-cell table:formula="of:=[.D282]/[.E282]" office:value-type="float" office:value="0.579220779220779" calcext:value-type="float">
            <text:p>0,58</text:p>
          </table:table-cell>
          <table:table-cell table:formula="of:=[.E282]/[.D282]" office:value-type="float" office:value="1.72645739910314" calcext:value-type="float">
            <text:p>1,73</text:p>
          </table:table-cell>
          <table:table-cell table:style-name="ce4" table:formula="of:=[.D282]/([.E282]+[.F282]+[.C282]+[.D282])" office:value-type="percentage" office:value="0.35062893081761" calcext:value-type="percentage">
            <text:p>35,06 %</text:p>
          </table:table-cell>
          <table:table-cell table:style-name="ce4" table:formula="of:=[.E282]/([.E282]+[.F282]+[.C282]+[.D282])" office:value-type="percentage" office:value="0.605345911949686" calcext:value-type="percentage">
            <text:p>60,53 %</text:p>
          </table:table-cell>
          <table:table-cell table:style-name="ce4" table:formula="of:=[.C282]/([.F282]+[.C282]+[.D282]+[.E282])" office:value-type="percentage" office:value="0.00943396226415094" calcext:value-type="percentage">
            <text:p>0,94 %</text:p>
          </table:table-cell>
          <table:table-cell table:style-name="ce4" table:formula="of:=[.F282]/([.F282]+[.C282]+[.D282]+[.E282])" office:value-type="percentage" office:value="0.0345911949685535" calcext:value-type="percentage">
            <text:p>3,46 %</text:p>
          </table:table-cell>
          <table:table-cell table:formula="of:=IF([.I282]&gt;50%;&quot;Local&quot;;IF([.J282]&gt;50%;&quot;national&quot;;IF([.K282]&gt;50%;&quot;hors-québec&quot;;IF([.L28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95" calcext:value-type="float">
            <text:p>95</text:p>
          </table:table-cell>
          <table:table-cell table:formula="of:=[.D283]/[.E283]" office:value-type="float" office:value="0.535502958579882" calcext:value-type="float">
            <text:p>0,54</text:p>
          </table:table-cell>
          <table:table-cell table:formula="of:=[.E283]/[.D283]" office:value-type="float" office:value="1.86740331491713" calcext:value-type="float">
            <text:p>1,87</text:p>
          </table:table-cell>
          <table:table-cell table:style-name="ce4" table:formula="of:=[.D283]/([.E283]+[.F283]+[.C283]+[.D283])" office:value-type="percentage" office:value="0.307300509337861" calcext:value-type="percentage">
            <text:p>30,73 %</text:p>
          </table:table-cell>
          <table:table-cell table:style-name="ce4" table:formula="of:=[.E283]/([.E283]+[.F283]+[.C283]+[.D283])" office:value-type="percentage" office:value="0.573853989813243" calcext:value-type="percentage">
            <text:p>57,39 %</text:p>
          </table:table-cell>
          <table:table-cell table:style-name="ce4" table:formula="of:=[.C283]/([.F283]+[.C283]+[.D283]+[.E283])" office:value-type="percentage" office:value="0.0382003395585739" calcext:value-type="percentage">
            <text:p>3,82 %</text:p>
          </table:table-cell>
          <table:table-cell table:style-name="ce4" table:formula="of:=[.F283]/([.F283]+[.C283]+[.D283]+[.E283])" office:value-type="percentage" office:value="0.0806451612903226" calcext:value-type="percentage">
            <text:p>8,06 %</text:p>
          </table:table-cell>
          <table:table-cell table:formula="of:=IF([.I283]&gt;50%;&quot;Local&quot;;IF([.J283]&gt;50%;&quot;national&quot;;IF([.K283]&gt;50%;&quot;hors-québec&quot;;IF([.L28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231" calcext:value-type="float">
            <text:p>231</text:p>
          </table:table-cell>
          <table:table-cell table:formula="of:=[.D284]/[.E284]" office:value-type="float" office:value="0.626031164069661" calcext:value-type="float">
            <text:p>0,63</text:p>
          </table:table-cell>
          <table:table-cell table:formula="of:=[.E284]/[.D284]" office:value-type="float" office:value="1.59736456808199" calcext:value-type="float">
            <text:p>1,60</text:p>
          </table:table-cell>
          <table:table-cell table:style-name="ce4" table:formula="of:=[.D284]/([.E284]+[.F284]+[.C284]+[.D284])" office:value-type="percentage" office:value="0.313878676470588" calcext:value-type="percentage">
            <text:p>31,39 %</text:p>
          </table:table-cell>
          <table:table-cell table:style-name="ce4" table:formula="of:=[.E284]/([.E284]+[.F284]+[.C284]+[.D284])" office:value-type="percentage" office:value="0.501378676470588" calcext:value-type="percentage">
            <text:p>50,14 %</text:p>
          </table:table-cell>
          <table:table-cell table:style-name="ce4" table:formula="of:=[.C284]/([.F284]+[.C284]+[.D284]+[.E284])" office:value-type="percentage" office:value="0.0785845588235294" calcext:value-type="percentage">
            <text:p>7,86 %</text:p>
          </table:table-cell>
          <table:table-cell table:style-name="ce4" table:formula="of:=[.F284]/([.F284]+[.C284]+[.D284]+[.E284])" office:value-type="percentage" office:value="0.106158088235294" calcext:value-type="percentage">
            <text:p>10,62 %</text:p>
          </table:table-cell>
          <table:table-cell table:formula="of:=IF([.I284]&gt;50%;&quot;Local&quot;;IF([.J284]&gt;50%;&quot;national&quot;;IF([.K284]&gt;50%;&quot;hors-québec&quot;;IF([.L28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-Raymond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642" calcext:value-type="float">
            <text:p>642</text:p>
          </table:table-cell>
          <table:table-cell table:style-name="ce1" office:value-type="float" office:value="7" calcext:value-type="float">
            <text:p>7</text:p>
          </table:table-cell>
          <table:table-cell table:formula="of:=[.D285]/[.E285]" office:value-type="float" office:value="0.725856697819315" calcext:value-type="float">
            <text:p>0,73</text:p>
          </table:table-cell>
          <table:table-cell table:formula="of:=[.E285]/[.D285]" office:value-type="float" office:value="1.37768240343348" calcext:value-type="float">
            <text:p>1,38</text:p>
          </table:table-cell>
          <table:table-cell table:style-name="ce4" table:formula="of:=[.D285]/([.E285]+[.F285]+[.C285]+[.D285])" office:value-type="percentage" office:value="0.391925988225399" calcext:value-type="percentage">
            <text:p>39,19 %</text:p>
          </table:table-cell>
          <table:table-cell table:style-name="ce4" table:formula="of:=[.E285]/([.E285]+[.F285]+[.C285]+[.D285])" office:value-type="percentage" office:value="0.539949537426409" calcext:value-type="percentage">
            <text:p>53,99 %</text:p>
          </table:table-cell>
          <table:table-cell table:style-name="ce4" table:formula="of:=[.C285]/([.F285]+[.C285]+[.D285]+[.E285])" office:value-type="percentage" office:value="0.0622371740958789" calcext:value-type="percentage">
            <text:p>6,22 %</text:p>
          </table:table-cell>
          <table:table-cell table:style-name="ce4" table:formula="of:=[.F285]/([.F285]+[.C285]+[.D285]+[.E285])" office:value-type="percentage" office:value="0.00588730025231287" calcext:value-type="percentage">
            <text:p>0,59 %</text:p>
          </table:table-cell>
          <table:table-cell table:formula="of:=IF([.I285]&gt;50%;&quot;Local&quot;;IF([.J285]&gt;50%;&quot;national&quot;;IF([.K285]&gt;50%;&quot;hors-québec&quot;;IF([.L28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dèl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1" calcext:value-type="float">
            <text:p>1</text:p>
          </table:table-cell>
          <table:table-cell table:formula="of:=[.D286]/[.E286]" office:value-type="float" office:value="0.464135021097046" calcext:value-type="float">
            <text:p>0,46</text:p>
          </table:table-cell>
          <table:table-cell table:formula="of:=[.E286]/[.D286]" office:value-type="float" office:value="2.15454545454545" calcext:value-type="float">
            <text:p>2,15</text:p>
          </table:table-cell>
          <table:table-cell table:style-name="ce4" table:formula="of:=[.D286]/([.E286]+[.F286]+[.C286]+[.D286])" office:value-type="percentage" office:value="0.306406685236769" calcext:value-type="percentage">
            <text:p>30,64 %</text:p>
          </table:table-cell>
          <table:table-cell table:style-name="ce4" table:formula="of:=[.E286]/([.E286]+[.F286]+[.C286]+[.D286])" office:value-type="percentage" office:value="0.66016713091922" calcext:value-type="percentage">
            <text:p>66,02 %</text:p>
          </table:table-cell>
          <table:table-cell table:style-name="ce4" table:formula="of:=[.C286]/([.F286]+[.C286]+[.D286]+[.E286])" office:value-type="percentage" office:value="0.0324976787372331" calcext:value-type="percentage">
            <text:p>3,25 %</text:p>
          </table:table-cell>
          <table:table-cell table:style-name="ce4" table:formula="of:=[.F286]/([.F286]+[.C286]+[.D286]+[.E286])" office:value-type="percentage" office:value="0.000928505106778087" calcext:value-type="percentage">
            <text:p>0,09 %</text:p>
          </table:table-cell>
          <table:table-cell table:formula="of:=IF([.I286]&gt;50%;&quot;Local&quot;;IF([.J286]&gt;50%;&quot;national&quot;;IF([.K286]&gt;50%;&quot;hors-québec&quot;;IF([.L28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701" calcext:value-type="float">
            <text:p>701</text:p>
          </table:table-cell>
          <table:table-cell table:style-name="ce1" office:value-type="float" office:value="21" calcext:value-type="float">
            <text:p>21</text:p>
          </table:table-cell>
          <table:table-cell table:formula="of:=[.D287]/[.E287]" office:value-type="float" office:value="0.322396576319543" calcext:value-type="float">
            <text:p>0,32</text:p>
          </table:table-cell>
          <table:table-cell table:formula="of:=[.E287]/[.D287]" office:value-type="float" office:value="3.10176991150442" calcext:value-type="float">
            <text:p>3,10</text:p>
          </table:table-cell>
          <table:table-cell table:style-name="ce4" table:formula="of:=[.D287]/([.E287]+[.F287]+[.C287]+[.D287])" office:value-type="percentage" office:value="0.203787195671776" calcext:value-type="percentage">
            <text:p>20,38 %</text:p>
          </table:table-cell>
          <table:table-cell table:style-name="ce4" table:formula="of:=[.E287]/([.E287]+[.F287]+[.C287]+[.D287])" office:value-type="percentage" office:value="0.632100991884581" calcext:value-type="percentage">
            <text:p>63,21 %</text:p>
          </table:table-cell>
          <table:table-cell table:style-name="ce4" table:formula="of:=[.C287]/([.F287]+[.C287]+[.D287]+[.E287])" office:value-type="percentage" office:value="0.145175834084761" calcext:value-type="percentage">
            <text:p>14,52 %</text:p>
          </table:table-cell>
          <table:table-cell table:style-name="ce4" table:formula="of:=[.F287]/([.F287]+[.C287]+[.D287]+[.E287])" office:value-type="percentage" office:value="0.0189359783588819" calcext:value-type="percentage">
            <text:p>1,89 %</text:p>
          </table:table-cell>
          <table:table-cell table:formula="of:=IF([.I287]&gt;50%;&quot;Local&quot;;IF([.J287]&gt;50%;&quot;national&quot;;IF([.K287]&gt;50%;&quot;hors-québec&quot;;IF([.L28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36" calcext:value-type="float">
            <text:p>36</text:p>
          </table:table-cell>
          <table:table-cell table:formula="of:=[.D288]/[.E288]" office:value-type="float" office:value="0.651315789473684" calcext:value-type="float">
            <text:p>0,65</text:p>
          </table:table-cell>
          <table:table-cell table:formula="of:=[.E288]/[.D288]" office:value-type="float" office:value="1.53535353535354" calcext:value-type="float">
            <text:p>1,54</text:p>
          </table:table-cell>
          <table:table-cell table:style-name="ce4" table:formula="of:=[.D288]/([.E288]+[.F288]+[.C288]+[.D288])" office:value-type="percentage" office:value="0.360655737704918" calcext:value-type="percentage">
            <text:p>36,07 %</text:p>
          </table:table-cell>
          <table:table-cell table:style-name="ce4" table:formula="of:=[.E288]/([.E288]+[.F288]+[.C288]+[.D288])" office:value-type="percentage" office:value="0.553734061930783" calcext:value-type="percentage">
            <text:p>55,37 %</text:p>
          </table:table-cell>
          <table:table-cell table:style-name="ce4" table:formula="of:=[.C288]/([.F288]+[.C288]+[.D288]+[.E288])" office:value-type="percentage" office:value="0.0528233151183971" calcext:value-type="percentage">
            <text:p>5,28 %</text:p>
          </table:table-cell>
          <table:table-cell table:style-name="ce4" table:formula="of:=[.F288]/([.F288]+[.C288]+[.D288]+[.E288])" office:value-type="percentage" office:value="0.0327868852459016" calcext:value-type="percentage">
            <text:p>3,28 %</text:p>
          </table:table-cell>
          <table:table-cell table:formula="of:=IF([.I288]&gt;50%;&quot;Local&quot;;IF([.J288]&gt;50%;&quot;national&quot;;IF([.K288]&gt;50%;&quot;hors-québec&quot;;IF([.L28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gathe-des-Mont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67" calcext:value-type="float">
            <text:p>67</text:p>
          </table:table-cell>
          <table:table-cell table:formula="of:=[.D289]/[.E289]" office:value-type="float" office:value="0.644521138912856" calcext:value-type="float">
            <text:p>0,64</text:p>
          </table:table-cell>
          <table:table-cell table:formula="of:=[.E289]/[.D289]" office:value-type="float" office:value="1.55153949129853" calcext:value-type="float">
            <text:p>1,55</text:p>
          </table:table-cell>
          <table:table-cell table:style-name="ce4" table:formula="of:=[.D289]/([.E289]+[.F289]+[.C289]+[.D289])" office:value-type="percentage" office:value="0.36980198019802" calcext:value-type="percentage">
            <text:p>36,98 %</text:p>
          </table:table-cell>
          <table:table-cell table:style-name="ce4" table:formula="of:=[.E289]/([.E289]+[.F289]+[.C289]+[.D289])" office:value-type="percentage" office:value="0.573762376237624" calcext:value-type="percentage">
            <text:p>57,38 %</text:p>
          </table:table-cell>
          <table:table-cell table:style-name="ce4" table:formula="of:=[.C289]/([.F289]+[.C289]+[.D289]+[.E289])" office:value-type="percentage" office:value="0.0232673267326733" calcext:value-type="percentage">
            <text:p>2,33 %</text:p>
          </table:table-cell>
          <table:table-cell table:style-name="ce4" table:formula="of:=[.F289]/([.F289]+[.C289]+[.D289]+[.E289])" office:value-type="percentage" office:value="0.0331683168316832" calcext:value-type="percentage">
            <text:p>3,32 %</text:p>
          </table:table-cell>
          <table:table-cell table:formula="of:=IF([.I289]&gt;50%;&quot;Local&quot;;IF([.J289]&gt;50%;&quot;national&quot;;IF([.K289]&gt;50%;&quot;hors-québec&quot;;IF([.L28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5" calcext:value-type="float">
            <text:p>5</text:p>
          </table:table-cell>
          <table:table-cell table:formula="of:=[.D290]/[.E290]" office:value-type="float" office:value="0.791549295774648" calcext:value-type="float">
            <text:p>0,79</text:p>
          </table:table-cell>
          <table:table-cell table:formula="of:=[.E290]/[.D290]" office:value-type="float" office:value="1.26334519572954" calcext:value-type="float">
            <text:p>1,26</text:p>
          </table:table-cell>
          <table:table-cell table:style-name="ce4" table:formula="of:=[.D290]/([.E290]+[.F290]+[.C290]+[.D290])" office:value-type="percentage" office:value="0.436335403726708" calcext:value-type="percentage">
            <text:p>43,63 %</text:p>
          </table:table-cell>
          <table:table-cell table:style-name="ce4" table:formula="of:=[.E290]/([.E290]+[.F290]+[.C290]+[.D290])" office:value-type="percentage" office:value="0.551242236024845" calcext:value-type="percentage">
            <text:p>55,12 %</text:p>
          </table:table-cell>
          <table:table-cell table:style-name="ce4" table:formula="of:=[.C290]/([.F290]+[.C290]+[.D290]+[.E290])" office:value-type="percentage" office:value="0.00854037267080745" calcext:value-type="percentage">
            <text:p>0,85 %</text:p>
          </table:table-cell>
          <table:table-cell table:style-name="ce4" table:formula="of:=[.F290]/([.F290]+[.C290]+[.D290]+[.E290])" office:value-type="percentage" office:value="0.00388198757763975" calcext:value-type="percentage">
            <text:p>0,39 %</text:p>
          </table:table-cell>
          <table:table-cell table:formula="of:=IF([.I290]&gt;50%;&quot;Local&quot;;IF([.J290]&gt;50%;&quot;national&quot;;IF([.K290]&gt;50%;&quot;hors-québec&quot;;IF([.L29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Anne-des-Mont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" calcext:value-type="float">
            <text:p>5</text:p>
          </table:table-cell>
          <table:table-cell table:formula="of:=[.D291]/[.E291]" office:value-type="float" office:value="0.87123745819398" calcext:value-type="float">
            <text:p>0,87</text:p>
          </table:table-cell>
          <table:table-cell table:formula="of:=[.E291]/[.D291]" office:value-type="float" office:value="1.14779270633397" calcext:value-type="float">
            <text:p>1,15</text:p>
          </table:table-cell>
          <table:table-cell table:style-name="ce4" table:formula="of:=[.D291]/([.E291]+[.F291]+[.C291]+[.D291])" office:value-type="percentage" office:value="0.460654288240495" calcext:value-type="percentage">
            <text:p>46,07 %</text:p>
          </table:table-cell>
          <table:table-cell table:style-name="ce4" table:formula="of:=[.E291]/([.E291]+[.F291]+[.C291]+[.D291])" office:value-type="percentage" office:value="0.528735632183908" calcext:value-type="percentage">
            <text:p>52,87 %</text:p>
          </table:table-cell>
          <table:table-cell table:style-name="ce4" table:formula="of:=[.C291]/([.F291]+[.C291]+[.D291]+[.E291])" office:value-type="percentage" office:value="0.00618921308576481" calcext:value-type="percentage">
            <text:p>0,62 %</text:p>
          </table:table-cell>
          <table:table-cell table:style-name="ce4" table:formula="of:=[.F291]/([.F291]+[.C291]+[.D291]+[.E291])" office:value-type="percentage" office:value="0.00442086648983201" calcext:value-type="percentage">
            <text:p>0,44 %</text:p>
          </table:table-cell>
          <table:table-cell table:formula="of:=IF([.I291]&gt;50%;&quot;Local&quot;;IF([.J291]&gt;50%;&quot;national&quot;;IF([.K291]&gt;50%;&quot;hors-québec&quot;;IF([.L29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Jul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36" calcext:value-type="float">
            <text:p>36</text:p>
          </table:table-cell>
          <table:table-cell table:formula="of:=[.D292]/[.E292]" office:value-type="float" office:value="0.709728867623604" calcext:value-type="float">
            <text:p>0,71</text:p>
          </table:table-cell>
          <table:table-cell table:formula="of:=[.E292]/[.D292]" office:value-type="float" office:value="1.40898876404494" calcext:value-type="float">
            <text:p>1,41</text:p>
          </table:table-cell>
          <table:table-cell table:style-name="ce4" table:formula="of:=[.D292]/([.E292]+[.F292]+[.C292]+[.D292])" office:value-type="percentage" office:value="0.373322147651007" calcext:value-type="percentage">
            <text:p>37,33 %</text:p>
          </table:table-cell>
          <table:table-cell table:style-name="ce4" table:formula="of:=[.E292]/([.E292]+[.F292]+[.C292]+[.D292])" office:value-type="percentage" office:value="0.526006711409396" calcext:value-type="percentage">
            <text:p>52,60 %</text:p>
          </table:table-cell>
          <table:table-cell table:style-name="ce4" table:formula="of:=[.C292]/([.F292]+[.C292]+[.D292]+[.E292])" office:value-type="percentage" office:value="0.0704697986577181" calcext:value-type="percentage">
            <text:p>7,05 %</text:p>
          </table:table-cell>
          <table:table-cell table:style-name="ce4" table:formula="of:=[.F292]/([.F292]+[.C292]+[.D292]+[.E292])" office:value-type="percentage" office:value="0.0302013422818792" calcext:value-type="percentage">
            <text:p>3,02 %</text:p>
          </table:table-cell>
          <table:table-cell table:formula="of:=IF([.I292]&gt;50%;&quot;Local&quot;;IF([.J292]&gt;50%;&quot;national&quot;;IF([.K292]&gt;50%;&quot;hors-québec&quot;;IF([.L29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inte-Mar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689" calcext:value-type="float">
            <text:p>689</text:p>
          </table:table-cell>
          <table:table-cell table:style-name="ce1" office:value-type="float" office:value="44" calcext:value-type="float">
            <text:p>44</text:p>
          </table:table-cell>
          <table:table-cell table:formula="of:=[.D293]/[.E293]" office:value-type="float" office:value="0.576197387518142" calcext:value-type="float">
            <text:p>0,58</text:p>
          </table:table-cell>
          <table:table-cell table:formula="of:=[.E293]/[.D293]" office:value-type="float" office:value="1.73551637279597" calcext:value-type="float">
            <text:p>1,74</text:p>
          </table:table-cell>
          <table:table-cell table:style-name="ce4" table:formula="of:=[.D293]/([.E293]+[.F293]+[.C293]+[.D293])" office:value-type="percentage" office:value="0.294729027468448" calcext:value-type="percentage">
            <text:p>29,47 %</text:p>
          </table:table-cell>
          <table:table-cell table:style-name="ce4" table:formula="of:=[.E293]/([.E293]+[.F293]+[.C293]+[.D293])" office:value-type="percentage" office:value="0.511507052709725" calcext:value-type="percentage">
            <text:p>51,15 %</text:p>
          </table:table-cell>
          <table:table-cell table:style-name="ce4" table:formula="of:=[.C293]/([.F293]+[.C293]+[.D293]+[.E293])" office:value-type="percentage" office:value="0.161098737936154" calcext:value-type="percentage">
            <text:p>16,11 %</text:p>
          </table:table-cell>
          <table:table-cell table:style-name="ce4" table:formula="of:=[.F293]/([.F293]+[.C293]+[.D293]+[.E293])" office:value-type="percentage" office:value="0.0326651818856719" calcext:value-type="percentage">
            <text:p>3,27 %</text:p>
          </table:table-cell>
          <table:table-cell table:formula="of:=IF([.I293]&gt;50%;&quot;Local&quot;;IF([.J293]&gt;50%;&quot;national&quot;;IF([.K293]&gt;50%;&quot;hors-québec&quot;;IF([.L29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alaberry-de-Valleyfield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754" calcext:value-type="float">
            <text:p>754</text:p>
          </table:table-cell>
          <table:table-cell table:style-name="ce1" office:value-type="float" office:value="11" calcext:value-type="float">
            <text:p>11</text:p>
          </table:table-cell>
          <table:table-cell table:formula="of:=[.D294]/[.E294]" office:value-type="float" office:value="0.547745358090186" calcext:value-type="float">
            <text:p>0,55</text:p>
          </table:table-cell>
          <table:table-cell table:formula="of:=[.E294]/[.D294]" office:value-type="float" office:value="1.82566585956416" calcext:value-type="float">
            <text:p>1,83</text:p>
          </table:table-cell>
          <table:table-cell table:style-name="ce4" table:formula="of:=[.D294]/([.E294]+[.F294]+[.C294]+[.D294])" office:value-type="percentage" office:value="0.349703640982218" calcext:value-type="percentage">
            <text:p>34,97 %</text:p>
          </table:table-cell>
          <table:table-cell table:style-name="ce4" table:formula="of:=[.E294]/([.E294]+[.F294]+[.C294]+[.D294])" office:value-type="percentage" office:value="0.63844199830652" calcext:value-type="percentage">
            <text:p>63,84 %</text:p>
          </table:table-cell>
          <table:table-cell table:style-name="ce4" table:formula="of:=[.C294]/([.F294]+[.C294]+[.D294]+[.E294])" office:value-type="percentage" office:value="0.00254022015241321" calcext:value-type="percentage">
            <text:p>0,25 %</text:p>
          </table:table-cell>
          <table:table-cell table:style-name="ce4" table:formula="of:=[.F294]/([.F294]+[.C294]+[.D294]+[.E294])" office:value-type="percentage" office:value="0.00931414055884843" calcext:value-type="percentage">
            <text:p>0,93 %</text:p>
          </table:table-cell>
          <table:table-cell table:formula="of:=IF([.I294]&gt;50%;&quot;Local&quot;;IF([.J294]&gt;50%;&quot;national&quot;;IF([.K294]&gt;50%;&quot;hors-québec&quot;;IF([.L29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830" calcext:value-type="float">
            <text:p>830</text:p>
          </table:table-cell>
          <table:table-cell table:style-name="ce1" office:value-type="float" office:value="24" calcext:value-type="float">
            <text:p>24</text:p>
          </table:table-cell>
          <table:table-cell table:formula="of:=[.D295]/[.E295]" office:value-type="float" office:value="0.44578313253012" calcext:value-type="float">
            <text:p>0,45</text:p>
          </table:table-cell>
          <table:table-cell table:formula="of:=[.E295]/[.D295]" office:value-type="float" office:value="2.24324324324324" calcext:value-type="float">
            <text:p>2,24</text:p>
          </table:table-cell>
          <table:table-cell table:style-name="ce4" table:formula="of:=[.D295]/([.E295]+[.F295]+[.C295]+[.D295])" office:value-type="percentage" office:value="0.267727930535456" calcext:value-type="percentage">
            <text:p>26,77 %</text:p>
          </table:table-cell>
          <table:table-cell table:style-name="ce4" table:formula="of:=[.E295]/([.E295]+[.F295]+[.C295]+[.D295])" office:value-type="percentage" office:value="0.600578871201158" calcext:value-type="percentage">
            <text:p>60,06 %</text:p>
          </table:table-cell>
          <table:table-cell table:style-name="ce4" table:formula="of:=[.C295]/([.F295]+[.C295]+[.D295]+[.E295])" office:value-type="percentage" office:value="0.114327062228654" calcext:value-type="percentage">
            <text:p>11,43 %</text:p>
          </table:table-cell>
          <table:table-cell table:style-name="ce4" table:formula="of:=[.F295]/([.F295]+[.C295]+[.D295]+[.E295])" office:value-type="percentage" office:value="0.0173661360347323" calcext:value-type="percentage">
            <text:p>1,74 %</text:p>
          </table:table-cell>
          <table:table-cell table:formula="of:=IF([.I295]&gt;50%;&quot;Local&quot;;IF([.J295]&gt;50%;&quot;national&quot;;IF([.K295]&gt;50%;&quot;hors-québec&quot;;IF([.L29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17" calcext:value-type="float">
            <text:p>17</text:p>
          </table:table-cell>
          <table:table-cell table:formula="of:=[.D296]/[.E296]" office:value-type="float" office:value="0.458227848101266" calcext:value-type="float">
            <text:p>0,46</text:p>
          </table:table-cell>
          <table:table-cell table:formula="of:=[.E296]/[.D296]" office:value-type="float" office:value="2.18232044198895" calcext:value-type="float">
            <text:p>2,18</text:p>
          </table:table-cell>
          <table:table-cell table:style-name="ce4" table:formula="of:=[.D296]/([.E296]+[.F296]+[.C296]+[.D296])" office:value-type="percentage" office:value="0.301666666666667" calcext:value-type="percentage">
            <text:p>30,17 %</text:p>
          </table:table-cell>
          <table:table-cell table:style-name="ce4" table:formula="of:=[.E296]/([.E296]+[.F296]+[.C296]+[.D296])" office:value-type="percentage" office:value="0.658333333333333" calcext:value-type="percentage">
            <text:p>65,83 %</text:p>
          </table:table-cell>
          <table:table-cell table:style-name="ce4" table:formula="of:=[.C296]/([.F296]+[.C296]+[.D296]+[.E296])" office:value-type="percentage" office:value="0.0258333333333333" calcext:value-type="percentage">
            <text:p>2,58 %</text:p>
          </table:table-cell>
          <table:table-cell table:style-name="ce4" table:formula="of:=[.F296]/([.F296]+[.C296]+[.D296]+[.E296])" office:value-type="percentage" office:value="0.0141666666666667" calcext:value-type="percentage">
            <text:p>1,42 %</text:p>
          </table:table-cell>
          <table:table-cell table:formula="of:=IF([.I296]&gt;50%;&quot;Local&quot;;IF([.J296]&gt;50%;&quot;national&quot;;IF([.K296]&gt;50%;&quot;hors-québec&quot;;IF([.L29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ept-Îles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945" calcext:value-type="float">
            <text:p>945</text:p>
          </table:table-cell>
          <table:table-cell table:style-name="ce1" office:value-type="float" office:value="1267" calcext:value-type="float">
            <text:p>1267</text:p>
          </table:table-cell>
          <table:table-cell table:style-name="ce1" office:value-type="float" office:value="187" calcext:value-type="float">
            <text:p>187</text:p>
          </table:table-cell>
          <table:table-cell table:formula="of:=[.D297]/[.E297]" office:value-type="float" office:value="0.74585635359116" calcext:value-type="float">
            <text:p>0,75</text:p>
          </table:table-cell>
          <table:table-cell table:formula="of:=[.E297]/[.D297]" office:value-type="float" office:value="1.34074074074074" calcext:value-type="float">
            <text:p>1,34</text:p>
          </table:table-cell>
          <table:table-cell table:style-name="ce4" table:formula="of:=[.D297]/([.E297]+[.F297]+[.C297]+[.D297])" office:value-type="percentage" office:value="0.376794258373206" calcext:value-type="percentage">
            <text:p>37,68 %</text:p>
          </table:table-cell>
          <table:table-cell table:style-name="ce4" table:formula="of:=[.E297]/([.E297]+[.F297]+[.C297]+[.D297])" office:value-type="percentage" office:value="0.50518341307815" calcext:value-type="percentage">
            <text:p>50,52 %</text:p>
          </table:table-cell>
          <table:table-cell table:style-name="ce4" table:formula="of:=[.C297]/([.F297]+[.C297]+[.D297]+[.E297])" office:value-type="percentage" office:value="0.0434609250398724" calcext:value-type="percentage">
            <text:p>4,35 %</text:p>
          </table:table-cell>
          <table:table-cell table:style-name="ce4" table:formula="of:=[.F297]/([.F297]+[.C297]+[.D297]+[.E297])" office:value-type="percentage" office:value="0.0745614035087719" calcext:value-type="percentage">
            <text:p>7,46 %</text:p>
          </table:table-cell>
          <table:table-cell table:formula="of:=IF([.I297]&gt;50%;&quot;Local&quot;;IF([.J297]&gt;50%;&quot;national&quot;;IF([.K297]&gt;50%;&quot;hors-québec&quot;;IF([.L29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herbrook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16" calcext:value-type="float">
            <text:p>16</text:p>
          </table:table-cell>
          <table:table-cell table:formula="of:=[.D298]/[.E298]" office:value-type="float" office:value="0.664619164619165" calcext:value-type="float">
            <text:p>0,66</text:p>
          </table:table-cell>
          <table:table-cell table:formula="of:=[.E298]/[.D298]" office:value-type="float" office:value="1.50462107208872" calcext:value-type="float">
            <text:p>1,50</text:p>
          </table:table-cell>
          <table:table-cell table:style-name="ce4" table:formula="of:=[.D298]/([.E298]+[.F298]+[.C298]+[.D298])" office:value-type="percentage" office:value="0.393454545454545" calcext:value-type="percentage">
            <text:p>39,35 %</text:p>
          </table:table-cell>
          <table:table-cell table:style-name="ce4" table:formula="of:=[.E298]/([.E298]+[.F298]+[.C298]+[.D298])" office:value-type="percentage" office:value="0.592" calcext:value-type="percentage">
            <text:p>59,20 %</text:p>
          </table:table-cell>
          <table:table-cell table:style-name="ce4" table:formula="of:=[.C298]/([.F298]+[.C298]+[.D298]+[.E298])" office:value-type="percentage" office:value="0.00290909090909091" calcext:value-type="percentage">
            <text:p>0,29 %</text:p>
          </table:table-cell>
          <table:table-cell table:style-name="ce4" table:formula="of:=[.F298]/([.F298]+[.C298]+[.D298]+[.E298])" office:value-type="percentage" office:value="0.0116363636363636" calcext:value-type="percentage">
            <text:p>1,16 %</text:p>
          </table:table-cell>
          <table:table-cell table:formula="of:=IF([.I298]&gt;50%;&quot;Local&quot;;IF([.J298]&gt;50%;&quot;national&quot;;IF([.K298]&gt;50%;&quot;hors-québec&quot;;IF([.L29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1528" calcext:value-type="float">
            <text:p>1528</text:p>
          </table:table-cell>
          <table:table-cell table:style-name="ce1" office:value-type="float" office:value="54" calcext:value-type="float">
            <text:p>54</text:p>
          </table:table-cell>
          <table:table-cell table:formula="of:=[.D299]/[.E299]" office:value-type="float" office:value="0.383507853403141" calcext:value-type="float">
            <text:p>0,38</text:p>
          </table:table-cell>
          <table:table-cell table:formula="of:=[.E299]/[.D299]" office:value-type="float" office:value="2.60750853242321" calcext:value-type="float">
            <text:p>2,61</text:p>
          </table:table-cell>
          <table:table-cell table:style-name="ce4" table:formula="of:=[.D299]/([.E299]+[.F299]+[.C299]+[.D299])" office:value-type="percentage" office:value="0.265398550724638" calcext:value-type="percentage">
            <text:p>26,54 %</text:p>
          </table:table-cell>
          <table:table-cell table:style-name="ce4" table:formula="of:=[.E299]/([.E299]+[.F299]+[.C299]+[.D299])" office:value-type="percentage" office:value="0.692028985507246" calcext:value-type="percentage">
            <text:p>69,20 %</text:p>
          </table:table-cell>
          <table:table-cell table:style-name="ce4" table:formula="of:=[.C299]/([.F299]+[.C299]+[.D299]+[.E299])" office:value-type="percentage" office:value="0.0181159420289855" calcext:value-type="percentage">
            <text:p>1,81 %</text:p>
          </table:table-cell>
          <table:table-cell table:style-name="ce4" table:formula="of:=[.F299]/([.F299]+[.C299]+[.D299]+[.E299])" office:value-type="percentage" office:value="0.0244565217391304" calcext:value-type="percentage">
            <text:p>2,45 %</text:p>
          </table:table-cell>
          <table:table-cell table:formula="of:=IF([.I299]&gt;50%;&quot;Local&quot;;IF([.J299]&gt;50%;&quot;national&quot;;IF([.K299]&gt;50%;&quot;hors-québec&quot;;IF([.L29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718" calcext:value-type="float">
            <text:p>718</text:p>
          </table:table-cell>
          <table:table-cell table:style-name="ce1" office:value-type="float" office:value="26" calcext:value-type="float">
            <text:p>26</text:p>
          </table:table-cell>
          <table:table-cell table:formula="of:=[.D300]/[.E300]" office:value-type="float" office:value="0.465181058495822" calcext:value-type="float">
            <text:p>0,47</text:p>
          </table:table-cell>
          <table:table-cell table:formula="of:=[.E300]/[.D300]" office:value-type="float" office:value="2.1497005988024" calcext:value-type="float">
            <text:p>2,15</text:p>
          </table:table-cell>
          <table:table-cell table:style-name="ce4" table:formula="of:=[.D300]/([.E300]+[.F300]+[.C300]+[.D300])" office:value-type="percentage" office:value="0.307267709291628" calcext:value-type="percentage">
            <text:p>30,73 %</text:p>
          </table:table-cell>
          <table:table-cell table:style-name="ce4" table:formula="of:=[.E300]/([.E300]+[.F300]+[.C300]+[.D300])" office:value-type="percentage" office:value="0.660533578656854" calcext:value-type="percentage">
            <text:p>66,05 %</text:p>
          </table:table-cell>
          <table:table-cell table:style-name="ce4" table:formula="of:=[.C300]/([.F300]+[.C300]+[.D300]+[.E300])" office:value-type="percentage" office:value="0.00827966881324747" calcext:value-type="percentage">
            <text:p>0,83 %</text:p>
          </table:table-cell>
          <table:table-cell table:style-name="ce4" table:formula="of:=[.F300]/([.F300]+[.C300]+[.D300]+[.E300])" office:value-type="percentage" office:value="0.0239190432382705" calcext:value-type="percentage">
            <text:p>2,39 %</text:p>
          </table:table-cell>
          <table:table-cell table:formula="of:=IF([.I300]&gt;50%;&quot;Local&quot;;IF([.J300]&gt;50%;&quot;national&quot;;IF([.K300]&gt;50%;&quot;hors-québec&quot;;IF([.L30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Stoneham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24" calcext:value-type="float">
            <text:p>24</text:p>
          </table:table-cell>
          <table:table-cell table:formula="of:=[.D301]/[.E301]" office:value-type="float" office:value="0.803252032520325" calcext:value-type="float">
            <text:p>0,80</text:p>
          </table:table-cell>
          <table:table-cell table:formula="of:=[.E301]/[.D301]" office:value-type="float" office:value="1.24493927125506" calcext:value-type="float">
            <text:p>1,24</text:p>
          </table:table-cell>
          <table:table-cell table:style-name="ce4" table:formula="of:=[.D301]/([.E301]+[.F301]+[.C301]+[.D301])" office:value-type="percentage" office:value="0.434859154929577" calcext:value-type="percentage">
            <text:p>43,49 %</text:p>
          </table:table-cell>
          <table:table-cell table:style-name="ce4" table:formula="of:=[.E301]/([.E301]+[.F301]+[.C301]+[.D301])" office:value-type="percentage" office:value="0.54137323943662" calcext:value-type="percentage">
            <text:p>54,14 %</text:p>
          </table:table-cell>
          <table:table-cell table:style-name="ce4" table:formula="of:=[.C301]/([.F301]+[.C301]+[.D301]+[.E301])" office:value-type="percentage" office:value="0.00264084507042253" calcext:value-type="percentage">
            <text:p>0,26 %</text:p>
          </table:table-cell>
          <table:table-cell table:style-name="ce4" table:formula="of:=[.F301]/([.F301]+[.C301]+[.D301]+[.E301])" office:value-type="percentage" office:value="0.0211267605633803" calcext:value-type="percentage">
            <text:p>2,11 %</text:p>
          </table:table-cell>
          <table:table-cell table:formula="of:=IF([.I301]&gt;50%;&quot;Local&quot;;IF([.J301]&gt;50%;&quot;national&quot;;IF([.K301]&gt;50%;&quot;hors-québec&quot;;IF([.L30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émiscouata-sur-le-Lac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15" calcext:value-type="float">
            <text:p>15</text:p>
          </table:table-cell>
          <table:table-cell table:formula="of:=[.D302]/[.E302]" office:value-type="float" office:value="0.726331360946746" calcext:value-type="float">
            <text:p>0,73</text:p>
          </table:table-cell>
          <table:table-cell table:formula="of:=[.E302]/[.D302]" office:value-type="float" office:value="1.37678207739308" calcext:value-type="float">
            <text:p>1,38</text:p>
          </table:table-cell>
          <table:table-cell table:style-name="ce4" table:formula="of:=[.D302]/([.E302]+[.F302]+[.C302]+[.D302])" office:value-type="percentage" office:value="0.415397631133672" calcext:value-type="percentage">
            <text:p>41,54 %</text:p>
          </table:table-cell>
          <table:table-cell table:style-name="ce4" table:formula="of:=[.E302]/([.E302]+[.F302]+[.C302]+[.D302])" office:value-type="percentage" office:value="0.571912013536379" calcext:value-type="percentage">
            <text:p>57,19 %</text:p>
          </table:table-cell>
          <table:table-cell table:style-name="ce4" table:formula="of:=[.C302]/([.F302]+[.C302]+[.D302]+[.E302])" office:value-type="percentage" office:value="0" calcext:value-type="percentage">
            <text:p>0,00 %</text:p>
          </table:table-cell>
          <table:table-cell table:style-name="ce4" table:formula="of:=[.F302]/([.F302]+[.C302]+[.D302]+[.E302])" office:value-type="percentage" office:value="0.0126903553299492" calcext:value-type="percentage">
            <text:p>1,27 %</text:p>
          </table:table-cell>
          <table:table-cell table:formula="of:=IF([.I302]&gt;50%;&quot;Local&quot;;IF([.J302]&gt;50%;&quot;national&quot;;IF([.K302]&gt;50%;&quot;hors-québec&quot;;IF([.L30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92" calcext:value-type="float">
            <text:p>29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26" calcext:value-type="float">
            <text:p>26</text:p>
          </table:table-cell>
          <table:table-cell table:formula="of:=[.D303]/[.E303]" office:value-type="float" office:value="0.338354577056779" calcext:value-type="float">
            <text:p>0,34</text:p>
          </table:table-cell>
          <table:table-cell table:formula="of:=[.E303]/[.D303]" office:value-type="float" office:value="2.95547945205479" calcext:value-type="float">
            <text:p>2,96</text:p>
          </table:table-cell>
          <table:table-cell table:style-name="ce4" table:formula="of:=[.D303]/([.E303]+[.F303]+[.C303]+[.D303])" office:value-type="percentage" office:value="0.246621621621622" calcext:value-type="percentage">
            <text:p>24,66 %</text:p>
          </table:table-cell>
          <table:table-cell table:style-name="ce4" table:formula="of:=[.E303]/([.E303]+[.F303]+[.C303]+[.D303])" office:value-type="percentage" office:value="0.728885135135135" calcext:value-type="percentage">
            <text:p>72,89 %</text:p>
          </table:table-cell>
          <table:table-cell table:style-name="ce4" table:formula="of:=[.C303]/([.F303]+[.C303]+[.D303]+[.E303])" office:value-type="percentage" office:value="0.00253378378378378" calcext:value-type="percentage">
            <text:p>0,25 %</text:p>
          </table:table-cell>
          <table:table-cell table:style-name="ce4" table:formula="of:=[.F303]/([.F303]+[.C303]+[.D303]+[.E303])" office:value-type="percentage" office:value="0.0219594594594595" calcext:value-type="percentage">
            <text:p>2,20 %</text:p>
          </table:table-cell>
          <table:table-cell table:formula="of:=IF([.I303]&gt;50%;&quot;Local&quot;;IF([.J303]&gt;50%;&quot;national&quot;;IF([.K303]&gt;50%;&quot;hors-québec&quot;;IF([.L30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9" calcext:value-type="float">
            <text:p>839</text:p>
          </table:table-cell>
          <table:table-cell table:style-name="ce1" office:value-type="float" office:value="1480" calcext:value-type="float">
            <text:p>1480</text:p>
          </table:table-cell>
          <table:table-cell table:style-name="ce1" office:value-type="float" office:value="163" calcext:value-type="float">
            <text:p>163</text:p>
          </table:table-cell>
          <table:table-cell table:formula="of:=[.D304]/[.E304]" office:value-type="float" office:value="0.566891891891892" calcext:value-type="float">
            <text:p>0,57</text:p>
          </table:table-cell>
          <table:table-cell table:formula="of:=[.E304]/[.D304]" office:value-type="float" office:value="1.76400476758045" calcext:value-type="float">
            <text:p>1,76</text:p>
          </table:table-cell>
          <table:table-cell table:style-name="ce4" table:formula="of:=[.D304]/([.E304]+[.F304]+[.C304]+[.D304])" office:value-type="percentage" office:value="0.338033843674456" calcext:value-type="percentage">
            <text:p>33,80 %</text:p>
          </table:table-cell>
          <table:table-cell table:style-name="ce4" table:formula="of:=[.E304]/([.E304]+[.F304]+[.C304]+[.D304])" office:value-type="percentage" office:value="0.596293311845286" calcext:value-type="percentage">
            <text:p>59,63 %</text:p>
          </table:table-cell>
          <table:table-cell table:style-name="ce4" table:formula="of:=[.C304]/([.F304]+[.C304]+[.D304]+[.E304])" office:value-type="percentage" office:value="0" calcext:value-type="percentage">
            <text:p>0,00 %</text:p>
          </table:table-cell>
          <table:table-cell table:style-name="ce4" table:formula="of:=[.F304]/([.F304]+[.C304]+[.D304]+[.E304])" office:value-type="percentage" office:value="0.0656728444802579" calcext:value-type="percentage">
            <text:p>6,57 %</text:p>
          </table:table-cell>
          <table:table-cell table:formula="of:=IF([.I304]&gt;50%;&quot;Local&quot;;IF([.J304]&gt;50%;&quot;national&quot;;IF([.K304]&gt;50%;&quot;hors-québec&quot;;IF([.L30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errebonn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47" calcext:value-type="float">
            <text:p>47</text:p>
          </table:table-cell>
          <table:table-cell table:formula="of:=[.D305]/[.E305]" office:value-type="float" office:value="0.603030303030303" calcext:value-type="float">
            <text:p>0,60</text:p>
          </table:table-cell>
          <table:table-cell table:formula="of:=[.E305]/[.D305]" office:value-type="float" office:value="1.65829145728643" calcext:value-type="float">
            <text:p>1,66</text:p>
          </table:table-cell>
          <table:table-cell table:style-name="ce4" table:formula="of:=[.D305]/([.E305]+[.F305]+[.C305]+[.D305])" office:value-type="percentage" office:value="0.360180995475113" calcext:value-type="percentage">
            <text:p>36,02 %</text:p>
          </table:table-cell>
          <table:table-cell table:style-name="ce4" table:formula="of:=[.E305]/([.E305]+[.F305]+[.C305]+[.D305])" office:value-type="percentage" office:value="0.597285067873303" calcext:value-type="percentage">
            <text:p>59,73 %</text:p>
          </table:table-cell>
          <table:table-cell table:style-name="ce4" table:formula="of:=[.C305]/([.F305]+[.C305]+[.D305]+[.E305])" office:value-type="percentage" office:value="0" calcext:value-type="percentage">
            <text:p>0,00 %</text:p>
          </table:table-cell>
          <table:table-cell table:style-name="ce4" table:formula="of:=[.F305]/([.F305]+[.C305]+[.D305]+[.E305])" office:value-type="percentage" office:value="0.0425339366515837" calcext:value-type="percentage">
            <text:p>4,25 %</text:p>
          </table:table-cell>
          <table:table-cell table:formula="of:=IF([.I305]&gt;50%;&quot;Local&quot;;IF([.J305]&gt;50%;&quot;national&quot;;IF([.K305]&gt;50%;&quot;hors-québec&quot;;IF([.L305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Trois-Pistoles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20" calcext:value-type="float">
            <text:p>20</text:p>
          </table:table-cell>
          <table:table-cell table:formula="of:=[.D306]/[.E306]" office:value-type="float" office:value="0.739770867430442" calcext:value-type="float">
            <text:p>0,74</text:p>
          </table:table-cell>
          <table:table-cell table:formula="of:=[.E306]/[.D306]" office:value-type="float" office:value="1.35176991150442" calcext:value-type="float">
            <text:p>1,35</text:p>
          </table:table-cell>
          <table:table-cell table:style-name="ce4" table:formula="of:=[.D306]/([.E306]+[.F306]+[.C306]+[.D306])" office:value-type="percentage" office:value="0.407574391343553" calcext:value-type="percentage">
            <text:p>40,76 %</text:p>
          </table:table-cell>
          <table:table-cell table:style-name="ce4" table:formula="of:=[.E306]/([.E306]+[.F306]+[.C306]+[.D306])" office:value-type="percentage" office:value="0.550946798917944" calcext:value-type="percentage">
            <text:p>55,09 %</text:p>
          </table:table-cell>
          <table:table-cell table:style-name="ce4" table:formula="of:=[.C306]/([.F306]+[.C306]+[.D306]+[.E306])" office:value-type="percentage" office:value="0.0234445446348061" calcext:value-type="percentage">
            <text:p>2,34 %</text:p>
          </table:table-cell>
          <table:table-cell table:style-name="ce4" table:formula="of:=[.F306]/([.F306]+[.C306]+[.D306]+[.E306])" office:value-type="percentage" office:value="0.018034265103697" calcext:value-type="percentage">
            <text:p>1,80 %</text:p>
          </table:table-cell>
          <table:table-cell table:formula="of:=IF([.I306]&gt;50%;&quot;Local&quot;;IF([.J306]&gt;50%;&quot;national&quot;;IF([.K306]&gt;50%;&quot;hors-québec&quot;;IF([.L306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33" calcext:value-type="float">
            <text:p>233</text:p>
          </table:table-cell>
          <table:table-cell table:style-name="ce2" office:value-type="float" office:value="1703" calcext:value-type="float">
            <text:p>1703</text:p>
          </table:table-cell>
          <table:table-cell table:style-name="ce1" office:value-type="float" office:value="552" calcext:value-type="float">
            <text:p>552</text:p>
          </table:table-cell>
          <table:table-cell table:formula="of:=[.D307]/[.E307]" office:value-type="float" office:value="0.13681738109219" calcext:value-type="float">
            <text:p>0,14</text:p>
          </table:table-cell>
          <table:table-cell table:formula="of:=[.E307]/[.D307]" office:value-type="float" office:value="7.30901287553648" calcext:value-type="float">
            <text:p>7,31</text:p>
          </table:table-cell>
          <table:table-cell table:style-name="ce4" table:formula="of:=[.D307]/([.E307]+[.F307]+[.C307]+[.D307])" office:value-type="percentage" office:value="0.0934242181234964" calcext:value-type="percentage">
            <text:p>9,34 %</text:p>
          </table:table-cell>
          <table:table-cell table:style-name="ce4" table:formula="of:=[.E307]/([.E307]+[.F307]+[.C307]+[.D307])" office:value-type="percentage" office:value="0.682838813151564" calcext:value-type="percentage">
            <text:p>68,28 %</text:p>
          </table:table-cell>
          <table:table-cell table:style-name="ce4" table:formula="of:=[.C307]/([.F307]+[.C307]+[.D307]+[.E307])" office:value-type="percentage" office:value="0.00240577385725742" calcext:value-type="percentage">
            <text:p>0,24 %</text:p>
          </table:table-cell>
          <table:table-cell table:style-name="ce4" table:formula="of:=[.F307]/([.F307]+[.C307]+[.D307]+[.E307])" office:value-type="percentage" office:value="0.221331194867682" calcext:value-type="percentage">
            <text:p>22,13 %</text:p>
          </table:table-cell>
          <table:table-cell table:formula="of:=IF([.I307]&gt;50%;&quot;Local&quot;;IF([.J307]&gt;50%;&quot;national&quot;;IF([.K307]&gt;50%;&quot;hors-québec&quot;;IF([.L307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33" calcext:value-type="float">
            <text:p>133</text:p>
          </table:table-cell>
          <table:table-cell table:style-name="ce2" office:value-type="float" office:value="1156" calcext:value-type="float">
            <text:p>1156</text:p>
          </table:table-cell>
          <table:table-cell table:style-name="ce1" office:value-type="float" office:value="69" calcext:value-type="float">
            <text:p>69</text:p>
          </table:table-cell>
          <table:table-cell table:formula="of:=[.D308]/[.E308]" office:value-type="float" office:value="0.115051903114187" calcext:value-type="float">
            <text:p>0,12</text:p>
          </table:table-cell>
          <table:table-cell table:formula="of:=[.E308]/[.D308]" office:value-type="float" office:value="8.69172932330827" calcext:value-type="float">
            <text:p>8,69</text:p>
          </table:table-cell>
          <table:table-cell table:style-name="ce4" table:formula="of:=[.D308]/([.E308]+[.F308]+[.C308]+[.D308])" office:value-type="percentage" office:value="0.0975073313782991" calcext:value-type="percentage">
            <text:p>9,75 %</text:p>
          </table:table-cell>
          <table:table-cell table:style-name="ce4" table:formula="of:=[.E308]/([.E308]+[.F308]+[.C308]+[.D308])" office:value-type="percentage" office:value="0.847507331378299" calcext:value-type="percentage">
            <text:p>84,75 %</text:p>
          </table:table-cell>
          <table:table-cell table:style-name="ce4" table:formula="of:=[.C308]/([.F308]+[.C308]+[.D308]+[.E308])" office:value-type="percentage" office:value="0.00439882697947214" calcext:value-type="percentage">
            <text:p>0,44 %</text:p>
          </table:table-cell>
          <table:table-cell table:style-name="ce4" table:formula="of:=[.F308]/([.F308]+[.C308]+[.D308]+[.E308])" office:value-type="percentage" office:value="0.0505865102639296" calcext:value-type="percentage">
            <text:p>5,06 %</text:p>
          </table:table-cell>
          <table:table-cell table:formula="of:=IF([.I308]&gt;50%;&quot;Local&quot;;IF([.J308]&gt;50%;&quot;national&quot;;IF([.K308]&gt;50%;&quot;hors-québec&quot;;IF([.L308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al-d'O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811" calcext:value-type="float">
            <text:p>811</text:p>
          </table:table-cell>
          <table:table-cell table:style-name="ce1" office:value-type="float" office:value="170" calcext:value-type="float">
            <text:p>170</text:p>
          </table:table-cell>
          <table:table-cell table:formula="of:=[.D309]/[.E309]" office:value-type="float" office:value="0.265104808877928" calcext:value-type="float">
            <text:p>0,27</text:p>
          </table:table-cell>
          <table:table-cell table:formula="of:=[.E309]/[.D309]" office:value-type="float" office:value="3.77209302325581" calcext:value-type="float">
            <text:p>3,77</text:p>
          </table:table-cell>
          <table:table-cell table:style-name="ce4" table:formula="of:=[.D309]/([.E309]+[.F309]+[.C309]+[.D309])" office:value-type="percentage" office:value="0.179166666666667" calcext:value-type="percentage">
            <text:p>17,92 %</text:p>
          </table:table-cell>
          <table:table-cell table:style-name="ce4" table:formula="of:=[.E309]/([.E309]+[.F309]+[.C309]+[.D309])" office:value-type="percentage" office:value="0.675833333333333" calcext:value-type="percentage">
            <text:p>67,58 %</text:p>
          </table:table-cell>
          <table:table-cell table:style-name="ce4" table:formula="of:=[.C309]/([.F309]+[.C309]+[.D309]+[.E309])" office:value-type="percentage" office:value="0.00333333333333333" calcext:value-type="percentage">
            <text:p>0,33 %</text:p>
          </table:table-cell>
          <table:table-cell table:style-name="ce4" table:formula="of:=[.F309]/([.F309]+[.C309]+[.D309]+[.E309])" office:value-type="percentage" office:value="0.141666666666667" calcext:value-type="percentage">
            <text:p>14,17 %</text:p>
          </table:table-cell>
          <table:table-cell table:formula="of:=IF([.I309]&gt;50%;&quot;Local&quot;;IF([.J309]&gt;50%;&quot;national&quot;;IF([.K309]&gt;50%;&quot;hors-québec&quot;;IF([.L309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audreuil-Dorion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16" calcext:value-type="float">
            <text:p>16</text:p>
          </table:table-cell>
          <table:table-cell table:formula="of:=[.D310]/[.E310]" office:value-type="float" office:value="0.343558282208589" calcext:value-type="float">
            <text:p>0,34</text:p>
          </table:table-cell>
          <table:table-cell table:formula="of:=[.E310]/[.D310]" office:value-type="float" office:value="2.91071428571429" calcext:value-type="float">
            <text:p>2,91</text:p>
          </table:table-cell>
          <table:table-cell table:style-name="ce4" table:formula="of:=[.D310]/([.E310]+[.F310]+[.C310]+[.D310])" office:value-type="percentage" office:value="0.251798561151079" calcext:value-type="percentage">
            <text:p>25,18 %</text:p>
          </table:table-cell>
          <table:table-cell table:style-name="ce4" table:formula="of:=[.E310]/([.E310]+[.F310]+[.C310]+[.D310])" office:value-type="percentage" office:value="0.732913669064748" calcext:value-type="percentage">
            <text:p>73,29 %</text:p>
          </table:table-cell>
          <table:table-cell table:style-name="ce4" table:formula="of:=[.C310]/([.F310]+[.C310]+[.D310]+[.E310])" office:value-type="percentage" office:value="0.000899280575539568" calcext:value-type="percentage">
            <text:p>0,09 %</text:p>
          </table:table-cell>
          <table:table-cell table:style-name="ce4" table:formula="of:=[.F310]/([.F310]+[.C310]+[.D310]+[.E310])" office:value-type="percentage" office:value="0.0143884892086331" calcext:value-type="percentage">
            <text:p>1,44 %</text:p>
          </table:table-cell>
          <table:table-cell table:formula="of:=IF([.I310]&gt;50%;&quot;Local&quot;;IF([.J310]&gt;50%;&quot;national&quot;;IF([.K310]&gt;50%;&quot;hors-québec&quot;;IF([.L310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95" calcext:value-type="float">
            <text:p>95</text:p>
          </table:table-cell>
          <table:table-cell table:formula="of:=[.D311]/[.E311]" office:value-type="float" office:value="0.215384615384615" calcext:value-type="float">
            <text:p>0,22</text:p>
          </table:table-cell>
          <table:table-cell table:formula="of:=[.E311]/[.D311]" office:value-type="float" office:value="4.64285714285714" calcext:value-type="float">
            <text:p>4,64</text:p>
          </table:table-cell>
          <table:table-cell table:style-name="ce4" table:formula="of:=[.D311]/([.E311]+[.F311]+[.C311]+[.D311])" office:value-type="percentage" office:value="0.156357388316151" calcext:value-type="percentage">
            <text:p>15,64 %</text:p>
          </table:table-cell>
          <table:table-cell table:style-name="ce4" table:formula="of:=[.E311]/([.E311]+[.F311]+[.C311]+[.D311])" office:value-type="percentage" office:value="0.725945017182131" calcext:value-type="percentage">
            <text:p>72,59 %</text:p>
          </table:table-cell>
          <table:table-cell table:style-name="ce4" table:formula="of:=[.C311]/([.F311]+[.C311]+[.D311]+[.E311])" office:value-type="percentage" office:value="0.0360824742268041" calcext:value-type="percentage">
            <text:p>3,61 %</text:p>
          </table:table-cell>
          <table:table-cell table:style-name="ce4" table:formula="of:=[.F311]/([.F311]+[.C311]+[.D311]+[.E311])" office:value-type="percentage" office:value="0.0816151202749141" calcext:value-type="percentage">
            <text:p>8,16 %</text:p>
          </table:table-cell>
          <table:table-cell table:formula="of:=IF([.I311]&gt;50%;&quot;Local&quot;;IF([.J311]&gt;50%;&quot;national&quot;;IF([.K311]&gt;50%;&quot;hors-québec&quot;;IF([.L311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910" calcext:value-type="float">
            <text:p>910</text:p>
          </table:table-cell>
          <table:table-cell table:style-name="ce1" office:value-type="float" office:value="58" calcext:value-type="float">
            <text:p>58</text:p>
          </table:table-cell>
          <table:table-cell table:formula="of:=[.D312]/[.E312]" office:value-type="float" office:value="0.237362637362637" calcext:value-type="float">
            <text:p>0,24</text:p>
          </table:table-cell>
          <table:table-cell table:formula="of:=[.E312]/[.D312]" office:value-type="float" office:value="4.21296296296296" calcext:value-type="float">
            <text:p>4,21</text:p>
          </table:table-cell>
          <table:table-cell table:style-name="ce4" table:formula="of:=[.D312]/([.E312]+[.F312]+[.C312]+[.D312])" office:value-type="percentage" office:value="0.163018867924528" calcext:value-type="percentage">
            <text:p>16,30 %</text:p>
          </table:table-cell>
          <table:table-cell table:style-name="ce4" table:formula="of:=[.E312]/([.E312]+[.F312]+[.C312]+[.D312])" office:value-type="percentage" office:value="0.686792452830189" calcext:value-type="percentage">
            <text:p>68,68 %</text:p>
          </table:table-cell>
          <table:table-cell table:style-name="ce4" table:formula="of:=[.C312]/([.F312]+[.C312]+[.D312]+[.E312])" office:value-type="percentage" office:value="0.106415094339623" calcext:value-type="percentage">
            <text:p>10,64 %</text:p>
          </table:table-cell>
          <table:table-cell table:style-name="ce4" table:formula="of:=[.F312]/([.F312]+[.C312]+[.D312]+[.E312])" office:value-type="percentage" office:value="0.0437735849056604" calcext:value-type="percentage">
            <text:p>4,38 %</text:p>
          </table:table-cell>
          <table:table-cell table:formula="of:=IF([.I312]&gt;50%;&quot;Local&quot;;IF([.J312]&gt;50%;&quot;national&quot;;IF([.K312]&gt;50%;&quot;hors-québec&quot;;IF([.L312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Ville-Marie</text:p>
          </table:table-cell>
          <table:table-cell office:value-type="string" calcext:value-type="string">
            <text:p>local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615" calcext:value-type="float">
            <text:p>1615</text:p>
          </table:table-cell>
          <table:table-cell table:style-name="ce1" office:value-type="float" office:value="290" calcext:value-type="float">
            <text:p>290</text:p>
          </table:table-cell>
          <table:table-cell table:formula="of:=[.D313]/[.E313]" office:value-type="float" office:value="0.278637770897833" calcext:value-type="float">
            <text:p>0,28</text:p>
          </table:table-cell>
          <table:table-cell table:formula="of:=[.E313]/[.D313]" office:value-type="float" office:value="3.58888888888889" calcext:value-type="float">
            <text:p>3,59</text:p>
          </table:table-cell>
          <table:table-cell table:style-name="ce4" table:formula="of:=[.D313]/([.E313]+[.F313]+[.C313]+[.D313])" office:value-type="percentage" office:value="0.173946656358717" calcext:value-type="percentage">
            <text:p>17,39 %</text:p>
          </table:table-cell>
          <table:table-cell table:style-name="ce4" table:formula="of:=[.E313]/([.E313]+[.F313]+[.C313]+[.D313])" office:value-type="percentage" office:value="0.624275222265172" calcext:value-type="percentage">
            <text:p>62,43 %</text:p>
          </table:table-cell>
          <table:table-cell table:style-name="ce4" table:formula="of:=[.C313]/([.F313]+[.C313]+[.D313]+[.E313])" office:value-type="percentage" office:value="0.0896791650560495" calcext:value-type="percentage">
            <text:p>8,97 %</text:p>
          </table:table-cell>
          <table:table-cell table:style-name="ce4" table:formula="of:=[.F313]/([.F313]+[.C313]+[.D313]+[.E313])" office:value-type="percentage" office:value="0.112098956320062" calcext:value-type="percentage">
            <text:p>11,21 %</text:p>
          </table:table-cell>
          <table:table-cell table:formula="of:=IF([.I313]&gt;50%;&quot;Local&quot;;IF([.J313]&gt;50%;&quot;national&quot;;IF([.K313]&gt;50%;&quot;hors-québec&quot;;IF([.L313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national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132" calcext:value-type="float">
            <text:p>132</text:p>
          </table:table-cell>
          <table:table-cell table:style-name="ce2" office:value-type="float" office:value="839" calcext:value-type="float">
            <text:p>839</text:p>
          </table:table-cell>
          <table:table-cell table:style-name="ce1" office:value-type="float" office:value="52" calcext:value-type="float">
            <text:p>52</text:p>
          </table:table-cell>
          <table:table-cell table:formula="of:=[.D314]/[.E314]" office:value-type="float" office:value="0.157330154946365" calcext:value-type="float">
            <text:p>0,16</text:p>
          </table:table-cell>
          <table:table-cell table:formula="of:=[.E314]/[.D314]" office:value-type="float" office:value="6.35606060606061" calcext:value-type="float">
            <text:p>6,36</text:p>
          </table:table-cell>
          <table:table-cell table:style-name="ce4" table:formula="of:=[.D314]/([.E314]+[.F314]+[.C314]+[.D314])" office:value-type="percentage" office:value="0.104678826328311" calcext:value-type="percentage">
            <text:p>10,47 %</text:p>
          </table:table-cell>
          <table:table-cell table:style-name="ce4" table:formula="of:=[.E314]/([.E314]+[.F314]+[.C314]+[.D314])" office:value-type="percentage" office:value="0.665344964314036" calcext:value-type="percentage">
            <text:p>66,53 %</text:p>
          </table:table-cell>
          <table:table-cell table:style-name="ce4" table:formula="of:=[.C314]/([.F314]+[.C314]+[.D314]+[.E314])" office:value-type="percentage" office:value="0.188739095955591" calcext:value-type="percentage">
            <text:p>18,87 %</text:p>
          </table:table-cell>
          <table:table-cell table:style-name="ce4" table:formula="of:=[.F314]/([.F314]+[.C314]+[.D314]+[.E314])" office:value-type="percentage" office:value="0.0412371134020619" calcext:value-type="percentage">
            <text:p>4,12 %</text:p>
          </table:table-cell>
          <table:table-cell table:formula="of:=IF([.I314]&gt;50%;&quot;Local&quot;;IF([.J314]&gt;50%;&quot;national&quot;;IF([.K314]&gt;50%;&quot;hors-québec&quot;;IF([.L314]&gt;50%;&quot;non-média&quot;))))" office:value-type="string" office:string-value="national" calcext:value-type="string">
            <text:p>national</text:p>
          </table:table-cell>
        </table:table-row>
        <table:table-row table:style-name="ro1">
          <table:table-cell office:value-type="string" calcext:value-type="string">
            <text:p>Windsor</text:p>
          </table:table-cell>
          <table:table-cell office:value-type="string" calcext:value-type="string">
            <text:p>mixte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708" calcext:value-type="float">
            <text:p>708</text:p>
          </table:table-cell>
          <table:table-cell table:style-name="ce1" office:value-type="float" office:value="67" calcext:value-type="float">
            <text:p>67</text:p>
          </table:table-cell>
          <table:table-cell table:formula="of:=[.D315]/[.E315]" office:value-type="float" office:value="0.377118644067797" calcext:value-type="float">
            <text:p>0,38</text:p>
          </table:table-cell>
          <table:table-cell table:formula="of:=[.E315]/[.D315]" office:value-type="float" office:value="2.65168539325843" calcext:value-type="float">
            <text:p>2,65</text:p>
          </table:table-cell>
          <table:table-cell table:style-name="ce4" table:formula="of:=[.D315]/([.E315]+[.F315]+[.C315]+[.D315])" office:value-type="percentage" office:value="0.232781168265039" calcext:value-type="percentage">
            <text:p>23,28 %</text:p>
          </table:table-cell>
          <table:table-cell table:style-name="ce4" table:formula="of:=[.E315]/([.E315]+[.F315]+[.C315]+[.D315])" office:value-type="percentage" office:value="0.617262423714037" calcext:value-type="percentage">
            <text:p>61,73 %</text:p>
          </table:table-cell>
          <table:table-cell table:style-name="ce4" table:formula="of:=[.C315]/([.F315]+[.C315]+[.D315]+[.E315])" office:value-type="percentage" office:value="0.0915431560592851" calcext:value-type="percentage">
            <text:p>9,15 %</text:p>
          </table:table-cell>
          <table:table-cell table:style-name="ce4" table:formula="of:=[.F315]/([.F315]+[.C315]+[.D315]+[.E315])" office:value-type="percentage" office:value="0.0584132519616391" calcext:value-type="percentage">
            <text:p>5,84 %</text:p>
          </table:table-cell>
          <table:table-cell table:formula="of:=IF([.I315]&gt;50%;&quot;Local&quot;;IF([.J315]&gt;50%;&quot;national&quot;;IF([.K315]&gt;50%;&quot;hors-québec&quot;;IF([.L315]&gt;50%;&quot;non-média&quot;))))" office:value-type="string" office:string-value="national" calcext:value-type="string">
            <text:p>national</text:p>
          </table:table-cell>
        </table:table-row>
        <table:table-row table:style-name="ro1" table:number-rows-repeated="1048260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ivot Table_villesparmotscles_1" table:style-name="ta1">
        <table:table-column table:style-name="co13" table:default-cell-style-name="ce7"/>
        <table:table-column table:style-name="co14" table:default-cell-style-name="ce9"/>
        <table:table-row table:style-name="ro1">
          <table:table-cell table:style-name="ce5" office:value-type="string" calcext:value-type="string">
            <text:p>Plus</text:p>
          </table:table-cell>
          <table:table-cell office:value-type="string" calcext:value-type="string">
            <text:p>Count - Plus</text:p>
          </table:table-cell>
        </table:table-row>
        <table:table-row table:style-name="ro1">
          <table:table-cell table:style-name="ce6" office:value-type="string" calcext:value-type="string">
            <text:p>hors-québec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table:style-name="ce11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table:style-name="ce12" office:value-type="float" office:value="148" calcext:value-type="float">
            <text:p>148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13" office:value-type="float" office:value="314" calcext:value-type="float">
            <text:p>314</text:p>
          </table:table-cell>
        </table:table-row>
      </table:table>
      <table:named-expressions/>
      <table:database-ranges>
        <table:database-range table:name="__Anonymous_Sheet_DB__0" table:target-range-address="villesparmotscles.A1:villesparmotscles.M315" table:display-filter-buttons="true"/>
      </table:database-ranges>
      <table:data-pilot-tables>
        <table:data-pilot-table table:name="DataPilot1" table:application-data="" table:target-range-address="'Pivot Table_villesparmotscles_1'.A1:'Pivot Table_villesparmotscles_1'.B5" table:buttons="'Pivot Table_villesparmotscles_1'.A1" table:show-filter-button="false" table:drill-down-on-double-click="false">
          <table:source-cell-range table:cell-range-address="villesparmotscles.A1:villesparmotscles.M31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lus" table:orientation="row" table:used-hierarchy="0" table:function="auto">
            <table:data-pilot-level table:show-empty="false" calcext:repeat-item-labels="false">
              <table:data-pilot-members>
                <table:data-pilot-member table:name="hors-québec" table:display="true" table:show-details="true"/>
                <table:data-pilot-member table:name="Local" table:display="true" table:show-details="true"/>
                <table:data-pilot-member table:name="nation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us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6-12T11:48:28.794743019</dc:date>
    <meta:editing-duration>PT2M35S</meta:editing-duration>
    <meta:editing-cycles>2</meta:editing-cycles>
    <meta:generator>LibreOffice/7.1.4.2$MacOSX_X86_64 LibreOffice_project/a529a4fab45b75fefc5b6226684193eb000654f6</meta:generator>
    <meta:document-statistic meta:table-count="2" meta:cell-count="4105" meta:object-count="0"/>
  </office:meta>
</office:document-meta>
</file>